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2472in"/>
    </style:style>
    <style:style style:name="co5" style:family="table-column">
      <style:table-column-properties fo:break-before="auto" style:column-width="1.1484in"/>
    </style:style>
    <style:style style:name="co6" style:family="table-column">
      <style:table-column-properties fo:break-before="auto" style:column-width="1.222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6.0299in"/>
    </style:style>
    <style:style style:name="co9" style:family="table-column">
      <style:table-column-properties fo:break-before="auto" style:column-width="1.0154in"/>
    </style:style>
    <style:style style:name="co10" style:family="table-column">
      <style:table-column-properties fo:break-before="auto" style:column-width="1.1598in"/>
    </style:style>
    <style:style style:name="co11" style:family="table-column">
      <style:table-column-properties fo:break-before="auto" style:column-width="0.8319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0.939in"/>
    </style:style>
    <style:style style:name="co14" style:family="table-column">
      <style:table-column-properties fo:break-before="auto" style:column-width="1.072in"/>
    </style:style>
    <style:style style:name="co15" style:family="table-column">
      <style:table-column-properties fo:break-before="auto" style:column-width="5.7807in"/>
    </style:style>
    <style:style style:name="co16" style:family="table-column">
      <style:table-column-properties fo:break-before="auto" style:column-width="1.0028in"/>
    </style:style>
    <style:style style:name="co17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1.2799in"/>
    </style:style>
    <style:style style:name="co20" style:family="table-column">
      <style:table-column-properties fo:break-before="auto" style:column-width="5.6602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/>
    <style:style style:name="gr1" style:family="graphic">
      <style:graphic-properties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1362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1362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CA Confidence" table:style-name="ta1" table:print="false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PCA Confidence (rules 1-30)</text:p>
          </table:table-cell>
          <table:table-cell table:style-name="ce3" office:value-type="boolean" office:boolean-value="true">
            <text:p>TRUE</text:p>
          </table:table-cell>
          <table:table-cell table:style-name="ce3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4" office:value-type="string">
            <text:p>Precision</text:p>
          </table:table-cell>
          <table:table-cell table:style-name="ce4" office:value-type="string">
            <text:p>Std. Confidence</text:p>
          </table:table-cell>
          <table:table-cell table:style-name="ce4" office:value-type="string">
            <text:p>PCA Confidence</text:p>
          </table:table-cell>
          <table:table-cell table:style-name="ce4" office:value-type="string">
            <text:p>Predictions</text:p>
          </table:table-cell>
          <table:table-cell table:style-name="ce4" office:value-type="string">
            <text:p>Body – support</text:p>
          </table:table-cell>
          <table:table-cell table:style-name="ce4" office:value-type="string">
            <text:p>Agg predictions</text:p>
          </table:table-cell>
          <table:table-cell table:style-name="ce4" office:value-type="string">
            <text:p>Agg true</text:p>
          </table:table-cell>
          <table:table-cell table:style-name="ce4" office:value-type="string">
            <text:p>Agg false</text:p>
          </table:table-cell>
          <table:table-cell table:style-name="ce4" office:value-type="string">
            <text:p>Agg precision</text:p>
          </table:table-cell>
        </table:table-row>
        <table:table-row table:style-name="ro2">
          <table:table-cell table:style-name="Default" office:value-type="string">
            <text:p>?b <text:s/>&lt;isMarriedTo&gt; <text:s/>?a <text:s text:c="2"/>=&gt; ?a <text:s/>&lt;isMarriedTo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[.B2]/([.B2]+[.C2])" office:value-type="percentage" office:value="1">
            <text:p>100.00%</text:p>
          </table:table-cell>
          <table:table-cell office:value-type="float" office:value="0.53014258">
            <text:p>0.53014258</text:p>
          </table:table-cell>
          <table:table-cell office:value-type="float" office:value="0.91785766">
            <text:p>0.91785766</text:p>
          </table:table-cell>
          <table:table-cell table:style-name="ce6" office:value-type="float" office:value="5635">
            <text:p>5635</text:p>
          </table:table-cell>
          <table:table-cell table:style-name="ce6" office:value-type="float" office:value="5635">
            <text:p>5635</text:p>
          </table:table-cell>
          <table:table-cell table:formula="of:=[.H2]" office:value-type="float" office:value="5635">
            <text:p>5635</text:p>
          </table:table-cell>
          <table:table-cell table:style-name="ce6" table:formula="of:=[.B2]" office:value-type="float" office:value="29">
            <text:p>29</text:p>
          </table:table-cell>
          <table:table-cell table:style-name="ce6" table:formula="of:=[.C2]" office:value-type="float" office:value="0">
            <text:p>0</text:p>
          </table:table-cell>
          <table:table-cell table:style-name="ce7" table:formula="of:=[.K2]/([.K2]+[.L2])" office:value-type="percentage" office:value="1">
            <text:p>100.00%</text:p>
          </table:table-cell>
        </table:table-row>
        <table:table-row table:style-name="ro2">
          <table:table-cell table:style-name="Default" office:value-type="string">
            <text:p>?a <text:s/>&lt;diedIn&gt; <text:s/>?c <text:s/>?c <text:s/>&lt;isLocatedIn&gt; <text:s/>?b <text:s text:c="2"/>=&gt; ?a <text:s/>&lt;isPoliticianOf&gt; <text:s/>?b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5" table:formula="of:=[.B3]/([.B3]+[.C3])" office:value-type="percentage" office:value="0.133333333333333">
            <text:p>13.33%</text:p>
          </table:table-cell>
          <table:table-cell office:value-type="float" office:value="0.02701493">
            <text:p>0.02701493</text:p>
          </table:table-cell>
          <table:table-cell office:value-type="float" office:value="0.85377358">
            <text:p>0.85377358</text:p>
          </table:table-cell>
          <table:table-cell table:style-name="ce6" office:value-type="float" office:value="13038">
            <text:p>13038</text:p>
          </table:table-cell>
          <table:table-cell table:style-name="ce6" office:value-type="float" office:value="13038">
            <text:p>13038</text:p>
          </table:table-cell>
          <table:table-cell table:formula="of:=[.J2]+[.H3]" office:value-type="float" office:value="18673">
            <text:p>18673</text:p>
          </table:table-cell>
          <table:table-cell table:style-name="ce6" table:formula="of:=[.B3]+[.K2]" office:value-type="float" office:value="33">
            <text:p>33</text:p>
          </table:table-cell>
          <table:table-cell table:style-name="ce6" table:formula="of:=[.C3]+[.L2]" office:value-type="float" office:value="26">
            <text:p>26</text:p>
          </table:table-cell>
          <table:table-cell table:style-name="ce7" table:formula="of:=[.K3]/([.K3]+[.L3])" office:value-type="percentage" office:value="0.559322033898305">
            <text:p>55.93%</text:p>
          </table:table-cell>
        </table:table-row>
        <table:table-row table:style-name="ro2">
          <table:table-cell table:style-name="Default"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5" table:formula="of:=[.B4]/([.B4]+[.C4])" office:value-type="percentage" office:value="0.133333333333333">
            <text:p>13.33%</text:p>
          </table:table-cell>
          <table:table-cell office:value-type="float" office:value="0.02467261">
            <text:p>0.02467261</text:p>
          </table:table-cell>
          <table:table-cell office:value-type="float" office:value="0.83333333">
            <text:p>0.83333333</text:p>
          </table:table-cell>
          <table:table-cell table:style-name="ce6" office:value-type="float" office:value="4939">
            <text:p>4939</text:p>
          </table:table-cell>
          <table:table-cell table:style-name="ce6" office:value-type="float" office:value="5137">
            <text:p>5137</text:p>
          </table:table-cell>
          <table:table-cell table:formula="of:=[.J3]+[.H4]" office:value-type="float" office:value="23612">
            <text:p>23612</text:p>
          </table:table-cell>
          <table:table-cell table:style-name="ce6" table:formula="of:=[.B4]+[.K3]" office:value-type="float" office:value="37">
            <text:p>37</text:p>
          </table:table-cell>
          <table:table-cell table:style-name="ce6" table:formula="of:=[.C4]+[.L3]" office:value-type="float" office:value="52">
            <text:p>52</text:p>
          </table:table-cell>
          <table:table-cell table:style-name="ce7" table:formula="of:=[.K4]/([.K4]+[.L4])" office:value-type="percentage" office:value="0.415730337078652">
            <text:p>41.57%</text:p>
          </table:table-cell>
        </table:table-row>
        <table:table-row table:style-name="ro2">
          <table:table-cell table:style-name="Default"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5" table:formula="of:=[.B5]/([.B5]+[.C5])" office:value-type="percentage" office:value="0.708333333333333">
            <text:p>70.83%</text:p>
          </table:table-cell>
          <table:table-cell office:value-type="float" office:value="0.00066107">
            <text:p>0.00066107</text:p>
          </table:table-cell>
          <table:table-cell office:value-type="float" office:value="0.83333333">
            <text:p>0.83333333</text:p>
          </table:table-cell>
          <table:table-cell table:style-name="ce6" office:value-type="float" office:value="75579">
            <text:p>75579</text:p>
          </table:table-cell>
          <table:table-cell table:style-name="ce6" office:value-type="float" office:value="75579">
            <text:p>75579</text:p>
          </table:table-cell>
          <table:table-cell table:formula="of:=[.J4]+[.H5]" office:value-type="float" office:value="99191">
            <text:p>99191</text:p>
          </table:table-cell>
          <table:table-cell table:style-name="ce6" table:formula="of:=[.B5]+[.K4]" office:value-type="float" office:value="54">
            <text:p>54</text:p>
          </table:table-cell>
          <table:table-cell table:style-name="ce6" table:formula="of:=[.C5]+[.L4]" office:value-type="float" office:value="59">
            <text:p>59</text:p>
          </table:table-cell>
          <table:table-cell table:style-name="ce7" table:formula="of:=[.K5]/([.K5]+[.L5])" office:value-type="percentage" office:value="0.47787610619469">
            <text:p>47.79%</text:p>
          </table:table-cell>
        </table:table-row>
        <table:table-row table:style-name="ro2">
          <table:table-cell table:style-name="Default"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5" table:formula="of:=[.B6]/([.B6]+[.C6])" office:value-type="percentage" office:value="0.793103448275862">
            <text:p>79.31%</text:p>
          </table:table-cell>
          <table:table-cell office:value-type="float" office:value="0.33705773">
            <text:p>0.33705773</text:p>
          </table:table-cell>
          <table:table-cell office:value-type="float" office:value="0.6988417">
            <text:p>0.6988417</text:p>
          </table:table-cell>
          <table:table-cell table:style-name="ce6" office:value-type="float" office:value="326">
            <text:p>326</text:p>
          </table:table-cell>
          <table:table-cell table:style-name="ce6" office:value-type="float" office:value="326">
            <text:p>326</text:p>
          </table:table-cell>
          <table:table-cell table:formula="of:=[.J5]+[.H6]" office:value-type="float" office:value="99517">
            <text:p>99517</text:p>
          </table:table-cell>
          <table:table-cell table:style-name="ce6" table:formula="of:=[.B6]+[.K5]" office:value-type="float" office:value="77">
            <text:p>77</text:p>
          </table:table-cell>
          <table:table-cell table:style-name="ce6" table:formula="of:=[.C6]+[.L5]" office:value-type="float" office:value="65">
            <text:p>65</text:p>
          </table:table-cell>
          <table:table-cell table:style-name="ce7" table:formula="of:=[.K6]/([.K6]+[.L6])" office:value-type="percentage" office:value="0.542253521126761">
            <text:p>54.23%</text:p>
          </table:table-cell>
        </table:table-row>
        <table:table-row table:style-name="ro2">
          <table:table-cell table:style-name="Default" office:value-type="string">
            <text:p>?c <text:s/>&lt;isMarriedTo&gt; <text:s/>?a <text:s/>?c <text:s/>&lt;livesIn&gt; <text:s/>?b <text:s text:c="2"/>=&gt; ?a <text:s/>&lt;livesIn&gt; <text:s/>?b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5" table:formula="of:=[.B7]/([.B7]+[.C7])" office:value-type="percentage" office:value="0.607142857142857">
            <text:p>60.71%</text:p>
          </table:table-cell>
          <table:table-cell office:value-type="float" office:value="0.22807018">
            <text:p>0.22807018</text:p>
          </table:table-cell>
          <table:table-cell office:value-type="float" office:value="0.68421053">
            <text:p>0.68421053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542">
            <text:p>542</text:p>
          </table:table-cell>
          <table:table-cell table:formula="of:=[.J6]+[.H7]" office:value-type="float" office:value="99816">
            <text:p>99816</text:p>
          </table:table-cell>
          <table:table-cell table:style-name="ce6" table:formula="of:=[.B7]+[.K6]" office:value-type="float" office:value="94">
            <text:p>94</text:p>
          </table:table-cell>
          <table:table-cell table:style-name="ce6" table:formula="of:=[.C7]+[.L6]" office:value-type="float" office:value="76">
            <text:p>76</text:p>
          </table:table-cell>
          <table:table-cell table:style-name="ce7" table:formula="of:=[.K7]/([.K7]+[.L7])" office:value-type="percentage" office:value="0.552941176470588">
            <text:p>55.29%</text:p>
          </table:table-cell>
        </table:table-row>
        <table:table-row table:style-name="ro2">
          <table:table-cell table:style-name="Default"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5" table:formula="of:=[.B8]/([.B8]+[.C8])" office:value-type="percentage" office:value="0.3">
            <text:p>30.00%</text:p>
          </table:table-cell>
          <table:table-cell office:value-type="float" office:value="0.14285714">
            <text:p>0.14285714</text:p>
          </table:table-cell>
          <table:table-cell office:value-type="float" office:value="0.64285714">
            <text:p>0.64285714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0">
            <text:p>100</text:p>
          </table:table-cell>
          <table:table-cell table:formula="of:=[.J7]+[.H8]" office:value-type="float" office:value="99916">
            <text:p>99916</text:p>
          </table:table-cell>
          <table:table-cell table:style-name="ce6" table:formula="of:=[.B8]+[.K7]" office:value-type="float" office:value="103">
            <text:p>103</text:p>
          </table:table-cell>
          <table:table-cell table:style-name="ce6" table:formula="of:=[.C8]+[.L7]" office:value-type="float" office:value="97">
            <text:p>97</text:p>
          </table:table-cell>
          <table:table-cell table:style-name="ce7" table:formula="of:=[.K8]/([.K8]+[.L8])" office:value-type="percentage" office:value="0.515">
            <text:p>51.50%</text:p>
          </table:table-cell>
        </table:table-row>
        <table:table-row table:style-name="ro2">
          <table:table-cell table:style-name="Default" office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5" table:formula="of:=[.B9]/([.B9]+[.C9])" office:value-type="percentage" office:value="0">
            <text:p>0.00%</text:p>
          </table:table-cell>
          <table:table-cell office:value-type="float" office:value="0.49827501">
            <text:p>0.49827501</text:p>
          </table:table-cell>
          <table:table-cell office:value-type="float" office:value="0.58676727">
            <text:p>0.58676727</text:p>
          </table:table-cell>
          <table:table-cell table:style-name="ce6" office:value-type="float" office:value="976">
            <text:p>976</text:p>
          </table:table-cell>
          <table:table-cell table:style-name="ce6" office:value-type="float" office:value="976">
            <text:p>976</text:p>
          </table:table-cell>
          <table:table-cell table:formula="of:=[.J8]+[.H9]" office:value-type="float" office:value="100892">
            <text:p>100892</text:p>
          </table:table-cell>
          <table:table-cell table:style-name="ce6" table:formula="of:=[.B9]+[.K8]" office:value-type="float" office:value="103">
            <text:p>103</text:p>
          </table:table-cell>
          <table:table-cell table:style-name="ce6" table:formula="of:=[.C9]+[.L8]" office:value-type="float" office:value="127">
            <text:p>127</text:p>
          </table:table-cell>
          <table:table-cell table:style-name="ce7" table:formula="of:=[.K9]/([.K9]+[.L9])" office:value-type="percentage" office:value="0.447826086956522">
            <text:p>44.78%</text:p>
          </table:table-cell>
        </table:table-row>
        <table:table-row table:style-name="ro2">
          <table:table-cell table:style-name="Default" office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5" table:formula="of:=[.B10]/([.B10]+[.C10])" office:value-type="percentage" office:value="0.344827586206897">
            <text:p>34.48%</text:p>
          </table:table-cell>
          <table:table-cell table:number-columns-repeated="2" office:value-type="float" office:value="0.57565326">
            <text:p>0.57565326</text:p>
          </table:table-cell>
          <table:table-cell table:style-name="ce6" office:value-type="float" office:value="2712">
            <text:p>2712</text:p>
          </table:table-cell>
          <table:table-cell table:style-name="ce6" office:value-type="float" office:value="2712">
            <text:p>2712</text:p>
          </table:table-cell>
          <table:table-cell table:formula="of:=[.J9]+[.H10]" office:value-type="float" office:value="103604">
            <text:p>103604</text:p>
          </table:table-cell>
          <table:table-cell table:style-name="ce6" table:formula="of:=[.B10]+[.K9]" office:value-type="float" office:value="113">
            <text:p>113</text:p>
          </table:table-cell>
          <table:table-cell table:style-name="ce6" table:formula="of:=[.C10]+[.L9]" office:value-type="float" office:value="146">
            <text:p>146</text:p>
          </table:table-cell>
          <table:table-cell table:style-name="ce7" table:formula="of:=[.K10]/([.K10]+[.L10])" office:value-type="percentage" office:value="0.436293436293436">
            <text:p>43.63%</text:p>
          </table:table-cell>
        </table:table-row>
        <table:table-row table:style-name="ro2">
          <table:table-cell table:style-name="Default"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" table:formula="of:=[.B11]/([.B11]+[.C11])" office:value-type="percentage" office:value="0.0333333333333333">
            <text:p>3.33%</text:p>
          </table:table-cell>
          <table:table-cell office:value-type="float" office:value="0.03745041">
            <text:p>0.03745041</text:p>
          </table:table-cell>
          <table:table-cell office:value-type="float" office:value="0.57421698">
            <text:p>0.57421698</text:p>
          </table:table-cell>
          <table:table-cell table:style-name="ce6" office:value-type="float" office:value="32491">
            <text:p>32491</text:p>
          </table:table-cell>
          <table:table-cell table:style-name="ce6" office:value-type="float" office:value="32491">
            <text:p>32491</text:p>
          </table:table-cell>
          <table:table-cell table:formula="of:=[.J10]+[.H11]" office:value-type="float" office:value="136095">
            <text:p>136095</text:p>
          </table:table-cell>
          <table:table-cell table:style-name="ce6" table:formula="of:=[.B11]+[.K10]" office:value-type="float" office:value="114">
            <text:p>114</text:p>
          </table:table-cell>
          <table:table-cell table:style-name="ce6" table:formula="of:=[.C11]+[.L10]" office:value-type="float" office:value="175">
            <text:p>175</text:p>
          </table:table-cell>
          <table:table-cell table:style-name="ce7" table:formula="of:=[.K11]/([.K11]+[.L11])" office:value-type="percentage" office:value="0.394463667820069">
            <text:p>39.45%</text:p>
          </table:table-cell>
        </table:table-row>
        <table:table-row table:style-name="ro2">
          <table:table-cell table:style-name="Default" office:value-type="string">
            <text:p>?a <text:s/>&lt;wasBornIn&gt; <text:s/>?c <text:s/>?c <text:s/>&lt;isLocatedIn&gt; <text:s/>?b <text:s text:c="2"/>=&gt; ?a <text:s/>&lt;isPoliticianOf&gt; <text:s/>?b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5" table:formula="of:=[.B12]/([.B12]+[.C12])" office:value-type="percentage" office:value="0">
            <text:p>0.00%</text:p>
          </table:table-cell>
          <table:table-cell office:value-type="float" office:value="0.00648351">
            <text:p>0.00648351</text:p>
          </table:table-cell>
          <table:table-cell office:value-type="float" office:value="0.57180157">
            <text:p>0.57180157</text:p>
          </table:table-cell>
          <table:table-cell table:style-name="ce6" office:value-type="float" office:value="30883">
            <text:p>30883</text:p>
          </table:table-cell>
          <table:table-cell table:style-name="ce6" office:value-type="float" office:value="33559">
            <text:p>33559</text:p>
          </table:table-cell>
          <table:table-cell table:formula="of:=[.J11]+[.H12]" office:value-type="float" office:value="166978">
            <text:p>166978</text:p>
          </table:table-cell>
          <table:table-cell table:style-name="ce6" table:formula="of:=[.B12]+[.K11]" office:value-type="float" office:value="114">
            <text:p>114</text:p>
          </table:table-cell>
          <table:table-cell table:style-name="ce6" table:formula="of:=[.C12]+[.L11]" office:value-type="float" office:value="204">
            <text:p>204</text:p>
          </table:table-cell>
          <table:table-cell table:style-name="ce7" table:formula="of:=[.K12]/([.K12]+[.L12])" office:value-type="percentage" office:value="0.358490566037736">
            <text:p>35.85%</text:p>
          </table:table-cell>
        </table:table-row>
        <table:table-row table:style-name="ro2">
          <table:table-cell table:style-name="Default"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5" table:formula="of:=[.B13]/([.B13]+[.C13])" office:value-type="percentage" office:value="0.333333333333333">
            <text:p>33.33%</text:p>
          </table:table-cell>
          <table:table-cell table:number-columns-repeated="2" office:value-type="float" office:value="0.56113903">
            <text:p>0.56113903</text:p>
          </table:table-cell>
          <table:table-cell table:style-name="ce6" office:value-type="float" office:value="1068">
            <text:p>1068</text:p>
          </table:table-cell>
          <table:table-cell table:style-name="ce6" office:value-type="float" office:value="1986">
            <text:p>1986</text:p>
          </table:table-cell>
          <table:table-cell table:formula="of:=[.J12]+[.H13]" office:value-type="float" office:value="168046">
            <text:p>168046</text:p>
          </table:table-cell>
          <table:table-cell table:style-name="ce6" table:formula="of:=[.B13]+[.K12]" office:value-type="float" office:value="124">
            <text:p>124</text:p>
          </table:table-cell>
          <table:table-cell table:style-name="ce6" table:formula="of:=[.C13]+[.L12]" office:value-type="float" office:value="224">
            <text:p>224</text:p>
          </table:table-cell>
          <table:table-cell table:style-name="ce7" table:formula="of:=[.K13]/([.K13]+[.L13])" office:value-type="percentage" office:value="0.35632183908046">
            <text:p>35.63%</text:p>
          </table:table-cell>
        </table:table-row>
        <table:table-row table:style-name="ro2">
          <table:table-cell table:style-name="Default" office:value-type="string">
            <text:p>?c <text:s/>&lt;isLocatedIn&gt; <text:s/>?b <text:s/>?a <text:s/>&lt;isLocatedIn&gt; <text:s/>?c <text:s text:c="2"/>=&gt; ?a <text:s/>&lt;isCitizenOf&gt; <text:s/>?b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5" table:formula="of:=[.B14]/([.B14]+[.C14])" office:value-type="percentage" office:value="0.0344827586206897">
            <text:p>3.45%</text:p>
          </table:table-cell>
          <table:table-cell office:value-type="float" office:value="0.00401278">
            <text:p>0.00401278</text:p>
          </table:table-cell>
          <table:table-cell office:value-type="float" office:value="0.54241645">
            <text:p>0.54241645</text:p>
          </table:table-cell>
          <table:table-cell table:style-name="ce6" office:value-type="float" office:value="52354">
            <text:p>52354</text:p>
          </table:table-cell>
          <table:table-cell table:style-name="ce6" office:value-type="float" office:value="52367">
            <text:p>52367</text:p>
          </table:table-cell>
          <table:table-cell table:formula="of:=[.J13]+[.H14]" office:value-type="float" office:value="220400">
            <text:p>220400</text:p>
          </table:table-cell>
          <table:table-cell table:style-name="ce6" table:formula="of:=[.B14]+[.K13]" office:value-type="float" office:value="125">
            <text:p>125</text:p>
          </table:table-cell>
          <table:table-cell table:style-name="ce6" table:formula="of:=[.C14]+[.L13]" office:value-type="float" office:value="252">
            <text:p>252</text:p>
          </table:table-cell>
          <table:table-cell table:style-name="ce7" table:formula="of:=[.K14]/([.K14]+[.L14])" office:value-type="percentage" office:value="0.331564986737401">
            <text:p>33.16%</text:p>
          </table:table-cell>
        </table:table-row>
        <table:table-row table:style-name="ro2">
          <table:table-cell table:style-name="Default" office:value-type="string">
            <text:p>?a <text:s/>&lt;isCitizenOf&gt; <text:s/>?b <text:s text:c="2"/>=&gt; ?a <text:s/>&lt;livesIn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[.B15]/([.B15]+[.C15])" office:value-type="percentage" office:value="1">
            <text:p>100.00%</text:p>
          </table:table-cell>
          <table:table-cell office:value-type="float" office:value="0.04495539">
            <text:p>0.04495539</text:p>
          </table:table-cell>
          <table:table-cell office:value-type="float" office:value="0.52358114">
            <text:p>0.52358114</text:p>
          </table:table-cell>
          <table:table-cell table:style-name="ce6" office:value-type="float" office:value="13913">
            <text:p>13913</text:p>
          </table:table-cell>
          <table:table-cell table:style-name="ce6" office:value-type="float" office:value="13915">
            <text:p>13915</text:p>
          </table:table-cell>
          <table:table-cell table:formula="of:=[.J14]+[.H15]" office:value-type="float" office:value="234313">
            <text:p>234313</text:p>
          </table:table-cell>
          <table:table-cell table:style-name="ce6" table:formula="of:=[.B15]+[.K14]" office:value-type="float" office:value="154">
            <text:p>154</text:p>
          </table:table-cell>
          <table:table-cell table:style-name="ce6" table:formula="of:=[.C15]+[.L14]" office:value-type="float" office:value="252">
            <text:p>252</text:p>
          </table:table-cell>
          <table:table-cell table:style-name="ce7" table:formula="of:=[.K15]/([.K15]+[.L15])" office:value-type="percentage" office:value="0.379310344827586">
            <text:p>37.93%</text:p>
          </table:table-cell>
        </table:table-row>
        <table:table-row table:style-name="ro2">
          <table:table-cell table:style-name="Default"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" table:formula="of:=[.B16]/([.B16]+[.C16])" office:value-type="percentage" office:value="0.0333333333333333">
            <text:p>3.33%</text:p>
          </table:table-cell>
          <table:table-cell office:value-type="float" office:value="0.10564399">
            <text:p>0.10564399</text:p>
          </table:table-cell>
          <table:table-cell office:value-type="float" office:value="0.51957295">
            <text:p>0.51957295</text:p>
          </table:table-cell>
          <table:table-cell table:style-name="ce6" office:value-type="float" office:value="1173">
            <text:p>1173</text:p>
          </table:table-cell>
          <table:table-cell table:style-name="ce6" office:value-type="float" office:value="1199">
            <text:p>1199</text:p>
          </table:table-cell>
          <table:table-cell table:formula="of:=[.J15]+[.H16]" office:value-type="float" office:value="235486">
            <text:p>235486</text:p>
          </table:table-cell>
          <table:table-cell table:style-name="ce6" table:formula="of:=[.B16]+[.K15]" office:value-type="float" office:value="155">
            <text:p>155</text:p>
          </table:table-cell>
          <table:table-cell table:style-name="ce6" table:formula="of:=[.C16]+[.L15]" office:value-type="float" office:value="281">
            <text:p>281</text:p>
          </table:table-cell>
          <table:table-cell table:style-name="ce7" table:formula="of:=[.K16]/([.K16]+[.L16])" office:value-type="percentage" office:value="0.355504587155963">
            <text:p>35.55%</text:p>
          </table:table-cell>
        </table:table-row>
        <table:table-row table:style-name="ro2">
          <table:table-cell table:style-name="Default" office:value-type="string">
            <text:p>?a <text:s/>&lt;livesIn&gt; <text:s/>?c <text:s/>?c <text:s/>&lt;isLocatedIn&gt; <text:s/>?b <text:s text:c="2"/>=&gt; ?a <text:s/>&lt;isCitizenOf&gt; <text:s/>?b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style-name="ce5" table:formula="of:=[.B17]/([.B17]+[.C17])" office:value-type="percentage" office:value="0">
            <text:p>0.00%</text:p>
          </table:table-cell>
          <table:table-cell office:value-type="float" office:value="0.0390966">
            <text:p>0.0390966</text:p>
          </table:table-cell>
          <table:table-cell office:value-type="float" office:value="0.48130841">
            <text:p>0.48130841</text:p>
          </table:table-cell>
          <table:table-cell table:style-name="ce6" office:value-type="float" office:value="4167">
            <text:p>4167</text:p>
          </table:table-cell>
          <table:table-cell table:style-name="ce6" office:value-type="float" office:value="5047">
            <text:p>5047</text:p>
          </table:table-cell>
          <table:table-cell table:formula="of:=[.J16]+[.H17]" office:value-type="float" office:value="239653">
            <text:p>239653</text:p>
          </table:table-cell>
          <table:table-cell table:style-name="ce6" table:formula="of:=[.B17]+[.K16]" office:value-type="float" office:value="155">
            <text:p>155</text:p>
          </table:table-cell>
          <table:table-cell table:style-name="ce6" table:formula="of:=[.C17]+[.L16]" office:value-type="float" office:value="309">
            <text:p>309</text:p>
          </table:table-cell>
          <table:table-cell table:style-name="ce7" table:formula="of:=[.K17]/([.K17]+[.L17])" office:value-type="percentage" office:value="0.334051724137931">
            <text:p>33.41%</text:p>
          </table:table-cell>
        </table:table-row>
        <table:table-row table:style-name="ro2">
          <table:table-cell table:style-name="Default" office:value-type="string">
            <text:p>?a <text:s/>&lt;diedIn&gt; <text:s/>?c <text:s/>?c <text:s/>&lt;isLocatedIn&gt; <text:s/>?b <text:s text:c="2"/>=&gt; ?a <text:s/>&lt;isCitizenOf&gt; <text:s/>?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5" table:formula="of:=[.B18]/([.B18]+[.C18])" office:value-type="percentage" office:value="0">
            <text:p>0.00%</text:p>
          </table:table-cell>
          <table:table-cell office:value-type="float" office:value="0.04514925">
            <text:p>0.04514925</text:p>
          </table:table-cell>
          <table:table-cell office:value-type="float" office:value="0.48130469">
            <text:p>0.48130469</text:p>
          </table:table-cell>
          <table:table-cell table:style-name="ce6" office:value-type="float" office:value="10681">
            <text:p>10681</text:p>
          </table:table-cell>
          <table:table-cell table:style-name="ce6" office:value-type="float" office:value="12791">
            <text:p>12791</text:p>
          </table:table-cell>
          <table:table-cell table:formula="of:=[.J17]+[.H18]" office:value-type="float" office:value="250334">
            <text:p>250334</text:p>
          </table:table-cell>
          <table:table-cell table:style-name="ce6" table:formula="of:=[.B18]+[.K17]" office:value-type="float" office:value="155">
            <text:p>155</text:p>
          </table:table-cell>
          <table:table-cell table:style-name="ce6" table:formula="of:=[.C18]+[.L17]" office:value-type="float" office:value="339">
            <text:p>339</text:p>
          </table:table-cell>
          <table:table-cell table:style-name="ce7" table:formula="of:=[.K18]/([.K18]+[.L18])" office:value-type="percentage" office:value="0.313765182186235">
            <text:p>31.38%</text:p>
          </table:table-cell>
        </table:table-row>
        <table:table-row table:style-name="ro2">
          <table:table-cell table:style-name="Default" office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5" table:formula="of:=[.B19]/([.B19]+[.C19])" office:value-type="percentage" office:value="0.0344827586206897">
            <text:p>3.45%</text:p>
          </table:table-cell>
          <table:table-cell office:value-type="float" office:value="0.38285145">
            <text:p>0.38285145</text:p>
          </table:table-cell>
          <table:table-cell office:value-type="float" office:value="0.45229682">
            <text:p>0.45229682</text:p>
          </table:table-cell>
          <table:table-cell table:style-name="ce6" office:value-type="float" office:value="518">
            <text:p>518</text:p>
          </table:table-cell>
          <table:table-cell table:style-name="ce6" office:value-type="float" office:value="608">
            <text:p>608</text:p>
          </table:table-cell>
          <table:table-cell table:formula="of:=[.J18]+[.H19]" office:value-type="float" office:value="250852">
            <text:p>250852</text:p>
          </table:table-cell>
          <table:table-cell table:style-name="ce6" table:formula="of:=[.B19]+[.K18]" office:value-type="float" office:value="156">
            <text:p>156</text:p>
          </table:table-cell>
          <table:table-cell table:style-name="ce6" table:formula="of:=[.C19]+[.L18]" office:value-type="float" office:value="367">
            <text:p>367</text:p>
          </table:table-cell>
          <table:table-cell table:style-name="ce7" table:formula="of:=[.K19]/([.K19]+[.L19])" office:value-type="percentage" office:value="0.298279158699809">
            <text:p>29.83%</text:p>
          </table:table-cell>
        </table:table-row>
        <table:table-row table:style-name="ro2">
          <table:table-cell table:style-name="Default" office:value-type="string">
            <text:p>?a <text:s/>&lt;diedIn&gt; <text:s/>?b <text:s text:c="2"/>=&gt; ?a <text:s/>&lt;livesIn&gt; <text:s/>?b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table:formula="of:=[.B20]/([.B20]+[.C20])" office:value-type="percentage" office:value="0.84">
            <text:p>84.00%</text:p>
          </table:table-cell>
          <table:table-cell office:value-type="float" office:value="0.01205091">
            <text:p>0.01205091</text:p>
          </table:table-cell>
          <table:table-cell office:value-type="float" office:value="0.43414634">
            <text:p>0.43414634</text:p>
          </table:table-cell>
          <table:table-cell table:style-name="ce6" office:value-type="float" office:value="21883">
            <text:p>21883</text:p>
          </table:table-cell>
          <table:table-cell table:style-name="ce6" office:value-type="float" office:value="21889">
            <text:p>21889</text:p>
          </table:table-cell>
          <table:table-cell table:formula="of:=[.J19]+[.H20]" office:value-type="float" office:value="272735">
            <text:p>272735</text:p>
          </table:table-cell>
          <table:table-cell table:style-name="ce6" table:formula="of:=[.B20]+[.K19]" office:value-type="float" office:value="177">
            <text:p>177</text:p>
          </table:table-cell>
          <table:table-cell table:style-name="ce6" table:formula="of:=[.C20]+[.L19]" office:value-type="float" office:value="371">
            <text:p>371</text:p>
          </table:table-cell>
          <table:table-cell table:style-name="ce7" table:formula="of:=[.K20]/([.K20]+[.L20])" office:value-type="percentage" office:value="0.322992700729927">
            <text:p>32.30%</text:p>
          </table:table-cell>
        </table:table-row>
        <table:table-row table:style-name="ro2">
          <table:table-cell table:style-name="Default" office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 table:formula="of:=[.B21]/([.B21]+[.C21])" office:value-type="percentage" office:value="0.7">
            <text:p>70.00%</text:p>
          </table:table-cell>
          <table:table-cell office:value-type="float" office:value="0.17321165">
            <text:p>0.17321165</text:p>
          </table:table-cell>
          <table:table-cell office:value-type="float" office:value="0.40981461">
            <text:p>0.40981461</text:p>
          </table:table-cell>
          <table:table-cell table:style-name="ce6" office:value-type="float" office:value="1170">
            <text:p>1170</text:p>
          </table:table-cell>
          <table:table-cell table:style-name="ce6" office:value-type="float" office:value="1720">
            <text:p>1720</text:p>
          </table:table-cell>
          <table:table-cell table:formula="of:=[.J20]+[.H21]" office:value-type="float" office:value="273905">
            <text:p>273905</text:p>
          </table:table-cell>
          <table:table-cell table:style-name="ce6" table:formula="of:=[.B21]+[.K20]" office:value-type="float" office:value="198">
            <text:p>198</text:p>
          </table:table-cell>
          <table:table-cell table:style-name="ce6" table:formula="of:=[.C21]+[.L20]" office:value-type="float" office:value="380">
            <text:p>380</text:p>
          </table:table-cell>
          <table:table-cell table:style-name="ce7" table:formula="of:=[.K21]/([.K21]+[.L21])" office:value-type="percentage" office:value="0.342560553633218">
            <text:p>34.26%</text:p>
          </table:table-cell>
        </table:table-row>
        <table:table-row table:style-name="ro2">
          <table:table-cell table:style-name="Default" office:value-type="string">
            <text:p>?a <text:s/>&lt;diedIn&gt; <text:s/>?c <text:s/>?b <text:s/>&lt;hasCapital&gt; <text:s/>?c <text:s text:c="2"/>=&gt; ?a <text:s/>&lt;isPoliticianOf&gt; <text:s/>?b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5" table:formula="of:=[.B22]/([.B22]+[.C22])" office:value-type="percentage" office:value="0.206896551724138">
            <text:p>20.69%</text:p>
          </table:table-cell>
          <table:table-cell office:value-type="float" office:value="0.00161044">
            <text:p>0.00161044</text:p>
          </table:table-cell>
          <table:table-cell office:value-type="float" office:value="0.3960396">
            <text:p>0.3960396</text:p>
          </table:table-cell>
          <table:table-cell table:style-name="ce6" office:value-type="float" office:value="22069">
            <text:p>22069</text:p>
          </table:table-cell>
          <table:table-cell table:style-name="ce6" office:value-type="float" office:value="24784">
            <text:p>24784</text:p>
          </table:table-cell>
          <table:table-cell table:formula="of:=[.J21]+[.H22]" office:value-type="float" office:value="295974">
            <text:p>295974</text:p>
          </table:table-cell>
          <table:table-cell table:style-name="ce6" table:formula="of:=[.B22]+[.K21]" office:value-type="float" office:value="204">
            <text:p>204</text:p>
          </table:table-cell>
          <table:table-cell table:style-name="ce6" table:formula="of:=[.C22]+[.L21]" office:value-type="float" office:value="403">
            <text:p>403</text:p>
          </table:table-cell>
          <table:table-cell table:style-name="ce7" table:formula="of:=[.K22]/([.K22]+[.L22])" office:value-type="percentage" office:value="0.336079077429984">
            <text:p>33.61%</text:p>
          </table:table-cell>
        </table:table-row>
        <table:table-row table:style-name="ro2">
          <table:table-cell table:style-name="Default"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" table:formula="of:=[.B23]/([.B23]+[.C23])" office:value-type="percentage" office:value="0.0333333333333333">
            <text:p>3.33%</text:p>
          </table:table-cell>
          <table:table-cell office:value-type="float" office:value="0.13444109">
            <text:p>0.13444109</text:p>
          </table:table-cell>
          <table:table-cell office:value-type="float" office:value="0.39035088">
            <text:p>0.39035088</text:p>
          </table:table-cell>
          <table:table-cell table:style-name="ce6" office:value-type="float" office:value="552">
            <text:p>552</text:p>
          </table:table-cell>
          <table:table-cell table:style-name="ce6" office:value-type="float" office:value="552">
            <text:p>552</text:p>
          </table:table-cell>
          <table:table-cell table:formula="of:=[.J22]+[.H23]" office:value-type="float" office:value="296526">
            <text:p>296526</text:p>
          </table:table-cell>
          <table:table-cell table:style-name="ce6" table:formula="of:=[.B23]+[.K22]" office:value-type="float" office:value="205">
            <text:p>205</text:p>
          </table:table-cell>
          <table:table-cell table:style-name="ce6" table:formula="of:=[.C23]+[.L22]" office:value-type="float" office:value="432">
            <text:p>432</text:p>
          </table:table-cell>
          <table:table-cell table:style-name="ce7" table:formula="of:=[.K23]/([.K23]+[.L23])" office:value-type="percentage" office:value="0.32182103610675">
            <text:p>32.18%</text:p>
          </table:table-cell>
        </table:table-row>
        <table:table-row table:style-name="ro2">
          <table:table-cell table:style-name="Default" office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style-name="ce5" table:formula="of:=[.B24]/([.B24]+[.C24])" office:value-type="percentage" office:value="0">
            <text:p>0.00%</text:p>
          </table:table-cell>
          <table:table-cell office:value-type="float" office:value="0.20638086">
            <text:p>0.20638086</text:p>
          </table:table-cell>
          <table:table-cell office:value-type="float" office:value="0.38983051">
            <text:p>0.38983051</text:p>
          </table:table-cell>
          <table:table-cell table:style-name="ce6" office:value-type="float" office:value="790">
            <text:p>790</text:p>
          </table:table-cell>
          <table:table-cell table:style-name="ce6" office:value-type="float" office:value="790">
            <text:p>790</text:p>
          </table:table-cell>
          <table:table-cell table:formula="of:=[.J23]+[.H24]" office:value-type="float" office:value="297316">
            <text:p>297316</text:p>
          </table:table-cell>
          <table:table-cell table:style-name="ce6" table:formula="of:=[.B24]+[.K23]" office:value-type="float" office:value="205">
            <text:p>205</text:p>
          </table:table-cell>
          <table:table-cell table:style-name="ce6" table:formula="of:=[.C24]+[.L23]" office:value-type="float" office:value="453">
            <text:p>453</text:p>
          </table:table-cell>
          <table:table-cell table:style-name="ce7" table:formula="of:=[.K24]/([.K24]+[.L24])" office:value-type="percentage" office:value="0.311550151975684">
            <text:p>31.16%</text:p>
          </table:table-cell>
        </table:table-row>
        <table:table-row table:style-name="ro2">
          <table:table-cell table:style-name="Default" office:value-type="string">
            <text:p>?a <text:s/>&lt;diedIn&gt; <text:s/>?c <text:s/>?c <text:s/>&lt;isLocatedIn&gt; <text:s/>?b <text:s text:c="2"/>=&gt; ?a <text:s/>&lt;livesIn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[.B25]/([.B25]+[.C25])" office:value-type="percentage" office:value="1">
            <text:p>100.00%</text:p>
          </table:table-cell>
          <table:table-cell office:value-type="float" office:value="0.0130597">
            <text:p>0.0130597</text:p>
          </table:table-cell>
          <table:table-cell office:value-type="float" office:value="0.38546256">
            <text:p>0.38546256</text:p>
          </table:table-cell>
          <table:table-cell table:style-name="ce6" office:value-type="float" office:value="12643">
            <text:p>12643</text:p>
          </table:table-cell>
          <table:table-cell table:style-name="ce6" office:value-type="float" office:value="13225">
            <text:p>13225</text:p>
          </table:table-cell>
          <table:table-cell table:formula="of:=[.J24]+[.H25]" office:value-type="float" office:value="309959">
            <text:p>309959</text:p>
          </table:table-cell>
          <table:table-cell table:style-name="ce6" table:formula="of:=[.B25]+[.K24]" office:value-type="float" office:value="234">
            <text:p>234</text:p>
          </table:table-cell>
          <table:table-cell table:style-name="ce6" table:formula="of:=[.C25]+[.L24]" office:value-type="float" office:value="453">
            <text:p>453</text:p>
          </table:table-cell>
          <table:table-cell table:style-name="ce7" table:formula="of:=[.K25]/([.K25]+[.L25])" office:value-type="percentage" office:value="0.34061135371179">
            <text:p>34.06%</text:p>
          </table:table-cell>
        </table:table-row>
        <table:table-row table:style-name="ro2">
          <table:table-cell table:style-name="Default" office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5" table:formula="of:=[.B26]/([.B26]+[.C26])" office:value-type="percentage" office:value="0">
            <text:p>0.00%</text:p>
          </table:table-cell>
          <table:table-cell office:value-type="float" office:value="0.05049912">
            <text:p>0.05049912</text:p>
          </table:table-cell>
          <table:table-cell office:value-type="float" office:value="0.38457239">
            <text:p>0.38457239</text:p>
          </table:table-cell>
          <table:table-cell table:style-name="ce6" office:value-type="float" office:value="12936">
            <text:p>12936</text:p>
          </table:table-cell>
          <table:table-cell table:style-name="ce6" office:value-type="float" office:value="12936">
            <text:p>12936</text:p>
          </table:table-cell>
          <table:table-cell table:formula="of:=[.J25]+[.H26]" office:value-type="float" office:value="322895">
            <text:p>322895</text:p>
          </table:table-cell>
          <table:table-cell table:style-name="ce6" table:formula="of:=[.B26]+[.K25]" office:value-type="float" office:value="234">
            <text:p>234</text:p>
          </table:table-cell>
          <table:table-cell table:style-name="ce6" table:formula="of:=[.C26]+[.L25]" office:value-type="float" office:value="483">
            <text:p>483</text:p>
          </table:table-cell>
          <table:table-cell table:style-name="ce7" table:formula="of:=[.K26]/([.K26]+[.L26])" office:value-type="percentage" office:value="0.326359832635983">
            <text:p>32.64%</text:p>
          </table:table-cell>
        </table:table-row>
        <table:table-row table:style-name="ro2">
          <table:table-cell table:style-name="Default" office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style-name="ce5" table:formula="of:=[.B27]/([.B27]+[.C27])" office:value-type="percentage" office:value="0.0434782608695652">
            <text:p>4.35%</text:p>
          </table:table-cell>
          <table:table-cell office:value-type="float" office:value="0.1610642">
            <text:p>0.1610642</text:p>
          </table:table-cell>
          <table:table-cell office:value-type="float" office:value="0.37472202">
            <text:p>0.37472202</text:p>
          </table:table-cell>
          <table:table-cell table:style-name="ce6" office:value-type="float" office:value="4973">
            <text:p>4973</text:p>
          </table:table-cell>
          <table:table-cell table:style-name="ce6" office:value-type="float" office:value="5258">
            <text:p>5258</text:p>
          </table:table-cell>
          <table:table-cell table:formula="of:=[.J26]+[.H27]" office:value-type="float" office:value="327868">
            <text:p>327868</text:p>
          </table:table-cell>
          <table:table-cell table:style-name="ce6" table:formula="of:=[.B27]+[.K26]" office:value-type="float" office:value="235">
            <text:p>235</text:p>
          </table:table-cell>
          <table:table-cell table:style-name="ce6" table:formula="of:=[.C27]+[.L26]" office:value-type="float" office:value="505">
            <text:p>505</text:p>
          </table:table-cell>
          <table:table-cell table:style-name="ce7" table:formula="of:=[.K27]/([.K27]+[.L27])" office:value-type="percentage" office:value="0.317567567567568">
            <text:p>31.76%</text:p>
          </table:table-cell>
        </table:table-row>
        <table:table-row table:style-name="ro2">
          <table:table-cell table:style-name="Default" office:value-type="string">
            <text:p>?a <text:s/>&lt;livesIn&gt; <text:s/>?b <text:s text:c="2"/>=&gt; ?a <text:s/>&lt;isCitizenOf&gt; <text:s/>?b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" table:formula="of:=[.B28]/([.B28]+[.C28])" office:value-type="percentage" office:value="0.0333333333333333">
            <text:p>3.33%</text:p>
          </table:table-cell>
          <table:table-cell office:value-type="float" office:value="0.04488453">
            <text:p>0.04488453</text:p>
          </table:table-cell>
          <table:table-cell office:value-type="float" office:value="0.36571748">
            <text:p>0.36571748</text:p>
          </table:table-cell>
          <table:table-cell table:style-name="ce6" office:value-type="float" office:value="12609">
            <text:p>12609</text:p>
          </table:table-cell>
          <table:table-cell table:style-name="ce6" office:value-type="float" office:value="13611">
            <text:p>13611</text:p>
          </table:table-cell>
          <table:table-cell table:formula="of:=[.J27]+[.H28]" office:value-type="float" office:value="340477">
            <text:p>340477</text:p>
          </table:table-cell>
          <table:table-cell table:style-name="ce6" table:formula="of:=[.B28]+[.K27]" office:value-type="float" office:value="236">
            <text:p>236</text:p>
          </table:table-cell>
          <table:table-cell table:style-name="ce6" table:formula="of:=[.C28]+[.L27]" office:value-type="float" office:value="534">
            <text:p>534</text:p>
          </table:table-cell>
          <table:table-cell table:style-name="ce7" table:formula="of:=[.K28]/([.K28]+[.L28])" office:value-type="percentage" office:value="0.306493506493506">
            <text:p>30.65%</text:p>
          </table:table-cell>
        </table:table-row>
        <table:table-row table:style-name="ro2">
          <table:table-cell table:style-name="Default" office:value-type="string">
            <text:p>?a <text:s/>&lt;directed&gt; <text:s/>?b <text:s text:c="2"/>=&gt; ?a <text:s/>&lt;created&gt; <text:s/>?b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style-name="ce5" table:formula="of:=[.B29]/([.B29]+[.C29])" office:value-type="percentage" office:value="0.208333333333333">
            <text:p>20.83%</text:p>
          </table:table-cell>
          <table:table-cell office:value-type="float" office:value="0.18752427">
            <text:p>0.18752427</text:p>
          </table:table-cell>
          <table:table-cell office:value-type="float" office:value="0.32464443">
            <text:p>0.32464443</text:p>
          </table:table-cell>
          <table:table-cell table:style-name="ce6" office:value-type="float" office:value="26980">
            <text:p>26980</text:p>
          </table:table-cell>
          <table:table-cell table:style-name="ce6" office:value-type="float" office:value="26980">
            <text:p>26980</text:p>
          </table:table-cell>
          <table:table-cell table:formula="of:=[.J28]+[.H29]" office:value-type="float" office:value="367457">
            <text:p>367457</text:p>
          </table:table-cell>
          <table:table-cell table:style-name="ce6" table:formula="of:=[.B29]+[.K28]" office:value-type="float" office:value="241">
            <text:p>241</text:p>
          </table:table-cell>
          <table:table-cell table:style-name="ce6" table:formula="of:=[.C29]+[.L28]" office:value-type="float" office:value="553">
            <text:p>553</text:p>
          </table:table-cell>
          <table:table-cell table:style-name="ce7" table:formula="of:=[.K29]/([.K29]+[.L29])" office:value-type="percentage" office:value="0.30352644836272">
            <text:p>30.35%</text:p>
          </table:table-cell>
        </table:table-row>
        <table:table-row table:style-name="ro2">
          <table:table-cell table:style-name="Default" office:value-type="string">
            <text:p>?a <text:s/>&lt;livesIn&gt; <text:s/>?b <text:s text:c="2"/>=&gt; ?a <text:s/>&lt;isLeaderOf&gt; <text:s/>?b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" table:formula="of:=[.B30]/([.B30]+[.C30])" office:value-type="percentage" office:value="0.0333333333333333">
            <text:p>3.33%</text:p>
          </table:table-cell>
          <table:table-cell office:value-type="float" office:value="0.01473309">
            <text:p>0.01473309</text:p>
          </table:table-cell>
          <table:table-cell office:value-type="float" office:value="0.31386861">
            <text:p>0.31386861</text:p>
          </table:table-cell>
          <table:table-cell table:style-name="ce6" office:value-type="float" office:value="14287">
            <text:p>14287</text:p>
          </table:table-cell>
          <table:table-cell table:style-name="ce6" office:value-type="float" office:value="14287">
            <text:p>14287</text:p>
          </table:table-cell>
          <table:table-cell table:formula="of:=[.J29]+[.H30]" office:value-type="float" office:value="381744">
            <text:p>381744</text:p>
          </table:table-cell>
          <table:table-cell table:style-name="ce6" table:formula="of:=[.B30]+[.K29]" office:value-type="float" office:value="242">
            <text:p>242</text:p>
          </table:table-cell>
          <table:table-cell table:style-name="ce6" table:formula="of:=[.C30]+[.L29]" office:value-type="float" office:value="582">
            <text:p>582</text:p>
          </table:table-cell>
          <table:table-cell table:style-name="ce7" table:formula="of:=[.K30]/([.K30]+[.L30])" office:value-type="percentage" office:value="0.293689320388349">
            <text:p>29.37%</text:p>
          </table:table-cell>
        </table:table-row>
        <table:table-row table:style-name="ro2">
          <table:table-cell table:style-name="Default" office:value-type="string">
            <text:p>?a <text:s/>&lt;livesIn&gt; <text:s/>?b <text:s text:c="2"/>=&gt; ?a <text:s/>&lt;diedIn&gt; <text:s/>?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ce5" table:formula="of:=[.B31]/([.B31]+[.C31])" office:value-type="percentage" office:value="1">
            <text:p>100.00%</text:p>
          </table:table-cell>
          <table:table-cell office:value-type="float" office:value="0.01829644">
            <text:p>0.01829644</text:p>
          </table:table-cell>
          <table:table-cell office:value-type="float" office:value="0.29053319">
            <text:p>0.29053319</text:p>
          </table:table-cell>
          <table:table-cell table:style-name="ce6" office:value-type="float" office:value="13949">
            <text:p>13949</text:p>
          </table:table-cell>
          <table:table-cell table:style-name="ce6" office:value-type="float" office:value="14140">
            <text:p>14140</text:p>
          </table:table-cell>
          <table:table-cell table:formula="of:=[.J30]+[.H31]" office:value-type="float" office:value="395693">
            <text:p>395693</text:p>
          </table:table-cell>
          <table:table-cell table:style-name="ce6" table:formula="of:=[.B31]+[.K30]" office:value-type="float" office:value="244">
            <text:p>244</text:p>
          </table:table-cell>
          <table:table-cell table:style-name="ce6" table:formula="of:=[.C31]+[.L30]" office:value-type="float" office:value="582">
            <text:p>582</text:p>
          </table:table-cell>
          <table:table-cell table:style-name="ce7" table:formula="of:=[.K31]/([.K31]+[.L31])" office:value-type="percentage" office:value="0.295399515738499">
            <text:p>29.54%</text:p>
          </table:table-cell>
        </table:table-row>
        <table:table-row table:style-name="ro2" table:number-rows-repeated="3">
          <table:table-cell table:style-name="Default"/>
          <table:table-cell table:number-columns-repeated="12"/>
        </table:table-row>
        <table:table-row table:style-name="ro2" table:number-rows-repeated="31">
          <table:table-cell table:number-columns-repeated="13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td Confidence" table:style-name="ta1" table:print="false"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Standard Confidence (rules 1-30)</text:p>
          </table:table-cell>
          <table:table-cell table:style-name="ce3" office:value-type="boolean" office:boolean-value="true">
            <text:p>TRUE</text:p>
          </table:table-cell>
          <table:table-cell table:style-name="ce3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4" office:value-type="string">
            <text:p>Precision</text:p>
          </table:table-cell>
          <table:table-cell table:style-name="ce4" office:value-type="string">
            <text:p>Std. Confidence</text:p>
          </table:table-cell>
          <table:table-cell table:style-name="ce4" office:value-type="string">
            <text:p>PCA Confidence</text:p>
          </table:table-cell>
          <table:table-cell table:style-name="ce4" office:value-type="string">
            <text:p>Predictions</text:p>
          </table:table-cell>
          <table:table-cell table:style-name="ce4" office:value-type="string">
            <text:p>Body – support</text:p>
          </table:table-cell>
          <table:table-cell table:style-name="ce4" office:value-type="string">
            <text:p>Agg predictions</text:p>
          </table:table-cell>
          <table:table-cell table:style-name="ce4" office:value-type="string">
            <text:p>Agg true</text:p>
          </table:table-cell>
          <table:table-cell table:style-name="ce4" office:value-type="string">
            <text:p>Agg false</text:p>
          </table:table-cell>
          <table:table-cell table:style-name="ce4" office:value-type="string">
            <text:p>Agg precision</text:p>
          </table:table-cell>
        </table:table-row>
        <table:table-row table:style-name="ro2">
          <table:table-cell table:style-name="Default" office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7" table:formula="of:=[.B2]/([.B2]+[.C2])" office:value-type="percentage" office:value="0.344827586206897">
            <text:p>34.48%</text:p>
          </table:table-cell>
          <table:table-cell table:style-name="ce6" office:value-type="float" office:value="0.57565326">
            <text:p>0.57565326</text:p>
          </table:table-cell>
          <table:table-cell table:style-name="ce6" office:value-type="float" office:value="0.57565326">
            <text:p>0.57565326</text:p>
          </table:table-cell>
          <table:table-cell table:style-name="ce6" office:value-type="float" office:value="2712">
            <text:p>2712</text:p>
          </table:table-cell>
          <table:table-cell table:style-name="ce6" office:value-type="float" office:value="2712">
            <text:p>2712</text:p>
          </table:table-cell>
          <table:table-cell table:style-name="ce6" table:formula="of:=[.H2]" office:value-type="float" office:value="2712">
            <text:p>2712</text:p>
          </table:table-cell>
          <table:table-cell table:style-name="ce6" table:formula="of:=[.B2]" office:value-type="float" office:value="10">
            <text:p>10</text:p>
          </table:table-cell>
          <table:table-cell table:style-name="ce6" table:formula="of:=[.C2]" office:value-type="float" office:value="19">
            <text:p>19</text:p>
          </table:table-cell>
          <table:table-cell table:style-name="ce7" table:formula="of:=[.K2]/([.K2]+[.L2])" office:value-type="percentage" office:value="0.344827586206897">
            <text:p>34.48%</text:p>
          </table:table-cell>
        </table:table-row>
        <table:table-row table:style-name="ro2">
          <table:table-cell table:style-name="Default"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7" table:formula="of:=[.B3]/([.B3]+[.C3])" office:value-type="percentage" office:value="0.333333333333333">
            <text:p>33.33%</text:p>
          </table:table-cell>
          <table:table-cell table:style-name="ce6" office:value-type="float" office:value="0.56113903">
            <text:p>0.56113903</text:p>
          </table:table-cell>
          <table:table-cell table:style-name="ce6" office:value-type="float" office:value="0.56113903">
            <text:p>0.56113903</text:p>
          </table:table-cell>
          <table:table-cell table:style-name="ce6" office:value-type="float" office:value="1068">
            <text:p>1068</text:p>
          </table:table-cell>
          <table:table-cell table:style-name="ce6" office:value-type="float" office:value="1986">
            <text:p>1986</text:p>
          </table:table-cell>
          <table:table-cell table:style-name="ce6" table:formula="of:=[.J2]+[.H3]" office:value-type="float" office:value="3780">
            <text:p>3780</text:p>
          </table:table-cell>
          <table:table-cell table:style-name="ce6" table:formula="of:=[.K2]+[.B3]" office:value-type="float" office:value="20">
            <text:p>20</text:p>
          </table:table-cell>
          <table:table-cell table:style-name="ce6" table:formula="of:=[.L2]+[.C3]" office:value-type="float" office:value="39">
            <text:p>39</text:p>
          </table:table-cell>
          <table:table-cell table:style-name="ce7" table:formula="of:=[.K3]/([.K3]+[.L3])" office:value-type="percentage" office:value="0.338983050847458">
            <text:p>33.90%</text:p>
          </table:table-cell>
        </table:table-row>
        <table:table-row table:style-name="ro2">
          <table:table-cell table:style-name="Default" office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table:formula="of:=[.B4]/([.B4]+[.C4])" office:value-type="percentage" office:value="1">
            <text:p>100.00%</text:p>
          </table:table-cell>
          <table:table-cell table:style-name="ce6" office:value-type="float" office:value="0.53014258">
            <text:p>0.53014258</text:p>
          </table:table-cell>
          <table:table-cell table:style-name="ce6" office:value-type="float" office:value="0.91785766">
            <text:p>0.91785766</text:p>
          </table:table-cell>
          <table:table-cell table:style-name="ce6" office:value-type="float" office:value="5635">
            <text:p>5635</text:p>
          </table:table-cell>
          <table:table-cell table:style-name="ce6" office:value-type="float" office:value="5635">
            <text:p>5635</text:p>
          </table:table-cell>
          <table:table-cell table:style-name="ce6" table:formula="of:=[.J3]+[.H4]" office:value-type="float" office:value="9415">
            <text:p>9415</text:p>
          </table:table-cell>
          <table:table-cell table:style-name="ce6" table:formula="of:=[.K3]+[.B4]" office:value-type="float" office:value="50">
            <text:p>50</text:p>
          </table:table-cell>
          <table:table-cell table:style-name="ce6" table:formula="of:=[.L3]+[.C4]" office:value-type="float" office:value="39">
            <text:p>39</text:p>
          </table:table-cell>
          <table:table-cell table:style-name="ce7" table:formula="of:=[.K4]/([.K4]+[.L4])" office:value-type="percentage" office:value="0.561797752808989">
            <text:p>56.18%</text:p>
          </table:table-cell>
        </table:table-row>
        <table:table-row table:style-name="ro2">
          <table:table-cell table:style-name="Default" office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7" table:formula="of:=[.B5]/([.B5]+[.C5])" office:value-type="percentage" office:value="0.0333333333333333">
            <text:p>3.33%</text:p>
          </table:table-cell>
          <table:table-cell table:style-name="ce6" office:value-type="float" office:value="0.49827501">
            <text:p>0.49827501</text:p>
          </table:table-cell>
          <table:table-cell table:style-name="ce6" office:value-type="float" office:value="0.58676727">
            <text:p>0.58676727</text:p>
          </table:table-cell>
          <table:table-cell table:style-name="ce6" office:value-type="float" office:value="976">
            <text:p>976</text:p>
          </table:table-cell>
          <table:table-cell table:style-name="ce6" office:value-type="float" office:value="976">
            <text:p>976</text:p>
          </table:table-cell>
          <table:table-cell table:style-name="ce6" table:formula="of:=[.J4]+[.H5]" office:value-type="float" office:value="10391">
            <text:p>10391</text:p>
          </table:table-cell>
          <table:table-cell table:style-name="ce6" table:formula="of:=[.K4]+[.B5]" office:value-type="float" office:value="51">
            <text:p>51</text:p>
          </table:table-cell>
          <table:table-cell table:style-name="ce6" table:formula="of:=[.L4]+[.C5]" office:value-type="float" office:value="68">
            <text:p>68</text:p>
          </table:table-cell>
          <table:table-cell table:style-name="ce7" table:formula="of:=[.K5]/([.K5]+[.L5])" office:value-type="percentage" office:value="0.428571428571429">
            <text:p>42.86%</text:p>
          </table:table-cell>
        </table:table-row>
        <table:table-row table:style-name="ro2">
          <table:table-cell table:style-name="Default" office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style-name="ce7" table:formula="of:=[.B6]/([.B6]+[.C6])" office:value-type="percentage" office:value="0.0344827586206897">
            <text:p>3.45%</text:p>
          </table:table-cell>
          <table:table-cell table:style-name="ce6" office:value-type="float" office:value="0.38285145">
            <text:p>0.38285145</text:p>
          </table:table-cell>
          <table:table-cell table:style-name="ce6" office:value-type="float" office:value="0.45229682">
            <text:p>0.45229682</text:p>
          </table:table-cell>
          <table:table-cell table:style-name="ce6" office:value-type="float" office:value="518">
            <text:p>518</text:p>
          </table:table-cell>
          <table:table-cell table:style-name="ce6" office:value-type="float" office:value="608">
            <text:p>608</text:p>
          </table:table-cell>
          <table:table-cell table:style-name="ce6" table:formula="of:=[.J5]+[.H6]" office:value-type="float" office:value="10909">
            <text:p>10909</text:p>
          </table:table-cell>
          <table:table-cell table:style-name="ce6" table:formula="of:=[.K5]+[.B6]" office:value-type="float" office:value="52">
            <text:p>52</text:p>
          </table:table-cell>
          <table:table-cell table:style-name="ce6" table:formula="of:=[.L5]+[.C6]" office:value-type="float" office:value="96">
            <text:p>96</text:p>
          </table:table-cell>
          <table:table-cell table:style-name="ce7" table:formula="of:=[.K6]/([.K6]+[.L6])" office:value-type="percentage" office:value="0.351351351351351">
            <text:p>35.14%</text:p>
          </table:table-cell>
        </table:table-row>
        <table:table-row table:style-name="ro2">
          <table:table-cell table:style-name="Default"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7" table:formula="of:=[.B7]/([.B7]+[.C7])" office:value-type="percentage" office:value="0.75">
            <text:p>75.00%</text:p>
          </table:table-cell>
          <table:table-cell table:style-name="ce6" office:value-type="float" office:value="0.33705773">
            <text:p>0.33705773</text:p>
          </table:table-cell>
          <table:table-cell table:style-name="ce6" office:value-type="float" office:value="0.6988417">
            <text:p>0.6988417</text:p>
          </table:table-cell>
          <table:table-cell table:style-name="ce6" office:value-type="float" office:value="326">
            <text:p>326</text:p>
          </table:table-cell>
          <table:table-cell table:style-name="ce6" office:value-type="float" office:value="326">
            <text:p>326</text:p>
          </table:table-cell>
          <table:table-cell table:style-name="ce6" table:formula="of:=[.J6]+[.H7]" office:value-type="float" office:value="11235">
            <text:p>11235</text:p>
          </table:table-cell>
          <table:table-cell table:style-name="ce6" table:formula="of:=[.K6]+[.B7]" office:value-type="float" office:value="70">
            <text:p>70</text:p>
          </table:table-cell>
          <table:table-cell table:style-name="ce6" table:formula="of:=[.L6]+[.C7]" office:value-type="float" office:value="102">
            <text:p>102</text:p>
          </table:table-cell>
          <table:table-cell table:style-name="ce7" table:formula="of:=[.K7]/([.K7]+[.L7])" office:value-type="percentage" office:value="0.406976744186047">
            <text:p>40.70%</text:p>
          </table:table-cell>
        </table:table-row>
        <table:table-row table:style-name="ro2">
          <table:table-cell table:style-name="Default" office:value-type="string">
            <text:p>?a <text:s/>&lt;dealsWith&gt; <text:s/>?f <text:s/>?f <text:s/>&lt;dealsWith&gt; <text:s/>?b <text:s text:c="2"/>=&gt; ?a <text:s/>&lt;dealsWith&gt; <text:s/>?b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7" table:formula="of:=[.B8]/([.B8]+[.C8])" office:value-type="percentage" office:value="0.2">
            <text:p>20.00%</text:p>
          </table:table-cell>
          <table:table-cell table:style-name="ce6" office:value-type="float" office:value="0.28194103">
            <text:p>0.28194103</text:p>
          </table:table-cell>
          <table:table-cell table:style-name="ce6" office:value-type="float" office:value="0.28194103">
            <text:p>0.28194103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75">
            <text:p>75</text:p>
          </table:table-cell>
          <table:table-cell table:style-name="ce6" table:formula="of:=[.J7]+[.H8]" office:value-type="float" office:value="11310">
            <text:p>11310</text:p>
          </table:table-cell>
          <table:table-cell table:style-name="ce6" table:formula="of:=[.K7]+[.B8]" office:value-type="float" office:value="76">
            <text:p>76</text:p>
          </table:table-cell>
          <table:table-cell table:style-name="ce6" table:formula="of:=[.L7]+[.C8]" office:value-type="float" office:value="126">
            <text:p>126</text:p>
          </table:table-cell>
          <table:table-cell table:style-name="ce7" table:formula="of:=[.K8]/([.K8]+[.L8])" office:value-type="percentage" office:value="0.376237623762376">
            <text:p>37.62%</text:p>
          </table:table-cell>
        </table:table-row>
        <table:table-row table:style-name="ro2">
          <table:table-cell table:style-name="Default" office:value-type="string">
            <text:p>?c <text:s/>&lt;dealsWith&gt; <text:s/>?b <text:s/>?a <text:s/>&lt;dealsWith&gt; <text:s/>?c <text:s text:c="2"/>=&gt; ?a <text:s/>&lt;dealsWith&gt; <text:s/>?b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0">
            <text:p>0</text:p>
          </table:table-cell>
          <table:table-cell table:style-name="ce7" table:formula="of:=[.B9]/([.B9]+[.C9])" office:value-type="percentage" office:value="0.266666666666667">
            <text:p>26.67%</text:p>
          </table:table-cell>
          <table:table-cell table:style-name="ce6" office:value-type="float" office:value="0.28194103">
            <text:p>0.28194103</text:p>
          </table:table-cell>
          <table:table-cell table:style-name="ce6" office:value-type="float" office:value="0.28194103">
            <text:p>0.281941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5">
            <text:p>75</text:p>
          </table:table-cell>
          <table:table-cell table:style-name="ce6" table:formula="of:=[.J8]+[.H9]" office:value-type="float" office:value="11310">
            <text:p>11310</text:p>
          </table:table-cell>
          <table:table-cell table:style-name="ce6" table:formula="of:=[.K8]+[.B9]" office:value-type="float" office:value="84">
            <text:p>84</text:p>
          </table:table-cell>
          <table:table-cell table:style-name="ce6" table:formula="of:=[.L8]+[.C9]" office:value-type="float" office:value="148">
            <text:p>148</text:p>
          </table:table-cell>
          <table:table-cell table:style-name="ce7" table:formula="of:=[.K9]/([.K9]+[.L9])" office:value-type="percentage" office:value="0.362068965517241">
            <text:p>36.21%</text:p>
          </table:table-cell>
        </table:table-row>
        <table:table-row table:style-name="ro2">
          <table:table-cell table:style-name="Default" office:value-type="string">
            <text:p>?e <text:s/>&lt;isMarriedTo&gt; <text:s/>?a <text:s/>?e <text:s/>&lt;livesIn&gt; <text:s/>?b <text:s text:c="2"/>=&gt; ?a <text:s/>&lt;livesIn&gt; <text:s/>?b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7" table:formula="of:=[.B10]/([.B10]+[.C10])" office:value-type="percentage" office:value="1">
            <text:p>100.00%</text:p>
          </table:table-cell>
          <table:table-cell table:style-name="ce6" office:value-type="float" office:value="0.22807018">
            <text:p>0.22807018</text:p>
          </table:table-cell>
          <table:table-cell table:style-name="ce6" office:value-type="float" office:value="0.68421053">
            <text:p>0.68421053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542">
            <text:p>542</text:p>
          </table:table-cell>
          <table:table-cell table:style-name="ce6" table:formula="of:=[.J9]+[.H10]" office:value-type="float" office:value="11609">
            <text:p>11609</text:p>
          </table:table-cell>
          <table:table-cell table:style-name="ce6" table:formula="of:=[.K9]+[.B10]" office:value-type="float" office:value="108">
            <text:p>108</text:p>
          </table:table-cell>
          <table:table-cell table:style-name="ce6" table:formula="of:=[.L9]+[.C10]" office:value-type="float" office:value="148">
            <text:p>148</text:p>
          </table:table-cell>
          <table:table-cell table:style-name="ce7" table:formula="of:=[.K10]/([.K10]+[.L10])" office:value-type="percentage" office:value="0.421875">
            <text:p>42.19%</text:p>
          </table:table-cell>
        </table:table-row>
        <table:table-row table:style-name="ro2">
          <table:table-cell table:style-name="Default" office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">
            <text:p>3</text:p>
          </table:table-cell>
          <table:table-cell table:style-name="ce7" table:formula="of:=[.B11]/([.B11]+[.C11])" office:value-type="percentage" office:value="0.185185185185185">
            <text:p>18.52%</text:p>
          </table:table-cell>
          <table:table-cell table:style-name="ce6" office:value-type="float" office:value="0.20638086">
            <text:p>0.20638086</text:p>
          </table:table-cell>
          <table:table-cell table:style-name="ce6" office:value-type="float" office:value="0.38983051">
            <text:p>0.38983051</text:p>
          </table:table-cell>
          <table:table-cell table:style-name="ce6" office:value-type="float" office:value="790">
            <text:p>790</text:p>
          </table:table-cell>
          <table:table-cell table:style-name="ce6" office:value-type="float" office:value="790">
            <text:p>790</text:p>
          </table:table-cell>
          <table:table-cell table:style-name="ce6" table:formula="of:=[.J10]+[.H11]" office:value-type="float" office:value="12399">
            <text:p>12399</text:p>
          </table:table-cell>
          <table:table-cell table:style-name="ce6" table:formula="of:=[.K10]+[.B11]" office:value-type="float" office:value="113">
            <text:p>113</text:p>
          </table:table-cell>
          <table:table-cell table:style-name="ce6" table:formula="of:=[.L10]+[.C11]" office:value-type="float" office:value="170">
            <text:p>170</text:p>
          </table:table-cell>
          <table:table-cell table:style-name="ce7" table:formula="of:=[.K11]/([.K11]+[.L11])" office:value-type="percentage" office:value="0.399293286219081">
            <text:p>39.93%</text:p>
          </table:table-cell>
        </table:table-row>
        <table:table-row table:style-name="ro2">
          <table:table-cell table:style-name="Default" office:value-type="string">
            <text:p>?a <text:s/>&lt;directed&gt; <text:s/>?b <text:s text:c="2"/>=&gt; ?a <text:s/>&lt;created&gt; <text:s/>?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7" table:formula="of:=[.B12]/([.B12]+[.C12])" office:value-type="percentage" office:value="0.241379310344828">
            <text:p>24.14%</text:p>
          </table:table-cell>
          <table:table-cell table:style-name="ce6" office:value-type="float" office:value="0.18752427">
            <text:p>0.18752427</text:p>
          </table:table-cell>
          <table:table-cell table:style-name="ce6" office:value-type="float" office:value="0.32464443">
            <text:p>0.32464443</text:p>
          </table:table-cell>
          <table:table-cell table:style-name="ce6" office:value-type="float" office:value="26980">
            <text:p>26980</text:p>
          </table:table-cell>
          <table:table-cell table:style-name="ce6" office:value-type="float" office:value="26980">
            <text:p>26980</text:p>
          </table:table-cell>
          <table:table-cell table:style-name="ce6" table:formula="of:=[.J11]+[.H12]" office:value-type="float" office:value="39379">
            <text:p>39379</text:p>
          </table:table-cell>
          <table:table-cell table:style-name="ce6" table:formula="of:=[.K11]+[.B12]" office:value-type="float" office:value="120">
            <text:p>120</text:p>
          </table:table-cell>
          <table:table-cell table:style-name="ce6" table:formula="of:=[.L11]+[.C12]" office:value-type="float" office:value="192">
            <text:p>192</text:p>
          </table:table-cell>
          <table:table-cell table:style-name="ce7" table:formula="of:=[.K12]/([.K12]+[.L12])" office:value-type="percentage" office:value="0.384615384615385">
            <text:p>38.46%</text:p>
          </table:table-cell>
        </table:table-row>
        <table:table-row table:style-name="ro2">
          <table:table-cell table:style-name="Default" office:value-type="string">
            <text:p>?a <text:s/>&lt;livesIn&gt; <text:s/>?f <text:s/>?f <text:s/>&lt;hasCapital&gt; <text:s/>?b <text:s text:c="2"/>=&gt; ?a <text:s/>&lt;livesIn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7" table:formula="of:=[.B13]/([.B13]+[.C13])" office:value-type="percentage" office:value="0.166666666666667">
            <text:p>16.67%</text:p>
          </table:table-cell>
          <table:table-cell table:style-name="ce6" office:value-type="float" office:value="0.18533145">
            <text:p>0.18533145</text:p>
          </table:table-cell>
          <table:table-cell table:style-name="ce6" office:value-type="float" office:value="0.18533145">
            <text:p>0.18533145</text:p>
          </table:table-cell>
          <table:table-cell table:style-name="ce6" office:value-type="float" office:value="2851">
            <text:p>2851</text:p>
          </table:table-cell>
          <table:table-cell table:style-name="ce6" office:value-type="float" office:value="2852">
            <text:p>2852</text:p>
          </table:table-cell>
          <table:table-cell table:style-name="ce6" table:formula="of:=[.J12]+[.H13]" office:value-type="float" office:value="42230">
            <text:p>42230</text:p>
          </table:table-cell>
          <table:table-cell table:style-name="ce6" table:formula="of:=[.K12]+[.B13]" office:value-type="float" office:value="121">
            <text:p>121</text:p>
          </table:table-cell>
          <table:table-cell table:style-name="ce6" table:formula="of:=[.L12]+[.C13]" office:value-type="float" office:value="197">
            <text:p>197</text:p>
          </table:table-cell>
          <table:table-cell table:style-name="ce7" table:formula="of:=[.K13]/([.K13]+[.L13])" office:value-type="percentage" office:value="0.380503144654088">
            <text:p>38.05%</text:p>
          </table:table-cell>
        </table:table-row>
        <table:table-row table:style-name="ro2">
          <table:table-cell table:style-name="Default" office:value-type="string">
            <text:p>?a <text:s/>&lt;livesIn&gt; <text:s/>?f <text:s/>?f <text:s/>&lt;isLocatedIn&gt; <text:s/>?b <text:s text:c="2"/>=&gt; ?a <text:s/>&lt;livesIn&gt; <text:s/>?b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7" table:formula="of:=[.B14]/([.B14]+[.C14])" office:value-type="percentage" office:value="0.896551724137931">
            <text:p>89.66%</text:p>
          </table:table-cell>
          <table:table-cell table:style-name="ce6" office:value-type="float" office:value="0.1780224">
            <text:p>0.1780224</text:p>
          </table:table-cell>
          <table:table-cell table:style-name="ce6" office:value-type="float" office:value="0.1780224">
            <text:p>0.1780224</text:p>
          </table:table-cell>
          <table:table-cell table:style-name="ce6" office:value-type="float" office:value="4225">
            <text:p>4225</text:p>
          </table:table-cell>
          <table:table-cell table:style-name="ce6" office:value-type="float" office:value="4227">
            <text:p>4227</text:p>
          </table:table-cell>
          <table:table-cell table:style-name="ce6" table:formula="of:=[.J13]+[.H14]" office:value-type="float" office:value="46455">
            <text:p>46455</text:p>
          </table:table-cell>
          <table:table-cell table:style-name="ce6" table:formula="of:=[.K13]+[.B14]" office:value-type="float" office:value="147">
            <text:p>147</text:p>
          </table:table-cell>
          <table:table-cell table:style-name="ce6" table:formula="of:=[.L13]+[.C14]" office:value-type="float" office:value="200">
            <text:p>200</text:p>
          </table:table-cell>
          <table:table-cell table:style-name="ce7" table:formula="of:=[.K14]/([.K14]+[.L14])" office:value-type="percentage" office:value="0.423631123919308">
            <text:p>42.36%</text:p>
          </table:table-cell>
        </table:table-row>
        <table:table-row table:style-name="ro2">
          <table:table-cell table:style-name="Default"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7" table:formula="of:=[.B15]/([.B15]+[.C15])" office:value-type="percentage" office:value="0.766666666666667">
            <text:p>76.67%</text:p>
          </table:table-cell>
          <table:table-cell table:style-name="ce6" office:value-type="float" office:value="0.17321165">
            <text:p>0.17321165</text:p>
          </table:table-cell>
          <table:table-cell table:style-name="ce6" office:value-type="float" office:value="0.40981461">
            <text:p>0.40981461</text:p>
          </table:table-cell>
          <table:table-cell table:style-name="ce6" office:value-type="float" office:value="1170">
            <text:p>1170</text:p>
          </table:table-cell>
          <table:table-cell table:style-name="ce6" office:value-type="float" office:value="1720">
            <text:p>1720</text:p>
          </table:table-cell>
          <table:table-cell table:style-name="ce6" table:formula="of:=[.J14]+[.H15]" office:value-type="float" office:value="47625">
            <text:p>47625</text:p>
          </table:table-cell>
          <table:table-cell table:style-name="ce6" table:formula="of:=[.K14]+[.B15]" office:value-type="float" office:value="170">
            <text:p>170</text:p>
          </table:table-cell>
          <table:table-cell table:style-name="ce6" table:formula="of:=[.L14]+[.C15]" office:value-type="float" office:value="207">
            <text:p>207</text:p>
          </table:table-cell>
          <table:table-cell table:style-name="ce7" table:formula="of:=[.K15]/([.K15]+[.L15])" office:value-type="percentage" office:value="0.450928381962865">
            <text:p>45.09%</text:p>
          </table:table-cell>
        </table:table-row>
        <table:table-row table:style-name="ro2">
          <table:table-cell table:style-name="Default" office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">
            <text:p>2</text:p>
          </table:table-cell>
          <table:table-cell table:style-name="ce7" table:formula="of:=[.B16]/([.B16]+[.C16])" office:value-type="percentage" office:value="0">
            <text:p>0.00%</text:p>
          </table:table-cell>
          <table:table-cell table:style-name="ce6" office:value-type="float" office:value="0.1610642">
            <text:p>0.1610642</text:p>
          </table:table-cell>
          <table:table-cell table:style-name="ce6" office:value-type="float" office:value="0.37472202">
            <text:p>0.37472202</text:p>
          </table:table-cell>
          <table:table-cell table:style-name="ce6" office:value-type="float" office:value="4973">
            <text:p>4973</text:p>
          </table:table-cell>
          <table:table-cell table:style-name="ce6" office:value-type="float" office:value="5258">
            <text:p>5258</text:p>
          </table:table-cell>
          <table:table-cell table:style-name="ce6" table:formula="of:=[.J15]+[.H16]" office:value-type="float" office:value="52598">
            <text:p>52598</text:p>
          </table:table-cell>
          <table:table-cell table:style-name="ce6" table:formula="of:=[.K15]+[.B16]" office:value-type="float" office:value="170">
            <text:p>170</text:p>
          </table:table-cell>
          <table:table-cell table:style-name="ce6" table:formula="of:=[.L15]+[.C16]" office:value-type="float" office:value="235">
            <text:p>235</text:p>
          </table:table-cell>
          <table:table-cell table:style-name="ce7" table:formula="of:=[.K16]/([.K16]+[.L16])" office:value-type="percentage" office:value="0.419753086419753">
            <text:p>41.98%</text:p>
          </table:table-cell>
        </table:table-row>
        <table:table-row table:style-name="ro2">
          <table:table-cell table:style-name="Default" office:value-type="string">
            <text:p>?c <text:s/>&lt;dealsWith&gt; <text:s/>?a <text:s/>?c <text:s/>&lt;dealsWith&gt; <text:s/>?b <text:s text:c="2"/>=&gt; ?a <text:s/>&lt;dealsWith&gt; <text:s/>?b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table:formula="of:=[.B17]/([.B17]+[.C17])" office:value-type="percentage" office:value="0.428571428571429">
            <text:p>42.86%</text:p>
          </table:table-cell>
          <table:table-cell table:style-name="ce6" office:value-type="float" office:value="0.15442452">
            <text:p>0.15442452</text:p>
          </table:table-cell>
          <table:table-cell table:style-name="ce6" office:value-type="float" office:value="0.2177814">
            <text:p>0.2177814</text:p>
          </table:table-cell>
          <table:table-cell table:style-name="ce6" office:value-type="float" office:value="471">
            <text:p>471</text:p>
          </table:table-cell>
          <table:table-cell table:style-name="ce6" office:value-type="float" office:value="473">
            <text:p>473</text:p>
          </table:table-cell>
          <table:table-cell table:style-name="ce6" table:formula="of:=[.J16]+[.H17]" office:value-type="float" office:value="53069">
            <text:p>53069</text:p>
          </table:table-cell>
          <table:table-cell table:style-name="ce6" table:formula="of:=[.K16]+[.B17]" office:value-type="float" office:value="182">
            <text:p>182</text:p>
          </table:table-cell>
          <table:table-cell table:style-name="ce6" table:formula="of:=[.L16]+[.C17]" office:value-type="float" office:value="251">
            <text:p>251</text:p>
          </table:table-cell>
          <table:table-cell table:style-name="ce7" table:formula="of:=[.K17]/([.K17]+[.L17])" office:value-type="percentage" office:value="0.420323325635104">
            <text:p>42.03%</text:p>
          </table:table-cell>
        </table:table-row>
        <table:table-row table:style-name="ro2">
          <table:table-cell table:style-name="Default"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7" table:formula="of:=[.B18]/([.B18]+[.C18])" office:value-type="percentage" office:value="0.333333333333333">
            <text:p>33.33%</text:p>
          </table:table-cell>
          <table:table-cell table:style-name="ce6" office:value-type="float" office:value="0.14285714">
            <text:p>0.14285714</text:p>
          </table:table-cell>
          <table:table-cell table:style-name="ce6" office:value-type="float" office:value="0.64285714">
            <text:p>0.64285714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0">
            <text:p>100</text:p>
          </table:table-cell>
          <table:table-cell table:style-name="ce6" table:formula="of:=[.J17]+[.H18]" office:value-type="float" office:value="53169">
            <text:p>53169</text:p>
          </table:table-cell>
          <table:table-cell table:style-name="ce6" table:formula="of:=[.K17]+[.B18]" office:value-type="float" office:value="192">
            <text:p>192</text:p>
          </table:table-cell>
          <table:table-cell table:style-name="ce6" table:formula="of:=[.L17]+[.C18]" office:value-type="float" office:value="271">
            <text:p>271</text:p>
          </table:table-cell>
          <table:table-cell table:style-name="ce7" table:formula="of:=[.K18]/([.K18]+[.L18])" office:value-type="percentage" office:value="0.414686825053996">
            <text:p>41.47%</text:p>
          </table:table-cell>
        </table:table-row>
        <table:table-row table:style-name="ro2">
          <table:table-cell table:style-name="Default" office:value-type="string">
            <text:p>?b <text:s/>&lt;dealsWith&gt; <text:s/>?a <text:s text:c="2"/>=&gt; ?a <text:s/>&lt;dealsWith&gt; <text:s/>?b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table:formula="of:=[.B19]/([.B19]+[.C19])" office:value-type="percentage" office:value="1">
            <text:p>100.00%</text:p>
          </table:table-cell>
          <table:table-cell table:style-name="ce6" office:value-type="float" office:value="0.13642961">
            <text:p>0.13642961</text:p>
          </table:table-cell>
          <table:table-cell table:style-name="ce6" office:value-type="float" office:value="0.18323587">
            <text:p>0.18323587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219">
            <text:p>219</text:p>
          </table:table-cell>
          <table:table-cell table:style-name="ce6" table:formula="of:=[.J18]+[.H19]" office:value-type="float" office:value="53321">
            <text:p>53321</text:p>
          </table:table-cell>
          <table:table-cell table:style-name="ce6" table:formula="of:=[.K18]+[.B19]" office:value-type="float" office:value="222">
            <text:p>222</text:p>
          </table:table-cell>
          <table:table-cell table:style-name="ce6" table:formula="of:=[.L18]+[.C19]" office:value-type="float" office:value="271">
            <text:p>271</text:p>
          </table:table-cell>
          <table:table-cell table:style-name="ce7" table:formula="of:=[.K19]/([.K19]+[.L19])" office:value-type="percentage" office:value="0.450304259634889">
            <text:p>45.03%</text:p>
          </table:table-cell>
        </table:table-row>
        <table:table-row table:style-name="ro2">
          <table:table-cell table:style-name="Default" office:value-type="string">
            <text:p>?b <text:s/>&lt;hasCapital&gt; <text:s/>?f <text:s/>?a <text:s/>&lt;livesIn&gt; <text:s/>?f <text:s text:c="2"/>=&gt; ?a <text:s/>&lt;livesIn&gt; <text:s/>?b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7" table:formula="of:=[.B20]/([.B20]+[.C20])" office:value-type="percentage" office:value="0.482758620689655">
            <text:p>48.28%</text:p>
          </table:table-cell>
          <table:table-cell table:style-name="ce6" office:value-type="float" office:value="0.13490451">
            <text:p>0.13490451</text:p>
          </table:table-cell>
          <table:table-cell table:style-name="ce6" office:value-type="float" office:value="0.13490451">
            <text:p>0.13490451</text:p>
          </table:table-cell>
          <table:table-cell table:style-name="ce6" office:value-type="float" office:value="2856">
            <text:p>2856</text:p>
          </table:table-cell>
          <table:table-cell table:style-name="ce6" office:value-type="float" office:value="3209">
            <text:p>3209</text:p>
          </table:table-cell>
          <table:table-cell table:style-name="ce6" table:formula="of:=[.J19]+[.H20]" office:value-type="float" office:value="56177">
            <text:p>56177</text:p>
          </table:table-cell>
          <table:table-cell table:style-name="ce6" table:formula="of:=[.K19]+[.B20]" office:value-type="float" office:value="236">
            <text:p>236</text:p>
          </table:table-cell>
          <table:table-cell table:style-name="ce6" table:formula="of:=[.L19]+[.C20]" office:value-type="float" office:value="286">
            <text:p>286</text:p>
          </table:table-cell>
          <table:table-cell table:style-name="ce7" table:formula="of:=[.K20]/([.K20]+[.L20])" office:value-type="percentage" office:value="0.452107279693487">
            <text:p>45.21%</text:p>
          </table:table-cell>
        </table:table-row>
        <table:table-row table:style-name="ro2">
          <table:table-cell table:style-name="Default"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7" table:formula="of:=[.B21]/([.B21]+[.C21])" office:value-type="percentage" office:value="0.0666666666666667">
            <text:p>6.67%</text:p>
          </table:table-cell>
          <table:table-cell table:style-name="ce6" office:value-type="float" office:value="0.13444109">
            <text:p>0.13444109</text:p>
          </table:table-cell>
          <table:table-cell table:style-name="ce6" office:value-type="float" office:value="0.39035088">
            <text:p>0.39035088</text:p>
          </table:table-cell>
          <table:table-cell table:style-name="ce6" office:value-type="float" office:value="552">
            <text:p>552</text:p>
          </table:table-cell>
          <table:table-cell table:style-name="ce6" office:value-type="float" office:value="552">
            <text:p>552</text:p>
          </table:table-cell>
          <table:table-cell table:style-name="ce6" table:formula="of:=[.J20]+[.H21]" office:value-type="float" office:value="56729">
            <text:p>56729</text:p>
          </table:table-cell>
          <table:table-cell table:style-name="ce6" table:formula="of:=[.K20]+[.B21]" office:value-type="float" office:value="238">
            <text:p>238</text:p>
          </table:table-cell>
          <table:table-cell table:style-name="ce6" table:formula="of:=[.L20]+[.C21]" office:value-type="float" office:value="314">
            <text:p>314</text:p>
          </table:table-cell>
          <table:table-cell table:style-name="ce7" table:formula="of:=[.K21]/([.K21]+[.L21])" office:value-type="percentage" office:value="0.431159420289855">
            <text:p>43.12%</text:p>
          </table:table-cell>
        </table:table-row>
        <table:table-row table:style-name="ro2">
          <table:table-cell table:style-name="Default" office:value-type="string">
            <text:p>?a <text:s/>&lt;imports&gt; <text:s/>?b <text:s text:c="2"/>=&gt; ?a <text:s/>&lt;exports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7" table:formula="of:=[.B22]/([.B22]+[.C22])" office:value-type="percentage" office:value="0.0333333333333333">
            <text:p>3.33%</text:p>
          </table:table-cell>
          <table:table-cell table:style-name="ce6" office:value-type="float" office:value="0.13095238">
            <text:p>0.13095238</text:p>
          </table:table-cell>
          <table:table-cell table:style-name="ce6" office:value-type="float" office:value="0.14473684">
            <text:p>0.14473684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94">
            <text:p>94</text:p>
          </table:table-cell>
          <table:table-cell table:style-name="ce6" table:formula="of:=[.J21]+[.H22]" office:value-type="float" office:value="56823">
            <text:p>56823</text:p>
          </table:table-cell>
          <table:table-cell table:style-name="ce6" table:formula="of:=[.K21]+[.B22]" office:value-type="float" office:value="239">
            <text:p>239</text:p>
          </table:table-cell>
          <table:table-cell table:style-name="ce6" table:formula="of:=[.L21]+[.C22]" office:value-type="float" office:value="343">
            <text:p>343</text:p>
          </table:table-cell>
          <table:table-cell table:style-name="ce7" table:formula="of:=[.K22]/([.K22]+[.L22])" office:value-type="percentage" office:value="0.410652920962199">
            <text:p>41.07%</text:p>
          </table:table-cell>
        </table:table-row>
        <table:table-row table:style-name="ro2">
          <table:table-cell table:style-name="Default" office:value-type="string">
            <text:p>?a <text:s/>&lt;produced&gt; <text:s/>?b <text:s text:c="2"/>=&gt; ?a <text:s/>&lt;directed&gt; <text:s/>?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7" table:formula="of:=[.B23]/([.B23]+[.C23])" office:value-type="percentage" office:value="0">
            <text:p>0.00%</text:p>
          </table:table-cell>
          <table:table-cell table:style-name="ce6" office:value-type="float" office:value="0.11255948">
            <text:p>0.11255948</text:p>
          </table:table-cell>
          <table:table-cell table:style-name="ce6" office:value-type="float" office:value="0.13395069">
            <text:p>0.13395069</text:p>
          </table:table-cell>
          <table:table-cell table:style-name="ce6" office:value-type="float" office:value="16262">
            <text:p>16262</text:p>
          </table:table-cell>
          <table:table-cell table:style-name="ce6" office:value-type="float" office:value="17188">
            <text:p>17188</text:p>
          </table:table-cell>
          <table:table-cell table:style-name="ce6" table:formula="of:=[.J22]+[.H23]" office:value-type="float" office:value="73085">
            <text:p>73085</text:p>
          </table:table-cell>
          <table:table-cell table:style-name="ce6" table:formula="of:=[.K22]+[.B23]" office:value-type="float" office:value="239">
            <text:p>239</text:p>
          </table:table-cell>
          <table:table-cell table:style-name="ce6" table:formula="of:=[.L22]+[.C23]" office:value-type="float" office:value="373">
            <text:p>373</text:p>
          </table:table-cell>
          <table:table-cell table:style-name="ce7" table:formula="of:=[.K23]/([.K23]+[.L23])" office:value-type="percentage" office:value="0.390522875816993">
            <text:p>39.05%</text:p>
          </table:table-cell>
        </table:table-row>
        <table:table-row table:style-name="ro2">
          <table:table-cell table:style-name="Default" office:value-type="string">
            <text:p>?a <text:s/>&lt;dealsWith&gt; <text:s/>?c <text:s/>?c <text:s/>&lt;imports&gt; <text:s/>?b <text:s text:c="2"/>=&gt; ?a <text:s/>&lt;imports&gt; <text:s/>?b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7" table:formula="of:=[.B24]/([.B24]+[.C24])" office:value-type="percentage" office:value="0.464285714285714">
            <text:p>46.43%</text:p>
          </table:table-cell>
          <table:table-cell table:style-name="ce6" office:value-type="float" office:value="0.10581506">
            <text:p>0.10581506</text:p>
          </table:table-cell>
          <table:table-cell table:style-name="ce6" office:value-type="float" office:value="0.14879357">
            <text:p>0.14879357</text:p>
          </table:table-cell>
          <table:table-cell table:style-name="ce6" office:value-type="float" office:value="438">
            <text:p>438</text:p>
          </table:table-cell>
          <table:table-cell table:style-name="ce6" office:value-type="float" office:value="438">
            <text:p>438</text:p>
          </table:table-cell>
          <table:table-cell table:style-name="ce6" table:formula="of:=[.J23]+[.H24]" office:value-type="float" office:value="73523">
            <text:p>73523</text:p>
          </table:table-cell>
          <table:table-cell table:style-name="ce6" table:formula="of:=[.K23]+[.B24]" office:value-type="float" office:value="252">
            <text:p>252</text:p>
          </table:table-cell>
          <table:table-cell table:style-name="ce6" table:formula="of:=[.L23]+[.C24]" office:value-type="float" office:value="388">
            <text:p>388</text:p>
          </table:table-cell>
          <table:table-cell table:style-name="ce7" table:formula="of:=[.K24]/([.K24]+[.L24])" office:value-type="percentage" office:value="0.39375">
            <text:p>39.38%</text:p>
          </table:table-cell>
        </table:table-row>
        <table:table-row table:style-name="ro2">
          <table:table-cell table:style-name="Default" office:value-type="string">
            <text:p>?c <text:s/>&lt;isCitizenOf&gt; <text:s/>?b <text:s/>?a <text:s/>&lt;influences&gt; <text:s/>?c <text:s text:c="2"/>=&gt; ?a <text:s/>&lt;isCitizenOf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7" table:formula="of:=[.B25]/([.B25]+[.C25])" office:value-type="percentage" office:value="0.0333333333333333">
            <text:p>3.33%</text:p>
          </table:table-cell>
          <table:table-cell table:style-name="ce6" office:value-type="float" office:value="0.10564399">
            <text:p>0.10564399</text:p>
          </table:table-cell>
          <table:table-cell table:style-name="ce6" office:value-type="float" office:value="0.51957295">
            <text:p>0.51957295</text:p>
          </table:table-cell>
          <table:table-cell table:style-name="ce6" office:value-type="float" office:value="1199">
            <text:p>1199</text:p>
          </table:table-cell>
          <table:table-cell table:style-name="ce6" office:value-type="float" office:value="1199">
            <text:p>1199</text:p>
          </table:table-cell>
          <table:table-cell table:style-name="ce6" table:formula="of:=[.J24]+[.H25]" office:value-type="float" office:value="74722">
            <text:p>74722</text:p>
          </table:table-cell>
          <table:table-cell table:style-name="ce6" table:formula="of:=[.K24]+[.B25]" office:value-type="float" office:value="253">
            <text:p>253</text:p>
          </table:table-cell>
          <table:table-cell table:style-name="ce6" table:formula="of:=[.L24]+[.C25]" office:value-type="float" office:value="417">
            <text:p>417</text:p>
          </table:table-cell>
          <table:table-cell table:style-name="ce7" table:formula="of:=[.K25]/([.K25]+[.L25])" office:value-type="percentage" office:value="0.377611940298507">
            <text:p>37.76%</text:p>
          </table:table-cell>
        </table:table-row>
        <table:table-row table:style-name="ro2">
          <table:table-cell table:style-name="Default" office:value-type="string">
            <text:p>?a <text:s/>&lt;produced&gt; <text:s/>?b <text:s text:c="2"/>=&gt; ?a <text:s/>&lt;created&gt; <text:s/>?b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table:formula="of:=[.B26]/([.B26]+[.C26])" office:value-type="percentage" office:value="0.103448275862069">
            <text:p>10.34%</text:p>
          </table:table-cell>
          <table:table-cell table:style-name="ce6" office:value-type="float" office:value="0.10056503">
            <text:p>0.10056503</text:p>
          </table:table-cell>
          <table:table-cell table:style-name="ce6" office:value-type="float" office:value="0.15689762">
            <text:p>0.15689762</text:p>
          </table:table-cell>
          <table:table-cell table:style-name="ce6" office:value-type="float" office:value="16272">
            <text:p>16272</text:p>
          </table:table-cell>
          <table:table-cell table:style-name="ce6" office:value-type="float" office:value="17463">
            <text:p>17463</text:p>
          </table:table-cell>
          <table:table-cell table:style-name="ce6" table:formula="of:=[.J25]+[.H26]" office:value-type="float" office:value="90994">
            <text:p>90994</text:p>
          </table:table-cell>
          <table:table-cell table:style-name="ce6" table:formula="of:=[.K25]+[.B26]" office:value-type="float" office:value="256">
            <text:p>256</text:p>
          </table:table-cell>
          <table:table-cell table:style-name="ce6" table:formula="of:=[.L25]+[.C26]" office:value-type="float" office:value="443">
            <text:p>443</text:p>
          </table:table-cell>
          <table:table-cell table:style-name="ce7" table:formula="of:=[.K26]/([.K26]+[.L26])" office:value-type="percentage" office:value="0.36623748211731">
            <text:p>36.62%</text:p>
          </table:table-cell>
        </table:table-row>
        <table:table-row table:style-name="ro2">
          <table:table-cell table:style-name="Default" office:value-type="string">
            <text:p>?c <text:s/>&lt;dealsWith&gt; <text:s/>?a <text:s/>?c <text:s/>&lt;imports&gt; <text:s/>?b <text:s text:c="2"/>=&gt; ?a <text:s/>&lt;imports&gt; <text:s/>?b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0">
            <text:p>0</text:p>
          </table:table-cell>
          <table:table-cell table:style-name="ce7" table:formula="of:=[.B27]/([.B27]+[.C27])" office:value-type="percentage" office:value="0.266666666666667">
            <text:p>26.67%</text:p>
          </table:table-cell>
          <table:table-cell table:style-name="ce6" office:value-type="float" office:value="0.09282178">
            <text:p>0.09282178</text:p>
          </table:table-cell>
          <table:table-cell table:style-name="ce6" office:value-type="float" office:value="0.14097744">
            <text:p>0.14097744</text:p>
          </table:table-cell>
          <table:table-cell table:style-name="ce6" office:value-type="float" office:value="271">
            <text:p>271</text:p>
          </table:table-cell>
          <table:table-cell table:style-name="ce6" office:value-type="float" office:value="355">
            <text:p>355</text:p>
          </table:table-cell>
          <table:table-cell table:style-name="ce6" table:formula="of:=[.J26]+[.H27]" office:value-type="float" office:value="91265">
            <text:p>91265</text:p>
          </table:table-cell>
          <table:table-cell table:style-name="ce6" table:formula="of:=[.K26]+[.B27]" office:value-type="float" office:value="264">
            <text:p>264</text:p>
          </table:table-cell>
          <table:table-cell table:style-name="ce6" table:formula="of:=[.L26]+[.C27]" office:value-type="float" office:value="465">
            <text:p>465</text:p>
          </table:table-cell>
          <table:table-cell table:style-name="ce7" table:formula="of:=[.K27]/([.K27]+[.L27])" office:value-type="percentage" office:value="0.362139917695473">
            <text:p>36.21%</text:p>
          </table:table-cell>
        </table:table-row>
        <table:table-row table:style-name="ro2">
          <table:table-cell table:style-name="Default" office:value-type="string">
            <text:p>?a <text:s/>&lt;worksAt&gt; <text:s/>?b <text:s text:c="2"/>=&gt; ?a <text:s/>&lt;graduatedFrom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7" table:formula="of:=[.B28]/([.B28]+[.C28])" office:value-type="percentage" office:value="0.0357142857142857">
            <text:p>3.57%</text:p>
          </table:table-cell>
          <table:table-cell table:style-name="ce6" office:value-type="float" office:value="0.08990148">
            <text:p>0.08990148</text:p>
          </table:table-cell>
          <table:table-cell table:style-name="ce6" office:value-type="float" office:value="0.16246291">
            <text:p>0.16246291</text:p>
          </table:table-cell>
          <table:table-cell table:style-name="ce6" office:value-type="float" office:value="2217">
            <text:p>2217</text:p>
          </table:table-cell>
          <table:table-cell table:style-name="ce6" office:value-type="float" office:value="2217">
            <text:p>2217</text:p>
          </table:table-cell>
          <table:table-cell table:style-name="ce6" table:formula="of:=[.J27]+[.H28]" office:value-type="float" office:value="93482">
            <text:p>93482</text:p>
          </table:table-cell>
          <table:table-cell table:style-name="ce6" table:formula="of:=[.K27]+[.B28]" office:value-type="float" office:value="265">
            <text:p>265</text:p>
          </table:table-cell>
          <table:table-cell table:style-name="ce6" table:formula="of:=[.L27]+[.C28]" office:value-type="float" office:value="492">
            <text:p>492</text:p>
          </table:table-cell>
          <table:table-cell table:style-name="ce7" table:formula="of:=[.K28]/([.K28]+[.L28])" office:value-type="percentage" office:value="0.350066050198151">
            <text:p>35.01%</text:p>
          </table:table-cell>
        </table:table-row>
        <table:table-row table:style-name="ro2">
          <table:table-cell table:style-name="Default" office:value-type="string">
            <text:p>?a <text:s/>&lt;diedIn&gt; <text:s/>?b <text:s text:c="2"/>=&gt; ?a <text:s/>&lt;wasBornIn&gt; <text:s/>?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7" table:formula="of:=[.B29]/([.B29]+[.C29])" office:value-type="percentage" office:value="0">
            <text:p>0.00%</text:p>
          </table:table-cell>
          <table:table-cell table:style-name="ce6" office:value-type="float" office:value="0.08846362">
            <text:p>0.08846362</text:p>
          </table:table-cell>
          <table:table-cell table:style-name="ce6" office:value-type="float" office:value="0.22531325">
            <text:p>0.22531325</text:p>
          </table:table-cell>
          <table:table-cell table:style-name="ce6" office:value-type="float" office:value="20196">
            <text:p>20196</text:p>
          </table:table-cell>
          <table:table-cell table:style-name="ce6" office:value-type="float" office:value="20196">
            <text:p>20196</text:p>
          </table:table-cell>
          <table:table-cell table:style-name="ce6" table:formula="of:=[.J28]+[.H29]" office:value-type="float" office:value="113678">
            <text:p>113678</text:p>
          </table:table-cell>
          <table:table-cell table:style-name="ce6" table:formula="of:=[.K28]+[.B29]" office:value-type="float" office:value="265">
            <text:p>265</text:p>
          </table:table-cell>
          <table:table-cell table:style-name="ce6" table:formula="of:=[.L28]+[.C29]" office:value-type="float" office:value="522">
            <text:p>522</text:p>
          </table:table-cell>
          <table:table-cell table:style-name="ce7" table:formula="of:=[.K29]/([.K29]+[.L29])" office:value-type="percentage" office:value="0.336721728081321">
            <text:p>33.67%</text:p>
          </table:table-cell>
        </table:table-row>
        <table:table-row table:style-name="ro2">
          <table:table-cell table:style-name="Default" office:value-type="string">
            <text:p>?a <text:s/>&lt;exports&gt; <text:s/>?b <text:s text:c="2"/>=&gt; ?a <text:s/>&lt;imports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style-name="ce7" table:formula="of:=[.B30]/([.B30]+[.C30])" office:value-type="percentage" office:value="0.0344827586206897">
            <text:p>3.45%</text:p>
          </table:table-cell>
          <table:table-cell table:style-name="ce6" office:value-type="float" office:value="0.08678501">
            <text:p>0.08678501</text:p>
          </table:table-cell>
          <table:table-cell table:style-name="ce6" office:value-type="float" office:value="0.10328638">
            <text:p>0.10328638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393">
            <text:p>393</text:p>
          </table:table-cell>
          <table:table-cell table:style-name="ce6" table:formula="of:=[.J29]+[.H30]" office:value-type="float" office:value="114058">
            <text:p>114058</text:p>
          </table:table-cell>
          <table:table-cell table:style-name="ce6" table:formula="of:=[.K29]+[.B30]" office:value-type="float" office:value="266">
            <text:p>266</text:p>
          </table:table-cell>
          <table:table-cell table:style-name="ce6" table:formula="of:=[.L29]+[.C30]" office:value-type="float" office:value="550">
            <text:p>550</text:p>
          </table:table-cell>
          <table:table-cell table:style-name="ce7" table:formula="of:=[.K30]/([.K30]+[.L30])" office:value-type="percentage" office:value="0.325980392156863">
            <text:p>32.60%</text:p>
          </table:table-cell>
        </table:table-row>
        <table:table-row table:style-name="ro2">
          <table:table-cell table:style-name="Default"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0">
            <text:p>0</text:p>
          </table:table-cell>
          <table:table-cell table:style-name="ce7" table:formula="of:=[.B31]/([.B31]+[.C31])" office:value-type="percentage" office:value="0.233333333333333">
            <text:p>23.33%</text:p>
          </table:table-cell>
          <table:table-cell table:style-name="ce6" office:value-type="float" office:value="0.08655617">
            <text:p>0.08655617</text:p>
          </table:table-cell>
          <table:table-cell table:style-name="ce6" office:value-type="float" office:value="0.21860465">
            <text:p>0.21860465</text:p>
          </table:table-cell>
          <table:table-cell table:style-name="ce6" office:value-type="float" office:value="430">
            <text:p>430</text:p>
          </table:table-cell>
          <table:table-cell table:style-name="ce6" office:value-type="float" office:value="486">
            <text:p>486</text:p>
          </table:table-cell>
          <table:table-cell table:style-name="ce6" table:formula="of:=[.J30]+[.H31]" office:value-type="float" office:value="114488">
            <text:p>114488</text:p>
          </table:table-cell>
          <table:table-cell table:style-name="ce6" table:formula="of:=[.K30]+[.B31]" office:value-type="float" office:value="273">
            <text:p>273</text:p>
          </table:table-cell>
          <table:table-cell table:style-name="ce6" table:formula="of:=[.L30]+[.C31]" office:value-type="float" office:value="573">
            <text:p>573</text:p>
          </table:table-cell>
          <table:table-cell table:style-name="ce7" table:formula="of:=[.K31]/([.K31]+[.L31])" office:value-type="percentage" office:value="0.322695035460993">
            <text:p>32.27%</text:p>
          </table:table-cell>
        </table:table-row>
        <table:table-row table:style-name="ro2">
          <table:table-cell table:style-name="Default" office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7" table:formula="of:=[.B32]/([.B32]+[.C32])" office:value-type="percentage" office:value="0.0967741935483871">
            <text:p>9.68%</text:p>
          </table:table-cell>
          <table:table-cell table:style-name="ce6" office:value-type="float" office:value="0.07784431">
            <text:p>0.07784431</text:p>
          </table:table-cell>
          <table:table-cell table:style-name="ce6" office:value-type="float" office:value="0.09647495">
            <text:p>0.09647495</text:p>
          </table:table-cell>
          <table:table-cell table:style-name="ce6" office:value-type="float" office:value="275">
            <text:p>275</text:p>
          </table:table-cell>
          <table:table-cell table:style-name="ce6" office:value-type="float" office:value="275">
            <text:p>275</text:p>
          </table:table-cell>
          <table:table-cell table:style-name="ce6" table:formula="of:=[.J31]+[.H32]" office:value-type="float" office:value="114763">
            <text:p>114763</text:p>
          </table:table-cell>
          <table:table-cell table:style-name="ce6" table:formula="of:=[.K31]+[.B32]" office:value-type="float" office:value="276">
            <text:p>276</text:p>
          </table:table-cell>
          <table:table-cell table:style-name="ce6" table:formula="of:=[.L31]+[.C32]" office:value-type="float" office:value="601">
            <text:p>601</text:p>
          </table:table-cell>
          <table:table-cell table:style-name="ce7" table:formula="of:=[.K32]/([.K32]+[.L32])" office:value-type="percentage" office:value="0.314709236031927">
            <text:p>31.47%</text:p>
          </table:table-cell>
        </table:table-row>
        <table:table-row table:style-name="ro2">
          <table:table-cell table:style-name="Default" office:value-type="string">
            <text:p>?a <text:s/>&lt;isCitizenOf&gt; <text:s/>?c <text:s/>?c <text:s/>&lt;hasCapital&gt; <text:s/>?b <text:s text:c="2"/>=&gt; ?a <text:s/>&lt;wasBornIn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7" table:formula="of:=[.B33]/([.B33]+[.C33])" office:value-type="percentage" office:value="0.0344827586206897">
            <text:p>3.45%</text:p>
          </table:table-cell>
          <table:table-cell table:style-name="ce6" office:value-type="float" office:value="0.07163829">
            <text:p>0.07163829</text:p>
          </table:table-cell>
          <table:table-cell table:style-name="ce6" office:value-type="float" office:value="0.26872247">
            <text:p>0.26872247</text:p>
          </table:table-cell>
          <table:table-cell table:style-name="ce6" office:value-type="float" office:value="12070">
            <text:p>12070</text:p>
          </table:table-cell>
          <table:table-cell table:style-name="ce6" office:value-type="float" office:value="12648">
            <text:p>12648</text:p>
          </table:table-cell>
          <table:table-cell table:style-name="ce6" table:formula="of:=[.J32]+[.H33]" office:value-type="float" office:value="126833">
            <text:p>126833</text:p>
          </table:table-cell>
          <table:table-cell table:style-name="ce6" table:formula="of:=[.K32]+[.B33]" office:value-type="float" office:value="277">
            <text:p>277</text:p>
          </table:table-cell>
          <table:table-cell table:style-name="ce6" table:formula="of:=[.L32]+[.C33]" office:value-type="float" office:value="629">
            <text:p>629</text:p>
          </table:table-cell>
          <table:table-cell table:style-name="ce7" table:formula="of:=[.K33]/([.K33]+[.L33])" office:value-type="percentage" office:value="0.305739514348786">
            <text:p>30.57%</text:p>
          </table:table-cell>
        </table:table-row>
        <table:table-row table:style-name="ro2">
          <table:table-cell table:style-name="Default" office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7" table:formula="of:=[.B34]/([.B34]+[.C34])" office:value-type="percentage" office:value="0.0666666666666667">
            <text:p>6.67%</text:p>
          </table:table-cell>
          <table:table-cell table:style-name="ce6" office:value-type="float" office:value="0.06982544">
            <text:p>0.06982544</text:p>
          </table:table-cell>
          <table:table-cell table:style-name="ce6" office:value-type="float" office:value="0.08695652">
            <text:p>0.08695652</text:p>
          </table:table-cell>
          <table:table-cell table:style-name="ce6" office:value-type="float" office:value="333">
            <text:p>333</text:p>
          </table:table-cell>
          <table:table-cell table:style-name="ce6" office:value-type="float" office:value="392">
            <text:p>392</text:p>
          </table:table-cell>
          <table:table-cell table:style-name="ce6" table:formula="of:=[.J33]+[.H34]" office:value-type="float" office:value="127166">
            <text:p>127166</text:p>
          </table:table-cell>
          <table:table-cell table:style-name="ce6" table:formula="of:=[.K33]+[.B34]" office:value-type="float" office:value="279">
            <text:p>279</text:p>
          </table:table-cell>
          <table:table-cell table:style-name="ce6" table:formula="of:=[.L33]+[.C34]" office:value-type="float" office:value="657">
            <text:p>657</text:p>
          </table:table-cell>
          <table:table-cell table:style-name="ce7" table:formula="of:=[.K34]/([.K34]+[.L34])" office:value-type="percentage" office:value="0.298076923076923">
            <text:p>29.81%</text:p>
          </table:table-cell>
        </table:table-row>
        <table:table-row table:style-name="ro2">
          <table:table-cell table:style-name="Default"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7" table:formula="of:=[.B35]/([.B35]+[.C35])" office:value-type="percentage" office:value="0.0333333333333333">
            <text:p>3.33%</text:p>
          </table:table-cell>
          <table:table-cell table:style-name="ce6" office:value-type="float" office:value="0.06868132">
            <text:p>0.06868132</text:p>
          </table:table-cell>
          <table:table-cell table:style-name="ce6" office:value-type="float" office:value="0.22727273">
            <text:p>0.22727273</text:p>
          </table:table-cell>
          <table:table-cell table:style-name="ce6" office:value-type="float" office:value="663">
            <text:p>663</text:p>
          </table:table-cell>
          <table:table-cell table:style-name="ce6" office:value-type="float" office:value="676">
            <text:p>676</text:p>
          </table:table-cell>
          <table:table-cell table:style-name="ce6" table:formula="of:=[.J34]+[.H35]" office:value-type="float" office:value="127829">
            <text:p>127829</text:p>
          </table:table-cell>
          <table:table-cell table:style-name="ce6" table:formula="of:=[.K34]+[.B35]" office:value-type="float" office:value="280">
            <text:p>280</text:p>
          </table:table-cell>
          <table:table-cell table:style-name="ce6" table:formula="of:=[.L34]+[.C35]" office:value-type="float" office:value="686">
            <text:p>686</text:p>
          </table:table-cell>
          <table:table-cell table:style-name="ce7" table:formula="of:=[.K35]/([.K35]+[.L35])" office:value-type="percentage" office:value="0.289855072463768">
            <text:p>28.99%</text:p>
          </table:table-cell>
        </table:table-row>
        <table:table-row table:style-name="ro2">
          <table:table-cell table:style-name="Default" office:value-type="string">
            <text:p>?a <text:s/>&lt;dealsWith&gt; <text:s/>?c <text:s/>?c <text:s/>&lt;exports&gt; <text:s/>?b <text:s text:c="2"/>=&gt; ?a <text:s/>&lt;imports&gt; <text:s/>?b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">
            <text:p>0</text:p>
          </table:table-cell>
          <table:table-cell table:style-name="ce7" table:formula="of:=[.B36]/([.B36]+[.C36])" office:value-type="percentage" office:value="0.1">
            <text:p>10.00%</text:p>
          </table:table-cell>
          <table:table-cell table:style-name="ce6" office:value-type="float" office:value="0.0681445">
            <text:p>0.0681445</text:p>
          </table:table-cell>
          <table:table-cell table:style-name="ce9" office:value-type="float" office:value="0.09181416">
            <text:p>0.09181416</text:p>
          </table:table-cell>
          <table:table-cell table:style-name="ce6" office:value-type="float" office:value="355">
            <text:p>355</text:p>
          </table:table-cell>
          <table:table-cell table:style-name="ce6" office:value-type="float" office:value="518">
            <text:p>518</text:p>
          </table:table-cell>
          <table:table-cell table:style-name="ce6" table:formula="of:=[.J35]+[.H36]" office:value-type="float" office:value="128184">
            <text:p>128184</text:p>
          </table:table-cell>
          <table:table-cell table:style-name="ce6" table:formula="of:=[.K35]+[.B36]" office:value-type="float" office:value="283">
            <text:p>283</text:p>
          </table:table-cell>
          <table:table-cell table:style-name="ce6" table:formula="of:=[.L35]+[.C36]" office:value-type="float" office:value="713">
            <text:p>713</text:p>
          </table:table-cell>
          <table:table-cell table:style-name="ce7" table:formula="of:=[.K36]/([.K36]+[.L36])" office:value-type="percentage" office:value="0.284136546184739">
            <text:p>28.41%</text:p>
          </table:table-cell>
        </table:table-row>
        <table:table-row table:style-name="ro2">
          <table:table-cell table:style-name="Default" office:value-type="string">
            <text:p>?c <text:s/>&lt;isCitizenOf&gt; <text:s/>?a <text:s/>?c <text:s/>&lt;diedIn&gt; <text:s/>?b <text:s text:c="2"/>=&gt; ?a <text:s/>&lt;hasCapital&gt; <text:s/>?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7" table:formula="of:=[.B37]/([.B37]+[.C37])" office:value-type="percentage" office:value="0">
            <text:p>0.00%</text:p>
          </table:table-cell>
          <table:table-cell table:style-name="ce6" office:value-type="float" office:value="0.06798867">
            <text:p>0.06798867</text:p>
          </table:table-cell>
          <table:table-cell table:style-name="ce9" office:value-type="float" office:value="0.07272727">
            <text:p>0.07272727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194">
            <text:p>194</text:p>
          </table:table-cell>
          <table:table-cell table:style-name="ce6" table:formula="of:=[.J36]+[.H37]" office:value-type="float" office:value="128378">
            <text:p>128378</text:p>
          </table:table-cell>
          <table:table-cell table:style-name="ce6" table:formula="of:=[.K36]+[.B37]" office:value-type="float" office:value="283">
            <text:p>283</text:p>
          </table:table-cell>
          <table:table-cell table:style-name="ce6" table:formula="of:=[.L36]+[.C37]" office:value-type="float" office:value="743">
            <text:p>743</text:p>
          </table:table-cell>
          <table:table-cell table:style-name="ce7" table:formula="of:=[.K37]/([.K37]+[.L37])" office:value-type="percentage" office:value="0.275828460038986">
            <text:p>27.58%</text:p>
          </table:table-cell>
        </table:table-row>
        <table:table-row table:style-name="ro2">
          <table:table-cell table:style-name="Default" office:value-type="string">
            <text:p>?a <text:s/>&lt;directed&gt; <text:s/>?b <text:s text:c="2"/>=&gt; ?a <text:s/>&lt;produced&gt; <text:s/>?b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">
            <text:p>0</text:p>
          </table:table-cell>
          <table:table-cell table:style-name="ce7" table:formula="of:=[.B38]/([.B38]+[.C38])" office:value-type="percentage" office:value="0.1">
            <text:p>10.00%</text:p>
          </table:table-cell>
          <table:table-cell table:style-name="ce6" office:value-type="float" office:value="0.06784573">
            <text:p>0.06784573</text:p>
          </table:table-cell>
          <table:table-cell table:style-name="ce9" office:value-type="float" office:value="0.1618905">
            <text:p>0.1618905</text:p>
          </table:table-cell>
          <table:table-cell table:style-name="ce6" office:value-type="float" office:value="25774">
            <text:p>25774</text:p>
          </table:table-cell>
          <table:table-cell table:style-name="ce6" office:value-type="float" office:value="31017">
            <text:p>31017</text:p>
          </table:table-cell>
          <table:table-cell table:style-name="ce6" table:formula="of:=[.J37]+[.H38]" office:value-type="float" office:value="154152">
            <text:p>154152</text:p>
          </table:table-cell>
          <table:table-cell table:style-name="ce6" table:formula="of:=[.K37]+[.B38]" office:value-type="float" office:value="286">
            <text:p>286</text:p>
          </table:table-cell>
          <table:table-cell table:style-name="ce6" table:formula="of:=[.L37]+[.C38]" office:value-type="float" office:value="770">
            <text:p>770</text:p>
          </table:table-cell>
          <table:table-cell table:style-name="ce7" table:formula="of:=[.K38]/([.K38]+[.L38])" office:value-type="percentage" office:value="0.270833333333333">
            <text:p>27.08%</text:p>
          </table:table-cell>
        </table:table-row>
        <table:table-row table:style-name="ro2">
          <table:table-cell table:style-name="Default" office:value-type="string">
            <text:p>?c <text:s/>&lt;isCitizenOf&gt; <text:s/>?a <text:s/>?c <text:s/>&lt;isLocatedIn&gt; <text:s/>?b <text:s text:c="2"/>=&gt; ?a <text:s/>&lt;hasCapital&gt; <text:s/>?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7" table:formula="of:=[.B39]/([.B39]+[.C39])" office:value-type="percentage" office:value="0">
            <text:p>0.00%</text:p>
          </table:table-cell>
          <table:table-cell table:style-name="ce6" office:value-type="float" office:value="0.06013746">
            <text:p>0.06013746</text:p>
          </table:table-cell>
          <table:table-cell table:style-name="ce9" office:value-type="float" office:value="0.06410256">
            <text:p>0.06410256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15">
            <text:p>115</text:p>
          </table:table-cell>
          <table:table-cell table:style-name="ce6" table:formula="of:=[.J38]+[.H39]" office:value-type="float" office:value="154259">
            <text:p>154259</text:p>
          </table:table-cell>
          <table:table-cell table:style-name="ce6" table:formula="of:=[.K38]+[.B39]" office:value-type="float" office:value="286">
            <text:p>286</text:p>
          </table:table-cell>
          <table:table-cell table:style-name="ce6" table:formula="of:=[.L38]+[.C39]" office:value-type="float" office:value="799">
            <text:p>799</text:p>
          </table:table-cell>
          <table:table-cell table:style-name="ce7" table:formula="of:=[.K39]/([.K39]+[.L39])" office:value-type="percentage" office:value="0.263594470046083">
            <text:p>26.36%</text:p>
          </table:table-cell>
        </table:table-row>
        <table:table-row table:style-name="ro2">
          <table:table-cell table:style-name="Default" office:value-type="string">
            <text:p>?c <text:s/>&lt;isCitizenOf&gt; <text:s/>?a <text:s/>?c <text:s/>&lt;livesIn&gt; <text:s/>?b <text:s text:c="2"/>=&gt; ?a <text:s/>&lt;hasCapital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7" table:formula="of:=[.B40]/([.B40]+[.C40])" office:value-type="percentage" office:value="0.0333333333333333">
            <text:p>3.33%</text:p>
          </table:table-cell>
          <table:table-cell table:style-name="ce6" office:value-type="float" office:value="0.05858311">
            <text:p>0.05858311</text:p>
          </table:table-cell>
          <table:table-cell table:style-name="ce9" office:value-type="float" office:value="0.06574924">
            <text:p>0.06574924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5">
            <text:p>135</text:p>
          </table:table-cell>
          <table:table-cell table:style-name="ce6" table:formula="of:=[.J39]+[.H40]" office:value-type="float" office:value="154377">
            <text:p>154377</text:p>
          </table:table-cell>
          <table:table-cell table:style-name="ce6" table:formula="of:=[.K39]+[.B40]" office:value-type="float" office:value="287">
            <text:p>287</text:p>
          </table:table-cell>
          <table:table-cell table:style-name="ce6" table:formula="of:=[.L39]+[.C40]" office:value-type="float" office:value="828">
            <text:p>828</text:p>
          </table:table-cell>
          <table:table-cell table:style-name="ce7" table:formula="of:=[.K40]/([.K40]+[.L40])" office:value-type="percentage" office:value="0.257399103139013">
            <text:p>25.74%</text:p>
          </table:table-cell>
        </table:table-row>
        <table:table-row table:style-name="ro2">
          <table:table-cell table:style-name="Default" office:value-type="string">
            <text:p>?c <text:s/>&lt;dealsWith&gt; <text:s/>?a <text:s/>?c <text:s/>&lt;imports&gt; <text:s/>?b <text:s text:c="2"/>=&gt; ?a <text:s/>&lt;exports&gt; <text:s/>?b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7" table:formula="of:=[.B41]/([.B41]+[.C41])" office:value-type="percentage" office:value="0.214285714285714">
            <text:p>21.43%</text:p>
          </table:table-cell>
          <table:table-cell table:style-name="ce6" office:value-type="float" office:value="0.05569307">
            <text:p>0.05569307</text:p>
          </table:table-cell>
          <table:table-cell table:style-name="ce9" office:value-type="float" office:value="0.0647482">
            <text:p>0.0647482</text:p>
          </table:table-cell>
          <table:table-cell table:style-name="ce6" office:value-type="float" office:value="389">
            <text:p>389</text:p>
          </table:table-cell>
          <table:table-cell table:style-name="ce6" office:value-type="float" office:value="394">
            <text:p>394</text:p>
          </table:table-cell>
          <table:table-cell table:style-name="ce6" table:formula="of:=[.J40]+[.H41]" office:value-type="float" office:value="154766">
            <text:p>154766</text:p>
          </table:table-cell>
          <table:table-cell table:style-name="ce6" table:formula="of:=[.K40]+[.B41]" office:value-type="float" office:value="293">
            <text:p>293</text:p>
          </table:table-cell>
          <table:table-cell table:style-name="ce6" table:formula="of:=[.L40]+[.C41]" office:value-type="float" office:value="850">
            <text:p>850</text:p>
          </table:table-cell>
          <table:table-cell table:style-name="ce7" table:formula="of:=[.K41]/([.K41]+[.L41])" office:value-type="percentage" office:value="0.256342957130359">
            <text:p>25.63%</text:p>
          </table:table-cell>
        </table:table-row>
        <table:table-row table:style-name="ro2">
          <table:table-cell table:style-name="Default" office:value-type="string">
            <text:p>?a <text:s/>&lt;livesIn&gt; <text:s/>?b <text:s text:c="2"/>=&gt; ?a <text:s/>&lt;wasBornIn&gt; <text:s/>?b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7" table:formula="of:=[.B42]/([.B42]+[.C42])" office:value-type="percentage" office:value="0.137931034482759">
            <text:p>13.79%</text:p>
          </table:table-cell>
          <table:table-cell table:style-name="ce6" office:value-type="float" office:value="0.0529706">
            <text:p>0.0529706</text:p>
          </table:table-cell>
          <table:table-cell table:style-name="ce9" office:value-type="float" office:value="0.17116918">
            <text:p>0.17116918</text:p>
          </table:table-cell>
          <table:table-cell table:style-name="ce6" office:value-type="float" office:value="13120">
            <text:p>13120</text:p>
          </table:table-cell>
          <table:table-cell table:style-name="ce6" office:value-type="float" office:value="13493">
            <text:p>13493</text:p>
          </table:table-cell>
          <table:table-cell table:style-name="ce6" table:formula="of:=[.J41]+[.H42]" office:value-type="float" office:value="167886">
            <text:p>167886</text:p>
          </table:table-cell>
          <table:table-cell table:style-name="ce6" table:formula="of:=[.K41]+[.B42]" office:value-type="float" office:value="297">
            <text:p>297</text:p>
          </table:table-cell>
          <table:table-cell table:style-name="ce6" table:formula="of:=[.L41]+[.C42]" office:value-type="float" office:value="875">
            <text:p>875</text:p>
          </table:table-cell>
          <table:table-cell table:style-name="ce7" table:formula="of:=[.K42]/([.K42]+[.L42])" office:value-type="percentage" office:value="0.253412969283276">
            <text:p>25.34%</text:p>
          </table:table-cell>
        </table:table-row>
        <table:table-row table:style-name="ro2">
          <table:table-cell table:style-name="Default" office:value-type="string">
            <text:p>?a <text:s/>&lt;isCitizenOf&gt; <text:s/>?c <text:s/>?c <text:s/>&lt;hasCapital&gt; <text:s/>?b <text:s text:c="2"/>=&gt; ?a <text:s/>&lt;diedIn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7" table:formula="of:=[.B43]/([.B43]+[.C43])" office:value-type="percentage" office:value="0.0333333333333333">
            <text:p>3.33%</text:p>
          </table:table-cell>
          <table:table-cell table:style-name="ce6" office:value-type="float" office:value="0.05049912">
            <text:p>0.05049912</text:p>
          </table:table-cell>
          <table:table-cell table:style-name="ce9" office:value-type="float" office:value="0.38457239">
            <text:p>0.38457239</text:p>
          </table:table-cell>
          <table:table-cell table:style-name="ce6" office:value-type="float" office:value="12936">
            <text:p>12936</text:p>
          </table:table-cell>
          <table:table-cell table:style-name="ce6" office:value-type="float" office:value="12936">
            <text:p>12936</text:p>
          </table:table-cell>
          <table:table-cell table:style-name="ce6" table:formula="of:=[.J42]+[.H43]" office:value-type="float" office:value="180822">
            <text:p>180822</text:p>
          </table:table-cell>
          <table:table-cell table:style-name="ce6" table:formula="of:=[.K42]+[.B43]" office:value-type="float" office:value="298">
            <text:p>298</text:p>
          </table:table-cell>
          <table:table-cell table:style-name="ce6" table:formula="of:=[.L42]+[.C43]" office:value-type="float" office:value="904">
            <text:p>904</text:p>
          </table:table-cell>
          <table:table-cell table:style-name="ce7" table:formula="of:=[.K43]/([.K43]+[.L43])" office:value-type="percentage" office:value="0.247920133111481">
            <text:p>24.79%</text:p>
          </table:table-cell>
        </table:table-row>
        <table:table-row table:style-name="ro2">
          <table:table-cell table:style-name="Default" office:value-type="string">
            <text:p>?a <text:s/>&lt;imports&gt; <text:s/>?c <text:s/>?b <text:s/>&lt;exports&gt; <text:s/>?c <text:s text:c="2"/>=&gt; ?a <text:s/>&lt;dealsWith&gt; <text:s/>?b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0">
            <text:p>0</text:p>
          </table:table-cell>
          <table:table-cell table:style-name="ce7" table:formula="of:=[.B44]/([.B44]+[.C44])" office:value-type="percentage" office:value="0.206896551724138">
            <text:p>20.69%</text:p>
          </table:table-cell>
          <table:table-cell table:style-name="ce6" office:value-type="float" office:value="0.04995837">
            <text:p>0.04995837</text:p>
          </table:table-cell>
          <table:table-cell table:style-name="ce9" office:value-type="float" office:value="0.06413683">
            <text:p>0.06413683</text:p>
          </table:table-cell>
          <table:table-cell table:style-name="ce6" office:value-type="float" office:value="797">
            <text:p>797</text:p>
          </table:table-cell>
          <table:table-cell table:style-name="ce6" office:value-type="float" office:value="833">
            <text:p>833</text:p>
          </table:table-cell>
          <table:table-cell table:style-name="ce6" table:formula="of:=[.J43]+[.H44]" office:value-type="float" office:value="181619">
            <text:p>181619</text:p>
          </table:table-cell>
          <table:table-cell table:style-name="ce6" table:formula="of:=[.K43]+[.B44]" office:value-type="float" office:value="304">
            <text:p>304</text:p>
          </table:table-cell>
          <table:table-cell table:style-name="ce6" table:formula="of:=[.L43]+[.C44]" office:value-type="float" office:value="927">
            <text:p>927</text:p>
          </table:table-cell>
          <table:table-cell table:style-name="ce7" table:formula="of:=[.K44]/([.K44]+[.L44])" office:value-type="percentage" office:value="0.246953696181966">
            <text:p>24.70%</text:p>
          </table:table-cell>
        </table:table-row>
        <table:table-row table:style-name="ro2">
          <table:table-cell table:style-name="Default" office:value-type="string">
            <text:p>?a <text:s/>&lt;dealsWith&gt; <text:s/>?c <text:s/>?c <text:s/>&lt;imports&gt; <text:s/>?b <text:s text:c="2"/>=&gt; ?a <text:s/>&lt;exports&gt; <text:s/>?b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7" table:formula="of:=[.B45]/([.B45]+[.C45])" office:value-type="percentage" office:value="0.2">
            <text:p>20.00%</text:p>
          </table:table-cell>
          <table:table-cell table:style-name="ce6" office:value-type="float" office:value="0.04957102">
            <text:p>0.04957102</text:p>
          </table:table-cell>
          <table:table-cell table:style-name="ce9" office:value-type="float" office:value="0.05450734">
            <text:p>0.05450734</text:p>
          </table:table-cell>
          <table:table-cell table:style-name="ce6" office:value-type="float" office:value="246">
            <text:p>246</text:p>
          </table:table-cell>
          <table:table-cell table:style-name="ce6" office:value-type="float" office:value="309">
            <text:p>309</text:p>
          </table:table-cell>
          <table:table-cell table:style-name="ce6" table:formula="of:=[.J44]+[.H45]" office:value-type="float" office:value="181865">
            <text:p>181865</text:p>
          </table:table-cell>
          <table:table-cell table:style-name="ce6" table:formula="of:=[.K44]+[.B45]" office:value-type="float" office:value="310">
            <text:p>310</text:p>
          </table:table-cell>
          <table:table-cell table:style-name="ce6" table:formula="of:=[.L44]+[.C45]" office:value-type="float" office:value="951">
            <text:p>951</text:p>
          </table:table-cell>
          <table:table-cell table:style-name="ce7" table:formula="of:=[.K45]/([.K45]+[.L45])" office:value-type="percentage" office:value="0.245836637589215">
            <text:p>24.58%</text:p>
          </table:table-cell>
        </table:table-row>
        <table:table-row table:style-name="ro2">
          <table:table-cell table:style-name="Default" office:value-type="string">
            <text:p>?e <text:s/>&lt;dealsWith&gt; <text:s/>?a <text:s/>?e <text:s/>&lt;exports&gt; <text:s/>?b <text:s text:c="2"/>=&gt; ?a <text:s/>&lt;exports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7" table:formula="of:=[.B46]/([.B46]+[.C46])" office:value-type="percentage" office:value="0.0333333333333333">
            <text:p>3.33%</text:p>
          </table:table-cell>
          <table:table-cell table:style-name="ce6" office:value-type="float" office:value="0.0490391">
            <text:p>0.0490391</text:p>
          </table:table-cell>
          <table:table-cell table:style-name="ce9" office:value-type="float" office:value="0.0490391">
            <text:p>0.0490391</text:p>
          </table:table-cell>
          <table:table-cell table:style-name="ce6" office:value-type="float" office:value="750">
            <text:p>750</text:p>
          </table:table-cell>
          <table:table-cell table:style-name="ce6" office:value-type="float" office:value="833">
            <text:p>833</text:p>
          </table:table-cell>
          <table:table-cell table:style-name="ce6" table:formula="of:=[.J45]+[.H46]" office:value-type="float" office:value="182615">
            <text:p>182615</text:p>
          </table:table-cell>
          <table:table-cell table:style-name="ce6" table:formula="of:=[.K45]+[.B46]" office:value-type="float" office:value="311">
            <text:p>311</text:p>
          </table:table-cell>
          <table:table-cell table:style-name="ce6" table:formula="of:=[.L45]+[.C46]" office:value-type="float" office:value="980">
            <text:p>980</text:p>
          </table:table-cell>
          <table:table-cell table:style-name="ce7" table:formula="of:=[.K46]/([.K46]+[.L46])" office:value-type="percentage" office:value="0.240898528272657">
            <text:p>24.09%</text:p>
          </table:table-cell>
        </table:table-row>
        <table:table-row table:style-name="ro2">
          <table:table-cell table:style-name="Default" office:value-type="string">
            <text:p>Standard Confidence (rules 31-45)</text:p>
          </table:table-cell>
          <table:table-cell table:number-columns-repeated="4"/>
          <table:table-cell table:style-name="ce8"/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4"/>
          <table:table-cell table:style-name="ce8"/>
          <table:table-cell table:number-columns-repeated="7"/>
        </table:table-row>
        <table:table-row table:style-name="ro2" table:number-rows-repeated="16">
          <table:table-cell table:number-columns-repeated="5"/>
          <table:table-cell table:style-name="ce8"/>
          <table:table-cell table:number-columns-repeated="7"/>
        </table:table-row>
        <table:table-row table:style-name="ro2" table:number-rows-repeated="4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harts" table:style-name="ta1" table:print="false">
        <table:table-column table:style-name="co2" table:number-columns-repeated="18" table:default-cell-style-name="Default"/>
        <table:table-row table:style-name="ro2" table:number-rows-repeated="5">
          <table:table-cell table:number-columns-repeated="18"/>
        </table:table-row>
        <table:table-row table:style-name="ro2">
          <table:table-cell table:number-columns-repeated="4"/>
          <table:table-cell>
            <draw:frame table:end-cell-address="Charts.N21" table:end-x="0.1098in" table:end-y="0.128in" draw:z-index="1" draw:style-name="gr1" svg:width="7.8122in" svg:height="2.7555in" svg:x="0.2988in" svg:y="0.0291in">
              <draw:object draw:notify-on-update-of-ranges="'PCA Confidence'.J2:'PCA Confidence'.J31 'PCA Confidence'.A1:'PCA Confidence'.A1 'PCA Confidence'.M2:'PCA Confidence'.M31 'Std Confidence'.J2:'Std Confidence'.J31 'Std Confidence'.A1:'Std Confidence'.A1 'Std Confidence'.M2:'Std Confidence'.M31 'Std Confidence'.J32:'Std Confidence'.J46 'Std Confidence'.A47:'Std Confidence'.A47 'Std Confidence'.M32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2">
          <table:table-cell table:number-columns-repeated="17"/>
          <table:table-cell>
            <draw:g table:end-cell-address="Charts.T11" table:end-x="0.424in" table:end-y="0.0319in" draw:z-index="0">
              <draw:custom-shape draw:style-name="gr2" draw:text-style-name="P1" svg:width="1.9598in" svg:height="0.6657in" svg:x="0.2421in" svg:y="0.0744in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1" svg:width="0.2122in" svg:height="0.1646in" svg:x="0.4543in" svg:y="0.1602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122in" svg:height="0.1646in" svg:x="0.4543in" svg:y="0.4894in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3232in" svg:height="0.2697in" svg:x="0.6819in" svg:y="0.1343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402in" svg:height="0.2697in" svg:x="0.6819in" svg:y="0.4193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</table:table>
      <table:table table:name="yago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row table:style-name="ro2">
          <table:table-cell/>
          <table:table-cell table:style-name="ce4" office:value-type="string">
            <text:p>Support</text:p>
          </table:table-cell>
          <table:table-cell table:style-name="ce4" office:value-type="string">
            <text:p>Head coverage</text:p>
          </table:table-cell>
          <table:table-cell table:style-name="ce4" office:value-type="string">
            <text:p>Confidence</text:p>
          </table:table-cell>
          <table:table-cell table:style-name="ce4" office:value-type="string">
            <text:p>PCA Confidence</text:p>
          </table:table-cell>
          <table:table-cell table:style-name="ce4" office:value-type="string">
            <text:p>Cardinality</text:p>
          </table:table-cell>
          <table:table-cell table:style-name="ce4" office:value-type="string">
            <text:p>Body size</text:p>
          </table:table-cell>
          <table:table-cell table:style-name="ce4" office:value-type="string">
            <text:p>Functional variable</text:p>
          </table:table-cell>
          <table:table-cell table:style-name="ce4" office:value-type="string">
            <text:p>Total Predictions</text:p>
          </table:table-cell>
          <table:table-cell table:number-columns-repeated="9"/>
        </table:table-row>
        <table:table-row table:style-name="ro2">
          <table:table-cell office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>
            <text:p>0.00388062</text:p>
          </table:table-cell>
          <table:table-cell office:value-type="float" office:value="0.31839031">
            <text:p>0.31839031</text:p>
          </table:table-cell>
          <table:table-cell table:number-columns-repeated="2" office:value-type="float" office:value="0.57565326">
            <text:p>0.57565326</text:p>
          </table:table-cell>
          <table:table-cell office:value-type="float" office:value="3679">
            <text:p>3679</text:p>
          </table:table-cell>
          <table:table-cell office:value-type="float" office:value="6391">
            <text:p>6391</text:p>
          </table:table-cell>
          <table:table-cell office:value-type="string">
            <text:p>?b</text:p>
          </table:table-cell>
          <table:table-cell office:value-type="float" office:value="2712">
            <text:p>2712</text:p>
          </table:table-cell>
          <table:table-cell table:number-columns-repeated="9"/>
        </table:table-row>
        <table:table-row table:style-name="ro2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>
            <text:p>0.00388695</text:p>
          </table:table-cell>
          <table:table-cell office:value-type="float" office:value="0.31890956">
            <text:p>0.31890956</text:p>
          </table:table-cell>
          <table:table-cell table:number-columns-repeated="2" office:value-type="float" office:value="0.56113903">
            <text:p>0.56113903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office:value-type="string">
            <text:p>?b</text:p>
          </table:table-cell>
          <table:table-cell office:value-type="float" office:value="2882">
            <text:p>2882</text:p>
          </table:table-cell>
          <table:table-cell table:number-columns-repeated="9"/>
        </table:table-row>
        <table:table-row table:style-name="ro2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0.00670644">
            <text:p>0.00670644</text:p>
          </table:table-cell>
          <table:table-cell table:number-columns-repeated="2" office:value-type="float" office:value="0.53014258">
            <text:p>0.53014258</text:p>
          </table:table-cell>
          <table:table-cell office:value-type="float" office:value="0.91785766">
            <text:p>0.91785766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office:value-type="string">
            <text:p>?b</text:p>
          </table:table-cell>
          <table:table-cell office:value-type="float" office:value="5635">
            <text:p>5635</text:p>
          </table:table-cell>
          <table:table-cell table:number-columns-repeated="9"/>
        </table:table-row>
        <table:table-row table:style-name="ro2">
          <table:table-cell office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>
            <text:p>0.00106641</text:p>
          </table:table-cell>
          <table:table-cell office:value-type="float" office:value="0.03020345">
            <text:p>0.03020345</text:p>
          </table:table-cell>
          <table:table-cell office:value-type="float" office:value="0.49827501">
            <text:p>0.49827501</text:p>
          </table:table-cell>
          <table:table-cell office:value-type="float" office:value="0.58676727">
            <text:p>0.58676727</text:p>
          </table:table-cell>
          <table:table-cell office:value-type="float" office:value="1011">
            <text:p>1011</text:p>
          </table:table-cell>
          <table:table-cell office:value-type="float" office:value="2029">
            <text:p>2029</text:p>
          </table:table-cell>
          <table:table-cell office:value-type="string">
            <text:p>?b</text:p>
          </table:table-cell>
          <table:table-cell office:value-type="float" office:value="1018">
            <text:p>1018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>
            <text:p>0.00040504</text:p>
          </table:table-cell>
          <table:table-cell office:value-type="float" office:value="0.01147193">
            <text:p>0.01147193</text:p>
          </table:table-cell>
          <table:table-cell office:value-type="float" office:value="0.38285145">
            <text:p>0.38285145</text:p>
          </table:table-cell>
          <table:table-cell office:value-type="float" office:value="0.45229682">
            <text:p>0.45229682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  <table:table-cell office:value-type="string">
            <text:p>?b</text:p>
          </table:table-cell>
          <table:table-cell office:value-type="float" office:value="619">
            <text:p>619</text:p>
          </table:table-cell>
          <table:table-cell table:number-columns-repeated="9"/>
        </table:table-row>
        <table:table-row table:style-name="ro2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>
            <text:p>0.00019092</text:p>
          </table:table-cell>
          <table:table-cell office:value-type="float" office:value="0.01240321">
            <text:p>0.01240321</text:p>
          </table:table-cell>
          <table:table-cell office:value-type="float" office:value="0.33705773">
            <text:p>0.33705773</text:p>
          </table:table-cell>
          <table:table-cell office:value-type="float" office:value="0.6988417">
            <text:p>0.6988417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office:value-type="string">
            <text:p>?a</text:p>
          </table:table-cell>
          <table:table-cell office:value-type="float" office:value="356">
            <text:p>356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>
            <text:p>0.00048415</text:p>
          </table:table-cell>
          <table:table-cell office:value-type="float" office:value="0.66618287">
            <text:p>0.66618287</text:p>
          </table:table-cell>
          <table:table-cell table:number-columns-repeated="2" office:value-type="float" office:value="0.28194103">
            <text:p>0.28194103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office:value-type="float" office:value="1169">
            <text:p>1169</text:p>
          </table:table-cell>
          <table:table-cell table:number-columns-repeated="9"/>
        </table:table-row>
        <table:table-row table:style-name="ro2">
          <table:table-cell office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>
            <text:p>0.00048415</text:p>
          </table:table-cell>
          <table:table-cell office:value-type="float" office:value="0.66618287">
            <text:p>0.66618287</text:p>
          </table:table-cell>
          <table:table-cell table:number-columns-repeated="2" office:value-type="float" office:value="0.28194103">
            <text:p>0.28194103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office:value-type="float" office:value="1169">
            <text:p>1169</text:p>
          </table:table-cell>
          <table:table-cell table:number-columns-repeated="9"/>
        </table:table-row>
        <table:table-row table:style-name="ro2">
          <table:table-cell office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>
            <text:p>0.00017826</text:p>
          </table:table-cell>
          <table:table-cell office:value-type="float" office:value="0.01158089">
            <text:p>0.01158089</text:p>
          </table:table-cell>
          <table:table-cell office:value-type="float" office:value="0.22807018">
            <text:p>0.22807018</text:p>
          </table:table-cell>
          <table:table-cell office:value-type="float" office:value="0.68421053">
            <text:p>0.68421053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office:value-type="string">
            <text:p>?a</text:p>
          </table:table-cell>
          <table:table-cell office:value-type="float" office:value="572">
            <text:p>572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>
            <text:p>0.00021834</text:p>
          </table:table-cell>
          <table:table-cell office:value-type="float" office:value="0.01025971">
            <text:p>0.01025971</text:p>
          </table:table-cell>
          <table:table-cell office:value-type="float" office:value="0.20638086">
            <text:p>0.20638086</text:p>
          </table:table-cell>
          <table:table-cell office:value-type="float" office:value="0.38983051">
            <text:p>0.38983051</text:p>
          </table:table-cell>
          <table:table-cell office:value-type="float" office:value="207">
            <text:p>207</text:p>
          </table:table-cell>
          <table:table-cell office:value-type="float" office:value="1003">
            <text:p>1003</text:p>
          </table:table-cell>
          <table:table-cell office:value-type="string">
            <text:p>?b</text:p>
          </table:table-cell>
          <table:table-cell office:value-type="float" office:value="796">
            <text:p>796</text:p>
          </table:table-cell>
          <table:table-cell table:number-columns-repeated="9"/>
        </table:table-row>
        <table:table-row table:style-name="ro2">
          <table:table-cell office:value-type="string">
            <text:p>?a <text:s/>&lt;directed&gt; <text:s/>?b <text:s text:c="2"/>=&gt; ?a <text:s/>&lt;created&gt; <text:s/>?b</text:p>
          </table:table-cell>
          <table:table-cell office:value-type="float" office:value="0.006621">
            <text:p>0.006621</text:p>
          </table:table-cell>
          <table:table-cell office:value-type="float" office:value="0.03136023">
            <text:p>0.03136023</text:p>
          </table:table-cell>
          <table:table-cell office:value-type="float" office:value="0.18752427">
            <text:p>0.18752427</text:p>
          </table:table-cell>
          <table:table-cell office:value-type="float" office:value="0.32464443">
            <text:p>0.32464443</text:p>
          </table:table-cell>
          <table:table-cell office:value-type="float" office:value="6277">
            <text:p>6277</text:p>
          </table:table-cell>
          <table:table-cell office:value-type="float" office:value="33473">
            <text:p>33473</text:p>
          </table:table-cell>
          <table:table-cell office:value-type="string">
            <text:p>?b</text:p>
          </table:table-cell>
          <table:table-cell office:value-type="float" office:value="27196">
            <text:p>27196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>
            <text:p>0.00069301</text:p>
          </table:table-cell>
          <table:table-cell office:value-type="float" office:value="0.04502159">
            <text:p>0.04502159</text:p>
          </table:table-cell>
          <table:table-cell table:number-columns-repeated="2" office:value-type="float" office:value="0.18533145">
            <text:p>0.18533145</text:p>
          </table:table-cell>
          <table:table-cell office:value-type="float" office:value="657">
            <text:p>657</text:p>
          </table:table-cell>
          <table:table-cell office:value-type="float" office:value="3545">
            <text:p>3545</text:p>
          </table:table-cell>
          <table:table-cell office:value-type="string">
            <text:p>?a</text:p>
          </table:table-cell>
          <table:table-cell office:value-type="float" office:value="2888">
            <text:p>2888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>
            <text:p>0.00098941</text:p>
          </table:table-cell>
          <table:table-cell office:value-type="float" office:value="0.06427739">
            <text:p>0.06427739</text:p>
          </table:table-cell>
          <table:table-cell table:number-columns-repeated="2" office:value-type="float" office:value="0.1780224">
            <text:p>0.178022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office:value-type="float" office:value="4331">
            <text:p>4331</text:p>
          </table:table-cell>
          <table:table-cell table:number-columns-repeated="9"/>
        </table:table-row>
        <table:table-row table:style-name="ro2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>
            <text:p>0.00198198</text:p>
          </table:table-cell>
          <table:table-cell office:value-type="float" office:value="0.15667473">
            <text:p>0.15667473</text:p>
          </table:table-cell>
          <table:table-cell office:value-type="float" office:value="0.17321165">
            <text:p>0.17321165</text:p>
          </table:table-cell>
          <table:table-cell office:value-type="float" office:value="0.40981461">
            <text:p>0.40981461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office:value-type="string">
            <text:p>?b</text:p>
          </table:table-cell>
          <table:table-cell office:value-type="float" office:value="8969">
            <text:p>8969</text:p>
          </table:table-cell>
          <table:table-cell table:number-columns-repeated="9"/>
        </table:table-row>
        <table:table-row table:style-name="ro2">
          <table:table-cell office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>
            <text:p>0.00106641</text:p>
          </table:table-cell>
          <table:table-cell office:value-type="float" office:value="0.05010904">
            <text:p>0.05010904</text:p>
          </table:table-cell>
          <table:table-cell office:value-type="float" office:value="0.1610642">
            <text:p>0.1610642</text:p>
          </table:table-cell>
          <table:table-cell office:value-type="float" office:value="0.37472202">
            <text:p>0.37472202</text:p>
          </table:table-cell>
          <table:table-cell office:value-type="float" office:value="1011">
            <text:p>1011</text:p>
          </table:table-cell>
          <table:table-cell office:value-type="float" office:value="6277">
            <text:p>6277</text:p>
          </table:table-cell>
          <table:table-cell office:value-type="string">
            <text:p>?b</text:p>
          </table:table-cell>
          <table:table-cell office:value-type="float" office:value="5266">
            <text:p>5266</text:p>
          </table:table-cell>
          <table:table-cell table:number-columns-repeated="9"/>
        </table:table-row>
        <table:table-row table:style-name="ro2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>
            <text:p>0.00028163</text:p>
          </table:table-cell>
          <table:table-cell office:value-type="float" office:value="0.38751814">
            <text:p>0.38751814</text:p>
          </table:table-cell>
          <table:table-cell office:value-type="float" office:value="0.15442452">
            <text:p>0.15442452</text:p>
          </table:table-cell>
          <table:table-cell office:value-type="float" office:value="0.2177814">
            <text:p>0.2177814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office:value-type="string">
            <text:p>?a</text:p>
          </table:table-cell>
          <table:table-cell office:value-type="float" office:value="1462">
            <text:p>1462</text:p>
          </table:table-cell>
          <table:table-cell table:number-columns-repeated="9"/>
        </table:table-row>
        <table:table-row table:style-name="ro2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>
            <text:p>0.00001899</text:p>
          </table:table-cell>
          <table:table-cell office:value-type="float" office:value="0.02241594">
            <text:p>0.02241594</text:p>
          </table:table-cell>
          <table:table-cell office:value-type="float" office:value="0.14285714">
            <text:p>0.14285714</text:p>
          </table:table-cell>
          <table:table-cell office:value-type="float" office:value="0.64285714">
            <text:p>0.64285714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office:value-type="float" office:value="108">
            <text:p>108</text:p>
          </table:table-cell>
          <table:table-cell table:number-columns-repeated="9"/>
        </table:table-row>
        <table:table-row table:style-name="ro2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0.00009915">
            <text:p>0.00009915</text:p>
          </table:table-cell>
          <table:table-cell table:number-columns-repeated="2" office:value-type="float" office:value="0.13642961">
            <text:p>0.13642961</text:p>
          </table:table-cell>
          <table:table-cell office:value-type="float" office:value="0.18323587">
            <text:p>0.18323587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office:value-type="string">
            <text:p>?a</text:p>
          </table:table-cell>
          <table:table-cell office:value-type="float" office:value="595">
            <text:p>595</text:p>
          </table:table-cell>
          <table:table-cell table:number-columns-repeated="9"/>
        </table:table-row>
        <table:table-row table:style-name="ro2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>
            <text:p>0.00070039</text:p>
          </table:table-cell>
          <table:table-cell office:value-type="float" office:value="0.04550127">
            <text:p>0.04550127</text:p>
          </table:table-cell>
          <table:table-cell table:number-columns-repeated="2" office:value-type="float" office:value="0.13490451">
            <text:p>0.13490451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office:value-type="string">
            <text:p>?a</text:p>
          </table:table-cell>
          <table:table-cell office:value-type="float" office:value="4258">
            <text:p>4258</text:p>
          </table:table-cell>
          <table:table-cell table:number-columns-repeated="9"/>
        </table:table-row>
        <table:table-row table:style-name="ro2">
          <table:table-cell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>
            <text:p>0.00009388</text:p>
          </table:table-cell>
          <table:table-cell office:value-type="float" office:value="0.0365353">
            <text:p>0.0365353</text:p>
          </table:table-cell>
          <table:table-cell office:value-type="float" office:value="0.13444109">
            <text:p>0.13444109</text:p>
          </table:table-cell>
          <table:table-cell office:value-type="float" office:value="0.39035088">
            <text:p>0.39035088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office:value-type="string">
            <text:p>?a</text:p>
          </table:table-cell>
          <table:table-cell office:value-type="float" office:value="573">
            <text:p>573</text:p>
          </table:table-cell>
          <table:table-cell table:number-columns-repeated="9"/>
        </table:table-row>
        <table:table-row table:style-name="ro2">
          <table:table-cell office:value-type="string">
            <text:p>?a <text:s/>&lt;imports&gt; <text:s/>?b <text:s text:c="2"/>=&gt; ?a <text:s/>&lt;exports&gt; <text:s/>?b</text:p>
          </table:table-cell>
          <table:table-cell office:value-type="float" office:value="0.00004641">
            <text:p>0.00004641</text:p>
          </table:table-cell>
          <table:table-cell office:value-type="float" office:value="0.08678501">
            <text:p>0.08678501</text:p>
          </table:table-cell>
          <table:table-cell office:value-type="float" office:value="0.13095238">
            <text:p>0.13095238</text:p>
          </table:table-cell>
          <table:table-cell office:value-type="float" office:value="0.14473684">
            <text:p>0.14473684</text:p>
          </table:table-cell>
          <table:table-cell office:value-type="float" office:value="44">
            <text:p>44</text:p>
          </table:table-cell>
          <table:table-cell office:value-type="float" office:value="336">
            <text:p>336</text:p>
          </table:table-cell>
          <table:table-cell office:value-type="string">
            <text:p>?b</text:p>
          </table:table-cell>
          <table:table-cell office:value-type="float" office:value="292">
            <text:p>292</text:p>
          </table:table-cell>
          <table:table-cell table:number-columns-repeated="9"/>
        </table:table-row>
        <table:table-row table:style-name="ro2">
          <table:table-cell office:value-type="string">
            <text:p>?a <text:s/>&lt;produced&gt; <text:s/>?b <text:s text:c="2"/>=&gt; ?a <text:s/>&lt;directed&gt; <text:s/>?b</text:p>
          </table:table-cell>
          <table:table-cell office:value-type="float" office:value="0.00239546">
            <text:p>0.00239546</text:p>
          </table:table-cell>
          <table:table-cell office:value-type="float" office:value="0.06784573">
            <text:p>0.06784573</text:p>
          </table:table-cell>
          <table:table-cell office:value-type="float" office:value="0.11255948">
            <text:p>0.11255948</text:p>
          </table:table-cell>
          <table:table-cell office:value-type="float" office:value="0.13395069">
            <text:p>0.13395069</text:p>
          </table:table-cell>
          <table:table-cell office:value-type="float" office:value="2271">
            <text:p>2271</text:p>
          </table:table-cell>
          <table:table-cell office:value-type="float" office:value="20176">
            <text:p>20176</text:p>
          </table:table-cell>
          <table:table-cell office:value-type="string">
            <text:p>?b</text:p>
          </table:table-cell>
          <table:table-cell office:value-type="float" office:value="17905">
            <text:p>17905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>
            <text:p>0.00011708</text:p>
          </table:table-cell>
          <table:table-cell office:value-type="float" office:value="0.33035714">
            <text:p>0.33035714</text:p>
          </table:table-cell>
          <table:table-cell office:value-type="float" office:value="0.10581506">
            <text:p>0.10581506</text:p>
          </table:table-cell>
          <table:table-cell office:value-type="float" office:value="0.14879357">
            <text:p>0.14879357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  <table:table-cell office:value-type="string">
            <text:p>?a</text:p>
          </table:table-cell>
          <table:table-cell office:value-type="float" office:value="938">
            <text:p>938</text:p>
          </table:table-cell>
          <table:table-cell table:number-columns-repeated="9"/>
        </table:table-row>
        <table:table-row table:style-name="ro2">
          <table:table-cell office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>
            <text:p>0.000154</text:p>
          </table:table-cell>
          <table:table-cell office:value-type="float" office:value="0.01002059">
            <text:p>0.01002059</text:p>
          </table:table-cell>
          <table:table-cell office:value-type="float" office:value="0.10564399">
            <text:p>0.10564399</text:p>
          </table:table-cell>
          <table:table-cell office:value-type="float" office:value="0.51957295">
            <text:p>0.51957295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office:value-type="string">
            <text:p>?a</text:p>
          </table:table-cell>
          <table:table-cell office:value-type="float" office:value="1236">
            <text:p>1236</text:p>
          </table:table-cell>
          <table:table-cell table:number-columns-repeated="9"/>
        </table:table-row>
        <table:table-row table:style-name="ro2">
          <table:table-cell office:value-type="string">
            <text:p>?a <text:s/>&lt;produced&gt; <text:s/>?b <text:s text:c="2"/>=&gt; ?a <text:s/>&lt;created&gt; <text:s/>?b</text:p>
          </table:table-cell>
          <table:table-cell office:value-type="float" office:value="0.0021402">
            <text:p>0.0021402</text:p>
          </table:table-cell>
          <table:table-cell office:value-type="float" office:value="0.01013699">
            <text:p>0.01013699</text:p>
          </table:table-cell>
          <table:table-cell office:value-type="float" office:value="0.10056503">
            <text:p>0.10056503</text:p>
          </table:table-cell>
          <table:table-cell office:value-type="float" office:value="0.15689762">
            <text:p>0.15689762</text:p>
          </table:table-cell>
          <table:table-cell office:value-type="float" office:value="2029">
            <text:p>2029</text:p>
          </table:table-cell>
          <table:table-cell office:value-type="float" office:value="20176">
            <text:p>20176</text:p>
          </table:table-cell>
          <table:table-cell office:value-type="string">
            <text:p>?b</text:p>
          </table:table-cell>
          <table:table-cell office:value-type="float" office:value="18147">
            <text:p>18147</text:p>
          </table:table-cell>
          <table:table-cell table:number-columns-repeated="9"/>
        </table:table-row>
        <table:table-row table:style-name="ro2">
          <table:table-cell office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>
            <text:p>0.00007911</text:p>
          </table:table-cell>
          <table:table-cell office:value-type="float" office:value="0.22321429">
            <text:p>0.22321429</text:p>
          </table:table-cell>
          <table:table-cell office:value-type="float" office:value="0.09282178">
            <text:p>0.09282178</text:p>
          </table:table-cell>
          <table:table-cell office:value-type="float" office:value="0.14097744">
            <text:p>0.14097744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  <table:table-cell office:value-type="string">
            <text:p>?a</text:p>
          </table:table-cell>
          <table:table-cell office:value-type="float" office:value="733">
            <text:p>733</text:p>
          </table:table-cell>
          <table:table-cell table:number-columns-repeated="9"/>
        </table:table-row>
        <table:table-row table:style-name="ro2">
          <table:table-cell office:value-type="string">
            <text:p>?a <text:s/>&lt;worksAt&gt; <text:s/>?b <text:s text:c="2"/>=&gt; ?a <text:s/>&lt;graduatedFrom&gt; <text:s/>?b</text:p>
          </table:table-cell>
          <table:table-cell office:value-type="float" office:value="0.000231">
            <text:p>0.000231</text:p>
          </table:table-cell>
          <table:table-cell office:value-type="float" office:value="0.01844211">
            <text:p>0.01844211</text:p>
          </table:table-cell>
          <table:table-cell office:value-type="float" office:value="0.08990148">
            <text:p>0.08990148</text:p>
          </table:table-cell>
          <table:table-cell office:value-type="float" office:value="0.16246291">
            <text:p>0.16246291</text:p>
          </table:table-cell>
          <table:table-cell office:value-type="float" office:value="219">
            <text:p>219</text:p>
          </table:table-cell>
          <table:table-cell office:value-type="float" office:value="2436">
            <text:p>2436</text:p>
          </table:table-cell>
          <table:table-cell office:value-type="string">
            <text:p>?a</text:p>
          </table:table-cell>
          <table:table-cell office:value-type="float" office:value="2217">
            <text:p>2217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b <text:s text:c="2"/>=&gt; ?a <text:s/>&lt;wasBornIn&gt; <text:s/>?b</text:p>
          </table:table-cell>
          <table:table-cell office:value-type="float" office:value="0.00206741">
            <text:p>0.00206741</text:p>
          </table:table-cell>
          <table:table-cell office:value-type="float" office:value="0.03502314">
            <text:p>0.03502314</text:p>
          </table:table-cell>
          <table:table-cell office:value-type="float" office:value="0.08846362">
            <text:p>0.08846362</text:p>
          </table:table-cell>
          <table:table-cell office:value-type="float" office:value="0.22531325">
            <text:p>0.22531325</text:p>
          </table:table-cell>
          <table:table-cell office:value-type="float" office:value="1960">
            <text:p>1960</text:p>
          </table:table-cell>
          <table:table-cell office:value-type="float" office:value="22156">
            <text:p>22156</text:p>
          </table:table-cell>
          <table:table-cell office:value-type="string">
            <text:p>?a</text:p>
          </table:table-cell>
          <table:table-cell office:value-type="float" office:value="20196">
            <text:p>20196</text:p>
          </table:table-cell>
          <table:table-cell table:number-columns-repeated="9"/>
        </table:table-row>
        <table:table-row table:style-name="ro2">
          <table:table-cell office:value-type="string">
            <text:p>?a <text:s/>&lt;exports&gt; <text:s/>?b <text:s text:c="2"/>=&gt; ?a <text:s/>&lt;imports&gt; <text:s/>?b</text:p>
          </table:table-cell>
          <table:table-cell office:value-type="float" office:value="0.00004641">
            <text:p>0.00004641</text:p>
          </table:table-cell>
          <table:table-cell office:value-type="float" office:value="0.13095238">
            <text:p>0.13095238</text:p>
          </table:table-cell>
          <table:table-cell office:value-type="float" office:value="0.08678501">
            <text:p>0.08678501</text:p>
          </table:table-cell>
          <table:table-cell office:value-type="float" office:value="0.10328638">
            <text:p>0.10328638</text:p>
          </table:table-cell>
          <table:table-cell office:value-type="float" office:value="44">
            <text:p>44</text:p>
          </table:table-cell>
          <table:table-cell office:value-type="float" office:value="507">
            <text:p>507</text:p>
          </table:table-cell>
          <table:table-cell office:value-type="string">
            <text:p>?a</text:p>
          </table:table-cell>
          <table:table-cell office:value-type="float" office:value="463">
            <text:p>463</text:p>
          </table:table-cell>
          <table:table-cell table:number-columns-repeated="9"/>
        </table:table-row>
        <table:table-row table:style-name="ro2">
          <table:table-cell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>
            <text:p>0.00004958</text:p>
          </table:table-cell>
          <table:table-cell office:value-type="float" office:value="0.01929392">
            <text:p>0.01929392</text:p>
          </table:table-cell>
          <table:table-cell office:value-type="float" office:value="0.08655617">
            <text:p>0.08655617</text:p>
          </table:table-cell>
          <table:table-cell office:value-type="float" office:value="0.21860465">
            <text:p>0.21860465</text:p>
          </table:table-cell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  <table:table-cell office:value-type="string">
            <text:p>?a</text:p>
          </table:table-cell>
          <table:table-cell office:value-type="float" office:value="496">
            <text:p>496</text:p>
          </table:table-cell>
          <table:table-cell table:number-columns-repeated="9"/>
        </table:table-row>
        <table:table-row table:style-name="ro2">
          <table:table-cell office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>
            <text:p>0.00005485</text:p>
          </table:table-cell>
          <table:table-cell office:value-type="float" office:value="0.06475716">
            <text:p>0.06475716</text:p>
          </table:table-cell>
          <table:table-cell office:value-type="float" office:value="0.07784431">
            <text:p>0.07784431</text:p>
          </table:table-cell>
          <table:table-cell office:value-type="float" office:value="0.09647495">
            <text:p>0.09647495</text:p>
          </table:table-cell>
          <table:table-cell office:value-type="float" office:value="52">
            <text:p>52</text:p>
          </table:table-cell>
          <table:table-cell office:value-type="float" office:value="668">
            <text:p>668</text:p>
          </table:table-cell>
          <table:table-cell office:value-type="string">
            <text:p>?a</text:p>
          </table:table-cell>
          <table:table-cell office:value-type="float" office:value="616">
            <text:p>616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>
            <text:p>0.00009388</text:p>
          </table:table-cell>
          <table:table-cell office:value-type="float" office:value="0.17554241">
            <text:p>0.17554241</text:p>
          </table:table-cell>
          <table:table-cell table:number-columns-repeated="2" office:value-type="float" office:value="0.07307061">
            <text:p>0.07307061</text:p>
          </table:table-cell>
          <table:table-cell office:value-type="float" office:value="89">
            <text:p>89</text:p>
          </table:table-cell>
          <table:table-cell office:value-type="float" office:value="1218">
            <text:p>1218</text:p>
          </table:table-cell>
          <table:table-cell office:value-type="string">
            <text:p>?b</text:p>
          </table:table-cell>
          <table:table-cell office:value-type="float" office:value="1129">
            <text:p>1129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>
            <text:p>0.00102949</text:p>
          </table:table-cell>
          <table:table-cell office:value-type="float" office:value="0.01744009">
            <text:p>0.01744009</text:p>
          </table:table-cell>
          <table:table-cell office:value-type="float" office:value="0.07163829">
            <text:p>0.07163829</text:p>
          </table:table-cell>
          <table:table-cell office:value-type="float" office:value="0.26872247">
            <text:p>0.26872247</text:p>
          </table:table-cell>
          <table:table-cell office:value-type="float" office:value="976">
            <text:p>976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office:value-type="float" office:value="12648">
            <text:p>12648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>
            <text:p>0.00005907</text:p>
          </table:table-cell>
          <table:table-cell office:value-type="float" office:value="0.06973848">
            <text:p>0.06973848</text:p>
          </table:table-cell>
          <table:table-cell office:value-type="float" office:value="0.06982544">
            <text:p>0.06982544</text:p>
          </table:table-cell>
          <table:table-cell office:value-type="float" office:value="0.08695652">
            <text:p>0.08695652</text:p>
          </table:table-cell>
          <table:table-cell office:value-type="float" office:value="56">
            <text:p>56</text:p>
          </table:table-cell>
          <table:table-cell office:value-type="float" office:value="802">
            <text:p>802</text:p>
          </table:table-cell>
          <table:table-cell office:value-type="string">
            <text:p>?a</text:p>
          </table:table-cell>
          <table:table-cell office:value-type="float" office:value="746">
            <text:p>746</text:p>
          </table:table-cell>
          <table:table-cell table:number-columns-repeated="9"/>
        </table:table-row>
        <table:table-row table:style-name="ro2">
          <table:table-cell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>
            <text:p>0.00005274</text:p>
          </table:table-cell>
          <table:table-cell office:value-type="float" office:value="0.02052545">
            <text:p>0.02052545</text:p>
          </table:table-cell>
          <table:table-cell office:value-type="float" office:value="0.06868132">
            <text:p>0.06868132</text:p>
          </table:table-cell>
          <table:table-cell office:value-type="float" office:value="0.22727273">
            <text:p>0.22727273</text:p>
          </table:table-cell>
          <table:table-cell office:value-type="float" office:value="50">
            <text:p>50</text:p>
          </table:table-cell>
          <table:table-cell office:value-type="float" office:value="728">
            <text:p>728</text:p>
          </table:table-cell>
          <table:table-cell office:value-type="string">
            <text:p>?a</text:p>
          </table:table-cell>
          <table:table-cell office:value-type="float" office:value="678">
            <text:p>678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>
            <text:p>0.00008755</text:p>
          </table:table-cell>
          <table:table-cell office:value-type="float" office:value="0.24702381">
            <text:p>0.24702381</text:p>
          </table:table-cell>
          <table:table-cell office:value-type="float" office:value="0.0681445">
            <text:p>0.0681445</text:p>
          </table:table-cell>
          <table:table-cell office:value-type="float" office:value="0.09181416">
            <text:p>0.09181416</text:p>
          </table:table-cell>
          <table:table-cell office:value-type="float" office:value="83">
            <text:p>83</text:p>
          </table:table-cell>
          <table:table-cell office:value-type="float" office:value="1218">
            <text:p>1218</text:p>
          </table:table-cell>
          <table:table-cell office:value-type="string">
            <text:p>?a</text:p>
          </table:table-cell>
          <table:table-cell office:value-type="float" office:value="1135">
            <text:p>1135</text:p>
          </table:table-cell>
          <table:table-cell table:number-columns-repeated="9"/>
        </table:table-row>
        <table:table-row table:style-name="ro2">
          <table:table-cell office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>
            <text:p>0.00005063</text:p>
          </table:table-cell>
          <table:table-cell office:value-type="float" office:value="0.02265219">
            <text:p>0.02265219</text:p>
          </table:table-cell>
          <table:table-cell office:value-type="float" office:value="0.06798867">
            <text:p>0.06798867</text:p>
          </table:table-cell>
          <table:table-cell office:value-type="float" office:value="0.07272727">
            <text:p>0.07272727</text:p>
          </table:table-cell>
          <table:table-cell office:value-type="float" office:value="48">
            <text:p>48</text:p>
          </table:table-cell>
          <table:table-cell office:value-type="float" office:value="706">
            <text:p>706</text:p>
          </table:table-cell>
          <table:table-cell office:value-type="string">
            <text:p>?a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2">
          <table:table-cell office:value-type="string">
            <text:p>?a <text:s/>&lt;directed&gt; <text:s/>?b <text:s text:c="2"/>=&gt; ?a <text:s/>&lt;produced&gt; <text:s/>?b</text:p>
          </table:table-cell>
          <table:table-cell office:value-type="float" office:value="0.00239546">
            <text:p>0.00239546</text:p>
          </table:table-cell>
          <table:table-cell office:value-type="float" office:value="0.11255948">
            <text:p>0.11255948</text:p>
          </table:table-cell>
          <table:table-cell office:value-type="float" office:value="0.06784573">
            <text:p>0.06784573</text:p>
          </table:table-cell>
          <table:table-cell office:value-type="float" office:value="0.1618905">
            <text:p>0.1618905</text:p>
          </table:table-cell>
          <table:table-cell office:value-type="float" office:value="2271">
            <text:p>2271</text:p>
          </table:table-cell>
          <table:table-cell office:value-type="float" office:value="33473">
            <text:p>33473</text:p>
          </table:table-cell>
          <table:table-cell office:value-type="string">
            <text:p>?b</text:p>
          </table:table-cell>
          <table:table-cell office:value-type="float" office:value="31202">
            <text:p>31202</text:p>
          </table:table-cell>
          <table:table-cell table:number-columns-repeated="9"/>
        </table:table-row>
        <table:table-row table:style-name="ro2">
          <table:table-cell office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>
            <text:p>0.00003692</text:p>
          </table:table-cell>
          <table:table-cell office:value-type="float" office:value="0.01651723">
            <text:p>0.01651723</text:p>
          </table:table-cell>
          <table:table-cell office:value-type="float" office:value="0.06013746">
            <text:p>0.06013746</text:p>
          </table:table-cell>
          <table:table-cell office:value-type="float" office:value="0.06410256">
            <text:p>0.06410256</text:p>
          </table:table-cell>
          <table:table-cell office:value-type="float" office:value="35">
            <text:p>35</text:p>
          </table:table-cell>
          <table:table-cell office:value-type="float" office:value="582">
            <text:p>582</text:p>
          </table:table-cell>
          <table:table-cell office:value-type="string">
            <text:p>?a</text:p>
          </table:table-cell>
          <table:table-cell office:value-type="float" office:value="547">
            <text:p>547</text:p>
          </table:table-cell>
          <table:table-cell table:number-columns-repeated="9"/>
        </table:table-row>
        <table:table-row table:style-name="ro2">
          <table:table-cell office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>
            <text:p>0.00004536</text:p>
          </table:table-cell>
          <table:table-cell office:value-type="float" office:value="0.02029259">
            <text:p>0.02029259</text:p>
          </table:table-cell>
          <table:table-cell office:value-type="float" office:value="0.05858311">
            <text:p>0.05858311</text:p>
          </table:table-cell>
          <table:table-cell office:value-type="float" office:value="0.06574924">
            <text:p>0.06574924</text:p>
          </table:table-cell>
          <table:table-cell office:value-type="float" office:value="43">
            <text:p>43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office:value-type="float" office:value="691">
            <text:p>691</text:p>
          </table:table-cell>
          <table:table-cell table:number-columns-repeated="9"/>
        </table:table-row>
        <table:table-row table:style-name="ro2">
          <table:table-cell office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>
            <text:p>0.00004747</text:p>
          </table:table-cell>
          <table:table-cell office:value-type="float" office:value="0.0887574">
            <text:p>0.0887574</text:p>
          </table:table-cell>
          <table:table-cell office:value-type="float" office:value="0.05569307">
            <text:p>0.05569307</text:p>
          </table:table-cell>
          <table:table-cell office:value-type="float" office:value="0.0647482">
            <text:p>0.0647482</text:p>
          </table:table-cell>
          <table:table-cell office:value-type="float" office:value="45">
            <text:p>45</text:p>
          </table:table-cell>
          <table:table-cell office:value-type="float" office:value="808">
            <text:p>808</text:p>
          </table:table-cell>
          <table:table-cell office:value-type="string">
            <text:p>?b</text:p>
          </table:table-cell>
          <table:table-cell office:value-type="float" office:value="763">
            <text:p>763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wasBornIn&gt; <text:s/>?b</text:p>
          </table:table-cell>
          <table:table-cell office:value-type="float" office:value="0.00081536">
            <text:p>0.00081536</text:p>
          </table:table-cell>
          <table:table-cell office:value-type="float" office:value="0.0138127">
            <text:p>0.0138127</text:p>
          </table:table-cell>
          <table:table-cell office:value-type="float" office:value="0.0529706">
            <text:p>0.0529706</text:p>
          </table:table-cell>
          <table:table-cell office:value-type="float" office:value="0.17116918">
            <text:p>0.17116918</text:p>
          </table:table-cell>
          <table:table-cell office:value-type="float" office:value="773">
            <text:p>773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office:value-type="float" office:value="13820">
            <text:p>13820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>
            <text:p>0.0007257</text:p>
          </table:table-cell>
          <table:table-cell office:value-type="float" office:value="0.03105254">
            <text:p>0.03105254</text:p>
          </table:table-cell>
          <table:table-cell office:value-type="float" office:value="0.05049912">
            <text:p>0.05049912</text:p>
          </table:table-cell>
          <table:table-cell office:value-type="float" office:value="0.38457239">
            <text:p>0.38457239</text:p>
          </table:table-cell>
          <table:table-cell office:value-type="float" office:value="688">
            <text:p>688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office:value-type="float" office:value="12936">
            <text:p>12936</text:p>
          </table:table-cell>
          <table:table-cell table:number-columns-repeated="9"/>
        </table:table-row>
        <table:table-row table:style-name="ro2">
          <table:table-cell office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>
            <text:p>0.00012658</text:p>
          </table:table-cell>
          <table:table-cell office:value-type="float" office:value="0.17416546">
            <text:p>0.17416546</text:p>
          </table:table-cell>
          <table:table-cell office:value-type="float" office:value="0.04995837">
            <text:p>0.04995837</text:p>
          </table:table-cell>
          <table:table-cell office:value-type="float" office:value="0.06413683">
            <text:p>0.06413683</text:p>
          </table:table-cell>
          <table:table-cell office:value-type="float" office:value="120">
            <text:p>120</text:p>
          </table:table-cell>
          <table:table-cell office:value-type="float" office:value="2402">
            <text:p>2402</text:p>
          </table:table-cell>
          <table:table-cell office:value-type="string">
            <text:p>?a</text:p>
          </table:table-cell>
          <table:table-cell office:value-type="float" office:value="2282">
            <text:p>2282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>
            <text:p>0.00005485</text:p>
          </table:table-cell>
          <table:table-cell office:value-type="float" office:value="0.1025641">
            <text:p>0.1025641</text:p>
          </table:table-cell>
          <table:table-cell office:value-type="float" office:value="0.04957102">
            <text:p>0.04957102</text:p>
          </table:table-cell>
          <table:table-cell office:value-type="float" office:value="0.05450734">
            <text:p>0.05450734</text:p>
          </table:table-cell>
          <table:table-cell office:value-type="float" office:value="52">
            <text:p>52</text:p>
          </table:table-cell>
          <table:table-cell office:value-type="float" office:value="1049">
            <text:p>1049</text:p>
          </table:table-cell>
          <table:table-cell office:value-type="string">
            <text:p>?b</text:p>
          </table:table-cell>
          <table:table-cell office:value-type="float" office:value="997">
            <text:p>997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>
            <text:p>0.00007806</text:p>
          </table:table-cell>
          <table:table-cell office:value-type="float" office:value="0.14595661">
            <text:p>0.14595661</text:p>
          </table:table-cell>
          <table:table-cell table:number-columns-repeated="2" office:value-type="float" office:value="0.0490391">
            <text:p>0.0490391</text:p>
          </table:table-cell>
          <table:table-cell office:value-type="float" office:value="74">
            <text:p>74</text:p>
          </table:table-cell>
          <table:table-cell office:value-type="float" office:value="1509">
            <text:p>1509</text:p>
          </table:table-cell>
          <table:table-cell office:value-type="string">
            <text:p>?b</text:p>
          </table:table-cell>
          <table:table-cell table:formula="of:=[.G47]-[.F47]" office:value-type="float" office:value="1435">
            <text:p>1435</text:p>
          </table:table-cell>
          <table:table-cell table:number-columns-repeated="9"/>
        </table:table-row>
        <table:table-row table:style-name="ro2">
          <table:table-cell office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>
            <text:p>0.0004715</text:p>
          </table:table-cell>
          <table:table-cell office:value-type="float" office:value="0.64876633">
            <text:p>0.64876633</text:p>
          </table:table-cell>
          <table:table-cell table:number-columns-repeated="2" office:value-type="float" office:value="0.04769526">
            <text:p>0.04769526</text:p>
          </table:table-cell>
          <table:table-cell office:value-type="float" office:value="447">
            <text:p>447</text:p>
          </table:table-cell>
          <table:table-cell office:value-type="float" office:value="9372">
            <text:p>9372</text:p>
          </table:table-cell>
          <table:table-cell office:value-type="string">
            <text:p>?a</text:p>
          </table:table-cell>
          <table:table-cell table:formula="of:=[.G48]-[.F48]" office:value-type="float" office:value="8925">
            <text:p>8925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>
            <text:p>0.00063816</text:p>
          </table:table-cell>
          <table:table-cell office:value-type="float" office:value="0.04152368">
            <text:p>0.04152368</text:p>
          </table:table-cell>
          <table:table-cell office:value-type="float" office:value="0.04514925">
            <text:p>0.04514925</text:p>
          </table:table-cell>
          <table:table-cell office:value-type="float" office:value="0.48130469">
            <text:p>0.48130469</text:p>
          </table:table-cell>
          <table:table-cell office:value-type="float" office:value="605">
            <text:p>605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49]-[.F49]" office:value-type="float" office:value="12795">
            <text:p>12795</text:p>
          </table:table-cell>
          <table:table-cell table:number-columns-repeated="9"/>
        </table:table-row>
        <table:table-row table:style-name="ro2">
          <table:table-cell office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>
            <text:p>0.00006856</text:p>
          </table:table-cell>
          <table:table-cell office:value-type="float" office:value="0.03067485">
            <text:p>0.03067485</text:p>
          </table:table-cell>
          <table:table-cell office:value-type="float" office:value="0.04513889">
            <text:p>0.04513889</text:p>
          </table:table-cell>
          <table:table-cell office:value-type="float" office:value="0.04772394">
            <text:p>0.04772394</text:p>
          </table:table-cell>
          <table:table-cell office:value-type="float" office:value="65">
            <text:p>65</text:p>
          </table:table-cell>
          <table:table-cell office:value-type="float" office:value="1440">
            <text:p>1440</text:p>
          </table:table-cell>
          <table:table-cell office:value-type="string">
            <text:p>?a</text:p>
          </table:table-cell>
          <table:table-cell table:formula="of:=[.G50]-[.F50]" office:value-type="float" office:value="1375">
            <text:p>1375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0.0006909">
            <text:p>0.0006909</text:p>
          </table:table-cell>
          <table:table-cell office:value-type="float" office:value="0.04488453">
            <text:p>0.04488453</text:p>
          </table:table-cell>
          <table:table-cell office:value-type="float" office:value="0.04495539">
            <text:p>0.04495539</text:p>
          </table:table-cell>
          <table:table-cell office:value-type="float" office:value="0.52358114">
            <text:p>0.52358114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office:value-type="string">
            <text:p>?a</text:p>
          </table:table-cell>
          <table:table-cell table:formula="of:=[.G51]-[.F51]" office:value-type="float" office:value="13915">
            <text:p>13915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isCitizenOf&gt; <text:s/>?b</text:p>
          </table:table-cell>
          <table:table-cell office:value-type="float" office:value="0.0006909">
            <text:p>0.0006909</text:p>
          </table:table-cell>
          <table:table-cell office:value-type="float" office:value="0.04495539">
            <text:p>0.04495539</text:p>
          </table:table-cell>
          <table:table-cell office:value-type="float" office:value="0.04488453">
            <text:p>0.04488453</text:p>
          </table:table-cell>
          <table:table-cell office:value-type="float" office:value="0.36571748">
            <text:p>0.36571748</text:p>
          </table:table-cell>
          <table:table-cell office:value-type="float" office:value="655">
            <text:p>655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52]-[.F52]" office:value-type="float" office:value="13938">
            <text:p>13938</text:p>
          </table:table-cell>
          <table:table-cell table:number-columns-repeated="9"/>
        </table:table-row>
        <table:table-row table:style-name="ro2">
          <table:table-cell office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>
            <text:p>0.00007489</text:p>
          </table:table-cell>
          <table:table-cell office:value-type="float" office:value="0.1030479">
            <text:p>0.1030479</text:p>
          </table:table-cell>
          <table:table-cell office:value-type="float" office:value="0.04361179">
            <text:p>0.04361179</text:p>
          </table:table-cell>
          <table:table-cell office:value-type="float" office:value="0.05577376">
            <text:p>0.05577376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53]-[.F53]" office:value-type="float" office:value="1557">
            <text:p>1557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>
            <text:p>0.00007489</text:p>
          </table:table-cell>
          <table:table-cell office:value-type="float" office:value="0.1030479">
            <text:p>0.1030479</text:p>
          </table:table-cell>
          <table:table-cell office:value-type="float" office:value="0.04361179">
            <text:p>0.04361179</text:p>
          </table:table-cell>
          <table:table-cell office:value-type="float" office:value="0.05577376">
            <text:p>0.05577376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54]-[.F54]" office:value-type="float" office:value="1557">
            <text:p>1557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>
            <text:p>0.00002637</text:p>
          </table:table-cell>
          <table:table-cell office:value-type="float" office:value="0.01179802">
            <text:p>0.01179802</text:p>
          </table:table-cell>
          <table:table-cell office:value-type="float" office:value="0.04266212">
            <text:p>0.04266212</text:p>
          </table:table-cell>
          <table:table-cell office:value-type="float" office:value="0.15923567">
            <text:p>0.15923567</text:p>
          </table:table-cell>
          <table:table-cell office:value-type="float" office:value="25">
            <text:p>25</text:p>
          </table:table-cell>
          <table:table-cell office:value-type="float" office:value="586">
            <text:p>586</text:p>
          </table:table-cell>
          <table:table-cell office:value-type="string">
            <text:p>?a</text:p>
          </table:table-cell>
          <table:table-cell table:formula="of:=[.G55]-[.F55]" office:value-type="float" office:value="561">
            <text:p>561</text:p>
          </table:table-cell>
          <table:table-cell table:number-columns-repeated="9"/>
        </table:table-row>
        <table:table-row table:style-name="ro2">
          <table:table-cell office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>
            <text:p>0.00261064</text:p>
          </table:table-cell>
          <table:table-cell office:value-type="float" office:value="0.17741935">
            <text:p>0.17741935</text:p>
          </table:table-cell>
          <table:table-cell table:number-columns-repeated="2" office:value-type="float" office:value="0.04255502">
            <text:p>0.04255502</text:p>
          </table:table-cell>
          <table:table-cell office:value-type="float" office:value="2475">
            <text:p>2475</text:p>
          </table:table-cell>
          <table:table-cell office:value-type="float" office:value="58160">
            <text:p>58160</text:p>
          </table:table-cell>
          <table:table-cell office:value-type="string">
            <text:p>?b</text:p>
          </table:table-cell>
          <table:table-cell table:formula="of:=[.G56]-[.F56]" office:value-type="float" office:value="55685">
            <text:p>55685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>
            <text:p>0.00021202</text:p>
          </table:table-cell>
          <table:table-cell office:value-type="float" office:value="0.01379547">
            <text:p>0.01379547</text:p>
          </table:table-cell>
          <table:table-cell office:value-type="float" office:value="0.04083706">
            <text:p>0.04083706</text:p>
          </table:table-cell>
          <table:table-cell office:value-type="float" office:value="0.20700309">
            <text:p>0.20700309</text:p>
          </table:table-cell>
          <table:table-cell office:value-type="float" office:value="201">
            <text:p>201</text:p>
          </table:table-cell>
          <table:table-cell office:value-type="float" office:value="4922">
            <text:p>4922</text:p>
          </table:table-cell>
          <table:table-cell office:value-type="string">
            <text:p>?a</text:p>
          </table:table-cell>
          <table:table-cell table:formula="of:=[.G57]-[.F57]" office:value-type="float" office:value="4721">
            <text:p>4721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>
            <text:p>0.00021729</text:p>
          </table:table-cell>
          <table:table-cell office:value-type="float" office:value="0.01413864">
            <text:p>0.01413864</text:p>
          </table:table-cell>
          <table:table-cell office:value-type="float" office:value="0.0390966">
            <text:p>0.0390966</text:p>
          </table:table-cell>
          <table:table-cell office:value-type="float" office:value="0.48130841">
            <text:p>0.48130841</text:p>
          </table:table-cell>
          <table:table-cell office:value-type="float" office:value="206">
            <text:p>206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58]-[.F58]" office:value-type="float" office:value="5063">
            <text:p>5063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>
            <text:p>0.00086283</text:p>
          </table:table-cell>
          <table:table-cell office:value-type="float" office:value="0.05837437">
            <text:p>0.05837437</text:p>
          </table:table-cell>
          <table:table-cell table:number-columns-repeated="2" office:value-type="float" office:value="0.03884325">
            <text:p>0.03884325</text:p>
          </table:table-cell>
          <table:table-cell office:value-type="float" office:value="818">
            <text:p>818</text:p>
          </table:table-cell>
          <table:table-cell office:value-type="float" office:value="21059">
            <text:p>21059</text:p>
          </table:table-cell>
          <table:table-cell office:value-type="string">
            <text:p>?b</text:p>
          </table:table-cell>
          <table:table-cell table:formula="of:=[.G59]-[.F59]" office:value-type="float" office:value="20241">
            <text:p>20241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>
            <text:p>0.00133433</text:p>
          </table:table-cell>
          <table:table-cell office:value-type="float" office:value="0.08682224">
            <text:p>0.08682224</text:p>
          </table:table-cell>
          <table:table-cell office:value-type="float" office:value="0.03745041">
            <text:p>0.03745041</text:p>
          </table:table-cell>
          <table:table-cell office:value-type="float" office:value="0.57421698">
            <text:p>0.57421698</text:p>
          </table:table-cell>
          <table:table-cell office:value-type="float" office:value="1265">
            <text:p>1265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60]-[.F60]" office:value-type="float" office:value="32513">
            <text:p>32513</text:p>
          </table:table-cell>
          <table:table-cell table:number-columns-repeated="9"/>
        </table:table-row>
        <table:table-row table:style-name="ro2">
          <table:table-cell office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>
            <text:p>0.00008966</text:p>
          </table:table-cell>
          <table:table-cell office:value-type="float" office:value="0.1233672">
            <text:p>0.1233672</text:p>
          </table:table-cell>
          <table:table-cell office:value-type="float" office:value="0.03538718">
            <text:p>0.03538718</text:p>
          </table:table-cell>
          <table:table-cell office:value-type="float" office:value="0.04214179">
            <text:p>0.04214179</text:p>
          </table:table-cell>
          <table:table-cell office:value-type="float" office:value="85">
            <text:p>85</text:p>
          </table:table-cell>
          <table:table-cell office:value-type="float" office:value="2402">
            <text:p>2402</text:p>
          </table:table-cell>
          <table:table-cell office:value-type="string">
            <text:p>?a</text:p>
          </table:table-cell>
          <table:table-cell table:formula="of:=[.G61]-[.F61]" office:value-type="float" office:value="2317">
            <text:p>2317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b <text:s text:c="2"/>=&gt; ?a <text:s/>&lt;diedIn&gt; <text:s/>?b</text:p>
          </table:table-cell>
          <table:table-cell office:value-type="float" office:value="0.00206741">
            <text:p>0.00206741</text:p>
          </table:table-cell>
          <table:table-cell office:value-type="float" office:value="0.08846362">
            <text:p>0.08846362</text:p>
          </table:table-cell>
          <table:table-cell office:value-type="float" office:value="0.03502314">
            <text:p>0.03502314</text:p>
          </table:table-cell>
          <table:table-cell office:value-type="float" office:value="0.22531325">
            <text:p>0.22531325</text:p>
          </table:table-cell>
          <table:table-cell office:value-type="float" office:value="1960">
            <text:p>1960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62]-[.F62]" office:value-type="float" office:value="54003">
            <text:p>54003</text:p>
          </table:table-cell>
          <table:table-cell table:number-columns-repeated="9"/>
        </table:table-row>
        <table:table-row table:style-name="ro2">
          <table:table-cell office:value-type="string">
            <text:p>?a <text:s/>&lt;isLeaderOf&gt; <text:s/>?b <text:s text:c="2"/>=&gt; ?a <text:s/>&lt;livesIn&gt; <text:s/>?b</text:p>
          </table:table-cell>
          <table:table-cell office:value-type="float" office:value="0.00022678">
            <text:p>0.00022678</text:p>
          </table:table-cell>
          <table:table-cell office:value-type="float" office:value="0.01473309">
            <text:p>0.01473309</text:p>
          </table:table-cell>
          <table:table-cell office:value-type="float" office:value="0.03370434">
            <text:p>0.03370434</text:p>
          </table:table-cell>
          <table:table-cell office:value-type="float" office:value="0.14448925">
            <text:p>0.14448925</text:p>
          </table:table-cell>
          <table:table-cell office:value-type="float" office:value="215">
            <text:p>215</text:p>
          </table:table-cell>
          <table:table-cell office:value-type="float" office:value="6379">
            <text:p>6379</text:p>
          </table:table-cell>
          <table:table-cell office:value-type="string">
            <text:p>?a</text:p>
          </table:table-cell>
          <table:table-cell table:formula="of:=[.G63]-[.F63]" office:value-type="float" office:value="6164">
            <text:p>6164</text:p>
          </table:table-cell>
          <table:table-cell table:number-columns-repeated="9"/>
        </table:table-row>
        <table:table-row table:style-name="ro2">
          <table:table-cell office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>
            <text:p>0.00010654</text:p>
          </table:table-cell>
          <table:table-cell office:value-type="float" office:value="0.14658926">
            <text:p>0.14658926</text:p>
          </table:table-cell>
          <table:table-cell office:value-type="float" office:value="0.03208386">
            <text:p>0.03208386</text:p>
          </table:table-cell>
          <table:table-cell office:value-type="float" office:value="0.04211843">
            <text:p>0.04211843</text:p>
          </table:table-cell>
          <table:table-cell office:value-type="float" office:value="101">
            <text:p>101</text:p>
          </table:table-cell>
          <table:table-cell office:value-type="float" office:value="3148">
            <text:p>3148</text:p>
          </table:table-cell>
          <table:table-cell office:value-type="string">
            <text:p>?a</text:p>
          </table:table-cell>
          <table:table-cell table:formula="of:=[.G64]-[.F64]" office:value-type="float" office:value="3047">
            <text:p>3047</text:p>
          </table:table-cell>
          <table:table-cell table:number-columns-repeated="9"/>
        </table:table-row>
        <table:table-row table:style-name="ro2">
          <table:table-cell office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>
            <text:p>0.00018143</text:p>
          </table:table-cell>
          <table:table-cell office:value-type="float" office:value="0.24963716">
            <text:p>0.24963716</text:p>
          </table:table-cell>
          <table:table-cell office:value-type="float" office:value="0.03193465">
            <text:p>0.03193465</text:p>
          </table:table-cell>
          <table:table-cell office:value-type="float" office:value="0.04154589">
            <text:p>0.04154589</text:p>
          </table:table-cell>
          <table:table-cell office:value-type="float" office:value="172">
            <text:p>172</text:p>
          </table:table-cell>
          <table:table-cell office:value-type="float" office:value="5386">
            <text:p>5386</text:p>
          </table:table-cell>
          <table:table-cell office:value-type="string">
            <text:p>?a</text:p>
          </table:table-cell>
          <table:table-cell table:formula="of:=[.G65]-[.F65]" office:value-type="float" office:value="5214">
            <text:p>5214</text:p>
          </table:table-cell>
          <table:table-cell table:number-columns-repeated="9"/>
        </table:table-row>
        <table:table-row table:style-name="ro2">
          <table:table-cell office:value-type="string">
            <text:p>?a <text:s/>&lt;created&gt; <text:s/>?b <text:s text:c="2"/>=&gt; ?a <text:s/>&lt;directed&gt; <text:s/>?b</text:p>
          </table:table-cell>
          <table:table-cell office:value-type="float" office:value="0.006621">
            <text:p>0.006621</text:p>
          </table:table-cell>
          <table:table-cell office:value-type="float" office:value="0.18752427">
            <text:p>0.18752427</text:p>
          </table:table-cell>
          <table:table-cell office:value-type="float" office:value="0.03136023">
            <text:p>0.03136023</text:p>
          </table:table-cell>
          <table:table-cell office:value-type="float" office:value="0.22802238">
            <text:p>0.22802238</text:p>
          </table:table-cell>
          <table:table-cell office:value-type="float" office:value="6277">
            <text:p>6277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66]-[.F66]" office:value-type="float" office:value="193881">
            <text:p>193881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>
            <text:p>0.00002426</text:p>
          </table:table-cell>
          <table:table-cell office:value-type="float" office:value="0.03338171">
            <text:p>0.03338171</text:p>
          </table:table-cell>
          <table:table-cell office:value-type="float" office:value="0.03133515">
            <text:p>0.03133515</text:p>
          </table:table-cell>
          <table:table-cell office:value-type="float" office:value="0.04144144">
            <text:p>0.04144144</text:p>
          </table:table-cell>
          <table:table-cell office:value-type="float" office:value="23">
            <text:p>23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67]-[.F67]" office:value-type="float" office:value="711">
            <text:p>711</text:p>
          </table:table-cell>
          <table:table-cell table:number-columns-repeated="9"/>
        </table:table-row>
        <table:table-row table:style-name="ro2">
          <table:table-cell office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>
            <text:p>0.00199041</text:p>
          </table:table-cell>
          <table:table-cell office:value-type="float" office:value="0.13526882">
            <text:p>0.13526882</text:p>
          </table:table-cell>
          <table:table-cell office:value-type="float" office:value="0.02812262">
            <text:p>0.02812262</text:p>
          </table:table-cell>
          <table:table-cell office:value-type="float" office:value="0.04357666">
            <text:p>0.04357666</text:p>
          </table:table-cell>
          <table:table-cell office:value-type="float" office:value="1887">
            <text:p>1887</text:p>
          </table:table-cell>
          <table:table-cell office:value-type="float" office:value="67099">
            <text:p>67099</text:p>
          </table:table-cell>
          <table:table-cell office:value-type="string">
            <text:p>?b</text:p>
          </table:table-cell>
          <table:table-cell table:formula="of:=[.G68]-[.F68]" office:value-type="float" office:value="65212">
            <text:p>65212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>
            <text:p>0.0007257</text:p>
          </table:table-cell>
          <table:table-cell office:value-type="float" office:value="0.04722032">
            <text:p>0.04722032</text:p>
          </table:table-cell>
          <table:table-cell office:value-type="float" office:value="0.02769949">
            <text:p>0.02769949</text:p>
          </table:table-cell>
          <table:table-cell office:value-type="float" office:value="0.18057743">
            <text:p>0.18057743</text:p>
          </table:table-cell>
          <table:table-cell office:value-type="float" office:value="688">
            <text:p>688</text:p>
          </table:table-cell>
          <table:table-cell office:value-type="float" office:value="24838">
            <text:p>24838</text:p>
          </table:table-cell>
          <table:table-cell office:value-type="string">
            <text:p>?a</text:p>
          </table:table-cell>
          <table:table-cell table:formula="of:=[.G69]-[.F69]" office:value-type="float" office:value="24150">
            <text:p>24150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>
            <text:p>0.00000844</text:p>
          </table:table-cell>
          <table:table-cell office:value-type="float" office:value="0.02139037">
            <text:p>0.02139037</text:p>
          </table:table-cell>
          <table:table-cell office:value-type="float" office:value="0.02749141">
            <text:p>0.02749141</text:p>
          </table:table-cell>
          <table:table-cell office:value-type="float" office:value="0.05970149">
            <text:p>0.05970149</text:p>
          </table:table-cell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office:value-type="string">
            <text:p>?a</text:p>
          </table:table-cell>
          <table:table-cell table:formula="of:=[.G70]-[.F70]" office:value-type="float" office:value="283">
            <text:p>283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>
            <text:p>0.00038184</text:p>
          </table:table-cell>
          <table:table-cell office:value-type="float" office:value="0.24794521">
            <text:p>0.24794521</text:p>
          </table:table-cell>
          <table:table-cell office:value-type="float" office:value="0.02701493">
            <text:p>0.02701493</text:p>
          </table:table-cell>
          <table:table-cell office:value-type="float" office:value="0.85377358">
            <text:p>0.85377358</text:p>
          </table:table-cell>
          <table:table-cell office:value-type="float" office:value="362">
            <text:p>362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71]-[.F71]" office:value-type="float" office:value="13038">
            <text:p>13038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>
            <text:p>0.00004219</text:p>
          </table:table-cell>
          <table:table-cell office:value-type="float" office:value="0.11904762">
            <text:p>0.11904762</text:p>
          </table:table-cell>
          <table:table-cell office:value-type="float" office:value="0.02650762">
            <text:p>0.02650762</text:p>
          </table:table-cell>
          <table:table-cell office:value-type="float" office:value="0.03831418">
            <text:p>0.03831418</text:p>
          </table:table-cell>
          <table:table-cell office:value-type="float" office:value="40">
            <text:p>40</text:p>
          </table:table-cell>
          <table:table-cell office:value-type="float" office:value="1509">
            <text:p>1509</text:p>
          </table:table-cell>
          <table:table-cell office:value-type="string">
            <text:p>?a</text:p>
          </table:table-cell>
          <table:table-cell table:formula="of:=[.G72]-[.F72]" office:value-type="float" office:value="1469">
            <text:p>1469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>
            <text:p>0.00102949</text:p>
          </table:table-cell>
          <table:table-cell office:value-type="float" office:value="0.06698696">
            <text:p>0.06698696</text:p>
          </table:table-cell>
          <table:table-cell office:value-type="float" office:value="0.02492657">
            <text:p>0.02492657</text:p>
          </table:table-cell>
          <table:table-cell office:value-type="float" office:value="0.19817259">
            <text:p>0.19817259</text:p>
          </table:table-cell>
          <table:table-cell office:value-type="float" office:value="976">
            <text:p>976</text:p>
          </table:table-cell>
          <table:table-cell office:value-type="float" office:value="39155">
            <text:p>39155</text:p>
          </table:table-cell>
          <table:table-cell office:value-type="string">
            <text:p>?a</text:p>
          </table:table-cell>
          <table:table-cell table:formula="of:=[.G73]-[.F73]" office:value-type="float" office:value="38179">
            <text:p>38179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>
            <text:p>0.00013712</text:p>
          </table:table-cell>
          <table:table-cell office:value-type="float" office:value="0.0890411">
            <text:p>0.0890411</text:p>
          </table:table-cell>
          <table:table-cell office:value-type="float" office:value="0.02467261">
            <text:p>0.02467261</text:p>
          </table:table-cell>
          <table:table-cell office:value-type="float" office:value="0.83333333">
            <text:p>0.83333333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74]-[.F74]" office:value-type="float" office:value="5139">
            <text:p>5139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>
            <text:p>0.00001899</text:p>
          </table:table-cell>
          <table:table-cell office:value-type="float" office:value="0.02612482">
            <text:p>0.02612482</text:p>
          </table:table-cell>
          <table:table-cell office:value-type="float" office:value="0.02452316">
            <text:p>0.02452316</text:p>
          </table:table-cell>
          <table:table-cell office:value-type="float" office:value="0.16071429">
            <text:p>0.16071429</text:p>
          </table:table-cell>
          <table:table-cell office:value-type="float" office:value="18">
            <text:p>18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75]-[.F75]" office:value-type="float" office:value="716">
            <text:p>716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>
            <text:p>0.00000738</text:p>
          </table:table-cell>
          <table:table-cell office:value-type="float" office:value="0.01871658">
            <text:p>0.01871658</text:p>
          </table:table-cell>
          <table:table-cell office:value-type="float" office:value="0.02389078">
            <text:p>0.02389078</text:p>
          </table:table-cell>
          <table:table-cell office:value-type="float" office:value="0.05035971">
            <text:p>0.05035971</text:p>
          </table:table-cell>
          <table:table-cell office:value-type="float" office:value="7">
            <text:p>7</text:p>
          </table:table-cell>
          <table:table-cell office:value-type="float" office:value="293">
            <text:p>293</text:p>
          </table:table-cell>
          <table:table-cell office:value-type="string">
            <text:p>?a</text:p>
          </table:table-cell>
          <table:table-cell table:formula="of:=[.G76]-[.F76]" office:value-type="float" office:value="286">
            <text:p>286</text:p>
          </table:table-cell>
          <table:table-cell table:number-columns-repeated="9"/>
        </table:table-row>
        <table:table-row table:style-name="ro2">
          <table:table-cell office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>
            <text:p>0.00002426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02226525">
            <text:p>0.02226525</text:p>
          </table:table-cell>
          <table:table-cell office:value-type="float" office:value="23">
            <text:p>23</text:p>
          </table:table-cell>
          <table:table-cell office:value-type="float" office:value="1033">
            <text:p>1033</text:p>
          </table:table-cell>
          <table:table-cell office:value-type="string">
            <text:p>?b</text:p>
          </table:table-cell>
          <table:table-cell table:formula="of:=[.G77]-[.F77]" office:value-type="float" office:value="1010">
            <text:p>1010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>
            <text:p>0.0009546</text:p>
          </table:table-cell>
          <table:table-cell office:value-type="float" office:value="0.06458289">
            <text:p>0.06458289</text:p>
          </table:table-cell>
          <table:table-cell table:number-columns-repeated="2" office:value-type="float" office:value="0.02056958">
            <text:p>0.02056958</text:p>
          </table:table-cell>
          <table:table-cell office:value-type="float" office:value="905">
            <text:p>905</text:p>
          </table:table-cell>
          <table:table-cell office:value-type="float" office:value="43997">
            <text:p>43997</text:p>
          </table:table-cell>
          <table:table-cell office:value-type="string">
            <text:p>?b</text:p>
          </table:table-cell>
          <table:table-cell table:formula="of:=[.G78]-[.F78]" office:value-type="float" office:value="43092">
            <text:p>43092</text:p>
          </table:table-cell>
          <table:table-cell table:number-columns-repeated="9"/>
        </table:table-row>
        <table:table-row table:style-name="ro2">
          <table:table-cell office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>
            <text:p>0.00002532</text:p>
          </table:table-cell>
          <table:table-cell office:value-type="float" office:value="0.0113261">
            <text:p>0.0113261</text:p>
          </table:table-cell>
          <table:table-cell office:value-type="float" office:value="0.01959184">
            <text:p>0.01959184</text:p>
          </table:table-cell>
          <table:table-cell office:value-type="float" office:value="0.24">
            <text:p>0.24</text:p>
          </table:table-cell>
          <table:table-cell office:value-type="float" office:value="24">
            <text:p>24</text:p>
          </table:table-cell>
          <table:table-cell office:value-type="float" office:value="1225">
            <text:p>1225</text:p>
          </table:table-cell>
          <table:table-cell office:value-type="string">
            <text:p>?a</text:p>
          </table:table-cell>
          <table:table-cell table:formula="of:=[.G79]-[.F79]" office:value-type="float" office:value="1201">
            <text:p>1201</text:p>
          </table:table-cell>
          <table:table-cell table:number-columns-repeated="9"/>
        </table:table-row>
        <table:table-row table:style-name="ro2">
          <table:table-cell office:value-type="string">
            <text:p>?a <text:s/>&lt;graduatedFrom&gt; <text:s/>?b <text:s text:c="2"/>=&gt; ?a <text:s/>&lt;worksAt&gt; <text:s/>?b</text:p>
          </table:table-cell>
          <table:table-cell office:value-type="float" office:value="0.000231">
            <text:p>0.000231</text:p>
          </table:table-cell>
          <table:table-cell office:value-type="float" office:value="0.08990148">
            <text:p>0.08990148</text:p>
          </table:table-cell>
          <table:table-cell office:value-type="float" office:value="0.01844211">
            <text:p>0.01844211</text:p>
          </table:table-cell>
          <table:table-cell office:value-type="float" office:value="0.16246291">
            <text:p>0.16246291</text:p>
          </table:table-cell>
          <table:table-cell office:value-type="float" office:value="219">
            <text:p>219</text:p>
          </table:table-cell>
          <table:table-cell office:value-type="float" office:value="11875">
            <text:p>11875</text:p>
          </table:table-cell>
          <table:table-cell office:value-type="string">
            <text:p>?a</text:p>
          </table:table-cell>
          <table:table-cell table:formula="of:=[.G80]-[.F80]" office:value-type="float" office:value="11656">
            <text:p>11656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diedIn&gt; <text:s/>?b</text:p>
          </table:table-cell>
          <table:table-cell office:value-type="float" office:value="0.00028163">
            <text:p>0.00028163</text:p>
          </table:table-cell>
          <table:table-cell office:value-type="float" office:value="0.01205091">
            <text:p>0.01205091</text:p>
          </table:table-cell>
          <table:table-cell office:value-type="float" office:value="0.01829644">
            <text:p>0.01829644</text:p>
          </table:table-cell>
          <table:table-cell office:value-type="float" office:value="0.29053319">
            <text:p>0.29053319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81]-[.F81]" office:value-type="float" office:value="14326">
            <text:p>14326</text:p>
          </table:table-cell>
          <table:table-cell table:number-columns-repeated="9"/>
        </table:table-row>
        <table:table-row table:style-name="ro2">
          <table:table-cell office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>
            <text:p>0.00265494</text:p>
          </table:table-cell>
          <table:table-cell office:value-type="float" office:value="0.18043011">
            <text:p>0.18043011</text:p>
          </table:table-cell>
          <table:table-cell table:number-columns-repeated="2" office:value-type="float" office:value="0.01573932">
            <text:p>0.01573932</text:p>
          </table:table-cell>
          <table:table-cell office:value-type="float" office:value="2517">
            <text:p>2517</text:p>
          </table:table-cell>
          <table:table-cell office:value-type="float" office:value="159918">
            <text:p>159918</text:p>
          </table:table-cell>
          <table:table-cell office:value-type="string">
            <text:p>?b</text:p>
          </table:table-cell>
          <table:table-cell table:formula="of:=[.G82]-[.F82]" office:value-type="float" office:value="157401">
            <text:p>157401</text:p>
          </table:table-cell>
          <table:table-cell table:number-columns-repeated="9"/>
        </table:table-row>
        <table:table-row table:style-name="ro2">
          <table:table-cell office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>
            <text:p>0.00021202</text:p>
          </table:table-cell>
          <table:table-cell office:value-type="float" office:value="0.01377373">
            <text:p>0.01377373</text:p>
          </table:table-cell>
          <table:table-cell office:value-type="float" office:value="0.01475338">
            <text:p>0.01475338</text:p>
          </table:table-cell>
          <table:table-cell office:value-type="float" office:value="0.17693662">
            <text:p>0.17693662</text:p>
          </table:table-cell>
          <table:table-cell office:value-type="float" office:value="201">
            <text:p>201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table:formula="of:=[.G83]-[.F83]" office:value-type="float" office:value="13423">
            <text:p>13423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isLeaderOf&gt; <text:s/>?b</text:p>
          </table:table-cell>
          <table:table-cell office:value-type="float" office:value="0.00022678">
            <text:p>0.00022678</text:p>
          </table:table-cell>
          <table:table-cell office:value-type="float" office:value="0.03370434">
            <text:p>0.03370434</text:p>
          </table:table-cell>
          <table:table-cell office:value-type="float" office:value="0.01473309">
            <text:p>0.01473309</text:p>
          </table:table-cell>
          <table:table-cell office:value-type="float" office:value="0.31386861">
            <text:p>0.31386861</text:p>
          </table:table-cell>
          <table:table-cell office:value-type="float" office:value="215">
            <text:p>215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84]-[.F84]" office:value-type="float" office:value="14378">
            <text:p>14378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b <text:s text:c="2"/>=&gt; ?a <text:s/>&lt;livesIn&gt; <text:s/>?b</text:p>
          </table:table-cell>
          <table:table-cell office:value-type="float" office:value="0.00081536">
            <text:p>0.00081536</text:p>
          </table:table-cell>
          <table:table-cell office:value-type="float" office:value="0.0529706">
            <text:p>0.0529706</text:p>
          </table:table-cell>
          <table:table-cell office:value-type="float" office:value="0.0138127">
            <text:p>0.0138127</text:p>
          </table:table-cell>
          <table:table-cell office:value-type="float" office:value="0.22695244">
            <text:p>0.22695244</text:p>
          </table:table-cell>
          <table:table-cell office:value-type="float" office:value="773">
            <text:p>773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85]-[.F85]" office:value-type="float" office:value="55190">
            <text:p>55190</text:p>
          </table:table-cell>
          <table:table-cell table:number-columns-repeated="9"/>
        </table:table-row>
        <table:table-row table:style-name="ro2">
          <table:table-cell office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>
            <text:p>0.00002637</text:p>
          </table:table-cell>
          <table:table-cell office:value-type="float" office:value="0.13586957">
            <text:p>0.13586957</text:p>
          </table:table-cell>
          <table:table-cell table:number-columns-repeated="2" office:value-type="float" office:value="0.01327669">
            <text:p>0.01327669</text:p>
          </table:table-cell>
          <table:table-cell office:value-type="float" office:value="25">
            <text:p>25</text:p>
          </table:table-cell>
          <table:table-cell office:value-type="float" office:value="1883">
            <text:p>1883</text:p>
          </table:table-cell>
          <table:table-cell office:value-type="string">
            <text:p>?b</text:p>
          </table:table-cell>
          <table:table-cell table:formula="of:=[.G86]-[.F86]" office:value-type="float" office:value="1858">
            <text:p>1858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>
            <text:p>0.00018459</text:p>
          </table:table-cell>
          <table:table-cell office:value-type="float" office:value="0.01199205">
            <text:p>0.01199205</text:p>
          </table:table-cell>
          <table:table-cell office:value-type="float" office:value="0.0130597">
            <text:p>0.0130597</text:p>
          </table:table-cell>
          <table:table-cell office:value-type="float" office:value="0.38546256">
            <text:p>0.3854625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87]-[.F87]" office:value-type="float" office:value="13225">
            <text:p>13225</text:p>
          </table:table-cell>
          <table:table-cell table:number-columns-repeated="9"/>
        </table:table-row>
        <table:table-row table:style-name="ro2">
          <table:table-cell office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>
            <text:p>0.00025632</text:p>
          </table:table-cell>
          <table:table-cell office:value-type="float" office:value="0.35268505">
            <text:p>0.35268505</text:p>
          </table:table-cell>
          <table:table-cell office:value-type="float" office:value="0.01290974">
            <text:p>0.01290974</text:p>
          </table:table-cell>
          <table:table-cell office:value-type="float" office:value="0.05834334">
            <text:p>0.05834334</text:p>
          </table:table-cell>
          <table:table-cell office:value-type="float" office:value="243">
            <text:p>243</text:p>
          </table:table-cell>
          <table:table-cell office:value-type="float" office:value="18823">
            <text:p>18823</text:p>
          </table:table-cell>
          <table:table-cell office:value-type="string">
            <text:p>?a</text:p>
          </table:table-cell>
          <table:table-cell table:formula="of:=[.G88]-[.F88]" office:value-type="float" office:value="18580">
            <text:p>18580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0.00028163">
            <text:p>0.00028163</text:p>
          </table:table-cell>
          <table:table-cell office:value-type="float" office:value="0.01829644">
            <text:p>0.01829644</text:p>
          </table:table-cell>
          <table:table-cell office:value-type="float" office:value="0.01205091">
            <text:p>0.01205091</text:p>
          </table:table-cell>
          <table:table-cell office:value-type="float" office:value="0.43414634">
            <text:p>0.43414634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office:value-type="string">
            <text:p>?a</text:p>
          </table:table-cell>
          <table:table-cell table:formula="of:=[.G89]-[.F89]" office:value-type="float" office:value="21889">
            <text:p>21889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>
            <text:p>0.00004536</text:p>
          </table:table-cell>
          <table:table-cell office:value-type="float" office:value="0.02029259">
            <text:p>0.02029259</text:p>
          </table:table-cell>
          <table:table-cell office:value-type="float" office:value="0.01147279">
            <text:p>0.01147279</text:p>
          </table:table-cell>
          <table:table-cell office:value-type="float" office:value="0.0625">
            <text:p>0.0625</text:p>
          </table:table-cell>
          <table:table-cell office:value-type="float" office:value="43">
            <text:p>43</text:p>
          </table:table-cell>
          <table:table-cell office:value-type="float" office:value="3748">
            <text:p>3748</text:p>
          </table:table-cell>
          <table:table-cell office:value-type="string">
            <text:p>?a</text:p>
          </table:table-cell>
          <table:table-cell table:formula="of:=[.G90]-[.F90]" office:value-type="float" office:value="3705">
            <text:p>3705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>
            <text:p>0.00010443</text:p>
          </table:table-cell>
          <table:table-cell office:value-type="float" office:value="0.04672015">
            <text:p>0.04672015</text:p>
          </table:table-cell>
          <table:table-cell office:value-type="float" office:value="0.01074335">
            <text:p>0.01074335</text:p>
          </table:table-cell>
          <table:table-cell office:value-type="float" office:value="0.06436931">
            <text:p>0.06436931</text:p>
          </table:table-cell>
          <table:table-cell office:value-type="float" office:value="99">
            <text:p>99</text:p>
          </table:table-cell>
          <table:table-cell office:value-type="float" office:value="9215">
            <text:p>9215</text:p>
          </table:table-cell>
          <table:table-cell office:value-type="string">
            <text:p>?a</text:p>
          </table:table-cell>
          <table:table-cell table:formula="of:=[.G91]-[.F91]" office:value-type="float" office:value="9116">
            <text:p>9116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>
            <text:p>0.00036707</text:p>
          </table:table-cell>
          <table:table-cell office:value-type="float" office:value="0.02384705">
            <text:p>0.02384705</text:p>
          </table:table-cell>
          <table:table-cell office:value-type="float" office:value="0.01030256">
            <text:p>0.01030256</text:p>
          </table:table-cell>
          <table:table-cell office:value-type="float" office:value="0.15330396">
            <text:p>0.15330396</text:p>
          </table:table-cell>
          <table:table-cell office:value-type="float" office:value="348">
            <text:p>348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92]-[.F92]" office:value-type="float" office:value="33430">
            <text:p>33430</text:p>
          </table:table-cell>
          <table:table-cell table:number-columns-repeated="9"/>
        </table:table-row>
        <table:table-row table:style-name="ro2">
          <table:table-cell office:value-type="string">
            <text:p>?a <text:s/>&lt;created&gt; <text:s/>?b <text:s text:c="2"/>=&gt; ?a <text:s/>&lt;produced&gt; <text:s/>?b</text:p>
          </table:table-cell>
          <table:table-cell office:value-type="float" office:value="0.0021402">
            <text:p>0.0021402</text:p>
          </table:table-cell>
          <table:table-cell office:value-type="float" office:value="0.10056503">
            <text:p>0.10056503</text:p>
          </table:table-cell>
          <table:table-cell office:value-type="float" office:value="0.01013699">
            <text:p>0.01013699</text:p>
          </table:table-cell>
          <table:table-cell office:value-type="float" office:value="0.12969829">
            <text:p>0.12969829</text:p>
          </table:table-cell>
          <table:table-cell office:value-type="float" office:value="2029">
            <text:p>2029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93]-[.F93]" office:value-type="float" office:value="198129">
            <text:p>198129</text:p>
          </table:table-cell>
          <table:table-cell table:number-columns-repeated="9"/>
        </table:table-row>
        <table:table-row table:style-name="ro2">
          <table:table-cell office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>
            <text:p>0.0003734</text:p>
          </table:table-cell>
          <table:table-cell office:value-type="float" office:value="0.01057569">
            <text:p>0.01057569</text:p>
          </table:table-cell>
          <table:table-cell office:value-type="float" office:value="0.00967398">
            <text:p>0.00967398</text:p>
          </table:table-cell>
          <table:table-cell office:value-type="float" office:value="0.01162333">
            <text:p>0.01162333</text:p>
          </table:table-cell>
          <table:table-cell office:value-type="float" office:value="354">
            <text:p>354</text:p>
          </table:table-cell>
          <table:table-cell office:value-type="float" office:value="36593">
            <text:p>36593</text:p>
          </table:table-cell>
          <table:table-cell office:value-type="string">
            <text:p>?b</text:p>
          </table:table-cell>
          <table:table-cell table:formula="of:=[.G94]-[.F94]" office:value-type="float" office:value="36239">
            <text:p>36239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b <text:s text:c="2"/>=&gt; ?a <text:s/>&lt;directed&gt; <text:s/>?b</text:p>
          </table:table-cell>
          <table:table-cell office:value-type="float" office:value="0.00100523">
            <text:p>0.00100523</text:p>
          </table:table-cell>
          <table:table-cell office:value-type="float" office:value="0.02847071">
            <text:p>0.02847071</text:p>
          </table:table-cell>
          <table:table-cell office:value-type="float" office:value="0.00885894">
            <text:p>0.00885894</text:p>
          </table:table-cell>
          <table:table-cell office:value-type="float" office:value="0.01167635">
            <text:p>0.01167635</text:p>
          </table:table-cell>
          <table:table-cell office:value-type="float" office:value="953">
            <text:p>953</text:p>
          </table:table-cell>
          <table:table-cell office:value-type="float" office:value="107575">
            <text:p>107575</text:p>
          </table:table-cell>
          <table:table-cell office:value-type="string">
            <text:p>?b</text:p>
          </table:table-cell>
          <table:table-cell table:formula="of:=[.G95]-[.F95]" office:value-type="float" office:value="106622">
            <text:p>106622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b <text:s text:c="2"/>=&gt; ?a <text:s/>&lt;produced&gt; <text:s/>?b</text:p>
          </table:table-cell>
          <table:table-cell office:value-type="float" office:value="0.00091979">
            <text:p>0.00091979</text:p>
          </table:table-cell>
          <table:table-cell office:value-type="float" office:value="0.04321967">
            <text:p>0.04321967</text:p>
          </table:table-cell>
          <table:table-cell office:value-type="float" office:value="0.00810597">
            <text:p>0.00810597</text:p>
          </table:table-cell>
          <table:table-cell office:value-type="float" office:value="0.01812588">
            <text:p>0.01812588</text:p>
          </table:table-cell>
          <table:table-cell office:value-type="float" office:value="872">
            <text:p>872</text:p>
          </table:table-cell>
          <table:table-cell office:value-type="float" office:value="107575">
            <text:p>107575</text:p>
          </table:table-cell>
          <table:table-cell office:value-type="string">
            <text:p>?b</text:p>
          </table:table-cell>
          <table:table-cell table:formula="of:=[.G96]-[.F96]" office:value-type="float" office:value="106703">
            <text:p>106703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>
            <text:p>0.000231</text:p>
          </table:table-cell>
          <table:table-cell office:value-type="float" office:value="0.15">
            <text:p>0.15</text:p>
          </table:table-cell>
          <table:table-cell office:value-type="float" office:value="0.00648351">
            <text:p>0.00648351</text:p>
          </table:table-cell>
          <table:table-cell office:value-type="float" office:value="0.57180157">
            <text:p>0.57180157</text:p>
          </table:table-cell>
          <table:table-cell office:value-type="float" office:value="219">
            <text:p>219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97]-[.F97]" office:value-type="float" office:value="33559">
            <text:p>33559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isPoliticianOf&gt; <text:s/>?b</text:p>
          </table:table-cell>
          <table:table-cell office:value-type="float" office:value="0.00008227">
            <text:p>0.00008227</text:p>
          </table:table-cell>
          <table:table-cell office:value-type="float" office:value="0.05342466">
            <text:p>0.05342466</text:p>
          </table:table-cell>
          <table:table-cell office:value-type="float" office:value="0.00534503">
            <text:p>0.00534503</text:p>
          </table:table-cell>
          <table:table-cell office:value-type="float" office:value="0.28782288">
            <text:p>0.28782288</text:p>
          </table:table-cell>
          <table:table-cell office:value-type="float" office:value="78">
            <text:p>78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98]-[.F98]" office:value-type="float" office:value="14515">
            <text:p>14515</text:p>
          </table:table-cell>
          <table:table-cell table:number-columns-repeated="9"/>
        </table:table-row>
        <table:table-row table:style-name="ro2">
          <table:table-cell office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>
            <text:p>0.00000949</text:p>
          </table:table-cell>
          <table:table-cell office:value-type="float" office:value="0.01306241">
            <text:p>0.01306241</text:p>
          </table:table-cell>
          <table:table-cell office:value-type="float" office:value="0.00485699">
            <text:p>0.00485699</text:p>
          </table:table-cell>
          <table:table-cell office:value-type="float" office:value="0.03061224">
            <text:p>0.03061224</text:p>
          </table:table-cell>
          <table:table-cell office:value-type="float" office:value="9">
            <text:p>9</text:p>
          </table:table-cell>
          <table:table-cell office:value-type="float" office:value="1853">
            <text:p>1853</text:p>
          </table:table-cell>
          <table:table-cell office:value-type="string">
            <text:p>?a</text:p>
          </table:table-cell>
          <table:table-cell table:formula="of:=[.G99]-[.F99]" office:value-type="float" office:value="1844">
            <text:p>1844</text:p>
          </table:table-cell>
          <table:table-cell table:number-columns-repeated="9"/>
        </table:table-row>
        <table:table-row table:style-name="ro2">
          <table:table-cell office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>
            <text:p>0.00022256</text:p>
          </table:table-cell>
          <table:table-cell office:value-type="float" office:value="0.01448181">
            <text:p>0.01448181</text:p>
          </table:table-cell>
          <table:table-cell office:value-type="float" office:value="0.00401278">
            <text:p>0.00401278</text:p>
          </table:table-cell>
          <table:table-cell office:value-type="float" office:value="0.54241645">
            <text:p>0.54241645</text:p>
          </table:table-cell>
          <table:table-cell office:value-type="float" office:value="211">
            <text:p>211</text:p>
          </table:table-cell>
          <table:table-cell office:value-type="float" office:value="52582">
            <text:p>52582</text:p>
          </table:table-cell>
          <table:table-cell office:value-type="string">
            <text:p>?a</text:p>
          </table:table-cell>
          <table:table-cell table:formula="of:=[.G100]-[.F100]" office:value-type="float" office:value="52371">
            <text:p>52371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>
            <text:p>0.00003797</text:p>
          </table:table-cell>
          <table:table-cell office:value-type="float" office:value="0.05224964">
            <text:p>0.05224964</text:p>
          </table:table-cell>
          <table:table-cell office:value-type="float" office:value="0.00390667">
            <text:p>0.00390667</text:p>
          </table:table-cell>
          <table:table-cell office:value-type="float" office:value="0.04528302">
            <text:p>0.04528302</text:p>
          </table:table-cell>
          <table:table-cell office:value-type="float" office:value="36">
            <text:p>36</text:p>
          </table:table-cell>
          <table:table-cell office:value-type="float" office:value="9215">
            <text:p>9215</text:p>
          </table:table-cell>
          <table:table-cell office:value-type="string">
            <text:p>?a</text:p>
          </table:table-cell>
          <table:table-cell table:formula="of:=[.G101]-[.F101]" office:value-type="float" office:value="9179">
            <text:p>9179</text:p>
          </table:table-cell>
          <table:table-cell table:number-columns-repeated="9"/>
        </table:table-row>
        <table:table-row table:style-name="ro2">
          <table:table-cell office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>
            <text:p>0.00008438</text:p>
          </table:table-cell>
          <table:table-cell office:value-type="float" office:value="0.1161103">
            <text:p>0.1161103</text:p>
          </table:table-cell>
          <table:table-cell office:value-type="float" office:value="0.0027591">
            <text:p>0.0027591</text:p>
          </table:table-cell>
          <table:table-cell office:value-type="float" office:value="0.02179837">
            <text:p>0.02179837</text:p>
          </table:table-cell>
          <table:table-cell office:value-type="float" office:value="80">
            <text:p>80</text:p>
          </table:table-cell>
          <table:table-cell office:value-type="float" office:value="28995">
            <text:p>28995</text:p>
          </table:table-cell>
          <table:table-cell office:value-type="string">
            <text:p>?a</text:p>
          </table:table-cell>
          <table:table-cell table:formula="of:=[.G102]-[.F102]" office:value-type="float" office:value="28915">
            <text:p>28915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>
            <text:p>0.00016771</text:p>
          </table:table-cell>
          <table:table-cell office:value-type="float" office:value="0.01325773">
            <text:p>0.01325773</text:p>
          </table:table-cell>
          <table:table-cell office:value-type="float" office:value="0.00214144">
            <text:p>0.00214144</text:p>
          </table:table-cell>
          <table:table-cell office:value-type="float" office:value="0.01458849">
            <text:p>0.01458849</text:p>
          </table:table-cell>
          <table:table-cell office:value-type="float" office:value="159">
            <text:p>159</text:p>
          </table:table-cell>
          <table:table-cell office:value-type="float" office:value="74249">
            <text:p>74249</text:p>
          </table:table-cell>
          <table:table-cell office:value-type="string">
            <text:p>?b</text:p>
          </table:table-cell>
          <table:table-cell table:formula="of:=[.G103]-[.F103]" office:value-type="float" office:value="74090">
            <text:p>74090</text:p>
          </table:table-cell>
          <table:table-cell table:number-columns-repeated="9"/>
        </table:table-row>
        <table:table-row table:style-name="ro2">
          <table:table-cell office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>
            <text:p>0.00003059</text:p>
          </table:table-cell>
          <table:table-cell office:value-type="float" office:value="0.01489471">
            <text:p>0.01489471</text:p>
          </table:table-cell>
          <table:table-cell office:value-type="float" office:value="0.00207885">
            <text:p>0.00207885</text:p>
          </table:table-cell>
          <table:table-cell office:value-type="float" office:value="0.11372549">
            <text:p>0.11372549</text:p>
          </table:table-cell>
          <table:table-cell office:value-type="float" office:value="29">
            <text:p>29</text:p>
          </table:table-cell>
          <table:table-cell office:value-type="float" office:value="13950">
            <text:p>13950</text:p>
          </table:table-cell>
          <table:table-cell office:value-type="string">
            <text:p>?a</text:p>
          </table:table-cell>
          <table:table-cell table:formula="of:=[.G104]-[.F104]" office:value-type="float" office:value="13921">
            <text:p>13921</text:p>
          </table:table-cell>
          <table:table-cell table:number-columns-repeated="9"/>
        </table:table-row>
        <table:table-row table:style-name="ro2">
          <table:table-cell office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>
            <text:p>0.00015189</text:p>
          </table:table-cell>
          <table:table-cell office:value-type="float" office:value="0.012007">
            <text:p>0.012007</text:p>
          </table:table-cell>
          <table:table-cell office:value-type="float" office:value="0.00193942">
            <text:p>0.00193942</text:p>
          </table:table-cell>
          <table:table-cell office:value-type="float" office:value="0.00816419">
            <text:p>0.00816419</text:p>
          </table:table-cell>
          <table:table-cell office:value-type="float" office:value="144">
            <text:p>144</text:p>
          </table:table-cell>
          <table:table-cell office:value-type="float" office:value="74249">
            <text:p>74249</text:p>
          </table:table-cell>
          <table:table-cell office:value-type="string">
            <text:p>?b</text:p>
          </table:table-cell>
          <table:table-cell table:formula="of:=[.G105]-[.F105]" office:value-type="float" office:value="74105">
            <text:p>74105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b <text:s text:c="2"/>=&gt; ?a <text:s/>&lt;isLeaderOf&gt; <text:s/>?b</text:p>
          </table:table-cell>
          <table:table-cell office:value-type="float" office:value="0.00010443">
            <text:p>0.00010443</text:p>
          </table:table-cell>
          <table:table-cell office:value-type="float" office:value="0.01551967">
            <text:p>0.01551967</text:p>
          </table:table-cell>
          <table:table-cell office:value-type="float" office:value="0.00176903">
            <text:p>0.00176903</text:p>
          </table:table-cell>
          <table:table-cell office:value-type="float" office:value="0.16923077">
            <text:p>0.16923077</text:p>
          </table:table-cell>
          <table:table-cell office:value-type="float" office:value="99">
            <text:p>99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106]-[.F106]" office:value-type="float" office:value="55864">
            <text:p>55864</text:p>
          </table:table-cell>
          <table:table-cell table:number-columns-repeated="8"/>
          <table:table-cell office:value-type="string">
            <text:p>PCA Confidence</text:p>
          </table:table-cell>
        </table:table-row>
        <table:table-row table:style-name="ro2">
          <table:table-cell office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>
            <text:p>0.00004219</text:p>
          </table:table-cell>
          <table:table-cell office:value-type="float" office:value="0.02739726">
            <text:p>0.02739726</text:p>
          </table:table-cell>
          <table:table-cell office:value-type="float" office:value="0.00161044">
            <text:p>0.00161044</text:p>
          </table:table-cell>
          <table:table-cell office:value-type="float" office:value="0.3960396">
            <text:p>0.3960396</text:p>
          </table:table-cell>
          <table:table-cell office:value-type="float" office:value="40">
            <text:p>40</text:p>
          </table:table-cell>
          <table:table-cell office:value-type="float" office:value="24838">
            <text:p>24838</text:p>
          </table:table-cell>
          <table:table-cell office:value-type="string">
            <text:p>?a</text:p>
          </table:table-cell>
          <table:table-cell table:formula="of:=[.G107]-[.F107]" office:value-type="float" office:value="24798">
            <text:p>24798</text:p>
          </table:table-cell>
          <table:table-cell table:number-columns-repeated="8"/>
          <table:table-cell table:style-name="ce10"/>
        </table:table-row>
        <table:table-row table:style-name="ro2">
          <table:table-cell office:value-type="string">
            <text:p>?a <text:s/>&lt;created&gt; <text:s/>?b <text:s text:c="2"/>=&gt; ?a <text:s/>&lt;isKnownFor&gt; <text:s/>?b</text:p>
          </table:table-cell>
          <table:table-cell office:value-type="float" office:value="0.00031855">
            <text:p>0.00031855</text:p>
          </table:table-cell>
          <table:table-cell office:value-type="float" office:value="0.05137802">
            <text:p>0.05137802</text:p>
          </table:table-cell>
          <table:table-cell office:value-type="float" office:value="0.00150881">
            <text:p>0.00150881</text:p>
          </table:table-cell>
          <table:table-cell office:value-type="float" office:value="0.38131313">
            <text:p>0.38131313</text:p>
          </table:table-cell>
          <table:table-cell office:value-type="float" office:value="302">
            <text:p>302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108]-[.F108]" office:value-type="float" office:value="199856">
            <text:p>199856</text:p>
          </table:table-cell>
          <table:table-cell table:number-columns-repeated="8"/>
          <table:table-cell table:style-name="ce10"/>
        </table:table-row>
        <table:table-row table:style-name="ro2">
          <table:table-cell office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>
            <text:p>0.00053373</text:p>
          </table:table-cell>
          <table:table-cell office:value-type="float" office:value="0.04219128">
            <text:p>0.04219128</text:p>
          </table:table-cell>
          <table:table-cell office:value-type="float" office:value="0.0013577">
            <text:p>0.0013577</text:p>
          </table:table-cell>
          <table:table-cell office:value-type="float" office:value="0.00637529">
            <text:p>0.00637529</text:p>
          </table:table-cell>
          <table:table-cell office:value-type="float" office:value="506">
            <text:p>506</text:p>
          </table:table-cell>
          <table:table-cell office:value-type="float" office:value="372690">
            <text:p>372690</text:p>
          </table:table-cell>
          <table:table-cell office:value-type="string">
            <text:p>?b</text:p>
          </table:table-cell>
          <table:table-cell table:formula="of:=[.G109]-[.F109]" office:value-type="float" office:value="372184">
            <text:p>372184</text:p>
          </table:table-cell>
          <table:table-cell/>
          <table:table-cell office:value-type="string">
            <text:p>?a <text:s/>&lt;actedIn&gt; <text:s/>?f <text:s/>?b <text:s/>&lt;actedIn&gt; <text:s/>?f <text:s text:c="2"/>=&gt; ?a <text:s/>&lt;isMarriedTo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0547">
            <text:p>10547</text:p>
          </table:table-cell>
          <table:table-cell office:value-type="float" office:value="11004">
            <text:p>11004</text:p>
          </table:table-cell>
          <table:table-cell office:value-type="float" office:value="79369">
            <text:p>79369</text:p>
          </table:table-cell>
          <table:table-cell office:value-type="float" office:value="92076">
            <text:p>92076</text:p>
          </table:table-cell>
          <table:table-cell table:style-name="ce5" table:formula="of:=[.F109]/[.O109]" office:value-type="percentage" office:value="0.0459832788077063">
            <text:p>4.60%</text:p>
          </table:table-cell>
        </table:table-row>
        <table:table-row table:style-name="ro2">
          <table:table-cell office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>
            <text:p>0.00005379</text:p>
          </table:table-cell>
          <table:table-cell office:value-type="float" office:value="0.02619414">
            <text:p>0.02619414</text:p>
          </table:table-cell>
          <table:table-cell office:value-type="float" office:value="0.00119148">
            <text:p>0.00119148</text:p>
          </table:table-cell>
          <table:table-cell office:value-type="float" office:value="0.00446585">
            <text:p>0.00446585</text:p>
          </table:table-cell>
          <table:table-cell office:value-type="float" office:value="51">
            <text:p>51</text:p>
          </table:table-cell>
          <table:table-cell office:value-type="float" office:value="42804">
            <text:p>42804</text:p>
          </table:table-cell>
          <table:table-cell office:value-type="string">
            <text:p>?a</text:p>
          </table:table-cell>
          <table:table-cell table:formula="of:=[.G110]-[.F110]" office:value-type="float" office:value="42753">
            <text:p>42753</text:p>
          </table:table-cell>
          <table:table-cell/>
          <table:table-cell office:value-type="string">
            <text:p>?a <text:s/>&lt;worksAt&gt; <text:s/>?f <text:s/>?b <text:s/>&lt;worksAt&gt; <text:s/>?f <text:s text:c="2"/>=&gt; ?a <text:s/>&lt;hasAcademicAdvisor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118">
            <text:p>1118</text:p>
          </table:table-cell>
          <table:table-cell office:value-type="float" office:value="8565">
            <text:p>8565</text:p>
          </table:table-cell>
          <table:table-cell office:value-type="float" office:value="11420">
            <text:p>11420</text:p>
          </table:table-cell>
          <table:table-cell table:style-name="ce5" table:formula="of:=[.F110]/[.O110]" office:value-type="percentage" office:value="0.0456171735241503">
            <text:p>4.56%</text:p>
          </table:table-cell>
        </table:table-row>
        <table:table-row table:style-name="ro2">
          <table:table-cell office:value-type="string">
            <text:p>?a <text:s/>&lt;isLocatedIn&gt; <text:s/>?b <text:s text:c="2"/>=&gt; ?a <text:s/>&lt;diedIn&gt; <text:s/>?b</text:p>
          </table:table-cell>
          <table:table-cell office:value-type="float" office:value="0.00025315">
            <text:p>0.00025315</text:p>
          </table:table-cell>
          <table:table-cell office:value-type="float" office:value="0.01083228">
            <text:p>0.01083228</text:p>
          </table:table-cell>
          <table:table-cell office:value-type="float" office:value="0.00112631">
            <text:p>0.00112631</text:p>
          </table:table-cell>
          <table:table-cell office:value-type="float" office:value="0.16985138">
            <text:p>0.16985138</text:p>
          </table:table-cell>
          <table:table-cell office:value-type="float" office:value="240">
            <text:p>240</text:p>
          </table:table-cell>
          <table:table-cell office:value-type="float" office:value="213085">
            <text:p>213085</text:p>
          </table:table-cell>
          <table:table-cell office:value-type="string">
            <text:p>?a</text:p>
          </table:table-cell>
          <table:table-cell table:formula="of:=[.G111]-[.F111]" office:value-type="float" office:value="212845">
            <text:p>212845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>
            <text:p>0.00014978</text:p>
          </table:table-cell>
          <table:table-cell office:value-type="float" office:value="0.01184024">
            <text:p>0.01184024</text:p>
          </table:table-cell>
          <table:table-cell office:value-type="float" office:value="0.00102797">
            <text:p>0.00102797</text:p>
          </table:table-cell>
          <table:table-cell office:value-type="float" office:value="0.02368245">
            <text:p>0.02368245</text:p>
          </table:table-cell>
          <table:table-cell office:value-type="float" office:value="142">
            <text:p>142</text:p>
          </table:table-cell>
          <table:table-cell office:value-type="float" office:value="138136">
            <text:p>138136</text:p>
          </table:table-cell>
          <table:table-cell office:value-type="string">
            <text:p>?b</text:p>
          </table:table-cell>
          <table:table-cell table:formula="of:=[.G112]-[.F112]" office:value-type="float" office:value="137994">
            <text:p>137994</text:p>
          </table:table-cell>
          <table:table-cell/>
          <table:table-cell office:value-type="string">
            <text:p>?a <text:s/>&lt;created&gt; <text:s/>?f <text:s/>?b <text:s/>&lt;created&gt; <text:s/>?f <text:s text:c="2"/>=&gt; ?a <text:s/>&lt;isMarriedTo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0547">
            <text:p>10547</text:p>
          </table:table-cell>
          <table:table-cell office:value-type="float" office:value="11004">
            <text:p>11004</text:p>
          </table:table-cell>
          <table:table-cell office:value-type="float" office:value="5996">
            <text:p>5996</text:p>
          </table:table-cell>
          <table:table-cell office:value-type="float" office:value="5023">
            <text:p>5023</text:p>
          </table:table-cell>
          <table:table-cell table:style-name="ce5" table:formula="of:=[.F112]/[.O112]" office:value-type="percentage" office:value="0.0129043984005816">
            <text:p>1.29%</text:p>
          </table:table-cell>
        </table:table-row>
        <table:table-row table:style-name="ro2">
          <table:table-cell office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>
            <text:p>0.00010548</text:p>
          </table:table-cell>
          <table:table-cell office:value-type="float" office:value="0.05136107">
            <text:p>0.05136107</text:p>
          </table:table-cell>
          <table:table-cell office:value-type="float" office:value="0.00081271">
            <text:p>0.00081271</text:p>
          </table:table-cell>
          <table:table-cell office:value-type="float" office:value="0.00761557">
            <text:p>0.00761557</text:p>
          </table:table-cell>
          <table:table-cell office:value-type="float" office:value="100">
            <text:p>100</text:p>
          </table:table-cell>
          <table:table-cell office:value-type="float" office:value="123045">
            <text:p>123045</text:p>
          </table:table-cell>
          <table:table-cell office:value-type="string">
            <text:p>?a</text:p>
          </table:table-cell>
          <table:table-cell table:formula="of:=[.G113]-[.F113]" office:value-type="float" office:value="122945">
            <text:p>122945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>
            <text:p>0.00005274</text:p>
          </table:table-cell>
          <table:table-cell office:value-type="float" office:value="0.0622665">
            <text:p>0.0622665</text:p>
          </table:table-cell>
          <table:table-cell office:value-type="float" office:value="0.00066107">
            <text:p>0.00066107</text:p>
          </table:table-cell>
          <table:table-cell office:value-type="float" office:value="0.83333333">
            <text:p>0.83333333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office:value-type="string">
            <text:p>?a</text:p>
          </table:table-cell>
          <table:table-cell table:formula="of:=[.G114]-[.F114]" office:value-type="float" office:value="75585">
            <text:p>75585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b <text:s/>&lt;isLocatedIn&gt; <text:s/>?a <text:s text:c="2"/>=&gt; ?a <text:s/>&lt;hasCapital&gt; <text:s/>?b</text:p>
          </table:table-cell>
          <table:table-cell office:value-type="float" office:value="0.00011181">
            <text:p>0.00011181</text:p>
          </table:table-cell>
          <table:table-cell office:value-type="float" office:value="0.0500236">
            <text:p>0.0500236</text:p>
          </table:table-cell>
          <table:table-cell office:value-type="float" office:value="0.00049745">
            <text:p>0.00049745</text:p>
          </table:table-cell>
          <table:table-cell office:value-type="float" office:value="0.00208703">
            <text:p>0.00208703</text:p>
          </table:table-cell>
          <table:table-cell office:value-type="float" office:value="106">
            <text:p>106</text:p>
          </table:table-cell>
          <table:table-cell office:value-type="float" office:value="213085">
            <text:p>213085</text:p>
          </table:table-cell>
          <table:table-cell office:value-type="string">
            <text:p>?a</text:p>
          </table:table-cell>
          <table:table-cell table:formula="of:=[.G115]-[.F115]" office:value-type="float" office:value="212979">
            <text:p>212979</text:p>
          </table:table-cell>
          <table:table-cell/>
          <table:table-cell office:value-type="string">
            <text:p>?b <text:s/>&lt;isLocatedIn&gt; <text:s/>?a <text:s text:c="2"/>=&gt; ?a <text:s/>&lt;hasCapital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2119">
            <text:p>2119</text:p>
          </table:table-cell>
          <table:table-cell office:value-type="float" office:value="1735">
            <text:p>1735</text:p>
          </table:table-cell>
          <table:table-cell office:value-type="float" office:value="552">
            <text:p>552</text:p>
          </table:table-cell>
          <table:table-cell office:value-type="float" office:value="50790">
            <text:p>50790</text:p>
          </table:table-cell>
          <table:table-cell table:style-name="ce5" table:formula="of:=[.F115]/[.N115]" office:value-type="percentage" office:value="0.050023596035866">
            <text:p>5.00%</text:p>
          </table:table-cell>
        </table:table-row>
        <table:table-row table:style-name="ro2">
          <table:table-cell office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>
            <text:p>0.00038184</text:p>
          </table:table-cell>
          <table:table-cell office:value-type="float" office:value="0.01633869">
            <text:p>0.01633869</text:p>
          </table:table-cell>
          <table:table-cell office:value-type="float" office:value="0.0004068">
            <text:p>0.0004068</text:p>
          </table:table-cell>
          <table:table-cell office:value-type="float" office:value="0.0012178">
            <text:p>0.0012178</text:p>
          </table:table-cell>
          <table:table-cell office:value-type="float" office:value="362">
            <text:p>362</text:p>
          </table:table-cell>
          <table:table-cell office:value-type="float" office:value="889862">
            <text:p>889862</text:p>
          </table:table-cell>
          <table:table-cell office:value-type="string">
            <text:p>?a</text:p>
          </table:table-cell>
          <table:table-cell table:formula="of:=[.G116]-[.F116]" office:value-type="float" office:value="889500">
            <text:p>889500</text:p>
          </table:table-cell>
          <table:table-cell/>
          <table:table-cell office:value-type="string">
            <text:p>?b <text:s/>&lt;isLocatedIn&gt; <text:s/>?f <text:s/>?a <text:s/>&lt;isPoliticianOf&gt; <text:s/>?f <text:s text:c="2"/>=&gt; ?a <text:s/>&lt;diedIn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22156">
            <text:p>22156</text:p>
          </table:table-cell>
          <table:table-cell office:value-type="float" office:value="3234">
            <text:p>3234</text:p>
          </table:table-cell>
          <table:table-cell office:value-type="float" office:value="47263">
            <text:p>47263</text:p>
          </table:table-cell>
          <table:table-cell office:value-type="float" office:value="297258">
            <text:p>297258</text:p>
          </table:table-cell>
          <table:table-cell table:style-name="ce5" table:formula="of:=[.F116]/[.N116]" office:value-type="percentage" office:value="0.0163386892940964">
            <text:p>1.63%</text:p>
          </table:table-cell>
        </table:table-row>
        <table:table-row table:style-name="ro2">
          <table:table-cell office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>
            <text:p>0.00099679</text:p>
          </table:table-cell>
          <table:table-cell office:value-type="float" office:value="0.06475708">
            <text:p>0.06475708</text:p>
          </table:table-cell>
          <table:table-cell table:number-columns-repeated="2" office:value-type="float" office:value="0.00029783">
            <text:p>0.00029783</text:p>
          </table:table-cell>
          <table:table-cell office:value-type="float" office:value="945">
            <text:p>945</text:p>
          </table:table-cell>
          <table:table-cell office:value-type="float" office:value="3172924">
            <text:p>3172924</text:p>
          </table:table-cell>
          <table:table-cell office:value-type="string">
            <text:p>?a</text:p>
          </table:table-cell>
          <table:table-cell table:formula="of:=[.G117]-[.F117]" office:value-type="float" office:value="3171979">
            <text:p>3171979</text:p>
          </table:table-cell>
          <table:table-cell table:number-columns-repeated="8"/>
          <table:table-cell table:style-name="ce5" office:value-type="string">
            <text:p><text:s/></text:p>
          </table:table-cell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>
            <text:p>0.00133433</text:p>
          </table:table-cell>
          <table:table-cell office:value-type="float" office:value="0.02260422">
            <text:p>0.02260422</text:p>
          </table:table-cell>
          <table:table-cell office:value-type="float" office:value="0.00026544">
            <text:p>0.00026544</text:p>
          </table:table-cell>
          <table:table-cell office:value-type="float" office:value="0.00083455">
            <text:p>0.00083455</text:p>
          </table:table-cell>
          <table:table-cell office:value-type="float" office:value="1265">
            <text:p>1265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118]-[.F118]" office:value-type="float" office:value="4764349">
            <text:p>4764349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>
            <text:p>0.00016138</text:p>
          </table:table-cell>
          <table:table-cell office:value-type="float" office:value="0.01275744">
            <text:p>0.01275744</text:p>
          </table:table-cell>
          <table:table-cell office:value-type="float" office:value="0.00023529">
            <text:p>0.00023529</text:p>
          </table:table-cell>
          <table:table-cell office:value-type="float" office:value="0.00811757">
            <text:p>0.00811757</text:p>
          </table:table-cell>
          <table:table-cell office:value-type="float" office:value="153">
            <text:p>153</text:p>
          </table:table-cell>
          <table:table-cell office:value-type="float" office:value="650262">
            <text:p>650262</text:p>
          </table:table-cell>
          <table:table-cell office:value-type="string">
            <text:p>?b</text:p>
          </table:table-cell>
          <table:table-cell table:formula="of:=[.G119]-[.F119]" office:value-type="float" office:value="650109">
            <text:p>650109</text:p>
          </table:table-cell>
          <table:table-cell/>
          <table:table-cell office:value-type="string">
            <text:p>?a <text:s/>&lt;livesIn&gt; <text:s/>?f <text:s/>?b <text:s/>&lt;livesIn&gt; <text:s/>?f <text:s text:c="2"/>=&gt; ?a <text:s/>&lt;isMarriedTo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0547">
            <text:p>10547</text:p>
          </table:table-cell>
          <table:table-cell office:value-type="float" office:value="11004">
            <text:p>11004</text:p>
          </table:table-cell>
          <table:table-cell office:value-type="float" office:value="18848">
            <text:p>18848</text:p>
          </table:table-cell>
          <table:table-cell office:value-type="float" office:value="26409">
            <text:p>26409</text:p>
          </table:table-cell>
          <table:table-cell table:style-name="ce5" table:formula="of:=[.F119]/[.O119]" office:value-type="percentage" office:value="0.0139040348964013">
            <text:p>1.39%</text:p>
          </table:table-cell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>
            <text:p>0.00013923</text:p>
          </table:table-cell>
          <table:table-cell office:value-type="float" office:value="0.01142363">
            <text:p>0.01142363</text:p>
          </table:table-cell>
          <table:table-cell office:value-type="float" office:value="0.000203">
            <text:p>0.000203</text:p>
          </table:table-cell>
          <table:table-cell office:value-type="float" office:value="0.00722417">
            <text:p>0.00722417</text:p>
          </table:table-cell>
          <table:table-cell office:value-type="float" office:value="132">
            <text:p>132</text:p>
          </table:table-cell>
          <table:table-cell office:value-type="float" office:value="650262">
            <text:p>650262</text:p>
          </table:table-cell>
          <table:table-cell office:value-type="string">
            <text:p>?b</text:p>
          </table:table-cell>
          <table:table-cell table:formula="of:=[.G120]-[.F120]" office:value-type="float" office:value="650130">
            <text:p>650130</text:p>
          </table:table-cell>
          <table:table-cell/>
          <table:table-cell office:value-type="string">
            <text:p>?a <text:s/>&lt;livesIn&gt; <text:s/>?f <text:s/>?b <text:s/>&lt;livesIn&gt; <text:s/>?f <text:s text:c="2"/>=&gt; ?a <text:s/>&lt;hasChild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6998">
            <text:p>6998</text:p>
          </table:table-cell>
          <table:table-cell office:value-type="float" office:value="8617">
            <text:p>8617</text:p>
          </table:table-cell>
          <table:table-cell office:value-type="float" office:value="18272">
            <text:p>18272</text:p>
          </table:table-cell>
          <table:table-cell office:value-type="float" office:value="17274">
            <text:p>17274</text:p>
          </table:table-cell>
          <table:table-cell table:style-name="ce5" table:formula="of:=[.F120]/[.O120]" office:value-type="percentage" office:value="0.0153185563421144">
            <text:p>1.53%</text:p>
          </table:table-cell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>
            <text:p>0.00063816</text:p>
          </table:table-cell>
          <table:table-cell office:value-type="float" office:value="0.02730637">
            <text:p>0.02730637</text:p>
          </table:table-cell>
          <table:table-cell office:value-type="float" office:value="0.00012695">
            <text:p>0.00012695</text:p>
          </table:table-cell>
          <table:table-cell office:value-type="float" office:value="0.00056565">
            <text:p>0.00056565</text:p>
          </table:table-cell>
          <table:table-cell office:value-type="float" office:value="605">
            <text:p>605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121]-[.F121]" office:value-type="float" office:value="4765009">
            <text:p>4765009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>
            <text:p>0.00004747</text:p>
          </table:table-cell>
          <table:table-cell office:value-type="float" office:value="0.02311248">
            <text:p>0.02311248</text:p>
          </table:table-cell>
          <table:table-cell office:value-type="float" office:value="0.00006858">
            <text:p>0.00006858</text:p>
          </table:table-cell>
          <table:table-cell office:value-type="float" office:value="0.0008227">
            <text:p>0.0008227</text:p>
          </table:table-cell>
          <table:table-cell office:value-type="float" office:value="45">
            <text:p>45</text:p>
          </table:table-cell>
          <table:table-cell office:value-type="float" office:value="656197">
            <text:p>656197</text:p>
          </table:table-cell>
          <table:table-cell office:value-type="string">
            <text:p>?a</text:p>
          </table:table-cell>
          <table:table-cell table:formula="of:=[.G122]-[.F122]" office:value-type="float" office:value="656152">
            <text:p>656152</text:p>
          </table:table-cell>
          <table:table-cell/>
          <table:table-cell office:value-type="string">
            <text:p>?a <text:s/>&lt;graduatedFrom&gt; <text:s/>?f <text:s/>?b <text:s/>&lt;graduatedFrom&gt; <text:s/>?f <text:s text:c="2"/>=&gt; ?a <text:s/>&lt;hasAcademicAdvisor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118">
            <text:p>1118</text:p>
          </table:table-cell>
          <table:table-cell office:value-type="float" office:value="26231">
            <text:p>26231</text:p>
          </table:table-cell>
          <table:table-cell office:value-type="float" office:value="54698">
            <text:p>54698</text:p>
          </table:table-cell>
          <table:table-cell table:style-name="ce5" table:formula="of:=[.F122]/[.N122]" office:value-type="percentage" office:value="0.0239234449760766">
            <text:p>2.39%</text:p>
          </table:table-cell>
        </table:table-row>
        <table:table-row table:style-name="ro2">
          <table:table-cell office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>
            <text:p>0.00033332</text:p>
          </table:table-cell>
          <table:table-cell office:value-type="float" office:value="0.02734747">
            <text:p>0.02734747</text:p>
          </table:table-cell>
          <table:table-cell office:value-type="float" office:value="0.00005967">
            <text:p>0.00005967</text:p>
          </table:table-cell>
          <table:table-cell office:value-type="float" office:value="0.00110541">
            <text:p>0.00110541</text:p>
          </table:table-cell>
          <table:table-cell office:value-type="float" office:value="316">
            <text:p>316</text:p>
          </table:table-cell>
          <table:table-cell office:value-type="float" office:value="5295416">
            <text:p>5295416</text:p>
          </table:table-cell>
          <table:table-cell office:value-type="string">
            <text:p>?b</text:p>
          </table:table-cell>
          <table:table-cell table:formula="of:=[.G123]-[.F123]" office:value-type="float" office:value="5295100">
            <text:p>5295100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>
            <text:p>0.00004008</text:p>
          </table:table-cell>
          <table:table-cell office:value-type="float" office:value="0.01951721">
            <text:p>0.01951721</text:p>
          </table:table-cell>
          <table:table-cell office:value-type="float" office:value="0.00005844">
            <text:p>0.00005844</text:p>
          </table:table-cell>
          <table:table-cell office:value-type="float" office:value="0.00104663">
            <text:p>0.00104663</text:p>
          </table:table-cell>
          <table:table-cell office:value-type="float" office:value="38">
            <text:p>38</text:p>
          </table:table-cell>
          <table:table-cell office:value-type="float" office:value="650262">
            <text:p>650262</text:p>
          </table:table-cell>
          <table:table-cell office:value-type="string">
            <text:p>?a</text:p>
          </table:table-cell>
          <table:table-cell table:formula="of:=[.G124]-[.F124]" office:value-type="float" office:value="650224">
            <text:p>650224</text:p>
          </table:table-cell>
          <table:table-cell/>
          <table:table-cell office:value-type="string">
            <text:p>?a <text:s/>&lt;livesIn&gt; <text:s/>?f <text:s/>?b <text:s/>&lt;livesIn&gt; <text:s/>?f <text:s text:c="2"/>=&gt; ?a <text:s/>&lt;hasAcademicAdvisor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118">
            <text:p>1118</text:p>
          </table:table-cell>
          <table:table-cell office:value-type="float" office:value="21886">
            <text:p>21886</text:p>
          </table:table-cell>
          <table:table-cell office:value-type="float" office:value="36307">
            <text:p>36307</text:p>
          </table:table-cell>
          <table:table-cell table:style-name="ce5" table:formula="of:=[.F124]/[.N124]" office:value-type="percentage" office:value="0.0202020202020202">
            <text:p>2.02%</text:p>
          </table:table-cell>
        </table:table-row>
        <table:table-row table:style-name="ro2">
          <table:table-cell office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>
            <text:p>0.00021413</text:p>
          </table:table-cell>
          <table:table-cell office:value-type="float" office:value="0.01692654">
            <text:p>0.01692654</text:p>
          </table:table-cell>
          <table:table-cell office:value-type="float" office:value="0.00004852">
            <text:p>0.00004852</text:p>
          </table:table-cell>
          <table:table-cell office:value-type="float" office:value="0.02545135">
            <text:p>0.02545135</text:p>
          </table:table-cell>
          <table:table-cell office:value-type="float" office:value="203">
            <text:p>203</text:p>
          </table:table-cell>
          <table:table-cell office:value-type="float" office:value="4184022">
            <text:p>4184022</text:p>
          </table:table-cell>
          <table:table-cell office:value-type="string">
            <text:p>?b</text:p>
          </table:table-cell>
          <table:table-cell table:formula="of:=[.G125]-[.F125]" office:value-type="float" office:value="4183819">
            <text:p>4183819</text:p>
          </table:table-cell>
          <table:table-cell/>
          <table:table-cell office:value-type="string">
            <text:p>?e <text:s/>&lt;created&gt; <text:s/>?a <text:s/>?e <text:s/>&lt;created&gt; <text:s/>?b <text:s text:c="2"/>=&gt; ?a <text:s/>&lt;isMarriedTo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0547">
            <text:p>10547</text:p>
          </table:table-cell>
          <table:table-cell office:value-type="float" office:value="11004">
            <text:p>11004</text:p>
          </table:table-cell>
          <table:table-cell office:value-type="float" office:value="7976">
            <text:p>7976</text:p>
          </table:table-cell>
          <table:table-cell office:value-type="float" office:value="9052">
            <text:p>9052</text:p>
          </table:table-cell>
          <table:table-cell table:style-name="ce5" table:formula="of:=[.F125]/[.O125]" office:value-type="percentage" office:value="0.0184478371501272">
            <text:p>1.84%</text:p>
          </table:table-cell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>
            <text:p>0.00019725</text:p>
          </table:table-cell>
          <table:table-cell office:value-type="float" office:value="0.01559243">
            <text:p>0.01559243</text:p>
          </table:table-cell>
          <table:table-cell office:value-type="float" office:value="0.00004655">
            <text:p>0.00004655</text:p>
          </table:table-cell>
          <table:table-cell office:value-type="float" office:value="0.00093241">
            <text:p>0.00093241</text:p>
          </table:table-cell>
          <table:table-cell office:value-type="float" office:value="187">
            <text:p>187</text:p>
          </table:table-cell>
          <table:table-cell office:value-type="float" office:value="4016890">
            <text:p>4016890</text:p>
          </table:table-cell>
          <table:table-cell office:value-type="string">
            <text:p>?b</text:p>
          </table:table-cell>
          <table:table-cell table:formula="of:=[.G126]-[.F126]" office:value-type="float" office:value="4016703">
            <text:p>4016703</text:p>
          </table:table-cell>
          <table:table-cell/>
          <table:table-cell office:value-type="string">
            <text:p>?a <text:s/>&lt;diedIn&gt; <text:s/>?f <text:s/>?b <text:s/>&lt;diedIn&gt; <text:s/>?f <text:s text:c="2"/>=&gt; ?a <text:s/>&lt;isMarriedTo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0547">
            <text:p>10547</text:p>
          </table:table-cell>
          <table:table-cell office:value-type="float" office:value="11004">
            <text:p>11004</text:p>
          </table:table-cell>
          <table:table-cell office:value-type="float" office:value="200555">
            <text:p>200555</text:p>
          </table:table-cell>
          <table:table-cell office:value-type="float" office:value="292339">
            <text:p>292339</text:p>
          </table:table-cell>
          <table:table-cell table:style-name="ce5" table:formula="of:=[.F126]/[.O126]" office:value-type="percentage" office:value="0.0169938204289349">
            <text:p>1.70%</text:p>
          </table:table-cell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>
            <text:p>0.00022045</text:p>
          </table:table-cell>
          <table:table-cell office:value-type="float" office:value="0.01432194">
            <text:p>0.01432194</text:p>
          </table:table-cell>
          <table:table-cell office:value-type="float" office:value="0.00004386">
            <text:p>0.00004386</text:p>
          </table:table-cell>
          <table:table-cell office:value-type="float" office:value="0.00053172">
            <text:p>0.00053172</text:p>
          </table:table-cell>
          <table:table-cell office:value-type="float" office:value="209">
            <text:p>209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127]-[.F127]" office:value-type="float" office:value="4765405">
            <text:p>4765405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>
            <text:p>0.00019303</text:p>
          </table:table-cell>
          <table:table-cell office:value-type="float" office:value="0.0158373">
            <text:p>0.0158373</text:p>
          </table:table-cell>
          <table:table-cell office:value-type="float" office:value="0.00004374">
            <text:p>0.00004374</text:p>
          </table:table-cell>
          <table:table-cell office:value-type="float" office:value="0.02801592">
            <text:p>0.02801592</text:p>
          </table:table-cell>
          <table:table-cell office:value-type="float" office:value="183">
            <text:p>183</text:p>
          </table:table-cell>
          <table:table-cell office:value-type="float" office:value="4184022">
            <text:p>4184022</text:p>
          </table:table-cell>
          <table:table-cell office:value-type="string">
            <text:p>?b</text:p>
          </table:table-cell>
          <table:table-cell table:formula="of:=[.G128]-[.F128]" office:value-type="float" office:value="4183839">
            <text:p>4183839</text:p>
          </table:table-cell>
          <table:table-cell/>
          <table:table-cell office:value-type="string">
            <text:p>?e <text:s/>&lt;created&gt; <text:s/>?a <text:s/>?e <text:s/>&lt;created&gt; <text:s/>?b <text:s text:c="2"/>=&gt; ?a <text:s/>&lt;hasChild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6998">
            <text:p>6998</text:p>
          </table:table-cell>
          <table:table-cell office:value-type="float" office:value="8617">
            <text:p>8617</text:p>
          </table:table-cell>
          <table:table-cell office:value-type="float" office:value="6532">
            <text:p>6532</text:p>
          </table:table-cell>
          <table:table-cell office:value-type="float" office:value="6830">
            <text:p>6830</text:p>
          </table:table-cell>
          <table:table-cell table:style-name="ce5" table:formula="of:=[.F128]/[.O128]" office:value-type="percentage" office:value="0.021237089474295">
            <text:p>2.12%</text:p>
          </table:table-cell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>
            <text:p>0.00015822</text:p>
          </table:table-cell>
          <table:table-cell office:value-type="float" office:value="0.01298139">
            <text:p>0.01298139</text:p>
          </table:table-cell>
          <table:table-cell office:value-type="float" office:value="0.00003734">
            <text:p>0.00003734</text:p>
          </table:table-cell>
          <table:table-cell office:value-type="float" office:value="0.00079203">
            <text:p>0.00079203</text:p>
          </table:table-cell>
          <table:table-cell office:value-type="float" office:value="150">
            <text:p>150</text:p>
          </table:table-cell>
          <table:table-cell office:value-type="float" office:value="4016890">
            <text:p>4016890</text:p>
          </table:table-cell>
          <table:table-cell office:value-type="string">
            <text:p>?b</text:p>
          </table:table-cell>
          <table:table-cell table:formula="of:=[.G129]-[.F129]" office:value-type="float" office:value="4016740">
            <text:p>4016740</text:p>
          </table:table-cell>
          <table:table-cell/>
          <table:table-cell office:value-type="string">
            <text:p>?a <text:s/>&lt;diedIn&gt; <text:s/>?f <text:s/>?b <text:s/>&lt;diedIn&gt; <text:s/>?f <text:s text:c="2"/>=&gt; ?a <text:s/>&lt;hasChild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6998">
            <text:p>6998</text:p>
          </table:table-cell>
          <table:table-cell office:value-type="float" office:value="8617">
            <text:p>8617</text:p>
          </table:table-cell>
          <table:table-cell office:value-type="float" office:value="189386">
            <text:p>189386</text:p>
          </table:table-cell>
          <table:table-cell office:value-type="float" office:value="179605">
            <text:p>179605</text:p>
          </table:table-cell>
          <table:table-cell table:style-name="ce5" table:formula="of:=[.F129]/[.O129]" office:value-type="percentage" office:value="0.0174074503887664">
            <text:p>1.74%</text:p>
          </table:table-cell>
        </table:table-row>
        <table:table-row table:style-name="ro2">
          <table:table-cell office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>
            <text:p>0.00035547</text:p>
          </table:table-cell>
          <table:table-cell office:value-type="float" office:value="0.02916486">
            <text:p>0.02916486</text:p>
          </table:table-cell>
          <table:table-cell office:value-type="float" office:value="0.00003546">
            <text:p>0.00003546</text:p>
          </table:table-cell>
          <table:table-cell office:value-type="float" office:value="0.00080836">
            <text:p>0.00080836</text:p>
          </table:table-cell>
          <table:table-cell office:value-type="float" office:value="337">
            <text:p>337</text:p>
          </table:table-cell>
          <table:table-cell office:value-type="float" office:value="9503871">
            <text:p>9503871</text:p>
          </table:table-cell>
          <table:table-cell office:value-type="string">
            <text:p>?b</text:p>
          </table:table-cell>
          <table:table-cell table:formula="of:=[.G130]-[.F130]" office:value-type="float" office:value="9503534">
            <text:p>9503534</text:p>
          </table:table-cell>
          <table:table-cell/>
          <table:table-cell office:value-type="string">
            <text:p>?a <text:s/>&lt;wasBornIn&gt; <text:s/>?f <text:s/>?b <text:s/>&lt;wasBornIn&gt; <text:s/>?f <text:s text:c="2"/>=&gt; ?a <text:s/>&lt;hasChild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6998">
            <text:p>6998</text:p>
          </table:table-cell>
          <table:table-cell office:value-type="float" office:value="8617">
            <text:p>8617</text:p>
          </table:table-cell>
          <table:table-cell office:value-type="float" office:value="416896">
            <text:p>416896</text:p>
          </table:table-cell>
          <table:table-cell office:value-type="float" office:value="249846">
            <text:p>249846</text:p>
          </table:table-cell>
          <table:table-cell table:style-name="ce5" table:formula="of:=[.F130]/[.O130]" office:value-type="percentage" office:value="0.0391087385400952">
            <text:p>3.91%</text:p>
          </table:table-cell>
        </table:table-row>
        <table:table-row table:style-name="ro2">
          <table:table-cell office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>
            <text:p>0.00011286</text:p>
          </table:table-cell>
          <table:table-cell office:value-type="float" office:value="0.01677379">
            <text:p>0.01677379</text:p>
          </table:table-cell>
          <table:table-cell office:value-type="float" office:value="0.00003372">
            <text:p>0.00003372</text:p>
          </table:table-cell>
          <table:table-cell office:value-type="float" office:value="0.00078352">
            <text:p>0.00078352</text:p>
          </table:table-cell>
          <table:table-cell office:value-type="float" office:value="107">
            <text:p>107</text:p>
          </table:table-cell>
          <table:table-cell office:value-type="float" office:value="3172924">
            <text:p>3172924</text:p>
          </table:table-cell>
          <table:table-cell office:value-type="string">
            <text:p>?a</text:p>
          </table:table-cell>
          <table:table-cell table:formula="of:=[.G131]-[.F131]" office:value-type="float" office:value="3172817">
            <text:p>3172817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>
            <text:p>0.00004114</text:p>
          </table:table-cell>
          <table:table-cell office:value-type="float" office:value="0.02003082">
            <text:p>0.02003082</text:p>
          </table:table-cell>
          <table:table-cell office:value-type="float" office:value="0.00002363">
            <text:p>0.00002363</text:p>
          </table:table-cell>
          <table:table-cell office:value-type="float" office:value="0.00023461">
            <text:p>0.00023461</text:p>
          </table:table-cell>
          <table:table-cell office:value-type="float" office:value="39">
            <text:p>39</text:p>
          </table:table-cell>
          <table:table-cell office:value-type="float" office:value="1650492">
            <text:p>1650492</text:p>
          </table:table-cell>
          <table:table-cell office:value-type="string">
            <text:p>?a</text:p>
          </table:table-cell>
          <table:table-cell table:formula="of:=[.G132]-[.F132]" office:value-type="float" office:value="1650453">
            <text:p>1650453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>
            <text:p>0.00004008</text:p>
          </table:table-cell>
          <table:table-cell office:value-type="float" office:value="0.01951721">
            <text:p>0.01951721</text:p>
          </table:table-cell>
          <table:table-cell office:value-type="float" office:value="0.00002302">
            <text:p>0.00002302</text:p>
          </table:table-cell>
          <table:table-cell office:value-type="float" office:value="0.00069575">
            <text:p>0.00069575</text:p>
          </table:table-cell>
          <table:table-cell office:value-type="float" office:value="38">
            <text:p>38</text:p>
          </table:table-cell>
          <table:table-cell office:value-type="float" office:value="1650492">
            <text:p>1650492</text:p>
          </table:table-cell>
          <table:table-cell office:value-type="string">
            <text:p>?a</text:p>
          </table:table-cell>
          <table:table-cell table:formula="of:=[.G133]-[.F133]" office:value-type="float" office:value="1650454">
            <text:p>1650454</text:p>
          </table:table-cell>
          <table:table-cell table:number-columns-repeated="8"/>
          <table:table-cell table:style-name="ce5"/>
        </table:table-row>
        <table:table-row table:style-name="ro2">
          <table:table-cell office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>
            <text:p>0.00019197</text:p>
          </table:table-cell>
          <table:table-cell office:value-type="float" office:value="0.01304659">
            <text:p>0.01304659</text:p>
          </table:table-cell>
          <table:table-cell office:value-type="float" office:value="0.00001315">
            <text:p>0.00001315</text:p>
          </table:table-cell>
          <table:table-cell office:value-type="float" office:value="0.00033134">
            <text:p>0.00033134</text:p>
          </table:table-cell>
          <table:table-cell office:value-type="float" office:value="182">
            <text:p>182</text:p>
          </table:table-cell>
          <table:table-cell office:value-type="float" office:value="13841800">
            <text:p>13841800</text:p>
          </table:table-cell>
          <table:table-cell office:value-type="string">
            <text:p>?b</text:p>
          </table:table-cell>
          <table:table-cell table:formula="of:=[.G134]-[.F134]" office:value-type="float" office:value="13841618">
            <text:p>13841618</text:p>
          </table:table-cell>
          <table:table-cell/>
          <table:table-cell office:value-type="string">
            <text:p>?a <text:s/>&lt;isCitizenOf&gt; <text:s/>?f <text:s/>?b <text:s/>&lt;isCitizenOf&gt; <text:s/>?f <text:s text:c="2"/>=&gt; ?a <text:s/>&lt;influences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5334">
            <text:p>5334</text:p>
          </table:table-cell>
          <table:table-cell office:value-type="float" office:value="549282">
            <text:p>549282</text:p>
          </table:table-cell>
          <table:table-cell office:value-type="float" office:value="442519">
            <text:p>442519</text:p>
          </table:table-cell>
          <table:table-cell table:style-name="ce5" table:formula="of:=[.F134]/[.O134]" office:value-type="percentage" office:value="0.0341207349081365">
            <text:p>3.41%</text:p>
          </table:table-cell>
        </table:table-row>
        <table:table-row table:style-name="ro2">
          <table:table-cell office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>
            <text:p>0.00022573</text:p>
          </table:table-cell>
          <table:table-cell office:value-type="float" office:value="0.0153405">
            <text:p>0.0153405</text:p>
          </table:table-cell>
          <table:table-cell office:value-type="float" office:value="0.00001209">
            <text:p>0.00001209</text:p>
          </table:table-cell>
          <table:table-cell office:value-type="float" office:value="0.00119607">
            <text:p>0.00119607</text:p>
          </table:table-cell>
          <table:table-cell office:value-type="float" office:value="214">
            <text:p>214</text:p>
          </table:table-cell>
          <table:table-cell office:value-type="float" office:value="17698692">
            <text:p>17698692</text:p>
          </table:table-cell>
          <table:table-cell office:value-type="string">
            <text:p>?b</text:p>
          </table:table-cell>
          <table:table-cell table:formula="of:=[.G135]-[.F135]" office:value-type="float" office:value="17698478">
            <text:p>17698478</text:p>
          </table:table-cell>
          <table:table-cell/>
          <table:table-cell office:value-type="string">
            <text:p>?a <text:s/>&lt;hasWonPrize&gt; <text:s/>?f <text:s/>?b <text:s/>&lt;hasWonPrize&gt; <text:s/>?f <text:s text:c="2"/>=&gt; ?a <text:s/>&lt;influences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5334">
            <text:p>5334</text:p>
          </table:table-cell>
          <table:table-cell office:value-type="float" office:value="178920">
            <text:p>178920</text:p>
          </table:table-cell>
          <table:table-cell office:value-type="float" office:value="389702">
            <text:p>389702</text:p>
          </table:table-cell>
          <table:table-cell table:style-name="ce5" table:formula="of:=[.F135]/[.O135]" office:value-type="percentage" office:value="0.0401199850018748">
            <text:p>4.01%</text:p>
          </table:table-cell>
        </table:table-row>
        <table:table-row table:style-name="ro2">
          <table:table-cell office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>
            <text:p>0.00010864</text:p>
          </table:table-cell>
          <table:table-cell office:value-type="float" office:value="0.0529019">
            <text:p>0.0529019</text:p>
          </table:table-cell>
          <table:table-cell office:value-type="float" office:value="0.00000744">
            <text:p>0.00000744</text:p>
          </table:table-cell>
          <table:table-cell office:value-type="float" office:value="0.00024395">
            <text:p>0.00024395</text:p>
          </table:table-cell>
          <table:table-cell office:value-type="float" office:value="103">
            <text:p>103</text:p>
          </table:table-cell>
          <table:table-cell office:value-type="float" office:value="13841800">
            <text:p>13841800</text:p>
          </table:table-cell>
          <table:table-cell office:value-type="string">
            <text:p>?a</text:p>
          </table:table-cell>
          <table:table-cell table:formula="of:=[.G136]-[.F136]" office:value-type="float" office:value="13841697">
            <text:p>13841697</text:p>
          </table:table-cell>
          <table:table-cell/>
          <table:table-cell office:value-type="string">
            <text:p>?a <text:s/>&lt;isCitizenOf&gt; <text:s/>?f <text:s/>?b <text:s/>&lt;isCitizenOf&gt; <text:s/>?f <text:s text:c="2"/>=&gt; ?a <text:s/>&lt;hasAcademicAdvisor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118">
            <text:p>1118</text:p>
          </table:table-cell>
          <table:table-cell office:value-type="float" office:value="267316">
            <text:p>267316</text:p>
          </table:table-cell>
          <table:table-cell office:value-type="float" office:value="422213">
            <text:p>422213</text:p>
          </table:table-cell>
          <table:table-cell table:style-name="ce5" table:formula="of:=[.F136]/[.N136]" office:value-type="percentage" office:value="0.0547581073896863">
            <text:p>5.48%</text:p>
          </table:table-cell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>
            <text:p>0.00002742</text:p>
          </table:table-cell>
          <table:table-cell office:value-type="float" office:value="0.01335388">
            <text:p>0.01335388</text:p>
          </table:table-cell>
          <table:table-cell office:value-type="float" office:value="0.00000647">
            <text:p>0.00000647</text:p>
          </table:table-cell>
          <table:table-cell office:value-type="float" office:value="0.00048337">
            <text:p>0.00048337</text:p>
          </table:table-cell>
          <table:table-cell office:value-type="float" office:value="26">
            <text:p>26</text:p>
          </table:table-cell>
          <table:table-cell office:value-type="float" office:value="4016890">
            <text:p>4016890</text:p>
          </table:table-cell>
          <table:table-cell office:value-type="string">
            <text:p>?a</text:p>
          </table:table-cell>
          <table:table-cell table:formula="of:=[.G137]-[.F137]" office:value-type="float" office:value="4016864">
            <text:p>4016864</text:p>
          </table:table-cell>
          <table:table-cell/>
          <table:table-cell office:value-type="string">
            <text:p>?a <text:s/>&lt;diedIn&gt; <text:s/>?f <text:s/>?b <text:s/>&lt;diedIn&gt; <text:s/>?f <text:s text:c="2"/>=&gt; ?a <text:s/>&lt;hasAcademicAdvisor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118">
            <text:p>1118</text:p>
          </table:table-cell>
          <table:table-cell office:value-type="float" office:value="41533">
            <text:p>41533</text:p>
          </table:table-cell>
          <table:table-cell office:value-type="float" office:value="53789">
            <text:p>53789</text:p>
          </table:table-cell>
          <table:table-cell table:style-name="ce5" table:formula="of:=[.F137]/[.N137]" office:value-type="percentage" office:value="0.0138224348750665">
            <text:p>1.38%</text:p>
          </table:table-cell>
        </table:table-row>
        <table:table-row table:style-name="ro2">
          <table:table-cell office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>
            <text:p>0.00008966</text:p>
          </table:table-cell>
          <table:table-cell office:value-type="float" office:value="0.04365691">
            <text:p>0.04365691</text:p>
          </table:table-cell>
          <table:table-cell office:value-type="float" office:value="0.0000048">
            <text:p>0.0000048</text:p>
          </table:table-cell>
          <table:table-cell office:value-type="float" office:value="0.00199854">
            <text:p>0.00199854</text:p>
          </table:table-cell>
          <table:table-cell office:value-type="float" office:value="85">
            <text:p>85</text:p>
          </table:table-cell>
          <table:table-cell office:value-type="float" office:value="17698692">
            <text:p>17698692</text:p>
          </table:table-cell>
          <table:table-cell office:value-type="string">
            <text:p>?a</text:p>
          </table:table-cell>
          <table:table-cell table:formula="of:=[.G138]-[.F138]" office:value-type="float" office:value="17698607">
            <text:p>17698607</text:p>
          </table:table-cell>
          <table:table-cell/>
          <table:table-cell office:value-type="string">
            <text:p>?a <text:s/>&lt;hasWonPrize&gt; <text:s/>?f <text:s/>?b <text:s/>&lt;hasWonPrize&gt; <text:s/>?f <text:s text:c="2"/>=&gt; ?a <text:s/>&lt;hasAcademicAdvisor&gt; <text:s/>?x</text:p>
          </table:table-cell>
          <table:table-cell table:number-columns-repeated="2"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118">
            <text:p>1118</text:p>
          </table:table-cell>
          <table:table-cell office:value-type="float" office:value="27741">
            <text:p>27741</text:p>
          </table:table-cell>
          <table:table-cell office:value-type="float" office:value="42531">
            <text:p>42531</text:p>
          </table:table-cell>
          <table:table-cell table:style-name="ce5" table:formula="of:=[.F138]/[.N138]" office:value-type="percentage" office:value="0.0451887293992557">
            <text:p>4.52%</text:p>
          </table:table-cell>
        </table:table-row>
        <table:table-row table:style-name="ro2">
          <table:table-cell office:value-type="string">
            <text:p>Mining done in 3 min</text:p>
          </table:table-cell>
          <table:table-cell office:value-type="string">
            <text:p><text:s/>37 s seconds</text:p>
          </table:table-cell>
          <table:table-cell table:number-columns-repeated="16"/>
        </table:table-row>
        <table:table-row table:style-name="ro2">
          <table:table-cell/>
          <table:table-cell table:style-name="ce4" office:value-type="string">
            <text:p>Support</text:p>
          </table:table-cell>
          <table:table-cell table:style-name="ce4" office:value-type="string">
            <text:p>Head coverage</text:p>
          </table:table-cell>
          <table:table-cell table:style-name="ce4" office:value-type="string">
            <text:p>Confidence</text:p>
          </table:table-cell>
          <table:table-cell table:style-name="ce4" office:value-type="string">
            <text:p>PCA Confidence</text:p>
          </table:table-cell>
          <table:table-cell table:style-name="ce4" office:value-type="string">
            <text:p>Cardinality</text:p>
          </table:table-cell>
          <table:table-cell table:style-name="ce4" office:value-type="string">
            <text:p>Body size</text:p>
          </table:table-cell>
          <table:table-cell table:style-name="ce4" office:value-type="string">
            <text:p>Functional variable</text:p>
          </table:table-cell>
          <table:table-cell table:style-name="ce4" office:value-type="string">
            <text:p>Total Predictions</text:p>
          </table:table-cell>
          <table:table-cell table:number-columns-repeated="9"/>
        </table:table-row>
        <table:table-row table:style-name="ro2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0.00670644">
            <text:p>0.00670644</text:p>
          </table:table-cell>
          <table:table-cell table:number-columns-repeated="2" office:value-type="float" office:value="0.53014258">
            <text:p>0.53014258</text:p>
          </table:table-cell>
          <table:table-cell office:value-type="float" office:value="0.91785766">
            <text:p>0.91785766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office:value-type="string">
            <text:p>?b</text:p>
          </table:table-cell>
          <table:table-cell table:formula="of:=[.G141]-[.F141]" office:value-type="float" office:value="5635">
            <text:p>5635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>
            <text:p>0.00038184</text:p>
          </table:table-cell>
          <table:table-cell office:value-type="float" office:value="0.24794521">
            <text:p>0.24794521</text:p>
          </table:table-cell>
          <table:table-cell office:value-type="float" office:value="0.02701493">
            <text:p>0.02701493</text:p>
          </table:table-cell>
          <table:table-cell office:value-type="float" office:value="0.85377358">
            <text:p>0.85377358</text:p>
          </table:table-cell>
          <table:table-cell office:value-type="float" office:value="362">
            <text:p>362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142]-[.F142]" office:value-type="float" office:value="13038">
            <text:p>13038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>
            <text:p>0.00013712</text:p>
          </table:table-cell>
          <table:table-cell office:value-type="float" office:value="0.0890411">
            <text:p>0.0890411</text:p>
          </table:table-cell>
          <table:table-cell office:value-type="float" office:value="0.02467261">
            <text:p>0.02467261</text:p>
          </table:table-cell>
          <table:table-cell office:value-type="float" office:value="0.83333333">
            <text:p>0.83333333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143]-[.F143]" office:value-type="float" office:value="5139">
            <text:p>5139</text:p>
          </table:table-cell>
          <table:table-cell table:number-columns-repeated="9"/>
        </table:table-row>
        <table:table-row table:style-name="ro2">
          <table:table-cell office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>
            <text:p>0.00005274</text:p>
          </table:table-cell>
          <table:table-cell office:value-type="float" office:value="0.0622665">
            <text:p>0.0622665</text:p>
          </table:table-cell>
          <table:table-cell office:value-type="float" office:value="0.00066107">
            <text:p>0.00066107</text:p>
          </table:table-cell>
          <table:table-cell office:value-type="float" office:value="0.83333333">
            <text:p>0.83333333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office:value-type="string">
            <text:p>?a</text:p>
          </table:table-cell>
          <table:table-cell table:formula="of:=[.G144]-[.F144]" office:value-type="float" office:value="75585">
            <text:p>75585</text:p>
          </table:table-cell>
          <table:table-cell table:number-columns-repeated="9"/>
        </table:table-row>
        <table:table-row table:style-name="ro2">
          <table:table-cell office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>
            <text:p>0.00019092</text:p>
          </table:table-cell>
          <table:table-cell office:value-type="float" office:value="0.01240321">
            <text:p>0.01240321</text:p>
          </table:table-cell>
          <table:table-cell office:value-type="float" office:value="0.33705773">
            <text:p>0.33705773</text:p>
          </table:table-cell>
          <table:table-cell office:value-type="float" office:value="0.6988417">
            <text:p>0.6988417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office:value-type="string">
            <text:p>?a</text:p>
          </table:table-cell>
          <table:table-cell table:formula="of:=[.G145]-[.F145]" office:value-type="float" office:value="356">
            <text:p>356</text:p>
          </table:table-cell>
          <table:table-cell table:number-columns-repeated="9"/>
        </table:table-row>
        <table:table-row table:style-name="ro2">
          <table:table-cell office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>
            <text:p>0.00017826</text:p>
          </table:table-cell>
          <table:table-cell office:value-type="float" office:value="0.01158089">
            <text:p>0.01158089</text:p>
          </table:table-cell>
          <table:table-cell office:value-type="float" office:value="0.22807018">
            <text:p>0.22807018</text:p>
          </table:table-cell>
          <table:table-cell office:value-type="float" office:value="0.68421053">
            <text:p>0.68421053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office:value-type="string">
            <text:p>?a</text:p>
          </table:table-cell>
          <table:table-cell table:formula="of:=[.G146]-[.F146]" office:value-type="float" office:value="572">
            <text:p>572</text:p>
          </table:table-cell>
          <table:table-cell table:number-columns-repeated="9"/>
        </table:table-row>
        <table:table-row table:style-name="ro2">
          <table:table-cell office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>
            <text:p>0.00001899</text:p>
          </table:table-cell>
          <table:table-cell office:value-type="float" office:value="0.02241594">
            <text:p>0.02241594</text:p>
          </table:table-cell>
          <table:table-cell office:value-type="float" office:value="0.14285714">
            <text:p>0.14285714</text:p>
          </table:table-cell>
          <table:table-cell office:value-type="float" office:value="0.64285714">
            <text:p>0.64285714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table:formula="of:=[.G147]-[.F147]" office:value-type="float" office:value="108">
            <text:p>108</text:p>
          </table:table-cell>
          <table:table-cell table:number-columns-repeated="9"/>
        </table:table-row>
        <table:table-row table:style-name="ro2">
          <table:table-cell office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>
            <text:p>0.00106641</text:p>
          </table:table-cell>
          <table:table-cell office:value-type="float" office:value="0.03020345">
            <text:p>0.03020345</text:p>
          </table:table-cell>
          <table:table-cell office:value-type="float" office:value="0.49827501">
            <text:p>0.49827501</text:p>
          </table:table-cell>
          <table:table-cell office:value-type="float" office:value="0.58676727">
            <text:p>0.58676727</text:p>
          </table:table-cell>
          <table:table-cell office:value-type="float" office:value="1011">
            <text:p>1011</text:p>
          </table:table-cell>
          <table:table-cell office:value-type="float" office:value="2029">
            <text:p>2029</text:p>
          </table:table-cell>
          <table:table-cell office:value-type="string">
            <text:p>?b</text:p>
          </table:table-cell>
          <table:table-cell table:formula="of:=[.G148]-[.F148]" office:value-type="float" office:value="1018">
            <text:p>1018</text:p>
          </table:table-cell>
          <table:table-cell table:number-columns-repeated="9"/>
        </table:table-row>
        <table:table-row table:style-name="ro2">
          <table:table-cell office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>
            <text:p>0.00388062</text:p>
          </table:table-cell>
          <table:table-cell office:value-type="float" office:value="0.31839031">
            <text:p>0.31839031</text:p>
          </table:table-cell>
          <table:table-cell table:number-columns-repeated="2" office:value-type="float" office:value="0.57565326">
            <text:p>0.57565326</text:p>
          </table:table-cell>
          <table:table-cell office:value-type="float" office:value="3679">
            <text:p>3679</text:p>
          </table:table-cell>
          <table:table-cell office:value-type="float" office:value="6391">
            <text:p>6391</text:p>
          </table:table-cell>
          <table:table-cell office:value-type="string">
            <text:p>?b</text:p>
          </table:table-cell>
          <table:table-cell table:formula="of:=[.G149]-[.F149]" office:value-type="float" office:value="2712">
            <text:p>2712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>
            <text:p>0.00133433</text:p>
          </table:table-cell>
          <table:table-cell office:value-type="float" office:value="0.08682224">
            <text:p>0.08682224</text:p>
          </table:table-cell>
          <table:table-cell office:value-type="float" office:value="0.03745041">
            <text:p>0.03745041</text:p>
          </table:table-cell>
          <table:table-cell office:value-type="float" office:value="0.57421698">
            <text:p>0.57421698</text:p>
          </table:table-cell>
          <table:table-cell office:value-type="float" office:value="1265">
            <text:p>1265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150]-[.F150]" office:value-type="float" office:value="32513">
            <text:p>32513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>
            <text:p>0.000231</text:p>
          </table:table-cell>
          <table:table-cell office:value-type="float" office:value="0.15">
            <text:p>0.15</text:p>
          </table:table-cell>
          <table:table-cell office:value-type="float" office:value="0.00648351">
            <text:p>0.00648351</text:p>
          </table:table-cell>
          <table:table-cell office:value-type="float" office:value="0.57180157">
            <text:p>0.57180157</text:p>
          </table:table-cell>
          <table:table-cell office:value-type="float" office:value="219">
            <text:p>219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151]-[.F151]" office:value-type="float" office:value="33559">
            <text:p>33559</text:p>
          </table:table-cell>
          <table:table-cell table:number-columns-repeated="9"/>
        </table:table-row>
        <table:table-row table:style-name="ro2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>
            <text:p>0.00388695</text:p>
          </table:table-cell>
          <table:table-cell office:value-type="float" office:value="0.31890956">
            <text:p>0.31890956</text:p>
          </table:table-cell>
          <table:table-cell table:number-columns-repeated="2" office:value-type="float" office:value="0.56113903">
            <text:p>0.56113903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office:value-type="string">
            <text:p>?b</text:p>
          </table:table-cell>
          <table:table-cell table:formula="of:=[.G152]-[.F152]" office:value-type="float" office:value="2882">
            <text:p>2882</text:p>
          </table:table-cell>
          <table:table-cell table:number-columns-repeated="9"/>
        </table:table-row>
        <table:table-row table:style-name="ro2">
          <table:table-cell office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>
            <text:p>0.00022256</text:p>
          </table:table-cell>
          <table:table-cell office:value-type="float" office:value="0.01448181">
            <text:p>0.01448181</text:p>
          </table:table-cell>
          <table:table-cell office:value-type="float" office:value="0.00401278">
            <text:p>0.00401278</text:p>
          </table:table-cell>
          <table:table-cell office:value-type="float" office:value="0.54241645">
            <text:p>0.54241645</text:p>
          </table:table-cell>
          <table:table-cell office:value-type="float" office:value="211">
            <text:p>211</text:p>
          </table:table-cell>
          <table:table-cell office:value-type="float" office:value="52582">
            <text:p>52582</text:p>
          </table:table-cell>
          <table:table-cell office:value-type="string">
            <text:p>?a</text:p>
          </table:table-cell>
          <table:table-cell table:formula="of:=[.G153]-[.F153]" office:value-type="float" office:value="52371">
            <text:p>52371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0.0006909">
            <text:p>0.0006909</text:p>
          </table:table-cell>
          <table:table-cell office:value-type="float" office:value="0.04488453">
            <text:p>0.04488453</text:p>
          </table:table-cell>
          <table:table-cell office:value-type="float" office:value="0.04495539">
            <text:p>0.04495539</text:p>
          </table:table-cell>
          <table:table-cell office:value-type="float" office:value="0.52358114">
            <text:p>0.52358114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office:value-type="string">
            <text:p>?a</text:p>
          </table:table-cell>
          <table:table-cell table:formula="of:=[.G154]-[.F154]" office:value-type="float" office:value="13915">
            <text:p>13915</text:p>
          </table:table-cell>
          <table:table-cell table:number-columns-repeated="9"/>
        </table:table-row>
        <table:table-row table:style-name="ro2">
          <table:table-cell office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>
            <text:p>0.000154</text:p>
          </table:table-cell>
          <table:table-cell office:value-type="float" office:value="0.01002059">
            <text:p>0.01002059</text:p>
          </table:table-cell>
          <table:table-cell office:value-type="float" office:value="0.10564399">
            <text:p>0.10564399</text:p>
          </table:table-cell>
          <table:table-cell office:value-type="float" office:value="0.51957295">
            <text:p>0.51957295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office:value-type="string">
            <text:p>?a</text:p>
          </table:table-cell>
          <table:table-cell table:formula="of:=[.G155]-[.F155]" office:value-type="float" office:value="1236">
            <text:p>1236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>
            <text:p>0.00021729</text:p>
          </table:table-cell>
          <table:table-cell office:value-type="float" office:value="0.01413864">
            <text:p>0.01413864</text:p>
          </table:table-cell>
          <table:table-cell office:value-type="float" office:value="0.0390966">
            <text:p>0.0390966</text:p>
          </table:table-cell>
          <table:table-cell office:value-type="float" office:value="0.48130841">
            <text:p>0.48130841</text:p>
          </table:table-cell>
          <table:table-cell office:value-type="float" office:value="206">
            <text:p>206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156]-[.F156]" office:value-type="float" office:value="5063">
            <text:p>5063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>
            <text:p>0.00063816</text:p>
          </table:table-cell>
          <table:table-cell office:value-type="float" office:value="0.04152368">
            <text:p>0.04152368</text:p>
          </table:table-cell>
          <table:table-cell office:value-type="float" office:value="0.04514925">
            <text:p>0.04514925</text:p>
          </table:table-cell>
          <table:table-cell office:value-type="float" office:value="0.48130469">
            <text:p>0.48130469</text:p>
          </table:table-cell>
          <table:table-cell office:value-type="float" office:value="605">
            <text:p>605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157]-[.F157]" office:value-type="float" office:value="12795">
            <text:p>12795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>
            <text:p>0.00040504</text:p>
          </table:table-cell>
          <table:table-cell office:value-type="float" office:value="0.01147193">
            <text:p>0.01147193</text:p>
          </table:table-cell>
          <table:table-cell office:value-type="float" office:value="0.38285145">
            <text:p>0.38285145</text:p>
          </table:table-cell>
          <table:table-cell office:value-type="float" office:value="0.45229682">
            <text:p>0.45229682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  <table:table-cell office:value-type="string">
            <text:p>?b</text:p>
          </table:table-cell>
          <table:table-cell table:formula="of:=[.G158]-[.F158]" office:value-type="float" office:value="619">
            <text:p>619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0.00028163">
            <text:p>0.00028163</text:p>
          </table:table-cell>
          <table:table-cell office:value-type="float" office:value="0.01829644">
            <text:p>0.01829644</text:p>
          </table:table-cell>
          <table:table-cell office:value-type="float" office:value="0.01205091">
            <text:p>0.01205091</text:p>
          </table:table-cell>
          <table:table-cell office:value-type="float" office:value="0.43414634">
            <text:p>0.43414634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office:value-type="string">
            <text:p>?a</text:p>
          </table:table-cell>
          <table:table-cell table:formula="of:=[.G159]-[.F159]" office:value-type="float" office:value="21889">
            <text:p>21889</text:p>
          </table:table-cell>
          <table:table-cell table:number-columns-repeated="9"/>
        </table:table-row>
        <table:table-row table:style-name="ro2">
          <table:table-cell office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>
            <text:p>0.00198198</text:p>
          </table:table-cell>
          <table:table-cell office:value-type="float" office:value="0.15667473">
            <text:p>0.15667473</text:p>
          </table:table-cell>
          <table:table-cell office:value-type="float" office:value="0.17321165">
            <text:p>0.17321165</text:p>
          </table:table-cell>
          <table:table-cell office:value-type="float" office:value="0.40981461">
            <text:p>0.40981461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office:value-type="string">
            <text:p>?b</text:p>
          </table:table-cell>
          <table:table-cell table:formula="of:=[.G160]-[.F160]" office:value-type="float" office:value="8969">
            <text:p>8969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>
            <text:p>0.00004219</text:p>
          </table:table-cell>
          <table:table-cell office:value-type="float" office:value="0.02739726">
            <text:p>0.02739726</text:p>
          </table:table-cell>
          <table:table-cell office:value-type="float" office:value="0.00161044">
            <text:p>0.00161044</text:p>
          </table:table-cell>
          <table:table-cell office:value-type="float" office:value="0.3960396">
            <text:p>0.3960396</text:p>
          </table:table-cell>
          <table:table-cell office:value-type="float" office:value="40">
            <text:p>40</text:p>
          </table:table-cell>
          <table:table-cell office:value-type="float" office:value="24838">
            <text:p>24838</text:p>
          </table:table-cell>
          <table:table-cell office:value-type="string">
            <text:p>?a</text:p>
          </table:table-cell>
          <table:table-cell table:formula="of:=[.G161]-[.F161]" office:value-type="float" office:value="24798">
            <text:p>24798</text:p>
          </table:table-cell>
          <table:table-cell table:number-columns-repeated="9"/>
        </table:table-row>
        <table:table-row table:style-name="ro2">
          <table:table-cell office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>
            <text:p>0.00009388</text:p>
          </table:table-cell>
          <table:table-cell office:value-type="float" office:value="0.0365353">
            <text:p>0.0365353</text:p>
          </table:table-cell>
          <table:table-cell office:value-type="float" office:value="0.13444109">
            <text:p>0.13444109</text:p>
          </table:table-cell>
          <table:table-cell office:value-type="float" office:value="0.39035088">
            <text:p>0.39035088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office:value-type="string">
            <text:p>?a</text:p>
          </table:table-cell>
          <table:table-cell table:formula="of:=[.G162]-[.F162]" office:value-type="float" office:value="573">
            <text:p>573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>
            <text:p>0.00021834</text:p>
          </table:table-cell>
          <table:table-cell office:value-type="float" office:value="0.01025971">
            <text:p>0.01025971</text:p>
          </table:table-cell>
          <table:table-cell office:value-type="float" office:value="0.20638086">
            <text:p>0.20638086</text:p>
          </table:table-cell>
          <table:table-cell office:value-type="float" office:value="0.38983051">
            <text:p>0.38983051</text:p>
          </table:table-cell>
          <table:table-cell office:value-type="float" office:value="207">
            <text:p>207</text:p>
          </table:table-cell>
          <table:table-cell office:value-type="float" office:value="1003">
            <text:p>1003</text:p>
          </table:table-cell>
          <table:table-cell office:value-type="string">
            <text:p>?b</text:p>
          </table:table-cell>
          <table:table-cell table:formula="of:=[.G163]-[.F163]" office:value-type="float" office:value="796">
            <text:p>796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>
            <text:p>0.00018459</text:p>
          </table:table-cell>
          <table:table-cell office:value-type="float" office:value="0.01199205">
            <text:p>0.01199205</text:p>
          </table:table-cell>
          <table:table-cell office:value-type="float" office:value="0.0130597">
            <text:p>0.0130597</text:p>
          </table:table-cell>
          <table:table-cell office:value-type="float" office:value="0.38546256">
            <text:p>0.3854625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164]-[.F164]" office:value-type="float" office:value="13225">
            <text:p>13225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>
            <text:p>0.0007257</text:p>
          </table:table-cell>
          <table:table-cell office:value-type="float" office:value="0.03105254">
            <text:p>0.03105254</text:p>
          </table:table-cell>
          <table:table-cell office:value-type="float" office:value="0.05049912">
            <text:p>0.05049912</text:p>
          </table:table-cell>
          <table:table-cell office:value-type="float" office:value="0.38457239">
            <text:p>0.38457239</text:p>
          </table:table-cell>
          <table:table-cell office:value-type="float" office:value="688">
            <text:p>688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table:formula="of:=[.G165]-[.F165]" office:value-type="float" office:value="12936">
            <text:p>12936</text:p>
          </table:table-cell>
          <table:table-cell table:number-columns-repeated="9"/>
        </table:table-row>
        <table:table-row table:style-name="ro2">
          <table:table-cell office:value-type="string">
            <text:p>?a <text:s/>&lt;created&gt; <text:s/>?b <text:s text:c="2"/>=&gt; ?a <text:s/>&lt;isKnownFor&gt; <text:s/>?b</text:p>
          </table:table-cell>
          <table:table-cell office:value-type="float" office:value="0.00031855">
            <text:p>0.00031855</text:p>
          </table:table-cell>
          <table:table-cell office:value-type="float" office:value="0.05137802">
            <text:p>0.05137802</text:p>
          </table:table-cell>
          <table:table-cell office:value-type="float" office:value="0.00150881">
            <text:p>0.00150881</text:p>
          </table:table-cell>
          <table:table-cell office:value-type="float" office:value="0.38131313">
            <text:p>0.38131313</text:p>
          </table:table-cell>
          <table:table-cell office:value-type="float" office:value="302">
            <text:p>302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166]-[.F166]" office:value-type="float" office:value="199856">
            <text:p>199856</text:p>
          </table:table-cell>
          <table:table-cell table:number-columns-repeated="9"/>
        </table:table-row>
        <table:table-row table:style-name="ro2">
          <table:table-cell office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>
            <text:p>0.00106641</text:p>
          </table:table-cell>
          <table:table-cell office:value-type="float" office:value="0.05010904">
            <text:p>0.05010904</text:p>
          </table:table-cell>
          <table:table-cell office:value-type="float" office:value="0.1610642">
            <text:p>0.1610642</text:p>
          </table:table-cell>
          <table:table-cell office:value-type="float" office:value="0.37472202">
            <text:p>0.37472202</text:p>
          </table:table-cell>
          <table:table-cell office:value-type="float" office:value="1011">
            <text:p>1011</text:p>
          </table:table-cell>
          <table:table-cell office:value-type="float" office:value="6277">
            <text:p>6277</text:p>
          </table:table-cell>
          <table:table-cell office:value-type="string">
            <text:p>?b</text:p>
          </table:table-cell>
          <table:table-cell table:formula="of:=[.G167]-[.F167]" office:value-type="float" office:value="5266">
            <text:p>5266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isCitizenOf&gt; <text:s/>?b</text:p>
          </table:table-cell>
          <table:table-cell office:value-type="float" office:value="0.0006909">
            <text:p>0.0006909</text:p>
          </table:table-cell>
          <table:table-cell office:value-type="float" office:value="0.04495539">
            <text:p>0.04495539</text:p>
          </table:table-cell>
          <table:table-cell office:value-type="float" office:value="0.04488453">
            <text:p>0.04488453</text:p>
          </table:table-cell>
          <table:table-cell office:value-type="float" office:value="0.36571748">
            <text:p>0.36571748</text:p>
          </table:table-cell>
          <table:table-cell office:value-type="float" office:value="655">
            <text:p>655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68]-[.F168]" office:value-type="float" office:value="13938">
            <text:p>13938</text:p>
          </table:table-cell>
          <table:table-cell table:number-columns-repeated="9"/>
        </table:table-row>
        <table:table-row table:style-name="ro2">
          <table:table-cell office:value-type="string">
            <text:p>?a <text:s/>&lt;directed&gt; <text:s/>?b <text:s text:c="2"/>=&gt; ?a <text:s/>&lt;created&gt; <text:s/>?b</text:p>
          </table:table-cell>
          <table:table-cell office:value-type="float" office:value="0.006621">
            <text:p>0.006621</text:p>
          </table:table-cell>
          <table:table-cell office:value-type="float" office:value="0.03136023">
            <text:p>0.03136023</text:p>
          </table:table-cell>
          <table:table-cell office:value-type="float" office:value="0.18752427">
            <text:p>0.18752427</text:p>
          </table:table-cell>
          <table:table-cell office:value-type="float" office:value="0.32464443">
            <text:p>0.32464443</text:p>
          </table:table-cell>
          <table:table-cell office:value-type="float" office:value="6277">
            <text:p>6277</text:p>
          </table:table-cell>
          <table:table-cell office:value-type="float" office:value="33473">
            <text:p>33473</text:p>
          </table:table-cell>
          <table:table-cell office:value-type="string">
            <text:p>?b</text:p>
          </table:table-cell>
          <table:table-cell table:formula="of:=[.G169]-[.F169]" office:value-type="float" office:value="27196">
            <text:p>27196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isLeaderOf&gt; <text:s/>?b</text:p>
          </table:table-cell>
          <table:table-cell office:value-type="float" office:value="0.00022678">
            <text:p>0.00022678</text:p>
          </table:table-cell>
          <table:table-cell office:value-type="float" office:value="0.03370434">
            <text:p>0.03370434</text:p>
          </table:table-cell>
          <table:table-cell office:value-type="float" office:value="0.01473309">
            <text:p>0.01473309</text:p>
          </table:table-cell>
          <table:table-cell office:value-type="float" office:value="0.31386861">
            <text:p>0.31386861</text:p>
          </table:table-cell>
          <table:table-cell office:value-type="float" office:value="215">
            <text:p>215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70]-[.F170]" office:value-type="float" office:value="14378">
            <text:p>14378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diedIn&gt; <text:s/>?b</text:p>
          </table:table-cell>
          <table:table-cell office:value-type="float" office:value="0.00028163">
            <text:p>0.00028163</text:p>
          </table:table-cell>
          <table:table-cell office:value-type="float" office:value="0.01205091">
            <text:p>0.01205091</text:p>
          </table:table-cell>
          <table:table-cell office:value-type="float" office:value="0.01829644">
            <text:p>0.01829644</text:p>
          </table:table-cell>
          <table:table-cell office:value-type="float" office:value="0.29053319">
            <text:p>0.29053319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71]-[.F171]" office:value-type="float" office:value="14326">
            <text:p>14326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isPoliticianOf&gt; <text:s/>?b</text:p>
          </table:table-cell>
          <table:table-cell office:value-type="float" office:value="0.00008227">
            <text:p>0.00008227</text:p>
          </table:table-cell>
          <table:table-cell office:value-type="float" office:value="0.05342466">
            <text:p>0.05342466</text:p>
          </table:table-cell>
          <table:table-cell office:value-type="float" office:value="0.00534503">
            <text:p>0.00534503</text:p>
          </table:table-cell>
          <table:table-cell office:value-type="float" office:value="0.28782288">
            <text:p>0.28782288</text:p>
          </table:table-cell>
          <table:table-cell office:value-type="float" office:value="78">
            <text:p>78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72]-[.F172]" office:value-type="float" office:value="14515">
            <text:p>14515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>
            <text:p>0.00048415</text:p>
          </table:table-cell>
          <table:table-cell office:value-type="float" office:value="0.66618287">
            <text:p>0.66618287</text:p>
          </table:table-cell>
          <table:table-cell table:number-columns-repeated="2" office:value-type="float" office:value="0.28194103">
            <text:p>0.28194103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173]-[.F173]" office:value-type="float" office:value="1169">
            <text:p>1169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>
            <text:p>0.00048415</text:p>
          </table:table-cell>
          <table:table-cell office:value-type="float" office:value="0.66618287">
            <text:p>0.66618287</text:p>
          </table:table-cell>
          <table:table-cell table:number-columns-repeated="2" office:value-type="float" office:value="0.28194103">
            <text:p>0.28194103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174]-[.F174]" office:value-type="float" office:value="1169">
            <text:p>1169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>
            <text:p>0.00102949</text:p>
          </table:table-cell>
          <table:table-cell office:value-type="float" office:value="0.01744009">
            <text:p>0.01744009</text:p>
          </table:table-cell>
          <table:table-cell office:value-type="float" office:value="0.07163829">
            <text:p>0.07163829</text:p>
          </table:table-cell>
          <table:table-cell office:value-type="float" office:value="0.26872247">
            <text:p>0.26872247</text:p>
          </table:table-cell>
          <table:table-cell office:value-type="float" office:value="976">
            <text:p>976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table:formula="of:=[.G175]-[.F175]" office:value-type="float" office:value="12648">
            <text:p>12648</text:p>
          </table:table-cell>
          <table:table-cell table:number-columns-repeated="9"/>
        </table:table-row>
        <table:table-row table:style-name="ro2">
          <table:table-cell office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>
            <text:p>0.00002532</text:p>
          </table:table-cell>
          <table:table-cell office:value-type="float" office:value="0.0113261">
            <text:p>0.0113261</text:p>
          </table:table-cell>
          <table:table-cell office:value-type="float" office:value="0.01959184">
            <text:p>0.01959184</text:p>
          </table:table-cell>
          <table:table-cell office:value-type="float" office:value="0.24">
            <text:p>0.24</text:p>
          </table:table-cell>
          <table:table-cell office:value-type="float" office:value="24">
            <text:p>24</text:p>
          </table:table-cell>
          <table:table-cell office:value-type="float" office:value="1225">
            <text:p>1225</text:p>
          </table:table-cell>
          <table:table-cell office:value-type="string">
            <text:p>?a</text:p>
          </table:table-cell>
          <table:table-cell table:formula="of:=[.G176]-[.F176]" office:value-type="float" office:value="1201">
            <text:p>1201</text:p>
          </table:table-cell>
          <table:table-cell table:number-columns-repeated="9"/>
        </table:table-row>
        <table:table-row table:style-name="ro2">
          <table:table-cell office:value-type="string">
            <text:p>?a <text:s/>&lt;created&gt; <text:s/>?b <text:s text:c="2"/>=&gt; ?a <text:s/>&lt;directed&gt; <text:s/>?b</text:p>
          </table:table-cell>
          <table:table-cell office:value-type="float" office:value="0.006621">
            <text:p>0.006621</text:p>
          </table:table-cell>
          <table:table-cell office:value-type="float" office:value="0.18752427">
            <text:p>0.18752427</text:p>
          </table:table-cell>
          <table:table-cell office:value-type="float" office:value="0.03136023">
            <text:p>0.03136023</text:p>
          </table:table-cell>
          <table:table-cell office:value-type="float" office:value="0.22802238">
            <text:p>0.22802238</text:p>
          </table:table-cell>
          <table:table-cell office:value-type="float" office:value="6277">
            <text:p>6277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177]-[.F177]" office:value-type="float" office:value="193881">
            <text:p>193881</text:p>
          </table:table-cell>
          <table:table-cell table:number-columns-repeated="9"/>
        </table:table-row>
        <table:table-row table:style-name="ro2">
          <table:table-cell office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>
            <text:p>0.00005274</text:p>
          </table:table-cell>
          <table:table-cell office:value-type="float" office:value="0.02052545">
            <text:p>0.02052545</text:p>
          </table:table-cell>
          <table:table-cell office:value-type="float" office:value="0.06868132">
            <text:p>0.06868132</text:p>
          </table:table-cell>
          <table:table-cell office:value-type="float" office:value="0.22727273">
            <text:p>0.22727273</text:p>
          </table:table-cell>
          <table:table-cell office:value-type="float" office:value="50">
            <text:p>50</text:p>
          </table:table-cell>
          <table:table-cell office:value-type="float" office:value="728">
            <text:p>728</text:p>
          </table:table-cell>
          <table:table-cell office:value-type="string">
            <text:p>?a</text:p>
          </table:table-cell>
          <table:table-cell table:formula="of:=[.G178]-[.F178]" office:value-type="float" office:value="678">
            <text:p>678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b <text:s text:c="2"/>=&gt; ?a <text:s/>&lt;livesIn&gt; <text:s/>?b</text:p>
          </table:table-cell>
          <table:table-cell office:value-type="float" office:value="0.00081536">
            <text:p>0.00081536</text:p>
          </table:table-cell>
          <table:table-cell office:value-type="float" office:value="0.0529706">
            <text:p>0.0529706</text:p>
          </table:table-cell>
          <table:table-cell office:value-type="float" office:value="0.0138127">
            <text:p>0.0138127</text:p>
          </table:table-cell>
          <table:table-cell office:value-type="float" office:value="0.22695244">
            <text:p>0.22695244</text:p>
          </table:table-cell>
          <table:table-cell office:value-type="float" office:value="773">
            <text:p>773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179]-[.F179]" office:value-type="float" office:value="55190">
            <text:p>55190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b <text:s text:c="2"/>=&gt; ?a <text:s/>&lt;wasBornIn&gt; <text:s/>?b</text:p>
          </table:table-cell>
          <table:table-cell office:value-type="float" office:value="0.00206741">
            <text:p>0.00206741</text:p>
          </table:table-cell>
          <table:table-cell office:value-type="float" office:value="0.03502314">
            <text:p>0.03502314</text:p>
          </table:table-cell>
          <table:table-cell office:value-type="float" office:value="0.08846362">
            <text:p>0.08846362</text:p>
          </table:table-cell>
          <table:table-cell office:value-type="float" office:value="0.22531325">
            <text:p>0.22531325</text:p>
          </table:table-cell>
          <table:table-cell office:value-type="float" office:value="1960">
            <text:p>1960</text:p>
          </table:table-cell>
          <table:table-cell office:value-type="float" office:value="22156">
            <text:p>22156</text:p>
          </table:table-cell>
          <table:table-cell office:value-type="string">
            <text:p>?a</text:p>
          </table:table-cell>
          <table:table-cell table:formula="of:=[.G180]-[.F180]" office:value-type="float" office:value="20196">
            <text:p>20196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b <text:s text:c="2"/>=&gt; ?a <text:s/>&lt;diedIn&gt; <text:s/>?b</text:p>
          </table:table-cell>
          <table:table-cell office:value-type="float" office:value="0.00206741">
            <text:p>0.00206741</text:p>
          </table:table-cell>
          <table:table-cell office:value-type="float" office:value="0.08846362">
            <text:p>0.08846362</text:p>
          </table:table-cell>
          <table:table-cell office:value-type="float" office:value="0.03502314">
            <text:p>0.03502314</text:p>
          </table:table-cell>
          <table:table-cell office:value-type="float" office:value="0.22531325">
            <text:p>0.22531325</text:p>
          </table:table-cell>
          <table:table-cell office:value-type="float" office:value="1960">
            <text:p>1960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181]-[.F181]" office:value-type="float" office:value="54003">
            <text:p>54003</text:p>
          </table:table-cell>
          <table:table-cell table:number-columns-repeated="9"/>
        </table:table-row>
        <table:table-row table:style-name="ro2">
          <table:table-cell office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>
            <text:p>0.00004958</text:p>
          </table:table-cell>
          <table:table-cell office:value-type="float" office:value="0.01929392">
            <text:p>0.01929392</text:p>
          </table:table-cell>
          <table:table-cell office:value-type="float" office:value="0.08655617">
            <text:p>0.08655617</text:p>
          </table:table-cell>
          <table:table-cell office:value-type="float" office:value="0.21860465">
            <text:p>0.21860465</text:p>
          </table:table-cell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  <table:table-cell office:value-type="string">
            <text:p>?a</text:p>
          </table:table-cell>
          <table:table-cell table:formula="of:=[.G182]-[.F182]" office:value-type="float" office:value="496">
            <text:p>496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>
            <text:p>0.00028163</text:p>
          </table:table-cell>
          <table:table-cell office:value-type="float" office:value="0.38751814">
            <text:p>0.38751814</text:p>
          </table:table-cell>
          <table:table-cell office:value-type="float" office:value="0.15442452">
            <text:p>0.15442452</text:p>
          </table:table-cell>
          <table:table-cell office:value-type="float" office:value="0.2177814">
            <text:p>0.2177814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office:value-type="string">
            <text:p>?a</text:p>
          </table:table-cell>
          <table:table-cell table:formula="of:=[.G183]-[.F183]" office:value-type="float" office:value="1462">
            <text:p>1462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>
            <text:p>0.00021202</text:p>
          </table:table-cell>
          <table:table-cell office:value-type="float" office:value="0.01379547">
            <text:p>0.01379547</text:p>
          </table:table-cell>
          <table:table-cell office:value-type="float" office:value="0.04083706">
            <text:p>0.04083706</text:p>
          </table:table-cell>
          <table:table-cell office:value-type="float" office:value="0.20700309">
            <text:p>0.20700309</text:p>
          </table:table-cell>
          <table:table-cell office:value-type="float" office:value="201">
            <text:p>201</text:p>
          </table:table-cell>
          <table:table-cell office:value-type="float" office:value="4922">
            <text:p>4922</text:p>
          </table:table-cell>
          <table:table-cell office:value-type="string">
            <text:p>?a</text:p>
          </table:table-cell>
          <table:table-cell table:formula="of:=[.G184]-[.F184]" office:value-type="float" office:value="4721">
            <text:p>4721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>
            <text:p>0.00102949</text:p>
          </table:table-cell>
          <table:table-cell office:value-type="float" office:value="0.06698696">
            <text:p>0.06698696</text:p>
          </table:table-cell>
          <table:table-cell office:value-type="float" office:value="0.02492657">
            <text:p>0.02492657</text:p>
          </table:table-cell>
          <table:table-cell office:value-type="float" office:value="0.19817259">
            <text:p>0.19817259</text:p>
          </table:table-cell>
          <table:table-cell office:value-type="float" office:value="976">
            <text:p>976</text:p>
          </table:table-cell>
          <table:table-cell office:value-type="float" office:value="39155">
            <text:p>39155</text:p>
          </table:table-cell>
          <table:table-cell office:value-type="string">
            <text:p>?a</text:p>
          </table:table-cell>
          <table:table-cell table:formula="of:=[.G185]-[.F185]" office:value-type="float" office:value="38179">
            <text:p>38179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>
            <text:p>0.00069301</text:p>
          </table:table-cell>
          <table:table-cell office:value-type="float" office:value="0.04502159">
            <text:p>0.04502159</text:p>
          </table:table-cell>
          <table:table-cell table:number-columns-repeated="2" office:value-type="float" office:value="0.18533145">
            <text:p>0.18533145</text:p>
          </table:table-cell>
          <table:table-cell office:value-type="float" office:value="657">
            <text:p>657</text:p>
          </table:table-cell>
          <table:table-cell office:value-type="float" office:value="3545">
            <text:p>3545</text:p>
          </table:table-cell>
          <table:table-cell office:value-type="string">
            <text:p>?a</text:p>
          </table:table-cell>
          <table:table-cell table:formula="of:=[.G186]-[.F186]" office:value-type="float" office:value="2888">
            <text:p>2888</text:p>
          </table:table-cell>
          <table:table-cell table:number-columns-repeated="9"/>
        </table:table-row>
        <table:table-row table:style-name="ro2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0.00009915">
            <text:p>0.00009915</text:p>
          </table:table-cell>
          <table:table-cell table:number-columns-repeated="2" office:value-type="float" office:value="0.13642961">
            <text:p>0.13642961</text:p>
          </table:table-cell>
          <table:table-cell office:value-type="float" office:value="0.18323587">
            <text:p>0.18323587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office:value-type="string">
            <text:p>?a</text:p>
          </table:table-cell>
          <table:table-cell table:formula="of:=[.G187]-[.F187]" office:value-type="float" office:value="595">
            <text:p>595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>
            <text:p>0.0007257</text:p>
          </table:table-cell>
          <table:table-cell office:value-type="float" office:value="0.04722032">
            <text:p>0.04722032</text:p>
          </table:table-cell>
          <table:table-cell office:value-type="float" office:value="0.02769949">
            <text:p>0.02769949</text:p>
          </table:table-cell>
          <table:table-cell office:value-type="float" office:value="0.18057743">
            <text:p>0.18057743</text:p>
          </table:table-cell>
          <table:table-cell office:value-type="float" office:value="688">
            <text:p>688</text:p>
          </table:table-cell>
          <table:table-cell office:value-type="float" office:value="24838">
            <text:p>24838</text:p>
          </table:table-cell>
          <table:table-cell office:value-type="string">
            <text:p>?a</text:p>
          </table:table-cell>
          <table:table-cell table:formula="of:=[.G188]-[.F188]" office:value-type="float" office:value="24150">
            <text:p>24150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>
            <text:p>0.00098941</text:p>
          </table:table-cell>
          <table:table-cell office:value-type="float" office:value="0.06427739">
            <text:p>0.06427739</text:p>
          </table:table-cell>
          <table:table-cell table:number-columns-repeated="2" office:value-type="float" office:value="0.1780224">
            <text:p>0.178022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189]-[.F189]" office:value-type="float" office:value="4331">
            <text:p>4331</text:p>
          </table:table-cell>
          <table:table-cell table:number-columns-repeated="9"/>
        </table:table-row>
        <table:table-row table:style-name="ro2">
          <table:table-cell office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>
            <text:p>0.00021202</text:p>
          </table:table-cell>
          <table:table-cell office:value-type="float" office:value="0.01377373">
            <text:p>0.01377373</text:p>
          </table:table-cell>
          <table:table-cell office:value-type="float" office:value="0.01475338">
            <text:p>0.01475338</text:p>
          </table:table-cell>
          <table:table-cell office:value-type="float" office:value="0.17693662">
            <text:p>0.17693662</text:p>
          </table:table-cell>
          <table:table-cell office:value-type="float" office:value="201">
            <text:p>201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table:formula="of:=[.G190]-[.F190]" office:value-type="float" office:value="13423">
            <text:p>13423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b <text:s text:c="2"/>=&gt; ?a <text:s/>&lt;wasBornIn&gt; <text:s/>?b</text:p>
          </table:table-cell>
          <table:table-cell office:value-type="float" office:value="0.00081536">
            <text:p>0.00081536</text:p>
          </table:table-cell>
          <table:table-cell office:value-type="float" office:value="0.0138127">
            <text:p>0.0138127</text:p>
          </table:table-cell>
          <table:table-cell office:value-type="float" office:value="0.0529706">
            <text:p>0.0529706</text:p>
          </table:table-cell>
          <table:table-cell office:value-type="float" office:value="0.17116918">
            <text:p>0.17116918</text:p>
          </table:table-cell>
          <table:table-cell office:value-type="float" office:value="773">
            <text:p>773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91]-[.F191]" office:value-type="float" office:value="13820">
            <text:p>13820</text:p>
          </table:table-cell>
          <table:table-cell table:number-columns-repeated="9"/>
        </table:table-row>
        <table:table-row table:style-name="ro2">
          <table:table-cell office:value-type="string">
            <text:p>?a <text:s/>&lt;isLocatedIn&gt; <text:s/>?b <text:s text:c="2"/>=&gt; ?a <text:s/>&lt;diedIn&gt; <text:s/>?b</text:p>
          </table:table-cell>
          <table:table-cell office:value-type="float" office:value="0.00025315">
            <text:p>0.00025315</text:p>
          </table:table-cell>
          <table:table-cell office:value-type="float" office:value="0.01083228">
            <text:p>0.01083228</text:p>
          </table:table-cell>
          <table:table-cell office:value-type="float" office:value="0.00112631">
            <text:p>0.00112631</text:p>
          </table:table-cell>
          <table:table-cell office:value-type="float" office:value="0.16985138">
            <text:p>0.16985138</text:p>
          </table:table-cell>
          <table:table-cell office:value-type="float" office:value="240">
            <text:p>240</text:p>
          </table:table-cell>
          <table:table-cell office:value-type="float" office:value="213085">
            <text:p>213085</text:p>
          </table:table-cell>
          <table:table-cell office:value-type="string">
            <text:p>?a</text:p>
          </table:table-cell>
          <table:table-cell table:formula="of:=[.G192]-[.F192]" office:value-type="float" office:value="212845">
            <text:p>212845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b <text:s text:c="2"/>=&gt; ?a <text:s/>&lt;isLeaderOf&gt; <text:s/>?b</text:p>
          </table:table-cell>
          <table:table-cell office:value-type="float" office:value="0.00010443">
            <text:p>0.00010443</text:p>
          </table:table-cell>
          <table:table-cell office:value-type="float" office:value="0.01551967">
            <text:p>0.01551967</text:p>
          </table:table-cell>
          <table:table-cell office:value-type="float" office:value="0.00176903">
            <text:p>0.00176903</text:p>
          </table:table-cell>
          <table:table-cell office:value-type="float" office:value="0.16923077">
            <text:p>0.16923077</text:p>
          </table:table-cell>
          <table:table-cell office:value-type="float" office:value="99">
            <text:p>99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193]-[.F193]" office:value-type="float" office:value="55864">
            <text:p>55864</text:p>
          </table:table-cell>
          <table:table-cell table:number-columns-repeated="9"/>
        </table:table-row>
        <table:table-row table:style-name="ro2">
          <table:table-cell office:value-type="string">
            <text:p>?a <text:s/>&lt;worksAt&gt; <text:s/>?b <text:s text:c="2"/>=&gt; ?a <text:s/>&lt;graduatedFrom&gt; <text:s/>?b</text:p>
          </table:table-cell>
          <table:table-cell office:value-type="float" office:value="0.000231">
            <text:p>0.000231</text:p>
          </table:table-cell>
          <table:table-cell office:value-type="float" office:value="0.01844211">
            <text:p>0.01844211</text:p>
          </table:table-cell>
          <table:table-cell office:value-type="float" office:value="0.08990148">
            <text:p>0.08990148</text:p>
          </table:table-cell>
          <table:table-cell office:value-type="float" office:value="0.16246291">
            <text:p>0.16246291</text:p>
          </table:table-cell>
          <table:table-cell office:value-type="float" office:value="219">
            <text:p>219</text:p>
          </table:table-cell>
          <table:table-cell office:value-type="float" office:value="2436">
            <text:p>2436</text:p>
          </table:table-cell>
          <table:table-cell office:value-type="string">
            <text:p>?a</text:p>
          </table:table-cell>
          <table:table-cell table:formula="of:=[.G194]-[.F194]" office:value-type="float" office:value="2217">
            <text:p>2217</text:p>
          </table:table-cell>
          <table:table-cell table:number-columns-repeated="9"/>
        </table:table-row>
        <table:table-row table:style-name="ro2">
          <table:table-cell office:value-type="string">
            <text:p>?a <text:s/>&lt;graduatedFrom&gt; <text:s/>?b <text:s text:c="2"/>=&gt; ?a <text:s/>&lt;worksAt&gt; <text:s/>?b</text:p>
          </table:table-cell>
          <table:table-cell office:value-type="float" office:value="0.000231">
            <text:p>0.000231</text:p>
          </table:table-cell>
          <table:table-cell office:value-type="float" office:value="0.08990148">
            <text:p>0.08990148</text:p>
          </table:table-cell>
          <table:table-cell office:value-type="float" office:value="0.01844211">
            <text:p>0.01844211</text:p>
          </table:table-cell>
          <table:table-cell office:value-type="float" office:value="0.16246291">
            <text:p>0.16246291</text:p>
          </table:table-cell>
          <table:table-cell office:value-type="float" office:value="219">
            <text:p>219</text:p>
          </table:table-cell>
          <table:table-cell office:value-type="float" office:value="11875">
            <text:p>11875</text:p>
          </table:table-cell>
          <table:table-cell office:value-type="string">
            <text:p>?a</text:p>
          </table:table-cell>
          <table:table-cell table:formula="of:=[.G195]-[.F195]" office:value-type="float" office:value="11656">
            <text:p>11656</text:p>
          </table:table-cell>
          <table:table-cell table:number-columns-repeated="9"/>
        </table:table-row>
        <table:table-row table:style-name="ro2">
          <table:table-cell office:value-type="string">
            <text:p>?a <text:s/>&lt;directed&gt; <text:s/>?b <text:s text:c="2"/>=&gt; ?a <text:s/>&lt;produced&gt; <text:s/>?b</text:p>
          </table:table-cell>
          <table:table-cell office:value-type="float" office:value="0.00239546">
            <text:p>0.00239546</text:p>
          </table:table-cell>
          <table:table-cell office:value-type="float" office:value="0.11255948">
            <text:p>0.11255948</text:p>
          </table:table-cell>
          <table:table-cell office:value-type="float" office:value="0.06784573">
            <text:p>0.06784573</text:p>
          </table:table-cell>
          <table:table-cell office:value-type="float" office:value="0.1618905">
            <text:p>0.1618905</text:p>
          </table:table-cell>
          <table:table-cell office:value-type="float" office:value="2271">
            <text:p>2271</text:p>
          </table:table-cell>
          <table:table-cell office:value-type="float" office:value="33473">
            <text:p>33473</text:p>
          </table:table-cell>
          <table:table-cell office:value-type="string">
            <text:p>?b</text:p>
          </table:table-cell>
          <table:table-cell table:formula="of:=[.G196]-[.F196]" office:value-type="float" office:value="31202">
            <text:p>31202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>
            <text:p>0.00001899</text:p>
          </table:table-cell>
          <table:table-cell office:value-type="float" office:value="0.02612482">
            <text:p>0.02612482</text:p>
          </table:table-cell>
          <table:table-cell office:value-type="float" office:value="0.02452316">
            <text:p>0.02452316</text:p>
          </table:table-cell>
          <table:table-cell office:value-type="float" office:value="0.16071429">
            <text:p>0.16071429</text:p>
          </table:table-cell>
          <table:table-cell office:value-type="float" office:value="18">
            <text:p>18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197]-[.F197]" office:value-type="float" office:value="716">
            <text:p>716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>
            <text:p>0.00002637</text:p>
          </table:table-cell>
          <table:table-cell office:value-type="float" office:value="0.01179802">
            <text:p>0.01179802</text:p>
          </table:table-cell>
          <table:table-cell office:value-type="float" office:value="0.04266212">
            <text:p>0.04266212</text:p>
          </table:table-cell>
          <table:table-cell office:value-type="float" office:value="0.15923567">
            <text:p>0.15923567</text:p>
          </table:table-cell>
          <table:table-cell office:value-type="float" office:value="25">
            <text:p>25</text:p>
          </table:table-cell>
          <table:table-cell office:value-type="float" office:value="586">
            <text:p>586</text:p>
          </table:table-cell>
          <table:table-cell office:value-type="string">
            <text:p>?a</text:p>
          </table:table-cell>
          <table:table-cell table:formula="of:=[.G198]-[.F198]" office:value-type="float" office:value="561">
            <text:p>561</text:p>
          </table:table-cell>
          <table:table-cell table:number-columns-repeated="9"/>
        </table:table-row>
        <table:table-row table:style-name="ro2">
          <table:table-cell office:value-type="string">
            <text:p>?a <text:s/>&lt;produced&gt; <text:s/>?b <text:s text:c="2"/>=&gt; ?a <text:s/>&lt;created&gt; <text:s/>?b</text:p>
          </table:table-cell>
          <table:table-cell office:value-type="float" office:value="0.0021402">
            <text:p>0.0021402</text:p>
          </table:table-cell>
          <table:table-cell office:value-type="float" office:value="0.01013699">
            <text:p>0.01013699</text:p>
          </table:table-cell>
          <table:table-cell office:value-type="float" office:value="0.10056503">
            <text:p>0.10056503</text:p>
          </table:table-cell>
          <table:table-cell office:value-type="float" office:value="0.15689762">
            <text:p>0.15689762</text:p>
          </table:table-cell>
          <table:table-cell office:value-type="float" office:value="2029">
            <text:p>2029</text:p>
          </table:table-cell>
          <table:table-cell office:value-type="float" office:value="20176">
            <text:p>20176</text:p>
          </table:table-cell>
          <table:table-cell office:value-type="string">
            <text:p>?b</text:p>
          </table:table-cell>
          <table:table-cell table:formula="of:=[.G199]-[.F199]" office:value-type="float" office:value="18147">
            <text:p>18147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>
            <text:p>0.00036707</text:p>
          </table:table-cell>
          <table:table-cell office:value-type="float" office:value="0.02384705">
            <text:p>0.02384705</text:p>
          </table:table-cell>
          <table:table-cell office:value-type="float" office:value="0.01030256">
            <text:p>0.01030256</text:p>
          </table:table-cell>
          <table:table-cell office:value-type="float" office:value="0.15330396">
            <text:p>0.15330396</text:p>
          </table:table-cell>
          <table:table-cell office:value-type="float" office:value="348">
            <text:p>348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200]-[.F200]" office:value-type="float" office:value="33430">
            <text:p>33430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>
            <text:p>0.00011708</text:p>
          </table:table-cell>
          <table:table-cell office:value-type="float" office:value="0.33035714">
            <text:p>0.33035714</text:p>
          </table:table-cell>
          <table:table-cell office:value-type="float" office:value="0.10581506">
            <text:p>0.10581506</text:p>
          </table:table-cell>
          <table:table-cell office:value-type="float" office:value="0.14879357">
            <text:p>0.14879357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  <table:table-cell office:value-type="string">
            <text:p>?a</text:p>
          </table:table-cell>
          <table:table-cell table:formula="of:=[.G201]-[.F201]" office:value-type="float" office:value="938">
            <text:p>938</text:p>
          </table:table-cell>
          <table:table-cell table:number-columns-repeated="9"/>
        </table:table-row>
        <table:table-row table:style-name="ro2">
          <table:table-cell office:value-type="string">
            <text:p>?a <text:s/>&lt;imports&gt; <text:s/>?b <text:s text:c="2"/>=&gt; ?a <text:s/>&lt;exports&gt; <text:s/>?b</text:p>
          </table:table-cell>
          <table:table-cell office:value-type="float" office:value="0.00004641">
            <text:p>0.00004641</text:p>
          </table:table-cell>
          <table:table-cell office:value-type="float" office:value="0.08678501">
            <text:p>0.08678501</text:p>
          </table:table-cell>
          <table:table-cell office:value-type="float" office:value="0.13095238">
            <text:p>0.13095238</text:p>
          </table:table-cell>
          <table:table-cell office:value-type="float" office:value="0.14473684">
            <text:p>0.14473684</text:p>
          </table:table-cell>
          <table:table-cell office:value-type="float" office:value="44">
            <text:p>44</text:p>
          </table:table-cell>
          <table:table-cell office:value-type="float" office:value="336">
            <text:p>336</text:p>
          </table:table-cell>
          <table:table-cell office:value-type="string">
            <text:p>?b</text:p>
          </table:table-cell>
          <table:table-cell table:formula="of:=[.G202]-[.F202]" office:value-type="float" office:value="292">
            <text:p>292</text:p>
          </table:table-cell>
          <table:table-cell table:number-columns-repeated="9"/>
        </table:table-row>
        <table:table-row table:style-name="ro2">
          <table:table-cell office:value-type="string">
            <text:p>?a <text:s/>&lt;isLeaderOf&gt; <text:s/>?b <text:s text:c="2"/>=&gt; ?a <text:s/>&lt;livesIn&gt; <text:s/>?b</text:p>
          </table:table-cell>
          <table:table-cell office:value-type="float" office:value="0.00022678">
            <text:p>0.00022678</text:p>
          </table:table-cell>
          <table:table-cell office:value-type="float" office:value="0.01473309">
            <text:p>0.01473309</text:p>
          </table:table-cell>
          <table:table-cell office:value-type="float" office:value="0.03370434">
            <text:p>0.03370434</text:p>
          </table:table-cell>
          <table:table-cell office:value-type="float" office:value="0.14448925">
            <text:p>0.14448925</text:p>
          </table:table-cell>
          <table:table-cell office:value-type="float" office:value="215">
            <text:p>215</text:p>
          </table:table-cell>
          <table:table-cell office:value-type="float" office:value="6379">
            <text:p>6379</text:p>
          </table:table-cell>
          <table:table-cell office:value-type="string">
            <text:p>?a</text:p>
          </table:table-cell>
          <table:table-cell table:formula="of:=[.G203]-[.F203]" office:value-type="float" office:value="6164">
            <text:p>6164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>
            <text:p>0.00007911</text:p>
          </table:table-cell>
          <table:table-cell office:value-type="float" office:value="0.22321429">
            <text:p>0.22321429</text:p>
          </table:table-cell>
          <table:table-cell office:value-type="float" office:value="0.09282178">
            <text:p>0.09282178</text:p>
          </table:table-cell>
          <table:table-cell office:value-type="float" office:value="0.14097744">
            <text:p>0.14097744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  <table:table-cell office:value-type="string">
            <text:p>?a</text:p>
          </table:table-cell>
          <table:table-cell table:formula="of:=[.G204]-[.F204]" office:value-type="float" office:value="733">
            <text:p>733</text:p>
          </table:table-cell>
          <table:table-cell table:number-columns-repeated="9"/>
        </table:table-row>
        <table:table-row table:style-name="ro2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>
            <text:p>0.00070039</text:p>
          </table:table-cell>
          <table:table-cell office:value-type="float" office:value="0.04550127">
            <text:p>0.04550127</text:p>
          </table:table-cell>
          <table:table-cell table:number-columns-repeated="2" office:value-type="float" office:value="0.13490451">
            <text:p>0.13490451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office:value-type="string">
            <text:p>?a</text:p>
          </table:table-cell>
          <table:table-cell table:formula="of:=[.G205]-[.F205]" office:value-type="float" office:value="4258">
            <text:p>4258</text:p>
          </table:table-cell>
          <table:table-cell table:number-columns-repeated="9"/>
        </table:table-row>
        <table:table-row table:style-name="ro2">
          <table:table-cell office:value-type="string">
            <text:p>?a <text:s/>&lt;produced&gt; <text:s/>?b <text:s text:c="2"/>=&gt; ?a <text:s/>&lt;directed&gt; <text:s/>?b</text:p>
          </table:table-cell>
          <table:table-cell office:value-type="float" office:value="0.00239546">
            <text:p>0.00239546</text:p>
          </table:table-cell>
          <table:table-cell office:value-type="float" office:value="0.06784573">
            <text:p>0.06784573</text:p>
          </table:table-cell>
          <table:table-cell office:value-type="float" office:value="0.11255948">
            <text:p>0.11255948</text:p>
          </table:table-cell>
          <table:table-cell office:value-type="float" office:value="0.13395069">
            <text:p>0.13395069</text:p>
          </table:table-cell>
          <table:table-cell office:value-type="float" office:value="2271">
            <text:p>2271</text:p>
          </table:table-cell>
          <table:table-cell office:value-type="float" office:value="20176">
            <text:p>20176</text:p>
          </table:table-cell>
          <table:table-cell office:value-type="string">
            <text:p>?b</text:p>
          </table:table-cell>
          <table:table-cell table:formula="of:=[.G206]-[.F206]" office:value-type="float" office:value="17905">
            <text:p>17905</text:p>
          </table:table-cell>
          <table:table-cell table:number-columns-repeated="9"/>
        </table:table-row>
        <table:table-row table:style-name="ro2">
          <table:table-cell office:value-type="string">
            <text:p>?a <text:s/>&lt;created&gt; <text:s/>?b <text:s text:c="2"/>=&gt; ?a <text:s/>&lt;produced&gt; <text:s/>?b</text:p>
          </table:table-cell>
          <table:table-cell office:value-type="float" office:value="0.0021402">
            <text:p>0.0021402</text:p>
          </table:table-cell>
          <table:table-cell office:value-type="float" office:value="0.10056503">
            <text:p>0.10056503</text:p>
          </table:table-cell>
          <table:table-cell office:value-type="float" office:value="0.01013699">
            <text:p>0.01013699</text:p>
          </table:table-cell>
          <table:table-cell office:value-type="float" office:value="0.12969829">
            <text:p>0.12969829</text:p>
          </table:table-cell>
          <table:table-cell office:value-type="float" office:value="2029">
            <text:p>2029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207]-[.F207]" office:value-type="float" office:value="198129">
            <text:p>198129</text:p>
          </table:table-cell>
          <table:table-cell table:number-columns-repeated="9"/>
        </table:table-row>
        <table:table-row table:style-name="ro2">
          <table:table-cell office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>
            <text:p>0.00003059</text:p>
          </table:table-cell>
          <table:table-cell office:value-type="float" office:value="0.01489471">
            <text:p>0.01489471</text:p>
          </table:table-cell>
          <table:table-cell office:value-type="float" office:value="0.00207885">
            <text:p>0.00207885</text:p>
          </table:table-cell>
          <table:table-cell office:value-type="float" office:value="0.11372549">
            <text:p>0.11372549</text:p>
          </table:table-cell>
          <table:table-cell office:value-type="float" office:value="29">
            <text:p>29</text:p>
          </table:table-cell>
          <table:table-cell office:value-type="float" office:value="13950">
            <text:p>13950</text:p>
          </table:table-cell>
          <table:table-cell office:value-type="string">
            <text:p>?a</text:p>
          </table:table-cell>
          <table:table-cell table:formula="of:=[.G208]-[.F208]" office:value-type="float" office:value="13921">
            <text:p>13921</text:p>
          </table:table-cell>
          <table:table-cell table:number-columns-repeated="9"/>
        </table:table-row>
        <table:table-row table:style-name="ro2">
          <table:table-cell office:value-type="string">
            <text:p>?a <text:s/>&lt;exports&gt; <text:s/>?b <text:s text:c="2"/>=&gt; ?a <text:s/>&lt;imports&gt; <text:s/>?b</text:p>
          </table:table-cell>
          <table:table-cell office:value-type="float" office:value="0.00004641">
            <text:p>0.00004641</text:p>
          </table:table-cell>
          <table:table-cell office:value-type="float" office:value="0.13095238">
            <text:p>0.13095238</text:p>
          </table:table-cell>
          <table:table-cell office:value-type="float" office:value="0.08678501">
            <text:p>0.08678501</text:p>
          </table:table-cell>
          <table:table-cell office:value-type="float" office:value="0.10328638">
            <text:p>0.10328638</text:p>
          </table:table-cell>
          <table:table-cell office:value-type="float" office:value="44">
            <text:p>44</text:p>
          </table:table-cell>
          <table:table-cell office:value-type="float" office:value="507">
            <text:p>507</text:p>
          </table:table-cell>
          <table:table-cell office:value-type="string">
            <text:p>?a</text:p>
          </table:table-cell>
          <table:table-cell table:formula="of:=[.G209]-[.F209]" office:value-type="float" office:value="463">
            <text:p>463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>
            <text:p>0.00005485</text:p>
          </table:table-cell>
          <table:table-cell office:value-type="float" office:value="0.06475716">
            <text:p>0.06475716</text:p>
          </table:table-cell>
          <table:table-cell office:value-type="float" office:value="0.07784431">
            <text:p>0.07784431</text:p>
          </table:table-cell>
          <table:table-cell office:value-type="float" office:value="0.09647495">
            <text:p>0.09647495</text:p>
          </table:table-cell>
          <table:table-cell office:value-type="float" office:value="52">
            <text:p>52</text:p>
          </table:table-cell>
          <table:table-cell office:value-type="float" office:value="668">
            <text:p>668</text:p>
          </table:table-cell>
          <table:table-cell office:value-type="string">
            <text:p>?a</text:p>
          </table:table-cell>
          <table:table-cell table:formula="of:=[.G210]-[.F210]" office:value-type="float" office:value="616">
            <text:p>616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>
            <text:p>0.00008755</text:p>
          </table:table-cell>
          <table:table-cell office:value-type="float" office:value="0.24702381">
            <text:p>0.24702381</text:p>
          </table:table-cell>
          <table:table-cell office:value-type="float" office:value="0.0681445">
            <text:p>0.0681445</text:p>
          </table:table-cell>
          <table:table-cell office:value-type="float" office:value="0.09181416">
            <text:p>0.09181416</text:p>
          </table:table-cell>
          <table:table-cell office:value-type="float" office:value="83">
            <text:p>83</text:p>
          </table:table-cell>
          <table:table-cell office:value-type="float" office:value="1218">
            <text:p>1218</text:p>
          </table:table-cell>
          <table:table-cell office:value-type="string">
            <text:p>?a</text:p>
          </table:table-cell>
          <table:table-cell table:formula="of:=[.G211]-[.F211]" office:value-type="float" office:value="1135">
            <text:p>1135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>
            <text:p>0.00005907</text:p>
          </table:table-cell>
          <table:table-cell office:value-type="float" office:value="0.06973848">
            <text:p>0.06973848</text:p>
          </table:table-cell>
          <table:table-cell office:value-type="float" office:value="0.06982544">
            <text:p>0.06982544</text:p>
          </table:table-cell>
          <table:table-cell office:value-type="float" office:value="0.08695652">
            <text:p>0.08695652</text:p>
          </table:table-cell>
          <table:table-cell office:value-type="float" office:value="56">
            <text:p>56</text:p>
          </table:table-cell>
          <table:table-cell office:value-type="float" office:value="802">
            <text:p>802</text:p>
          </table:table-cell>
          <table:table-cell office:value-type="string">
            <text:p>?a</text:p>
          </table:table-cell>
          <table:table-cell table:formula="of:=[.G212]-[.F212]" office:value-type="float" office:value="746">
            <text:p>746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>
            <text:p>0.00009388</text:p>
          </table:table-cell>
          <table:table-cell office:value-type="float" office:value="0.17554241">
            <text:p>0.17554241</text:p>
          </table:table-cell>
          <table:table-cell table:number-columns-repeated="2" office:value-type="float" office:value="0.07307061">
            <text:p>0.07307061</text:p>
          </table:table-cell>
          <table:table-cell office:value-type="float" office:value="89">
            <text:p>89</text:p>
          </table:table-cell>
          <table:table-cell office:value-type="float" office:value="1218">
            <text:p>1218</text:p>
          </table:table-cell>
          <table:table-cell office:value-type="string">
            <text:p>?b</text:p>
          </table:table-cell>
          <table:table-cell table:formula="of:=[.G213]-[.F213]" office:value-type="float" office:value="1129">
            <text:p>1129</text:p>
          </table:table-cell>
          <table:table-cell table:number-columns-repeated="9"/>
        </table:table-row>
        <table:table-row table:style-name="ro2">
          <table:table-cell office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>
            <text:p>0.00005063</text:p>
          </table:table-cell>
          <table:table-cell office:value-type="float" office:value="0.02265219">
            <text:p>0.02265219</text:p>
          </table:table-cell>
          <table:table-cell office:value-type="float" office:value="0.06798867">
            <text:p>0.06798867</text:p>
          </table:table-cell>
          <table:table-cell office:value-type="float" office:value="0.07272727">
            <text:p>0.07272727</text:p>
          </table:table-cell>
          <table:table-cell office:value-type="float" office:value="48">
            <text:p>48</text:p>
          </table:table-cell>
          <table:table-cell office:value-type="float" office:value="706">
            <text:p>706</text:p>
          </table:table-cell>
          <table:table-cell office:value-type="string">
            <text:p>?a</text:p>
          </table:table-cell>
          <table:table-cell table:formula="of:=[.G214]-[.F214]" office:value-type="float" office:value="658">
            <text:p>658</text:p>
          </table:table-cell>
          <table:table-cell table:number-columns-repeated="9"/>
        </table:table-row>
        <table:table-row table:style-name="ro2">
          <table:table-cell office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>
            <text:p>0.00004536</text:p>
          </table:table-cell>
          <table:table-cell office:value-type="float" office:value="0.02029259">
            <text:p>0.02029259</text:p>
          </table:table-cell>
          <table:table-cell office:value-type="float" office:value="0.05858311">
            <text:p>0.05858311</text:p>
          </table:table-cell>
          <table:table-cell office:value-type="float" office:value="0.06574924">
            <text:p>0.06574924</text:p>
          </table:table-cell>
          <table:table-cell office:value-type="float" office:value="43">
            <text:p>43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215]-[.F215]" office:value-type="float" office:value="691">
            <text:p>691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>
            <text:p>0.00004747</text:p>
          </table:table-cell>
          <table:table-cell office:value-type="float" office:value="0.0887574">
            <text:p>0.0887574</text:p>
          </table:table-cell>
          <table:table-cell office:value-type="float" office:value="0.05569307">
            <text:p>0.05569307</text:p>
          </table:table-cell>
          <table:table-cell office:value-type="float" office:value="0.0647482">
            <text:p>0.0647482</text:p>
          </table:table-cell>
          <table:table-cell office:value-type="float" office:value="45">
            <text:p>45</text:p>
          </table:table-cell>
          <table:table-cell office:value-type="float" office:value="808">
            <text:p>808</text:p>
          </table:table-cell>
          <table:table-cell office:value-type="string">
            <text:p>?b</text:p>
          </table:table-cell>
          <table:table-cell table:formula="of:=[.G216]-[.F216]" office:value-type="float" office:value="763">
            <text:p>763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>
            <text:p>0.00010443</text:p>
          </table:table-cell>
          <table:table-cell office:value-type="float" office:value="0.04672015">
            <text:p>0.04672015</text:p>
          </table:table-cell>
          <table:table-cell office:value-type="float" office:value="0.01074335">
            <text:p>0.01074335</text:p>
          </table:table-cell>
          <table:table-cell office:value-type="float" office:value="0.06436931">
            <text:p>0.06436931</text:p>
          </table:table-cell>
          <table:table-cell office:value-type="float" office:value="99">
            <text:p>99</text:p>
          </table:table-cell>
          <table:table-cell office:value-type="float" office:value="9215">
            <text:p>9215</text:p>
          </table:table-cell>
          <table:table-cell office:value-type="string">
            <text:p>?a</text:p>
          </table:table-cell>
          <table:table-cell table:formula="of:=[.G217]-[.F217]" office:value-type="float" office:value="9116">
            <text:p>9116</text:p>
          </table:table-cell>
          <table:table-cell table:number-columns-repeated="9"/>
        </table:table-row>
        <table:table-row table:style-name="ro2">
          <table:table-cell office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>
            <text:p>0.00012658</text:p>
          </table:table-cell>
          <table:table-cell office:value-type="float" office:value="0.17416546">
            <text:p>0.17416546</text:p>
          </table:table-cell>
          <table:table-cell office:value-type="float" office:value="0.04995837">
            <text:p>0.04995837</text:p>
          </table:table-cell>
          <table:table-cell office:value-type="float" office:value="0.06413683">
            <text:p>0.06413683</text:p>
          </table:table-cell>
          <table:table-cell office:value-type="float" office:value="120">
            <text:p>120</text:p>
          </table:table-cell>
          <table:table-cell office:value-type="float" office:value="2402">
            <text:p>2402</text:p>
          </table:table-cell>
          <table:table-cell office:value-type="string">
            <text:p>?a</text:p>
          </table:table-cell>
          <table:table-cell table:formula="of:=[.G218]-[.F218]" office:value-type="float" office:value="2282">
            <text:p>2282</text:p>
          </table:table-cell>
          <table:table-cell table:number-columns-repeated="9"/>
        </table:table-row>
        <table:table-row table:style-name="ro2">
          <table:table-cell office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>
            <text:p>0.00003692</text:p>
          </table:table-cell>
          <table:table-cell office:value-type="float" office:value="0.01651723">
            <text:p>0.01651723</text:p>
          </table:table-cell>
          <table:table-cell office:value-type="float" office:value="0.06013746">
            <text:p>0.06013746</text:p>
          </table:table-cell>
          <table:table-cell office:value-type="float" office:value="0.06410256">
            <text:p>0.06410256</text:p>
          </table:table-cell>
          <table:table-cell office:value-type="float" office:value="35">
            <text:p>35</text:p>
          </table:table-cell>
          <table:table-cell office:value-type="float" office:value="582">
            <text:p>582</text:p>
          </table:table-cell>
          <table:table-cell office:value-type="string">
            <text:p>?a</text:p>
          </table:table-cell>
          <table:table-cell table:formula="of:=[.G219]-[.F219]" office:value-type="float" office:value="547">
            <text:p>547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>
            <text:p>0.00004536</text:p>
          </table:table-cell>
          <table:table-cell office:value-type="float" office:value="0.02029259">
            <text:p>0.02029259</text:p>
          </table:table-cell>
          <table:table-cell office:value-type="float" office:value="0.01147279">
            <text:p>0.01147279</text:p>
          </table:table-cell>
          <table:table-cell office:value-type="float" office:value="0.0625">
            <text:p>0.0625</text:p>
          </table:table-cell>
          <table:table-cell office:value-type="float" office:value="43">
            <text:p>43</text:p>
          </table:table-cell>
          <table:table-cell office:value-type="float" office:value="3748">
            <text:p>3748</text:p>
          </table:table-cell>
          <table:table-cell office:value-type="string">
            <text:p>?a</text:p>
          </table:table-cell>
          <table:table-cell table:formula="of:=[.G220]-[.F220]" office:value-type="float" office:value="3705">
            <text:p>3705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>
            <text:p>0.00000844</text:p>
          </table:table-cell>
          <table:table-cell office:value-type="float" office:value="0.02139037">
            <text:p>0.02139037</text:p>
          </table:table-cell>
          <table:table-cell office:value-type="float" office:value="0.02749141">
            <text:p>0.02749141</text:p>
          </table:table-cell>
          <table:table-cell office:value-type="float" office:value="0.05970149">
            <text:p>0.05970149</text:p>
          </table:table-cell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office:value-type="string">
            <text:p>?a</text:p>
          </table:table-cell>
          <table:table-cell table:formula="of:=[.G221]-[.F221]" office:value-type="float" office:value="283">
            <text:p>283</text:p>
          </table:table-cell>
          <table:table-cell table:number-columns-repeated="9"/>
        </table:table-row>
        <table:table-row table:style-name="ro2">
          <table:table-cell office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>
            <text:p>0.00025632</text:p>
          </table:table-cell>
          <table:table-cell office:value-type="float" office:value="0.35268505">
            <text:p>0.35268505</text:p>
          </table:table-cell>
          <table:table-cell office:value-type="float" office:value="0.01290974">
            <text:p>0.01290974</text:p>
          </table:table-cell>
          <table:table-cell office:value-type="float" office:value="0.05834334">
            <text:p>0.05834334</text:p>
          </table:table-cell>
          <table:table-cell office:value-type="float" office:value="243">
            <text:p>243</text:p>
          </table:table-cell>
          <table:table-cell office:value-type="float" office:value="18823">
            <text:p>18823</text:p>
          </table:table-cell>
          <table:table-cell office:value-type="string">
            <text:p>?a</text:p>
          </table:table-cell>
          <table:table-cell table:formula="of:=[.G222]-[.F222]" office:value-type="float" office:value="18580">
            <text:p>18580</text:p>
          </table:table-cell>
          <table:table-cell table:number-columns-repeated="9"/>
        </table:table-row>
        <table:table-row table:style-name="ro2">
          <table:table-cell office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>
            <text:p>0.00007489</text:p>
          </table:table-cell>
          <table:table-cell office:value-type="float" office:value="0.1030479">
            <text:p>0.1030479</text:p>
          </table:table-cell>
          <table:table-cell office:value-type="float" office:value="0.04361179">
            <text:p>0.04361179</text:p>
          </table:table-cell>
          <table:table-cell office:value-type="float" office:value="0.05577376">
            <text:p>0.05577376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223]-[.F223]" office:value-type="float" office:value="1557">
            <text:p>1557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>
            <text:p>0.00007489</text:p>
          </table:table-cell>
          <table:table-cell office:value-type="float" office:value="0.1030479">
            <text:p>0.1030479</text:p>
          </table:table-cell>
          <table:table-cell office:value-type="float" office:value="0.04361179">
            <text:p>0.04361179</text:p>
          </table:table-cell>
          <table:table-cell office:value-type="float" office:value="0.05577376">
            <text:p>0.05577376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224]-[.F224]" office:value-type="float" office:value="1557">
            <text:p>1557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>
            <text:p>0.00005485</text:p>
          </table:table-cell>
          <table:table-cell office:value-type="float" office:value="0.1025641">
            <text:p>0.1025641</text:p>
          </table:table-cell>
          <table:table-cell office:value-type="float" office:value="0.04957102">
            <text:p>0.04957102</text:p>
          </table:table-cell>
          <table:table-cell office:value-type="float" office:value="0.05450734">
            <text:p>0.05450734</text:p>
          </table:table-cell>
          <table:table-cell office:value-type="float" office:value="52">
            <text:p>52</text:p>
          </table:table-cell>
          <table:table-cell office:value-type="float" office:value="1049">
            <text:p>1049</text:p>
          </table:table-cell>
          <table:table-cell office:value-type="string">
            <text:p>?b</text:p>
          </table:table-cell>
          <table:table-cell table:formula="of:=[.G225]-[.F225]" office:value-type="float" office:value="997">
            <text:p>997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>
            <text:p>0.00000738</text:p>
          </table:table-cell>
          <table:table-cell office:value-type="float" office:value="0.01871658">
            <text:p>0.01871658</text:p>
          </table:table-cell>
          <table:table-cell office:value-type="float" office:value="0.02389078">
            <text:p>0.02389078</text:p>
          </table:table-cell>
          <table:table-cell office:value-type="float" office:value="0.05035971">
            <text:p>0.05035971</text:p>
          </table:table-cell>
          <table:table-cell office:value-type="float" office:value="7">
            <text:p>7</text:p>
          </table:table-cell>
          <table:table-cell office:value-type="float" office:value="293">
            <text:p>293</text:p>
          </table:table-cell>
          <table:table-cell office:value-type="string">
            <text:p>?a</text:p>
          </table:table-cell>
          <table:table-cell table:formula="of:=[.G226]-[.F226]" office:value-type="float" office:value="286">
            <text:p>286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>
            <text:p>0.00007806</text:p>
          </table:table-cell>
          <table:table-cell office:value-type="float" office:value="0.14595661">
            <text:p>0.14595661</text:p>
          </table:table-cell>
          <table:table-cell table:number-columns-repeated="2" office:value-type="float" office:value="0.0490391">
            <text:p>0.0490391</text:p>
          </table:table-cell>
          <table:table-cell office:value-type="float" office:value="74">
            <text:p>74</text:p>
          </table:table-cell>
          <table:table-cell office:value-type="float" office:value="1509">
            <text:p>1509</text:p>
          </table:table-cell>
          <table:table-cell office:value-type="string">
            <text:p>?b</text:p>
          </table:table-cell>
          <table:table-cell table:formula="of:=[.G227]-[.F227]" office:value-type="float" office:value="1435">
            <text:p>1435</text:p>
          </table:table-cell>
          <table:table-cell table:number-columns-repeated="9"/>
        </table:table-row>
        <table:table-row table:style-name="ro2">
          <table:table-cell office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>
            <text:p>0.00006856</text:p>
          </table:table-cell>
          <table:table-cell office:value-type="float" office:value="0.03067485">
            <text:p>0.03067485</text:p>
          </table:table-cell>
          <table:table-cell office:value-type="float" office:value="0.04513889">
            <text:p>0.04513889</text:p>
          </table:table-cell>
          <table:table-cell office:value-type="float" office:value="0.04772394">
            <text:p>0.04772394</text:p>
          </table:table-cell>
          <table:table-cell office:value-type="float" office:value="65">
            <text:p>65</text:p>
          </table:table-cell>
          <table:table-cell office:value-type="float" office:value="1440">
            <text:p>1440</text:p>
          </table:table-cell>
          <table:table-cell office:value-type="string">
            <text:p>?a</text:p>
          </table:table-cell>
          <table:table-cell table:formula="of:=[.G228]-[.F228]" office:value-type="float" office:value="1375">
            <text:p>1375</text:p>
          </table:table-cell>
          <table:table-cell table:number-columns-repeated="9"/>
        </table:table-row>
        <table:table-row table:style-name="ro2">
          <table:table-cell office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>
            <text:p>0.0004715</text:p>
          </table:table-cell>
          <table:table-cell office:value-type="float" office:value="0.64876633">
            <text:p>0.64876633</text:p>
          </table:table-cell>
          <table:table-cell table:number-columns-repeated="2" office:value-type="float" office:value="0.04769526">
            <text:p>0.04769526</text:p>
          </table:table-cell>
          <table:table-cell office:value-type="float" office:value="447">
            <text:p>447</text:p>
          </table:table-cell>
          <table:table-cell office:value-type="float" office:value="9372">
            <text:p>9372</text:p>
          </table:table-cell>
          <table:table-cell office:value-type="string">
            <text:p>?a</text:p>
          </table:table-cell>
          <table:table-cell table:formula="of:=[.G229]-[.F229]" office:value-type="float" office:value="8925">
            <text:p>8925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>
            <text:p>0.00003797</text:p>
          </table:table-cell>
          <table:table-cell office:value-type="float" office:value="0.05224964">
            <text:p>0.05224964</text:p>
          </table:table-cell>
          <table:table-cell office:value-type="float" office:value="0.00390667">
            <text:p>0.00390667</text:p>
          </table:table-cell>
          <table:table-cell office:value-type="float" office:value="0.04528302">
            <text:p>0.04528302</text:p>
          </table:table-cell>
          <table:table-cell office:value-type="float" office:value="36">
            <text:p>36</text:p>
          </table:table-cell>
          <table:table-cell office:value-type="float" office:value="9215">
            <text:p>9215</text:p>
          </table:table-cell>
          <table:table-cell office:value-type="string">
            <text:p>?a</text:p>
          </table:table-cell>
          <table:table-cell table:formula="of:=[.G230]-[.F230]" office:value-type="float" office:value="9179">
            <text:p>9179</text:p>
          </table:table-cell>
          <table:table-cell table:number-columns-repeated="9"/>
        </table:table-row>
        <table:table-row table:style-name="ro2">
          <table:table-cell office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>
            <text:p>0.00199041</text:p>
          </table:table-cell>
          <table:table-cell office:value-type="float" office:value="0.13526882">
            <text:p>0.13526882</text:p>
          </table:table-cell>
          <table:table-cell office:value-type="float" office:value="0.02812262">
            <text:p>0.02812262</text:p>
          </table:table-cell>
          <table:table-cell office:value-type="float" office:value="0.04357666">
            <text:p>0.04357666</text:p>
          </table:table-cell>
          <table:table-cell office:value-type="float" office:value="1887">
            <text:p>1887</text:p>
          </table:table-cell>
          <table:table-cell office:value-type="float" office:value="67099">
            <text:p>67099</text:p>
          </table:table-cell>
          <table:table-cell office:value-type="string">
            <text:p>?b</text:p>
          </table:table-cell>
          <table:table-cell table:formula="of:=[.G231]-[.F231]" office:value-type="float" office:value="65212">
            <text:p>65212</text:p>
          </table:table-cell>
          <table:table-cell table:number-columns-repeated="9"/>
        </table:table-row>
        <table:table-row table:style-name="ro2">
          <table:table-cell office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>
            <text:p>0.00261064</text:p>
          </table:table-cell>
          <table:table-cell office:value-type="float" office:value="0.17741935">
            <text:p>0.17741935</text:p>
          </table:table-cell>
          <table:table-cell table:number-columns-repeated="2" office:value-type="float" office:value="0.04255502">
            <text:p>0.04255502</text:p>
          </table:table-cell>
          <table:table-cell office:value-type="float" office:value="2475">
            <text:p>2475</text:p>
          </table:table-cell>
          <table:table-cell office:value-type="float" office:value="58160">
            <text:p>58160</text:p>
          </table:table-cell>
          <table:table-cell office:value-type="string">
            <text:p>?b</text:p>
          </table:table-cell>
          <table:table-cell table:formula="of:=[.G232]-[.F232]" office:value-type="float" office:value="55685">
            <text:p>55685</text:p>
          </table:table-cell>
          <table:table-cell table:number-columns-repeated="9"/>
        </table:table-row>
        <table:table-row table:style-name="ro2">
          <table:table-cell office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>
            <text:p>0.00008966</text:p>
          </table:table-cell>
          <table:table-cell office:value-type="float" office:value="0.1233672">
            <text:p>0.1233672</text:p>
          </table:table-cell>
          <table:table-cell office:value-type="float" office:value="0.03538718">
            <text:p>0.03538718</text:p>
          </table:table-cell>
          <table:table-cell office:value-type="float" office:value="0.04214179">
            <text:p>0.04214179</text:p>
          </table:table-cell>
          <table:table-cell office:value-type="float" office:value="85">
            <text:p>85</text:p>
          </table:table-cell>
          <table:table-cell office:value-type="float" office:value="2402">
            <text:p>2402</text:p>
          </table:table-cell>
          <table:table-cell office:value-type="string">
            <text:p>?a</text:p>
          </table:table-cell>
          <table:table-cell table:formula="of:=[.G233]-[.F233]" office:value-type="float" office:value="2317">
            <text:p>2317</text:p>
          </table:table-cell>
          <table:table-cell table:number-columns-repeated="9"/>
        </table:table-row>
        <table:table-row table:style-name="ro2">
          <table:table-cell office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>
            <text:p>0.00010654</text:p>
          </table:table-cell>
          <table:table-cell office:value-type="float" office:value="0.14658926">
            <text:p>0.14658926</text:p>
          </table:table-cell>
          <table:table-cell office:value-type="float" office:value="0.03208386">
            <text:p>0.03208386</text:p>
          </table:table-cell>
          <table:table-cell office:value-type="float" office:value="0.04211843">
            <text:p>0.04211843</text:p>
          </table:table-cell>
          <table:table-cell office:value-type="float" office:value="101">
            <text:p>101</text:p>
          </table:table-cell>
          <table:table-cell office:value-type="float" office:value="3148">
            <text:p>3148</text:p>
          </table:table-cell>
          <table:table-cell office:value-type="string">
            <text:p>?a</text:p>
          </table:table-cell>
          <table:table-cell table:formula="of:=[.G234]-[.F234]" office:value-type="float" office:value="3047">
            <text:p>3047</text:p>
          </table:table-cell>
          <table:table-cell table:number-columns-repeated="9"/>
        </table:table-row>
        <table:table-row table:style-name="ro2">
          <table:table-cell office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>
            <text:p>0.00018143</text:p>
          </table:table-cell>
          <table:table-cell office:value-type="float" office:value="0.24963716">
            <text:p>0.24963716</text:p>
          </table:table-cell>
          <table:table-cell office:value-type="float" office:value="0.03193465">
            <text:p>0.03193465</text:p>
          </table:table-cell>
          <table:table-cell office:value-type="float" office:value="0.04154589">
            <text:p>0.04154589</text:p>
          </table:table-cell>
          <table:table-cell office:value-type="float" office:value="172">
            <text:p>172</text:p>
          </table:table-cell>
          <table:table-cell office:value-type="float" office:value="5386">
            <text:p>5386</text:p>
          </table:table-cell>
          <table:table-cell office:value-type="string">
            <text:p>?a</text:p>
          </table:table-cell>
          <table:table-cell table:formula="of:=[.G235]-[.F235]" office:value-type="float" office:value="5214">
            <text:p>5214</text:p>
          </table:table-cell>
          <table:table-cell table:number-columns-repeated="9"/>
        </table:table-row>
        <table:table-row table:style-name="ro2">
          <table:table-cell office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>
            <text:p>0.00002426</text:p>
          </table:table-cell>
          <table:table-cell office:value-type="float" office:value="0.03338171">
            <text:p>0.03338171</text:p>
          </table:table-cell>
          <table:table-cell office:value-type="float" office:value="0.03133515">
            <text:p>0.03133515</text:p>
          </table:table-cell>
          <table:table-cell office:value-type="float" office:value="0.04144144">
            <text:p>0.04144144</text:p>
          </table:table-cell>
          <table:table-cell office:value-type="float" office:value="23">
            <text:p>23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236]-[.F236]" office:value-type="float" office:value="711">
            <text:p>711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>
            <text:p>0.00086283</text:p>
          </table:table-cell>
          <table:table-cell office:value-type="float" office:value="0.05837437">
            <text:p>0.05837437</text:p>
          </table:table-cell>
          <table:table-cell table:number-columns-repeated="2" office:value-type="float" office:value="0.03884325">
            <text:p>0.03884325</text:p>
          </table:table-cell>
          <table:table-cell office:value-type="float" office:value="818">
            <text:p>818</text:p>
          </table:table-cell>
          <table:table-cell office:value-type="float" office:value="21059">
            <text:p>21059</text:p>
          </table:table-cell>
          <table:table-cell office:value-type="string">
            <text:p>?b</text:p>
          </table:table-cell>
          <table:table-cell table:formula="of:=[.G237]-[.F237]" office:value-type="float" office:value="20241">
            <text:p>20241</text:p>
          </table:table-cell>
          <table:table-cell table:number-columns-repeated="9"/>
        </table:table-row>
        <table:table-row table:style-name="ro2">
          <table:table-cell office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>
            <text:p>0.00004219</text:p>
          </table:table-cell>
          <table:table-cell office:value-type="float" office:value="0.11904762">
            <text:p>0.11904762</text:p>
          </table:table-cell>
          <table:table-cell office:value-type="float" office:value="0.02650762">
            <text:p>0.02650762</text:p>
          </table:table-cell>
          <table:table-cell office:value-type="float" office:value="0.03831418">
            <text:p>0.03831418</text:p>
          </table:table-cell>
          <table:table-cell office:value-type="float" office:value="40">
            <text:p>40</text:p>
          </table:table-cell>
          <table:table-cell office:value-type="float" office:value="1509">
            <text:p>1509</text:p>
          </table:table-cell>
          <table:table-cell office:value-type="string">
            <text:p>?a</text:p>
          </table:table-cell>
          <table:table-cell table:formula="of:=[.G238]-[.F238]" office:value-type="float" office:value="1469">
            <text:p>1469</text:p>
          </table:table-cell>
          <table:table-cell table:number-columns-repeated="9"/>
        </table:table-row>
        <table:table-row table:style-name="ro2">
          <table:table-cell office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>
            <text:p>0.00000949</text:p>
          </table:table-cell>
          <table:table-cell office:value-type="float" office:value="0.01306241">
            <text:p>0.01306241</text:p>
          </table:table-cell>
          <table:table-cell office:value-type="float" office:value="0.00485699">
            <text:p>0.00485699</text:p>
          </table:table-cell>
          <table:table-cell office:value-type="float" office:value="0.03061224">
            <text:p>0.03061224</text:p>
          </table:table-cell>
          <table:table-cell office:value-type="float" office:value="9">
            <text:p>9</text:p>
          </table:table-cell>
          <table:table-cell office:value-type="float" office:value="1853">
            <text:p>1853</text:p>
          </table:table-cell>
          <table:table-cell office:value-type="string">
            <text:p>?a</text:p>
          </table:table-cell>
          <table:table-cell table:formula="of:=[.G239]-[.F239]" office:value-type="float" office:value="1844">
            <text:p>1844</text:p>
          </table:table-cell>
          <table:table-cell table:number-columns-repeated="9"/>
        </table:table-row>
        <table:table-row table:style-name="ro2">
          <table:table-cell office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>
            <text:p>0.00019303</text:p>
          </table:table-cell>
          <table:table-cell office:value-type="float" office:value="0.0158373">
            <text:p>0.0158373</text:p>
          </table:table-cell>
          <table:table-cell office:value-type="float" office:value="0.00004374">
            <text:p>0.00004374</text:p>
          </table:table-cell>
          <table:table-cell office:value-type="float" office:value="0.02801592">
            <text:p>0.02801592</text:p>
          </table:table-cell>
          <table:table-cell office:value-type="float" office:value="183">
            <text:p>183</text:p>
          </table:table-cell>
          <table:table-cell office:value-type="float" office:value="4184022">
            <text:p>4184022</text:p>
          </table:table-cell>
          <table:table-cell office:value-type="string">
            <text:p>?b</text:p>
          </table:table-cell>
          <table:table-cell table:formula="of:=[.G240]-[.F240]" office:value-type="float" office:value="4183839">
            <text:p>4183839</text:p>
          </table:table-cell>
          <table:table-cell table:number-columns-repeated="9"/>
        </table:table-row>
        <table:table-row table:style-name="ro2">
          <table:table-cell office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>
            <text:p>0.00021413</text:p>
          </table:table-cell>
          <table:table-cell office:value-type="float" office:value="0.01692654">
            <text:p>0.01692654</text:p>
          </table:table-cell>
          <table:table-cell office:value-type="float" office:value="0.00004852">
            <text:p>0.00004852</text:p>
          </table:table-cell>
          <table:table-cell office:value-type="float" office:value="0.02545135">
            <text:p>0.02545135</text:p>
          </table:table-cell>
          <table:table-cell office:value-type="float" office:value="203">
            <text:p>203</text:p>
          </table:table-cell>
          <table:table-cell office:value-type="float" office:value="4184022">
            <text:p>4184022</text:p>
          </table:table-cell>
          <table:table-cell office:value-type="string">
            <text:p>?b</text:p>
          </table:table-cell>
          <table:table-cell table:formula="of:=[.G241]-[.F241]" office:value-type="float" office:value="4183819">
            <text:p>4183819</text:p>
          </table:table-cell>
          <table:table-cell table:number-columns-repeated="9"/>
        </table:table-row>
        <table:table-row table:style-name="ro2">
          <table:table-cell office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>
            <text:p>0.00014978</text:p>
          </table:table-cell>
          <table:table-cell office:value-type="float" office:value="0.01184024">
            <text:p>0.01184024</text:p>
          </table:table-cell>
          <table:table-cell office:value-type="float" office:value="0.00102797">
            <text:p>0.00102797</text:p>
          </table:table-cell>
          <table:table-cell office:value-type="float" office:value="0.02368245">
            <text:p>0.02368245</text:p>
          </table:table-cell>
          <table:table-cell office:value-type="float" office:value="142">
            <text:p>142</text:p>
          </table:table-cell>
          <table:table-cell office:value-type="float" office:value="138136">
            <text:p>138136</text:p>
          </table:table-cell>
          <table:table-cell office:value-type="string">
            <text:p>?b</text:p>
          </table:table-cell>
          <table:table-cell table:formula="of:=[.G242]-[.F242]" office:value-type="float" office:value="137994">
            <text:p>137994</text:p>
          </table:table-cell>
          <table:table-cell table:number-columns-repeated="9"/>
        </table:table-row>
        <table:table-row table:style-name="ro2">
          <table:table-cell office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>
            <text:p>0.00002426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02226525">
            <text:p>0.02226525</text:p>
          </table:table-cell>
          <table:table-cell office:value-type="float" office:value="23">
            <text:p>23</text:p>
          </table:table-cell>
          <table:table-cell office:value-type="float" office:value="1033">
            <text:p>1033</text:p>
          </table:table-cell>
          <table:table-cell office:value-type="string">
            <text:p>?b</text:p>
          </table:table-cell>
          <table:table-cell table:formula="of:=[.G243]-[.F243]" office:value-type="float" office:value="1010">
            <text:p>1010</text:p>
          </table:table-cell>
          <table:table-cell table:number-columns-repeated="9"/>
        </table:table-row>
        <table:table-row table:style-name="ro2">
          <table:table-cell office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>
            <text:p>0.00008438</text:p>
          </table:table-cell>
          <table:table-cell office:value-type="float" office:value="0.1161103">
            <text:p>0.1161103</text:p>
          </table:table-cell>
          <table:table-cell office:value-type="float" office:value="0.0027591">
            <text:p>0.0027591</text:p>
          </table:table-cell>
          <table:table-cell office:value-type="float" office:value="0.02179837">
            <text:p>0.02179837</text:p>
          </table:table-cell>
          <table:table-cell office:value-type="float" office:value="80">
            <text:p>80</text:p>
          </table:table-cell>
          <table:table-cell office:value-type="float" office:value="28995">
            <text:p>28995</text:p>
          </table:table-cell>
          <table:table-cell office:value-type="string">
            <text:p>?a</text:p>
          </table:table-cell>
          <table:table-cell table:formula="of:=[.G244]-[.F244]" office:value-type="float" office:value="28915">
            <text:p>28915</text:p>
          </table:table-cell>
          <table:table-cell table:number-columns-repeated="9"/>
        </table:table-row>
        <table:table-row table:style-name="ro2">
          <table:table-cell office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>
            <text:p>0.0009546</text:p>
          </table:table-cell>
          <table:table-cell office:value-type="float" office:value="0.06458289">
            <text:p>0.06458289</text:p>
          </table:table-cell>
          <table:table-cell table:number-columns-repeated="2" office:value-type="float" office:value="0.02056958">
            <text:p>0.02056958</text:p>
          </table:table-cell>
          <table:table-cell office:value-type="float" office:value="905">
            <text:p>905</text:p>
          </table:table-cell>
          <table:table-cell office:value-type="float" office:value="43997">
            <text:p>43997</text:p>
          </table:table-cell>
          <table:table-cell office:value-type="string">
            <text:p>?b</text:p>
          </table:table-cell>
          <table:table-cell table:formula="of:=[.G245]-[.F245]" office:value-type="float" office:value="43092">
            <text:p>43092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b <text:s text:c="2"/>=&gt; ?a <text:s/>&lt;produced&gt; <text:s/>?b</text:p>
          </table:table-cell>
          <table:table-cell office:value-type="float" office:value="0.00091979">
            <text:p>0.00091979</text:p>
          </table:table-cell>
          <table:table-cell office:value-type="float" office:value="0.04321967">
            <text:p>0.04321967</text:p>
          </table:table-cell>
          <table:table-cell office:value-type="float" office:value="0.00810597">
            <text:p>0.00810597</text:p>
          </table:table-cell>
          <table:table-cell office:value-type="float" office:value="0.01812588">
            <text:p>0.01812588</text:p>
          </table:table-cell>
          <table:table-cell office:value-type="float" office:value="872">
            <text:p>872</text:p>
          </table:table-cell>
          <table:table-cell office:value-type="float" office:value="107575">
            <text:p>107575</text:p>
          </table:table-cell>
          <table:table-cell office:value-type="string">
            <text:p>?b</text:p>
          </table:table-cell>
          <table:table-cell table:formula="of:=[.G246]-[.F246]" office:value-type="float" office:value="106703">
            <text:p>106703</text:p>
          </table:table-cell>
          <table:table-cell table:number-columns-repeated="9"/>
        </table:table-row>
        <table:table-row table:style-name="ro2">
          <table:table-cell office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>
            <text:p>0.00265494</text:p>
          </table:table-cell>
          <table:table-cell office:value-type="float" office:value="0.18043011">
            <text:p>0.18043011</text:p>
          </table:table-cell>
          <table:table-cell table:number-columns-repeated="2" office:value-type="float" office:value="0.01573932">
            <text:p>0.01573932</text:p>
          </table:table-cell>
          <table:table-cell office:value-type="float" office:value="2517">
            <text:p>2517</text:p>
          </table:table-cell>
          <table:table-cell office:value-type="float" office:value="159918">
            <text:p>159918</text:p>
          </table:table-cell>
          <table:table-cell office:value-type="string">
            <text:p>?b</text:p>
          </table:table-cell>
          <table:table-cell table:formula="of:=[.G247]-[.F247]" office:value-type="float" office:value="157401">
            <text:p>157401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>
            <text:p>0.00016771</text:p>
          </table:table-cell>
          <table:table-cell office:value-type="float" office:value="0.01325773">
            <text:p>0.01325773</text:p>
          </table:table-cell>
          <table:table-cell office:value-type="float" office:value="0.00214144">
            <text:p>0.00214144</text:p>
          </table:table-cell>
          <table:table-cell office:value-type="float" office:value="0.01458849">
            <text:p>0.01458849</text:p>
          </table:table-cell>
          <table:table-cell office:value-type="float" office:value="159">
            <text:p>159</text:p>
          </table:table-cell>
          <table:table-cell office:value-type="float" office:value="74249">
            <text:p>74249</text:p>
          </table:table-cell>
          <table:table-cell office:value-type="string">
            <text:p>?b</text:p>
          </table:table-cell>
          <table:table-cell table:formula="of:=[.G248]-[.F248]" office:value-type="float" office:value="74090">
            <text:p>74090</text:p>
          </table:table-cell>
          <table:table-cell table:number-columns-repeated="9"/>
        </table:table-row>
        <table:table-row table:style-name="ro2">
          <table:table-cell office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>
            <text:p>0.00002637</text:p>
          </table:table-cell>
          <table:table-cell office:value-type="float" office:value="0.13586957">
            <text:p>0.13586957</text:p>
          </table:table-cell>
          <table:table-cell table:number-columns-repeated="2" office:value-type="float" office:value="0.01327669">
            <text:p>0.01327669</text:p>
          </table:table-cell>
          <table:table-cell office:value-type="float" office:value="25">
            <text:p>25</text:p>
          </table:table-cell>
          <table:table-cell office:value-type="float" office:value="1883">
            <text:p>1883</text:p>
          </table:table-cell>
          <table:table-cell office:value-type="string">
            <text:p>?b</text:p>
          </table:table-cell>
          <table:table-cell table:formula="of:=[.G249]-[.F249]" office:value-type="float" office:value="1858">
            <text:p>1858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b <text:s text:c="2"/>=&gt; ?a <text:s/>&lt;directed&gt; <text:s/>?b</text:p>
          </table:table-cell>
          <table:table-cell office:value-type="float" office:value="0.00100523">
            <text:p>0.00100523</text:p>
          </table:table-cell>
          <table:table-cell office:value-type="float" office:value="0.02847071">
            <text:p>0.02847071</text:p>
          </table:table-cell>
          <table:table-cell office:value-type="float" office:value="0.00885894">
            <text:p>0.00885894</text:p>
          </table:table-cell>
          <table:table-cell office:value-type="float" office:value="0.01167635">
            <text:p>0.01167635</text:p>
          </table:table-cell>
          <table:table-cell office:value-type="float" office:value="953">
            <text:p>953</text:p>
          </table:table-cell>
          <table:table-cell office:value-type="float" office:value="107575">
            <text:p>107575</text:p>
          </table:table-cell>
          <table:table-cell office:value-type="string">
            <text:p>?b</text:p>
          </table:table-cell>
          <table:table-cell table:formula="of:=[.G250]-[.F250]" office:value-type="float" office:value="106622">
            <text:p>106622</text:p>
          </table:table-cell>
          <table:table-cell table:number-columns-repeated="9"/>
        </table:table-row>
        <table:table-row table:style-name="ro2">
          <table:table-cell office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>
            <text:p>0.0003734</text:p>
          </table:table-cell>
          <table:table-cell office:value-type="float" office:value="0.01057569">
            <text:p>0.01057569</text:p>
          </table:table-cell>
          <table:table-cell office:value-type="float" office:value="0.00967398">
            <text:p>0.00967398</text:p>
          </table:table-cell>
          <table:table-cell office:value-type="float" office:value="0.01162333">
            <text:p>0.01162333</text:p>
          </table:table-cell>
          <table:table-cell office:value-type="float" office:value="354">
            <text:p>354</text:p>
          </table:table-cell>
          <table:table-cell office:value-type="float" office:value="36593">
            <text:p>36593</text:p>
          </table:table-cell>
          <table:table-cell office:value-type="string">
            <text:p>?b</text:p>
          </table:table-cell>
          <table:table-cell table:formula="of:=[.G251]-[.F251]" office:value-type="float" office:value="36239">
            <text:p>36239</text:p>
          </table:table-cell>
          <table:table-cell table:number-columns-repeated="9"/>
        </table:table-row>
        <table:table-row table:style-name="ro2">
          <table:table-cell office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>
            <text:p>0.00015189</text:p>
          </table:table-cell>
          <table:table-cell office:value-type="float" office:value="0.012007">
            <text:p>0.012007</text:p>
          </table:table-cell>
          <table:table-cell office:value-type="float" office:value="0.00193942">
            <text:p>0.00193942</text:p>
          </table:table-cell>
          <table:table-cell office:value-type="float" office:value="0.00816419">
            <text:p>0.00816419</text:p>
          </table:table-cell>
          <table:table-cell office:value-type="float" office:value="144">
            <text:p>144</text:p>
          </table:table-cell>
          <table:table-cell office:value-type="float" office:value="74249">
            <text:p>74249</text:p>
          </table:table-cell>
          <table:table-cell office:value-type="string">
            <text:p>?b</text:p>
          </table:table-cell>
          <table:table-cell table:formula="of:=[.G252]-[.F252]" office:value-type="float" office:value="74105">
            <text:p>74105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>
            <text:p>0.00016138</text:p>
          </table:table-cell>
          <table:table-cell office:value-type="float" office:value="0.01275744">
            <text:p>0.01275744</text:p>
          </table:table-cell>
          <table:table-cell office:value-type="float" office:value="0.00023529">
            <text:p>0.00023529</text:p>
          </table:table-cell>
          <table:table-cell office:value-type="float" office:value="0.00811757">
            <text:p>0.00811757</text:p>
          </table:table-cell>
          <table:table-cell office:value-type="float" office:value="153">
            <text:p>153</text:p>
          </table:table-cell>
          <table:table-cell office:value-type="float" office:value="650262">
            <text:p>650262</text:p>
          </table:table-cell>
          <table:table-cell office:value-type="string">
            <text:p>?b</text:p>
          </table:table-cell>
          <table:table-cell table:formula="of:=[.G253]-[.F253]" office:value-type="float" office:value="650109">
            <text:p>650109</text:p>
          </table:table-cell>
          <table:table-cell table:number-columns-repeated="9"/>
        </table:table-row>
        <table:table-row table:style-name="ro2">
          <table:table-cell office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>
            <text:p>0.00010548</text:p>
          </table:table-cell>
          <table:table-cell office:value-type="float" office:value="0.05136107">
            <text:p>0.05136107</text:p>
          </table:table-cell>
          <table:table-cell office:value-type="float" office:value="0.00081271">
            <text:p>0.00081271</text:p>
          </table:table-cell>
          <table:table-cell office:value-type="float" office:value="0.00761557">
            <text:p>0.00761557</text:p>
          </table:table-cell>
          <table:table-cell office:value-type="float" office:value="100">
            <text:p>100</text:p>
          </table:table-cell>
          <table:table-cell office:value-type="float" office:value="123045">
            <text:p>123045</text:p>
          </table:table-cell>
          <table:table-cell office:value-type="string">
            <text:p>?a</text:p>
          </table:table-cell>
          <table:table-cell table:formula="of:=[.G254]-[.F254]" office:value-type="float" office:value="122945">
            <text:p>122945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>
            <text:p>0.00013923</text:p>
          </table:table-cell>
          <table:table-cell office:value-type="float" office:value="0.01142363">
            <text:p>0.01142363</text:p>
          </table:table-cell>
          <table:table-cell office:value-type="float" office:value="0.000203">
            <text:p>0.000203</text:p>
          </table:table-cell>
          <table:table-cell office:value-type="float" office:value="0.00722417">
            <text:p>0.00722417</text:p>
          </table:table-cell>
          <table:table-cell office:value-type="float" office:value="132">
            <text:p>132</text:p>
          </table:table-cell>
          <table:table-cell office:value-type="float" office:value="650262">
            <text:p>650262</text:p>
          </table:table-cell>
          <table:table-cell office:value-type="string">
            <text:p>?b</text:p>
          </table:table-cell>
          <table:table-cell table:formula="of:=[.G255]-[.F255]" office:value-type="float" office:value="650130">
            <text:p>650130</text:p>
          </table:table-cell>
          <table:table-cell table:number-columns-repeated="9"/>
        </table:table-row>
        <table:table-row table:style-name="ro2">
          <table:table-cell office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>
            <text:p>0.00053373</text:p>
          </table:table-cell>
          <table:table-cell office:value-type="float" office:value="0.04219128">
            <text:p>0.04219128</text:p>
          </table:table-cell>
          <table:table-cell office:value-type="float" office:value="0.0013577">
            <text:p>0.0013577</text:p>
          </table:table-cell>
          <table:table-cell office:value-type="float" office:value="0.00637529">
            <text:p>0.00637529</text:p>
          </table:table-cell>
          <table:table-cell office:value-type="float" office:value="506">
            <text:p>506</text:p>
          </table:table-cell>
          <table:table-cell office:value-type="float" office:value="372690">
            <text:p>372690</text:p>
          </table:table-cell>
          <table:table-cell office:value-type="string">
            <text:p>?b</text:p>
          </table:table-cell>
          <table:table-cell table:formula="of:=[.G256]-[.F256]" office:value-type="float" office:value="372184">
            <text:p>372184</text:p>
          </table:table-cell>
          <table:table-cell table:number-columns-repeated="9"/>
        </table:table-row>
        <table:table-row table:style-name="ro2">
          <table:table-cell office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>
            <text:p>0.00005379</text:p>
          </table:table-cell>
          <table:table-cell office:value-type="float" office:value="0.02619414">
            <text:p>0.02619414</text:p>
          </table:table-cell>
          <table:table-cell office:value-type="float" office:value="0.00119148">
            <text:p>0.00119148</text:p>
          </table:table-cell>
          <table:table-cell office:value-type="float" office:value="0.00446585">
            <text:p>0.00446585</text:p>
          </table:table-cell>
          <table:table-cell office:value-type="float" office:value="51">
            <text:p>51</text:p>
          </table:table-cell>
          <table:table-cell office:value-type="float" office:value="42804">
            <text:p>42804</text:p>
          </table:table-cell>
          <table:table-cell office:value-type="string">
            <text:p>?a</text:p>
          </table:table-cell>
          <table:table-cell table:formula="of:=[.G257]-[.F257]" office:value-type="float" office:value="42753">
            <text:p>42753</text:p>
          </table:table-cell>
          <table:table-cell table:number-columns-repeated="9"/>
        </table:table-row>
        <table:table-row table:style-name="ro2">
          <table:table-cell office:value-type="string">
            <text:p>?b <text:s/>&lt;isLocatedIn&gt; <text:s/>?a <text:s text:c="2"/>=&gt; ?a <text:s/>&lt;hasCapital&gt; <text:s/>?b</text:p>
          </table:table-cell>
          <table:table-cell office:value-type="float" office:value="0.00011181">
            <text:p>0.00011181</text:p>
          </table:table-cell>
          <table:table-cell office:value-type="float" office:value="0.0500236">
            <text:p>0.0500236</text:p>
          </table:table-cell>
          <table:table-cell office:value-type="float" office:value="0.00049745">
            <text:p>0.00049745</text:p>
          </table:table-cell>
          <table:table-cell office:value-type="float" office:value="0.00208703">
            <text:p>0.00208703</text:p>
          </table:table-cell>
          <table:table-cell office:value-type="float" office:value="106">
            <text:p>106</text:p>
          </table:table-cell>
          <table:table-cell office:value-type="float" office:value="213085">
            <text:p>213085</text:p>
          </table:table-cell>
          <table:table-cell office:value-type="string">
            <text:p>?a</text:p>
          </table:table-cell>
          <table:table-cell table:formula="of:=[.G258]-[.F258]" office:value-type="float" office:value="212979">
            <text:p>212979</text:p>
          </table:table-cell>
          <table:table-cell table:number-columns-repeated="9"/>
        </table:table-row>
        <table:table-row table:style-name="ro2">
          <table:table-cell office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>
            <text:p>0.00008966</text:p>
          </table:table-cell>
          <table:table-cell office:value-type="float" office:value="0.04365691">
            <text:p>0.04365691</text:p>
          </table:table-cell>
          <table:table-cell office:value-type="float" office:value="0.0000048">
            <text:p>0.0000048</text:p>
          </table:table-cell>
          <table:table-cell office:value-type="float" office:value="0.00199854">
            <text:p>0.00199854</text:p>
          </table:table-cell>
          <table:table-cell office:value-type="float" office:value="85">
            <text:p>85</text:p>
          </table:table-cell>
          <table:table-cell office:value-type="float" office:value="17698692">
            <text:p>17698692</text:p>
          </table:table-cell>
          <table:table-cell office:value-type="string">
            <text:p>?a</text:p>
          </table:table-cell>
          <table:table-cell table:formula="of:=[.G259]-[.F259]" office:value-type="float" office:value="17698607">
            <text:p>17698607</text:p>
          </table:table-cell>
          <table:table-cell table:number-columns-repeated="9"/>
        </table:table-row>
        <table:table-row table:style-name="ro2">
          <table:table-cell office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>
            <text:p>0.00038184</text:p>
          </table:table-cell>
          <table:table-cell office:value-type="float" office:value="0.01633869">
            <text:p>0.01633869</text:p>
          </table:table-cell>
          <table:table-cell office:value-type="float" office:value="0.0004068">
            <text:p>0.0004068</text:p>
          </table:table-cell>
          <table:table-cell office:value-type="float" office:value="0.0012178">
            <text:p>0.0012178</text:p>
          </table:table-cell>
          <table:table-cell office:value-type="float" office:value="362">
            <text:p>362</text:p>
          </table:table-cell>
          <table:table-cell office:value-type="float" office:value="889862">
            <text:p>889862</text:p>
          </table:table-cell>
          <table:table-cell office:value-type="string">
            <text:p>?a</text:p>
          </table:table-cell>
          <table:table-cell table:formula="of:=[.G260]-[.F260]" office:value-type="float" office:value="889500">
            <text:p>889500</text:p>
          </table:table-cell>
          <table:table-cell table:number-columns-repeated="9"/>
        </table:table-row>
        <table:table-row table:style-name="ro2">
          <table:table-cell office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>
            <text:p>0.00022573</text:p>
          </table:table-cell>
          <table:table-cell office:value-type="float" office:value="0.0153405">
            <text:p>0.0153405</text:p>
          </table:table-cell>
          <table:table-cell office:value-type="float" office:value="0.00001209">
            <text:p>0.00001209</text:p>
          </table:table-cell>
          <table:table-cell office:value-type="float" office:value="0.00119607">
            <text:p>0.00119607</text:p>
          </table:table-cell>
          <table:table-cell office:value-type="float" office:value="214">
            <text:p>214</text:p>
          </table:table-cell>
          <table:table-cell office:value-type="float" office:value="17698692">
            <text:p>17698692</text:p>
          </table:table-cell>
          <table:table-cell office:value-type="string">
            <text:p>?b</text:p>
          </table:table-cell>
          <table:table-cell table:formula="of:=[.G261]-[.F261]" office:value-type="float" office:value="17698478">
            <text:p>17698478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>
            <text:p>0.00033332</text:p>
          </table:table-cell>
          <table:table-cell office:value-type="float" office:value="0.02734747">
            <text:p>0.02734747</text:p>
          </table:table-cell>
          <table:table-cell office:value-type="float" office:value="0.00005967">
            <text:p>0.00005967</text:p>
          </table:table-cell>
          <table:table-cell office:value-type="float" office:value="0.00110541">
            <text:p>0.00110541</text:p>
          </table:table-cell>
          <table:table-cell office:value-type="float" office:value="316">
            <text:p>316</text:p>
          </table:table-cell>
          <table:table-cell office:value-type="float" office:value="5295416">
            <text:p>5295416</text:p>
          </table:table-cell>
          <table:table-cell office:value-type="string">
            <text:p>?b</text:p>
          </table:table-cell>
          <table:table-cell table:formula="of:=[.G262]-[.F262]" office:value-type="float" office:value="5295100">
            <text:p>5295100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>
            <text:p>0.00004008</text:p>
          </table:table-cell>
          <table:table-cell office:value-type="float" office:value="0.01951721">
            <text:p>0.01951721</text:p>
          </table:table-cell>
          <table:table-cell office:value-type="float" office:value="0.00005844">
            <text:p>0.00005844</text:p>
          </table:table-cell>
          <table:table-cell office:value-type="float" office:value="0.00104663">
            <text:p>0.00104663</text:p>
          </table:table-cell>
          <table:table-cell office:value-type="float" office:value="38">
            <text:p>38</text:p>
          </table:table-cell>
          <table:table-cell office:value-type="float" office:value="650262">
            <text:p>650262</text:p>
          </table:table-cell>
          <table:table-cell office:value-type="string">
            <text:p>?a</text:p>
          </table:table-cell>
          <table:table-cell table:formula="of:=[.G263]-[.F263]" office:value-type="float" office:value="650224">
            <text:p>650224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>
            <text:p>0.00019725</text:p>
          </table:table-cell>
          <table:table-cell office:value-type="float" office:value="0.01559243">
            <text:p>0.01559243</text:p>
          </table:table-cell>
          <table:table-cell office:value-type="float" office:value="0.00004655">
            <text:p>0.00004655</text:p>
          </table:table-cell>
          <table:table-cell office:value-type="float" office:value="0.00093241">
            <text:p>0.00093241</text:p>
          </table:table-cell>
          <table:table-cell office:value-type="float" office:value="187">
            <text:p>187</text:p>
          </table:table-cell>
          <table:table-cell office:value-type="float" office:value="4016890">
            <text:p>4016890</text:p>
          </table:table-cell>
          <table:table-cell office:value-type="string">
            <text:p>?b</text:p>
          </table:table-cell>
          <table:table-cell table:formula="of:=[.G264]-[.F264]" office:value-type="float" office:value="4016703">
            <text:p>4016703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>
            <text:p>0.00133433</text:p>
          </table:table-cell>
          <table:table-cell office:value-type="float" office:value="0.02260422">
            <text:p>0.02260422</text:p>
          </table:table-cell>
          <table:table-cell office:value-type="float" office:value="0.00026544">
            <text:p>0.00026544</text:p>
          </table:table-cell>
          <table:table-cell office:value-type="float" office:value="0.00083455">
            <text:p>0.00083455</text:p>
          </table:table-cell>
          <table:table-cell office:value-type="float" office:value="1265">
            <text:p>1265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265]-[.F265]" office:value-type="float" office:value="4764349">
            <text:p>4764349</text:p>
          </table:table-cell>
          <table:table-cell table:number-columns-repeated="9"/>
        </table:table-row>
        <table:table-row table:style-name="ro2">
          <table:table-cell office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>
            <text:p>0.00004747</text:p>
          </table:table-cell>
          <table:table-cell office:value-type="float" office:value="0.02311248">
            <text:p>0.02311248</text:p>
          </table:table-cell>
          <table:table-cell office:value-type="float" office:value="0.00006858">
            <text:p>0.00006858</text:p>
          </table:table-cell>
          <table:table-cell office:value-type="float" office:value="0.0008227">
            <text:p>0.0008227</text:p>
          </table:table-cell>
          <table:table-cell office:value-type="float" office:value="45">
            <text:p>45</text:p>
          </table:table-cell>
          <table:table-cell office:value-type="float" office:value="656197">
            <text:p>656197</text:p>
          </table:table-cell>
          <table:table-cell office:value-type="string">
            <text:p>?a</text:p>
          </table:table-cell>
          <table:table-cell table:formula="of:=[.G266]-[.F266]" office:value-type="float" office:value="656152">
            <text:p>656152</text:p>
          </table:table-cell>
          <table:table-cell table:number-columns-repeated="9"/>
        </table:table-row>
        <table:table-row table:style-name="ro2">
          <table:table-cell office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>
            <text:p>0.00035547</text:p>
          </table:table-cell>
          <table:table-cell office:value-type="float" office:value="0.02916486">
            <text:p>0.02916486</text:p>
          </table:table-cell>
          <table:table-cell office:value-type="float" office:value="0.00003546">
            <text:p>0.00003546</text:p>
          </table:table-cell>
          <table:table-cell office:value-type="float" office:value="0.00080836">
            <text:p>0.00080836</text:p>
          </table:table-cell>
          <table:table-cell office:value-type="float" office:value="337">
            <text:p>337</text:p>
          </table:table-cell>
          <table:table-cell office:value-type="float" office:value="9503871">
            <text:p>9503871</text:p>
          </table:table-cell>
          <table:table-cell office:value-type="string">
            <text:p>?b</text:p>
          </table:table-cell>
          <table:table-cell table:formula="of:=[.G267]-[.F267]" office:value-type="float" office:value="9503534">
            <text:p>9503534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>
            <text:p>0.00015822</text:p>
          </table:table-cell>
          <table:table-cell office:value-type="float" office:value="0.01298139">
            <text:p>0.01298139</text:p>
          </table:table-cell>
          <table:table-cell office:value-type="float" office:value="0.00003734">
            <text:p>0.00003734</text:p>
          </table:table-cell>
          <table:table-cell office:value-type="float" office:value="0.00079203">
            <text:p>0.00079203</text:p>
          </table:table-cell>
          <table:table-cell office:value-type="float" office:value="150">
            <text:p>150</text:p>
          </table:table-cell>
          <table:table-cell office:value-type="float" office:value="4016890">
            <text:p>4016890</text:p>
          </table:table-cell>
          <table:table-cell office:value-type="string">
            <text:p>?b</text:p>
          </table:table-cell>
          <table:table-cell table:formula="of:=[.G268]-[.F268]" office:value-type="float" office:value="4016740">
            <text:p>4016740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>
            <text:p>0.00011286</text:p>
          </table:table-cell>
          <table:table-cell office:value-type="float" office:value="0.01677379">
            <text:p>0.01677379</text:p>
          </table:table-cell>
          <table:table-cell office:value-type="float" office:value="0.00003372">
            <text:p>0.00003372</text:p>
          </table:table-cell>
          <table:table-cell office:value-type="float" office:value="0.00078352">
            <text:p>0.00078352</text:p>
          </table:table-cell>
          <table:table-cell office:value-type="float" office:value="107">
            <text:p>107</text:p>
          </table:table-cell>
          <table:table-cell office:value-type="float" office:value="3172924">
            <text:p>3172924</text:p>
          </table:table-cell>
          <table:table-cell office:value-type="string">
            <text:p>?a</text:p>
          </table:table-cell>
          <table:table-cell table:formula="of:=[.G269]-[.F269]" office:value-type="float" office:value="3172817">
            <text:p>3172817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>
            <text:p>0.00004008</text:p>
          </table:table-cell>
          <table:table-cell office:value-type="float" office:value="0.01951721">
            <text:p>0.01951721</text:p>
          </table:table-cell>
          <table:table-cell office:value-type="float" office:value="0.00002302">
            <text:p>0.00002302</text:p>
          </table:table-cell>
          <table:table-cell office:value-type="float" office:value="0.00069575">
            <text:p>0.00069575</text:p>
          </table:table-cell>
          <table:table-cell office:value-type="float" office:value="38">
            <text:p>38</text:p>
          </table:table-cell>
          <table:table-cell office:value-type="float" office:value="1650492">
            <text:p>1650492</text:p>
          </table:table-cell>
          <table:table-cell office:value-type="string">
            <text:p>?a</text:p>
          </table:table-cell>
          <table:table-cell table:formula="of:=[.G270]-[.F270]" office:value-type="float" office:value="1650454">
            <text:p>1650454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>
            <text:p>0.00063816</text:p>
          </table:table-cell>
          <table:table-cell office:value-type="float" office:value="0.02730637">
            <text:p>0.02730637</text:p>
          </table:table-cell>
          <table:table-cell office:value-type="float" office:value="0.00012695">
            <text:p>0.00012695</text:p>
          </table:table-cell>
          <table:table-cell office:value-type="float" office:value="0.00056565">
            <text:p>0.00056565</text:p>
          </table:table-cell>
          <table:table-cell office:value-type="float" office:value="605">
            <text:p>605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271]-[.F271]" office:value-type="float" office:value="4765009">
            <text:p>4765009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>
            <text:p>0.00022045</text:p>
          </table:table-cell>
          <table:table-cell office:value-type="float" office:value="0.01432194">
            <text:p>0.01432194</text:p>
          </table:table-cell>
          <table:table-cell office:value-type="float" office:value="0.00004386">
            <text:p>0.00004386</text:p>
          </table:table-cell>
          <table:table-cell office:value-type="float" office:value="0.00053172">
            <text:p>0.00053172</text:p>
          </table:table-cell>
          <table:table-cell office:value-type="float" office:value="209">
            <text:p>209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272]-[.F272]" office:value-type="float" office:value="4765405">
            <text:p>4765405</text:p>
          </table:table-cell>
          <table:table-cell table:number-columns-repeated="9"/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>
            <text:p>0.00002742</text:p>
          </table:table-cell>
          <table:table-cell office:value-type="float" office:value="0.01335388">
            <text:p>0.01335388</text:p>
          </table:table-cell>
          <table:table-cell office:value-type="float" office:value="0.00000647">
            <text:p>0.00000647</text:p>
          </table:table-cell>
          <table:table-cell office:value-type="float" office:value="0.00048337">
            <text:p>0.00048337</text:p>
          </table:table-cell>
          <table:table-cell office:value-type="float" office:value="26">
            <text:p>26</text:p>
          </table:table-cell>
          <table:table-cell office:value-type="float" office:value="4016890">
            <text:p>4016890</text:p>
          </table:table-cell>
          <table:table-cell office:value-type="string">
            <text:p>?a</text:p>
          </table:table-cell>
          <table:table-cell table:formula="of:=[.G273]-[.F273]" office:value-type="float" office:value="4016864">
            <text:p>4016864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>
            <text:p>0.00019197</text:p>
          </table:table-cell>
          <table:table-cell office:value-type="float" office:value="0.01304659">
            <text:p>0.01304659</text:p>
          </table:table-cell>
          <table:table-cell office:value-type="float" office:value="0.00001315">
            <text:p>0.00001315</text:p>
          </table:table-cell>
          <table:table-cell office:value-type="float" office:value="0.00033134">
            <text:p>0.00033134</text:p>
          </table:table-cell>
          <table:table-cell office:value-type="float" office:value="182">
            <text:p>182</text:p>
          </table:table-cell>
          <table:table-cell office:value-type="float" office:value="13841800">
            <text:p>13841800</text:p>
          </table:table-cell>
          <table:table-cell office:value-type="string">
            <text:p>?b</text:p>
          </table:table-cell>
          <table:table-cell table:formula="of:=[.G274]-[.F274]" office:value-type="float" office:value="13841618">
            <text:p>13841618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>
            <text:p>0.00099679</text:p>
          </table:table-cell>
          <table:table-cell office:value-type="float" office:value="0.06475708">
            <text:p>0.06475708</text:p>
          </table:table-cell>
          <table:table-cell table:number-columns-repeated="2" office:value-type="float" office:value="0.00029783">
            <text:p>0.00029783</text:p>
          </table:table-cell>
          <table:table-cell office:value-type="float" office:value="945">
            <text:p>945</text:p>
          </table:table-cell>
          <table:table-cell office:value-type="float" office:value="3172924">
            <text:p>3172924</text:p>
          </table:table-cell>
          <table:table-cell office:value-type="string">
            <text:p>?a</text:p>
          </table:table-cell>
          <table:table-cell table:formula="of:=[.G275]-[.F275]" office:value-type="float" office:value="3171979">
            <text:p>3171979</text:p>
          </table:table-cell>
          <table:table-cell table:number-columns-repeated="9"/>
        </table:table-row>
        <table:table-row table:style-name="ro2">
          <table:table-cell office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>
            <text:p>0.00010864</text:p>
          </table:table-cell>
          <table:table-cell office:value-type="float" office:value="0.0529019">
            <text:p>0.0529019</text:p>
          </table:table-cell>
          <table:table-cell office:value-type="float" office:value="0.00000744">
            <text:p>0.00000744</text:p>
          </table:table-cell>
          <table:table-cell office:value-type="float" office:value="0.00024395">
            <text:p>0.00024395</text:p>
          </table:table-cell>
          <table:table-cell office:value-type="float" office:value="103">
            <text:p>103</text:p>
          </table:table-cell>
          <table:table-cell office:value-type="float" office:value="13841800">
            <text:p>13841800</text:p>
          </table:table-cell>
          <table:table-cell office:value-type="string">
            <text:p>?a</text:p>
          </table:table-cell>
          <table:table-cell table:formula="of:=[.G276]-[.F276]" office:value-type="float" office:value="13841697">
            <text:p>13841697</text:p>
          </table:table-cell>
          <table:table-cell table:number-columns-repeated="9"/>
        </table:table-row>
        <table:table-row table:style-name="ro2">
          <table:table-cell office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>
            <text:p>0.00004114</text:p>
          </table:table-cell>
          <table:table-cell office:value-type="float" office:value="0.02003082">
            <text:p>0.02003082</text:p>
          </table:table-cell>
          <table:table-cell office:value-type="float" office:value="0.00002363">
            <text:p>0.00002363</text:p>
          </table:table-cell>
          <table:table-cell office:value-type="float" office:value="0.00023461">
            <text:p>0.00023461</text:p>
          </table:table-cell>
          <table:table-cell office:value-type="float" office:value="39">
            <text:p>39</text:p>
          </table:table-cell>
          <table:table-cell office:value-type="float" office:value="1650492">
            <text:p>1650492</text:p>
          </table:table-cell>
          <table:table-cell office:value-type="string">
            <text:p>?a</text:p>
          </table:table-cell>
          <table:table-cell table:formula="of:=[.G277]-[.F277]" office:value-type="float" office:value="1650453">
            <text:p>1650453</text:p>
          </table:table-cell>
          <table:table-cell table:number-columns-repeated="9"/>
        </table:table-row>
      </table:table>
      <table:database-ranges>
        <table:database-range table:target-range-address="yago2.A141:yago2.I27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5/03/2013</text:date>, <text:time>18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3-08T15:07:26</meta:creation-date>
    <dc:date>2013-05-03T18:59:38</dc:date>
    <dc:creator>Luis Galárraga</dc:creator>
    <meta:editing-duration>PT263H54M17S</meta:editing-duration>
    <meta:editing-cycles>56</meta:editing-cycles>
    <meta:generator>OpenOffice.org/3.2$Unix OpenOffice.org_project/320m19$Build-9505</meta:generator>
    <meta:document-statistic meta:table-count="4" meta:cell-count="3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0.791cm" svg:y="0.068cm" svg:width="18.753cm" svg:height="6.64cm">
          <chart:axis chart:dimension="x" chart:name="primary-x" chart:style-name="ch3">
            <chart:title svg:x="6.101cm" svg:y="6.145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96cm" svg:y="5.47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1" chart:label-cell-address="'Std Confidence'.A1:'Std Confidence'.A1" chart:class="chart:scatter">
            <chart:domain table:cell-range-address="'Std Confidence'.J2:'Std Confidence'.J31"/>
            <chart:data-point chart:repeated="30"/>
          </chart:series>
          <chart:series chart:style-name="ch10" chart:values-cell-range-address="'Std Confidence'.M32:'Std Confidence'.M46" chart:label-cell-address="'Std Confidence'.A47:'Std Confidence'.A47" chart:class="chart:scatter">
            <chart:domain table:cell-range-address="'Std Confidence'.J32:'Std Confidence'.J46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 text:id="'PCA Confidence'.A1:'PCA Confidence'.A1">PCA Confidence (rules 1-30)</text:p>
              </table:table-cell>
              <table:table-cell office:value-type="string">
                <text:p>Column J</text:p>
              </table:table-cell>
              <table:table-cell office:value-type="string">
                <text:p text:id="'Std Confidence'.A1:'Std Confidence'.A1">Standard Confidence (rules 1-30)</text:p>
              </table:table-cell>
              <table:table-cell office:value-type="string">
                <text:p>Column J</text:p>
              </table:table-cell>
              <table:table-cell office:value-type="string">
                <text:p text:id="'Std Confidence'.A47:'Std Confidence'.A47">Standard Confidence (rules 31-4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35">
                <text:p text:id="'PCA Confidence'.J2:'PCA Confidence'.J31">5635</text:p>
              </table:table-cell>
              <table:table-cell office:value-type="float" office:value="1">
                <text:p text:id="'PCA Confidence'.M2:'PCA Confidence'.M31">1</text:p>
              </table:table-cell>
              <table:table-cell office:value-type="float" office:value="2712">
                <text:p text:id="'Std Confidence'.J2:'Std Confidence'.J31">2712</text:p>
              </table:table-cell>
              <table:table-cell office:value-type="float" office:value="0.344827586206897">
                <text:p text:id="'Std Confidence'.M2:'Std Confidence'.M31">0.344827586206897</text:p>
              </table:table-cell>
              <table:table-cell office:value-type="float" office:value="114763">
                <text:p text:id="'Std Confidence'.J32:'Std Confidence'.J46">114763</text:p>
              </table:table-cell>
              <table:table-cell office:value-type="float" office:value="0.314709236031927">
                <text:p text:id="'Std Confidence'.M32:'Std Confidence'.M46">0.3147092360319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73">
                <text:p>18673</text:p>
              </table:table-cell>
              <table:table-cell office:value-type="float" office:value="0.559322033898305">
                <text:p>0.559322033898305</text:p>
              </table:table-cell>
              <table:table-cell office:value-type="float" office:value="3780">
                <text:p>378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6833">
                <text:p>126833</text:p>
              </table:table-cell>
              <table:table-cell office:value-type="float" office:value="0.305739514348786">
                <text:p>0.305739514348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12">
                <text:p>23612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9415">
                <text:p>9415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127166">
                <text:p>127166</text:p>
              </table:table-cell>
              <table:table-cell office:value-type="float" office:value="0.298076923076923">
                <text:p>0.298076923076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91">
                <text:p>99191</text:p>
              </table:table-cell>
              <table:table-cell office:value-type="float" office:value="0.47787610619469">
                <text:p>0.47787610619469</text:p>
              </table:table-cell>
              <table:table-cell office:value-type="float" office:value="10391">
                <text:p>1039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27829">
                <text:p>127829</text:p>
              </table:table-cell>
              <table:table-cell office:value-type="float" office:value="0.289855072463768">
                <text:p>0.28985507246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517">
                <text:p>99517</text:p>
              </table:table-cell>
              <table:table-cell office:value-type="float" office:value="0.542253521126761">
                <text:p>0.542253521126761</text:p>
              </table:table-cell>
              <table:table-cell office:value-type="float" office:value="10909">
                <text:p>10909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128184">
                <text:p>128184</text:p>
              </table:table-cell>
              <table:table-cell office:value-type="float" office:value="0.284136546184739">
                <text:p>0.284136546184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16">
                <text:p>99816</text:p>
              </table:table-cell>
              <table:table-cell office:value-type="float" office:value="0.552941176470588">
                <text:p>0.552941176470588</text:p>
              </table:table-cell>
              <table:table-cell office:value-type="float" office:value="11235">
                <text:p>11235</text:p>
              </table:table-cell>
              <table:table-cell office:value-type="float" office:value="0.406976744186047">
                <text:p>0.406976744186047</text:p>
              </table:table-cell>
              <table:table-cell office:value-type="float" office:value="128378">
                <text:p>128378</text:p>
              </table:table-cell>
              <table:table-cell office:value-type="float" office:value="0.275828460038986">
                <text:p>0.275828460038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16">
                <text:p>99916</text:p>
              </table:table-cell>
              <table:table-cell office:value-type="float" office:value="0.515">
                <text:p>0.515</text:p>
              </table:table-cell>
              <table:table-cell office:value-type="float" office:value="11310">
                <text:p>11310</text:p>
              </table:table-cell>
              <table:table-cell office:value-type="float" office:value="0.376237623762376">
                <text:p>0.376237623762376</text:p>
              </table:table-cell>
              <table:table-cell office:value-type="float" office:value="154152">
                <text:p>154152</text:p>
              </table:table-cell>
              <table:table-cell office:value-type="float" office:value="0.270833333333333">
                <text:p>0.270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892">
                <text:p>100892</text:p>
              </table:table-cell>
              <table:table-cell office:value-type="float" office:value="0.447826086956522">
                <text:p>0.447826086956522</text:p>
              </table:table-cell>
              <table:table-cell office:value-type="float" office:value="11310">
                <text:p>11310</text:p>
              </table:table-cell>
              <table:table-cell office:value-type="float" office:value="0.362068965517241">
                <text:p>0.362068965517241</text:p>
              </table:table-cell>
              <table:table-cell office:value-type="float" office:value="154259">
                <text:p>154259</text:p>
              </table:table-cell>
              <table:table-cell office:value-type="float" office:value="0.263594470046083">
                <text:p>0.263594470046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604">
                <text:p>103604</text:p>
              </table:table-cell>
              <table:table-cell office:value-type="float" office:value="0.436293436293436">
                <text:p>0.436293436293436</text:p>
              </table:table-cell>
              <table:table-cell office:value-type="float" office:value="11609">
                <text:p>11609</text:p>
              </table:table-cell>
              <table:table-cell office:value-type="float" office:value="0.421875">
                <text:p>0.421875</text:p>
              </table:table-cell>
              <table:table-cell office:value-type="float" office:value="154377">
                <text:p>154377</text:p>
              </table:table-cell>
              <table:table-cell office:value-type="float" office:value="0.257399103139013">
                <text:p>0.257399103139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095">
                <text:p>136095</text:p>
              </table:table-cell>
              <table:table-cell office:value-type="float" office:value="0.394463667820069">
                <text:p>0.394463667820069</text:p>
              </table:table-cell>
              <table:table-cell office:value-type="float" office:value="12399">
                <text:p>12399</text:p>
              </table:table-cell>
              <table:table-cell office:value-type="float" office:value="0.399293286219081">
                <text:p>0.399293286219081</text:p>
              </table:table-cell>
              <table:table-cell office:value-type="float" office:value="154766">
                <text:p>154766</text:p>
              </table:table-cell>
              <table:table-cell office:value-type="float" office:value="0.256342957130359">
                <text:p>0.256342957130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978">
                <text:p>166978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39379">
                <text:p>39379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67886">
                <text:p>167886</text:p>
              </table:table-cell>
              <table:table-cell office:value-type="float" office:value="0.253412969283276">
                <text:p>0.253412969283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046">
                <text:p>168046</text:p>
              </table:table-cell>
              <table:table-cell office:value-type="float" office:value="0.35632183908046">
                <text:p>0.35632183908046</text:p>
              </table:table-cell>
              <table:table-cell office:value-type="float" office:value="42230">
                <text:p>42230</text:p>
              </table:table-cell>
              <table:table-cell office:value-type="float" office:value="0.380503144654088">
                <text:p>0.380503144654088</text:p>
              </table:table-cell>
              <table:table-cell office:value-type="float" office:value="180822">
                <text:p>180822</text:p>
              </table:table-cell>
              <table:table-cell office:value-type="float" office:value="0.247920133111481">
                <text:p>0.247920133111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400">
                <text:p>220400</text:p>
              </table:table-cell>
              <table:table-cell office:value-type="float" office:value="0.331564986737401">
                <text:p>0.331564986737401</text:p>
              </table:table-cell>
              <table:table-cell office:value-type="float" office:value="46455">
                <text:p>46455</text:p>
              </table:table-cell>
              <table:table-cell office:value-type="float" office:value="0.423631123919308">
                <text:p>0.423631123919308</text:p>
              </table:table-cell>
              <table:table-cell office:value-type="float" office:value="181619">
                <text:p>181619</text:p>
              </table:table-cell>
              <table:table-cell office:value-type="float" office:value="0.246953696181966">
                <text:p>0.246953696181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313">
                <text:p>234313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47625">
                <text:p>47625</text:p>
              </table:table-cell>
              <table:table-cell office:value-type="float" office:value="0.450928381962865">
                <text:p>0.450928381962865</text:p>
              </table:table-cell>
              <table:table-cell office:value-type="float" office:value="181865">
                <text:p>181865</text:p>
              </table:table-cell>
              <table:table-cell office:value-type="float" office:value="0.245836637589215">
                <text:p>0.245836637589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5486">
                <text:p>235486</text:p>
              </table:table-cell>
              <table:table-cell office:value-type="float" office:value="0.355504587155963">
                <text:p>0.355504587155963</text:p>
              </table:table-cell>
              <table:table-cell office:value-type="float" office:value="52598">
                <text:p>52598</text:p>
              </table:table-cell>
              <table:table-cell office:value-type="float" office:value="0.419753086419753">
                <text:p>0.419753086419753</text:p>
              </table:table-cell>
              <table:table-cell office:value-type="float" office:value="182615">
                <text:p>182615</text:p>
              </table:table-cell>
              <table:table-cell office:value-type="float" office:value="0.240898528272657">
                <text:p>0.240898528272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653">
                <text:p>239653</text:p>
              </table:table-cell>
              <table:table-cell office:value-type="float" office:value="0.334051724137931">
                <text:p>0.334051724137931</text:p>
              </table:table-cell>
              <table:table-cell office:value-type="float" office:value="53069">
                <text:p>53069</text:p>
              </table:table-cell>
              <table:table-cell office:value-type="float" office:value="0.420323325635104">
                <text:p>0.420323325635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334">
                <text:p>250334</text:p>
              </table:table-cell>
              <table:table-cell office:value-type="float" office:value="0.313765182186235">
                <text:p>0.313765182186235</text:p>
              </table:table-cell>
              <table:table-cell office:value-type="float" office:value="53169">
                <text:p>53169</text:p>
              </table:table-cell>
              <table:table-cell office:value-type="float" office:value="0.414686825053996">
                <text:p>0.4146868250539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852">
                <text:p>250852</text:p>
              </table:table-cell>
              <table:table-cell office:value-type="float" office:value="0.298279158699809">
                <text:p>0.298279158699809</text:p>
              </table:table-cell>
              <table:table-cell office:value-type="float" office:value="53321">
                <text:p>53321</text:p>
              </table:table-cell>
              <table:table-cell office:value-type="float" office:value="0.450304259634889">
                <text:p>0.450304259634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2735">
                <text:p>272735</text:p>
              </table:table-cell>
              <table:table-cell office:value-type="float" office:value="0.322992700729927">
                <text:p>0.322992700729927</text:p>
              </table:table-cell>
              <table:table-cell office:value-type="float" office:value="56177">
                <text:p>56177</text:p>
              </table:table-cell>
              <table:table-cell office:value-type="float" office:value="0.452107279693487">
                <text:p>0.4521072796934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905">
                <text:p>273905</text:p>
              </table:table-cell>
              <table:table-cell office:value-type="float" office:value="0.342560553633218">
                <text:p>0.342560553633218</text:p>
              </table:table-cell>
              <table:table-cell office:value-type="float" office:value="56729">
                <text:p>56729</text:p>
              </table:table-cell>
              <table:table-cell office:value-type="float" office:value="0.431159420289855">
                <text:p>0.4311594202898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5974">
                <text:p>295974</text:p>
              </table:table-cell>
              <table:table-cell office:value-type="float" office:value="0.336079077429984">
                <text:p>0.336079077429984</text:p>
              </table:table-cell>
              <table:table-cell office:value-type="float" office:value="56823">
                <text:p>56823</text:p>
              </table:table-cell>
              <table:table-cell office:value-type="float" office:value="0.410652920962199">
                <text:p>0.4106529209621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6526">
                <text:p>296526</text:p>
              </table:table-cell>
              <table:table-cell office:value-type="float" office:value="0.32182103610675">
                <text:p>0.32182103610675</text:p>
              </table:table-cell>
              <table:table-cell office:value-type="float" office:value="73085">
                <text:p>73085</text:p>
              </table:table-cell>
              <table:table-cell office:value-type="float" office:value="0.390522875816993">
                <text:p>0.3905228758169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316">
                <text:p>297316</text:p>
              </table:table-cell>
              <table:table-cell office:value-type="float" office:value="0.311550151975684">
                <text:p>0.311550151975684</text:p>
              </table:table-cell>
              <table:table-cell office:value-type="float" office:value="73523">
                <text:p>73523</text:p>
              </table:table-cell>
              <table:table-cell office:value-type="float" office:value="0.39375">
                <text:p>0.39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9959">
                <text:p>309959</text:p>
              </table:table-cell>
              <table:table-cell office:value-type="float" office:value="0.34061135371179">
                <text:p>0.34061135371179</text:p>
              </table:table-cell>
              <table:table-cell office:value-type="float" office:value="74722">
                <text:p>74722</text:p>
              </table:table-cell>
              <table:table-cell office:value-type="float" office:value="0.377611940298507">
                <text:p>0.3776119402985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895">
                <text:p>322895</text:p>
              </table:table-cell>
              <table:table-cell office:value-type="float" office:value="0.326359832635983">
                <text:p>0.326359832635983</text:p>
              </table:table-cell>
              <table:table-cell office:value-type="float" office:value="90994">
                <text:p>90994</text:p>
              </table:table-cell>
              <table:table-cell office:value-type="float" office:value="0.36623748211731">
                <text:p>0.36623748211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868">
                <text:p>327868</text:p>
              </table:table-cell>
              <table:table-cell office:value-type="float" office:value="0.317567567567568">
                <text:p>0.317567567567568</text:p>
              </table:table-cell>
              <table:table-cell office:value-type="float" office:value="91265">
                <text:p>91265</text:p>
              </table:table-cell>
              <table:table-cell office:value-type="float" office:value="0.362139917695473">
                <text:p>0.3621399176954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477">
                <text:p>340477</text:p>
              </table:table-cell>
              <table:table-cell office:value-type="float" office:value="0.306493506493506">
                <text:p>0.306493506493506</text:p>
              </table:table-cell>
              <table:table-cell office:value-type="float" office:value="93482">
                <text:p>93482</text:p>
              </table:table-cell>
              <table:table-cell office:value-type="float" office:value="0.350066050198151">
                <text:p>0.3500660501981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7457">
                <text:p>367457</text:p>
              </table:table-cell>
              <table:table-cell office:value-type="float" office:value="0.30352644836272">
                <text:p>0.30352644836272</text:p>
              </table:table-cell>
              <table:table-cell office:value-type="float" office:value="113678">
                <text:p>113678</text:p>
              </table:table-cell>
              <table:table-cell office:value-type="float" office:value="0.336721728081321">
                <text:p>0.336721728081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1744">
                <text:p>381744</text:p>
              </table:table-cell>
              <table:table-cell office:value-type="float" office:value="0.293689320388349">
                <text:p>0.293689320388349</text:p>
              </table:table-cell>
              <table:table-cell office:value-type="float" office:value="114058">
                <text:p>114058</text:p>
              </table:table-cell>
              <table:table-cell office:value-type="float" office:value="0.325980392156863">
                <text:p>0.3259803921568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5693">
                <text:p>395693</text:p>
              </table:table-cell>
              <table:table-cell office:value-type="float" office:value="0.295399515738499">
                <text:p>0.295399515738499</text:p>
              </table:table-cell>
              <table:table-cell office:value-type="float" office:value="114488">
                <text:p>114488</text:p>
              </table:table-cell>
              <table:table-cell office:value-type="float" office:value="0.322695035460993">
                <text:p>0.3226950354609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